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2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9465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1.0217in"/>
    </style:style>
    <style:style style:name="co15" style:family="table-column">
      <style:table-column-properties fo:break-before="auto" style:column-width="0.5929in"/>
    </style:style>
    <style:style style:name="co16" style:family="table-column">
      <style:table-column-properties fo:break-before="auto" style:column-width="0.55in"/>
    </style:style>
    <style:style style:name="co17" style:family="table-column">
      <style:table-column-properties fo:break-before="auto" style:column-width="0.8929in"/>
    </style:style>
    <style:style style:name="co18" style:family="table-column">
      <style:table-column-properties fo:break-before="auto" style:column-width="1.011in"/>
    </style:style>
    <style:style style:name="co19" style:family="table-column">
      <style:table-column-properties fo:break-before="auto" style:column-width="1.0327in"/>
    </style:style>
    <style:style style:name="co20" style:family="table-column">
      <style:table-column-properties fo:break-before="auto" style:column-width="1.1827in"/>
    </style:style>
    <style:style style:name="co21" style:family="table-column">
      <style:table-column-properties fo:break-before="auto" style:column-width="0.7535in"/>
    </style:style>
    <style:style style:name="co22" style:family="table-column">
      <style:table-column-properties fo:break-before="auto" style:column-width="0.7102in"/>
    </style:style>
    <style:style style:name="co23" style:family="table-column">
      <style:table-column-properties fo:break-before="auto" style:column-width="1.0535in"/>
    </style:style>
    <style:style style:name="co24" style:family="table-column">
      <style:table-column-properties fo:break-before="auto" style:column-width="1.1717in"/>
    </style:style>
    <style:style style:name="co25" style:family="table-column">
      <style:table-column-properties fo:break-before="auto" style:column-width="0.9898in"/>
    </style:style>
    <style:style style:name="co26" style:family="table-column">
      <style:table-column-properties fo:break-before="auto" style:column-width="1.472in"/>
    </style:style>
    <style:style style:name="co27" style:family="table-column">
      <style:table-column-properties fo:break-before="auto" style:column-width="1.2043in"/>
    </style:style>
    <style:style style:name="co28" style:family="table-column">
      <style:table-column-properties fo:break-before="auto" style:column-width="1.5256in"/>
    </style:style>
    <style:style style:name="co29" style:family="table-column">
      <style:table-column-properties fo:break-before="auto" style:column-width="0.539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8398in"/>
    </style:style>
    <style:style style:name="co32" style:family="table-column">
      <style:table-column-properties fo:break-before="auto" style:column-width="0.6138in"/>
    </style:style>
    <style:style style:name="co33" style:family="table-column">
      <style:table-column-properties fo:break-before="auto" style:column-width="1.3217in"/>
    </style:style>
    <style:style style:name="co34" style:family="table-column">
      <style:table-column-properties fo:break-before="auto" style:column-width="6.2921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#==================== COMMENTS ====================</text:p>
          </table:table-cell>
          <table:table-cell table:number-columns-repeated="34"/>
        </table:table-row>
        <table:table-row table:style-name="ro1">
          <table:table-cell office:value-type="string">
            <text:p>TRSP benchmark (../Instances/cvrptw/solomon)</text:p>
          </table:table-cell>
          <table:table-cell table:number-columns-repeated="34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34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size</text:p>
          </table:table-cell>
          <table:table-cell office:value-type="string">
            <text:p>crew</text:p>
          </table:table-cell>
          <table:table-cell office:value-type="string">
            <text:p>run</text:p>
          </table:table-cell>
          <table:table-cell office:value-type="string">
            <text:p>comment</text:p>
          </table:table-cell>
          <table:table-cell office:value-type="string">
            <text:p>init_time</text:p>
          </table:table-cell>
          <table:table-cell office:value-type="string">
            <text:p>init_it</text:p>
          </table:table-cell>
          <table:table-cell office:value-type="string">
            <text:p>init_status</text:p>
          </table:table-cell>
          <table:table-cell office:value-type="string">
            <text:p>init_unserved</text:p>
          </table:table-cell>
          <table:table-cell office:value-type="string">
            <text:p>init_wt</text:p>
          </table:table-cell>
          <table:table-cell office:value-type="string">
            <text:p>alns_time_s</text:p>
          </table:table-cell>
          <table:table-cell office:value-type="string">
            <text:p>alns_it</text:p>
          </table:table-cell>
          <table:table-cell office:value-type="string">
            <text:p>alns_unserved</text:p>
          </table:table-cell>
          <table:table-cell office:value-type="string">
            <text:p>alns_wt</text:p>
          </table:table-cell>
          <table:table-cell office:value-type="string">
            <text:p>alns_K</text:p>
          </table:table-cell>
          <table:table-cell office:value-type="string">
            <text:p>alns_imp_wt</text:p>
          </table:table-cell>
          <table:table-cell office:value-type="string">
            <text:p>alns_checksol</text:p>
          </table:table-cell>
          <table:table-cell office:value-type="string">
            <text:p>postop_time_s</text:p>
          </table:table-cell>
          <table:table-cell office:value-type="string">
            <text:p>postop_unserved</text:p>
          </table:table-cell>
          <table:table-cell office:value-type="string">
            <text:p>postop_wt</text:p>
          </table:table-cell>
          <table:table-cell office:value-type="string">
            <text:p>postop_K</text:p>
          </table:table-cell>
          <table:table-cell office:value-type="string">
            <text:p>postop_imp_wt</text:p>
          </table:table-cell>
          <table:table-cell office:value-type="string">
            <text:p>postop_checksol</text:p>
          </table:table-cell>
          <table:table-cell office:value-type="string">
            <text:p>postop_bbgap</text:p>
          </table:table-cell>
          <table:table-cell office:value-type="string">
            <text:p>postop_status</text:p>
          </table:table-cell>
          <table:table-cell office:value-type="string">
            <text:p>postop_pool_size</text:p>
          </table:table-cell>
          <table:table-cell office:value-type="string">
            <text:p>postop_pool_collisions</text:p>
          </table:table-cell>
          <table:table-cell office:value-type="string">
            <text:p>bks</text:p>
          </table:table-cell>
          <table:table-cell office:value-type="string">
            <text:p>alns_gap</text:p>
          </table:table-cell>
          <table:table-cell office:value-type="string">
            <text:p>postop_gap</text:p>
          </table:table-cell>
          <table:table-cell office:value-type="string">
            <text:p>bks_K</text:p>
          </table:table-cell>
          <table:table-cell office:value-type="string">
            <text:p>bks_opt</text:p>
          </table:table-cell>
          <table:table-cell office:value-type="string">
            <text:p>seeds</text:p>
          </table:table-cell>
          <table:table-cell office:value-type="string">
            <text:p>final_sol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5088">
            <text:p>0.508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44.7">
            <text:p>1044.7</text:p>
          </table:table-cell>
          <table:table-cell office:value-type="float" office:value="12.766">
            <text:p>12.76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08098">
            <text:p>0.20809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127|3,128|4,45,49,50,52,54,55,53,51,48,47,46,129|5,123,121,120,119,117,118,122,125,124,130|6,115,112,111,108,107,109,110,113,114,116,131|7,132|8,133|9,134|10,135|11,82,80,79,78,81,83,85,84,136|12,68,67,66,65,69,71,70,73,76,75,77,74,72,137|13,57,58,56,60,62,63,64,61,59,138|14,38,42,43,44,40,41,39,37,139|15,140|16,141|17,142|18,143|19,92,90,88,87,99,97,86,89,93,91,94,144|20,106,103,101,96,95,98,102,104,105,145|21,146|22,147|23,148|24,149|25,30,28,32,33,35,36,34,31,29,27,26,100,150&gt;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46">
            <text:p>0.084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76">
            <text:p>976</text:p>
          </table:table-cell>
          <table:table-cell office:value-type="float" office:value="11.684">
            <text:p>11.68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152357">
            <text:p>0.1523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127|3,128|4,129|5,130|6,131|7,82,80,79,78,81,83,85,84,132|8,133|9,115,112,111,108,107,109,110,113,114,116,134|10,135|11,57,58,56,60,62,63,64,61,59,136|12,106,103,101,96,95,98,102,104,105,137|13,45,49,50,52,54,55,53,51,48,47,46,138|14,139|15,38,42,43,44,40,41,39,37,140|16,30,28,32,33,35,36,34,31,29,27,26,100,141|17,142|18,143|19,92,90,88,87,99,97,86,89,93,91,94,144|20,123,121,120,119,117,118,122,125,124,145|21,68,67,66,65,69,71,70,73,76,75,77,74,72,146|22,147|23,148|24,149|25,150&gt;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833">
            <text:p>0.083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40.2">
            <text:p>1140.2</text:p>
          </table:table-cell>
          <table:table-cell office:value-type="float" office:value="11.512">
            <text:p>11.51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74426">
            <text:p>0.27442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30,28,32,33,35,36,34,31,29,27,26,100,126|2,127|3,128|4,45,49,50,52,54,55,53,51,48,47,46,129|5,130|6,68,67,66,65,69,71,70,73,76,75,77,74,72,131|7,57,58,56,60,62,63,64,61,59,132|8,133|9,134|10,135|11,136|12,137|13,138|14,82,80,79,78,81,83,85,84,139|15,106,103,101,96,95,98,102,104,105,140|16,141|17,142|18,92,90,88,87,99,97,86,89,93,91,94,143|19,123,121,120,119,117,118,122,125,124,144|20,145|21,146|22,147|23,148|24,38,42,43,44,40,41,39,37,149|25,115,112,111,108,107,109,110,113,114,116,150&gt;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818">
            <text:p>0.081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65.2">
            <text:p>1065.2</text:p>
          </table:table-cell>
          <table:table-cell office:value-type="float" office:value="10.998">
            <text:p>10.99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23338">
            <text:p>0.2233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27|3,68,67,66,65,69,71,70,73,76,75,77,74,72,128|4,129|5,82,80,79,78,81,83,85,84,130|6,131|7,132|8,115,112,111,108,107,109,110,113,114,116,133|9,92,90,88,87,99,97,86,89,93,91,94,134|10,135|11,45,49,50,52,54,55,53,51,48,47,46,136|12,137|13,38,42,43,44,40,41,39,37,138|14,139|15,123,121,120,119,117,118,122,125,124,140|16,57,58,56,60,62,63,64,61,59,141|17,142|18,143|19,144|20,145|21,146|22,147|23,148|24,30,28,32,33,35,36,34,31,29,27,26,100,149|25,106,103,101,96,95,98,102,104,105,150&gt;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9">
            <text:p>0.07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23.1">
            <text:p>923.1</text:p>
          </table:table-cell>
          <table:table-cell office:value-type="float" office:value="10.864">
            <text:p>10.86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103781">
            <text:p>0.10378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45,49,50,52,54,55,53,51,48,47,46,126|2,115,112,111,108,107,109,110,113,114,116,127|3,128|4,129|5,130|6,131|7,106,103,101,96,95,98,102,104,105,132|8,133|9,134|10,135|11,136|12,137|13,138|14,139|15,68,67,66,65,69,71,70,73,76,75,77,74,72,140|16,141|17,38,42,43,44,40,41,39,37,142|18,82,80,79,78,81,83,85,84,143|19,123,121,120,119,117,118,122,125,124,144|20,145|21,57,58,56,60,62,63,64,61,59,146|22,30,28,32,33,35,36,34,31,29,27,26,100,147|23,92,90,88,87,99,97,86,89,93,91,94,148|24,149|25,150&gt;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843">
            <text:p>0.084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68.9">
            <text:p>1068.9</text:p>
          </table:table-cell>
          <table:table-cell office:value-type="float" office:value="10.941">
            <text:p>10.94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26027">
            <text:p>0.22602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127|3,57,58,56,60,62,63,64,61,59,128|4,38,42,43,44,40,41,39,37,129|5,130|6,131|7,132|8,68,67,66,65,69,71,70,73,76,75,77,74,72,133|9,134|10,135|11,136|12,137|13,138|14,139|15,45,49,50,52,54,55,53,51,48,47,46,140|16,141|17,82,80,79,78,81,83,85,84,142|18,30,28,32,33,35,36,34,31,29,27,26,100,143|19,115,112,111,108,107,109,110,113,114,116,144|20,145|21,92,90,88,87,99,97,86,89,93,91,94,146|22,123,121,120,119,117,118,122,125,124,147|23,106,103,101,96,95,98,102,104,105,148|24,149|25,150&gt;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827">
            <text:p>0.082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88.7">
            <text:p>1188.7</text:p>
          </table:table-cell>
          <table:table-cell office:value-type="float" office:value="11.153">
            <text:p>11.15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0403">
            <text:p>0.3040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127|3,68,67,66,65,69,71,70,73,76,75,77,74,72,128|4,129|5,130|6,131|7,132|8,133|9,134|10,135|11,45,49,50,52,54,55,53,51,48,47,46,136|12,137|13,138|14,139|15,30,28,32,33,35,36,34,31,29,27,26,100,140|16,141|17,82,80,79,78,81,83,85,84,142|18,106,103,101,96,95,98,102,104,105,143|19,123,121,120,119,117,118,122,125,124,144|20,57,58,56,60,62,63,64,61,59,145|21,92,90,88,87,99,97,86,89,93,91,94,146|22,38,42,43,44,40,41,39,37,147|23,115,112,111,108,107,109,110,113,114,116,148|24,149|25,150&gt;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812">
            <text:p>0.081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72.9">
            <text:p>972.9</text:p>
          </table:table-cell>
          <table:table-cell office:value-type="float" office:value="10.907">
            <text:p>10.90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149656">
            <text:p>0.14965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57,58,56,60,62,63,64,61,59,127|3,128|4,45,49,50,52,54,55,53,51,48,47,46,129|5,130|6,131|7,132|8,106,103,101,96,95,98,102,104,105,133|9,134|10,135|11,115,112,111,108,107,109,110,113,114,116,136|12,137|13,138|14,139|15,140|16,30,28,32,33,35,36,34,31,29,27,26,100,141|17,82,80,79,78,81,83,85,84,142|18,68,67,66,65,69,71,70,73,76,75,77,74,72,143|19,92,90,88,87,99,97,86,89,93,91,94,144|20,145|21,38,42,43,44,40,41,39,37,146|22,147|23,148|24,149|25,123,121,120,119,117,118,122,125,124,150&gt;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812">
            <text:p>0.081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85.8">
            <text:p>885.8</text:p>
          </table:table-cell>
          <table:table-cell office:value-type="float" office:value="10.978">
            <text:p>10.97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066042">
            <text:p>0.0660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3,121,120,119,117,118,122,125,124,126|2,82,80,79,78,81,83,85,84,127|3,128|4,129|5,130|6,45,49,50,52,54,55,53,51,48,47,46,131|7,132|8,106,103,101,96,95,98,102,104,105,133|9,134|10,30,28,32,33,35,36,34,31,29,27,26,100,135|11,115,112,111,108,107,109,110,113,114,116,136|12,57,58,56,60,62,63,64,61,59,137|13,38,42,43,44,40,41,39,37,138|14,139|15,140|16,141|17,92,90,88,87,99,97,86,89,93,91,94,142|18,143|19,144|20,145|21,146|22,147|23,148|24,68,67,66,65,69,71,70,73,76,75,77,74,72,149|25,150&gt;</text:p>
          </table:table-cell>
        </table:table-row>
        <table:table-row table:style-name="ro1">
          <table:table-cell office:value-type="string">
            <text:p>C101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92">
            <text:p>0.079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00.4">
            <text:p>1000.4</text:p>
          </table:table-cell>
          <table:table-cell office:value-type="float" office:value="10.935">
            <text:p>10.93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173031">
            <text:p>0.17303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57,58,56,60,62,63,64,61,59,127|3,115,112,111,108,107,109,110,113,114,116,128|4,129|5,130|6,131|7,106,103,101,96,95,98,102,104,105,132|8,133|9,134|10,135|11,136|12,137|13,138|14,45,49,50,52,54,55,53,51,48,47,46,139|15,140|16,141|17,82,80,79,78,81,83,85,84,142|18,68,67,66,65,69,71,70,73,76,75,77,74,72,143|19,92,90,88,87,99,97,86,89,93,91,94,144|20,123,121,120,119,117,118,122,125,124,145|21,146|22,38,42,43,44,40,41,39,37,147|23,30,28,32,33,35,36,34,31,29,27,26,100,148|24,149|25,150&gt;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829">
            <text:p>0.082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76.3">
            <text:p>1076.3</text:p>
          </table:table-cell>
          <table:table-cell office:value-type="float" office:value="10.578">
            <text:p>10.57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31348">
            <text:p>0.23134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57,58,56,60,62,63,64,61,59,126|2,127|3,128|4,129|5,45,49,50,52,54,55,53,51,48,47,46,130|6,131|7,132|8,133|9,106,103,101,96,95,98,102,104,105,134|10,135|11,136|12,38,42,43,44,40,41,39,37,137|13,115,112,111,108,107,109,110,113,114,116,138|14,30,28,32,33,35,36,34,31,29,27,26,100,139|15,140|16,68,67,66,65,69,71,70,73,76,75,77,74,72,141|17,142|18,143|19,92,90,88,87,99,97,86,89,93,91,94,144|20,145|21,123,121,120,119,117,118,122,125,124,146|22,147|23,148|24,82,80,79,78,81,83,85,84,149|25,150&gt;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17">
            <text:p>0.081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70.6">
            <text:p>1170.6</text:p>
          </table:table-cell>
          <table:table-cell office:value-type="float" office:value="10.46">
            <text:p>10.4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93268">
            <text:p>0.29326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57,58,56,60,62,63,64,61,59,127|3,128|4,129|5,130|6,131|7,123,121,120,119,117,118,122,125,124,132|8,45,49,50,52,54,55,53,51,48,47,46,133|9,82,80,79,78,81,83,85,84,134|10,106,103,101,96,95,98,102,104,105,135|11,136|12,38,42,43,44,40,41,39,37,137|13,138|14,139|15,140|16,30,28,32,33,35,36,34,31,29,27,26,100,141|17,142|18,68,67,66,65,69,71,70,73,76,75,77,74,72,143|19,92,90,88,87,99,97,86,89,93,91,94,144|20,115,112,111,108,107,109,110,113,114,116,145|21,146|22,147|23,148|24,149|25,150&gt;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98">
            <text:p>0.079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61.5">
            <text:p>1161.5</text:p>
          </table:table-cell>
          <table:table-cell office:value-type="float" office:value="10.931">
            <text:p>10.93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87731">
            <text:p>0.28773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127|3,128|4,129|5,130|6,82,80,79,78,81,83,85,84,131|7,132|8,57,58,56,60,62,63,64,61,59,133|9,134|10,115,112,111,108,107,109,110,113,114,116,135|11,136|12,106,103,101,96,95,98,102,104,105,137|13,45,49,50,52,54,55,53,51,48,47,46,138|14,30,28,32,33,35,36,34,31,29,27,26,100,139|15,38,42,43,44,40,41,39,37,140|16,123,121,120,119,117,118,122,125,124,141|17,142|18,92,90,88,87,99,97,86,89,93,91,94,143|19,144|20,68,67,66,65,69,71,70,73,76,75,77,74,72,145|21,146|22,147|23,148|24,149|25,150&gt;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805">
            <text:p>0.080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86.6">
            <text:p>1186.6</text:p>
          </table:table-cell>
          <table:table-cell office:value-type="float" office:value="10.277">
            <text:p>10.27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02798">
            <text:p>0.30279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27|3,82,80,79,78,81,83,85,84,128|4,129|5,130|6,131|7,123,121,120,119,117,118,122,125,124,132|8,133|9,134|10,68,67,66,65,69,71,70,73,76,75,77,74,72,135|11,136|12,137|13,57,58,56,60,62,63,64,61,59,138|14,139|15,140|16,141|17,45,49,50,52,54,55,53,51,48,47,46,142|18,143|19,106,103,101,96,95,98,102,104,105,144|20,38,42,43,44,40,41,39,37,145|21,30,28,32,33,35,36,34,31,29,27,26,100,146|22,147|23,115,112,111,108,107,109,110,113,114,116,148|24,92,90,88,87,99,97,86,89,93,91,94,149|25,150&gt;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814">
            <text:p>0.081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25">
            <text:p>1225</text:p>
          </table:table-cell>
          <table:table-cell office:value-type="float" office:value="10.564">
            <text:p>10.56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24653">
            <text:p>0.32465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57,58,56,60,62,63,64,61,59,126|2,45,49,50,52,54,55,53,51,48,47,46,127|3,128|4,129|5,82,80,79,78,81,83,85,84,130|6,131|7,132|8,133|9,134|10,115,112,111,108,107,109,110,113,114,116,135|11,136|12,68,67,66,65,69,71,70,73,76,75,77,74,72,137|13,138|14,139|15,140|16,141|17,142|18,106,103,101,96,95,98,102,104,105,143|19,123,121,120,119,117,118,122,125,124,144|20,145|21,38,42,43,44,40,41,39,37,146|22,30,28,32,33,35,36,34,31,29,27,26,100,147|23,92,90,88,87,99,97,86,89,93,91,94,148|24,149|25,150&gt;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811">
            <text:p>0.081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19.8">
            <text:p>1219.8</text:p>
          </table:table-cell>
          <table:table-cell office:value-type="float" office:value="10.331">
            <text:p>10.33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21774">
            <text:p>0.32177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3,121,120,119,117,118,122,125,124,126|2,127|3,128|4,129|5,130|6,131|7,82,80,79,78,81,83,85,84,132|8,133|9,115,112,111,108,107,109,110,113,114,116,134|10,45,49,50,52,54,55,53,51,48,47,46,135|11,136|12,137|13,57,58,56,60,62,63,64,61,59,138|14,139|15,68,67,66,65,69,71,70,73,76,75,77,74,72,140|16,141|17,142|18,143|19,92,90,88,87,99,97,86,89,93,91,94,144|20,106,103,101,96,95,98,102,104,105,145|21,30,28,32,33,35,36,34,31,29,27,26,100,146|22,147|23,148|24,149|25,38,42,43,44,40,41,39,37,150&gt;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817">
            <text:p>0.081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26.4">
            <text:p>1326.4</text:p>
          </table:table-cell>
          <table:table-cell office:value-type="float" office:value="10.753">
            <text:p>10.75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76282">
            <text:p>0.3762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3,121,120,119,117,118,122,125,124,126|2,127|3,128|4,115,112,111,108,107,109,110,113,114,116,129|5,130|6,131|7,106,103,101,96,95,98,102,104,105,132|8,133|9,134|10,135|11,136|12,137|13,57,58,56,60,62,63,64,61,59,138|14,45,49,50,52,54,55,53,51,48,47,46,139|15,82,80,79,78,81,83,85,84,140|16,141|17,142|18,143|19,68,67,66,65,69,71,70,73,76,75,77,74,72,144|20,145|21,92,90,88,87,99,97,86,89,93,91,94,146|22,147|23,148|24,38,42,43,44,40,41,39,37,149|25,30,28,32,33,35,36,34,31,29,27,26,100,150&gt;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84">
            <text:p>0.08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74.1">
            <text:p>1174.1</text:p>
          </table:table-cell>
          <table:table-cell office:value-type="float" office:value="10.496">
            <text:p>10.49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95375">
            <text:p>0.29537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06,103,101,96,95,98,102,104,105,126|2,127|3,128|4,30,28,32,33,35,36,34,31,29,27,26,100,129|5,82,80,79,78,81,83,85,84,130|6,131|7,115,112,111,108,107,109,110,113,114,116,132|8,133|9,45,49,50,52,54,55,53,51,48,47,46,134|10,135|11,92,90,88,87,99,97,86,89,93,91,94,136|12,137|13,138|14,57,58,56,60,62,63,64,61,59,139|15,140|16,123,121,120,119,117,118,122,125,124,141|17,142|18,143|19,68,67,66,65,69,71,70,73,76,75,77,74,72,144|20,145|21,38,42,43,44,40,41,39,37,146|22,147|23,148|24,149|25,150&gt;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811">
            <text:p>0.081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82.3">
            <text:p>1082.3</text:p>
          </table:table-cell>
          <table:table-cell office:value-type="float" office:value="10.498">
            <text:p>10.49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35609">
            <text:p>0.23560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82,80,79,78,81,83,85,84,126|2,127|3,128|4,129|5,130|6,131|7,132|8,123,121,120,119,117,118,122,125,124,133|9,115,112,111,108,107,109,110,113,114,116,134|10,30,28,32,33,35,36,34,31,29,27,26,100,135|11,136|12,92,90,88,87,99,97,86,89,93,91,94,137|13,57,58,56,60,62,63,64,61,59,138|14,139|15,106,103,101,96,95,98,102,104,105,140|16,68,67,66,65,69,71,70,73,76,75,77,74,72,141|17,45,49,50,52,54,55,53,51,48,47,46,142|18,143|19,144|20,145|21,146|22,38,42,43,44,40,41,39,37,147|23,148|24,149|25,150&gt;</text:p>
          </table:table-cell>
        </table:table-row>
        <table:table-row table:style-name="ro1">
          <table:table-cell office:value-type="string">
            <text:p>C102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828">
            <text:p>0.082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36.1">
            <text:p>1136.1</text:p>
          </table:table-cell>
          <table:table-cell office:value-type="float" office:value="10.526">
            <text:p>10.52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71807">
            <text:p>0.27180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45,49,50,52,54,55,53,51,48,47,46,127|3,68,67,66,65,69,71,70,73,76,75,77,74,72,128|4,30,28,32,33,35,36,34,31,29,27,26,100,129|5,82,80,79,78,81,83,85,84,130|6,131|7,123,121,120,119,117,118,122,125,124,132|8,133|9,134|10,135|11,136|12,137|13,138|14,139|15,140|16,141|17,142|18,106,103,101,96,95,98,102,104,105,143|19,57,58,56,60,62,63,64,61,59,144|20,92,90,88,87,99,97,86,89,93,91,94,145|21,146|22,115,112,111,108,107,109,110,113,114,116,147|23,38,42,43,44,40,41,39,37,148|24,149|25,150&gt;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837">
            <text:p>0.083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29.8">
            <text:p>1129.8</text:p>
          </table:table-cell>
          <table:table-cell office:value-type="float" office:value="10.045">
            <text:p>10.04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.268632">
            <text:p>0.2686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6.3">
            <text:p>826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45,49,50,52,54,55,53,51,48,47,46,126|2,30,28,32,33,35,36,34,31,29,27,26,100,127|3,92,90,87,99,97,86,89,93,91,94,128|4,129|5,130|6,57,58,56,60,62,63,64,61,59,131|7,132|8,133|9,82,80,79,78,81,83,85,84,134|10,135|11,136|12,68,67,66,65,69,71,70,73,76,75,77,74,72,137|13,115,112,111,108,107,109,110,113,114,116,138|14,139|15,140|16,141|17,142|18,143|19,106,103,101,96,95,98,102,104,105,88,144|20,145|21,146|22,147|23,38,42,43,44,40,41,39,37,148|24,149|25,123,121,120,119,117,118,122,125,124,150&gt;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53">
            <text:p>0.085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51.4">
            <text:p>1151.4</text:p>
          </table:table-cell>
          <table:table-cell office:value-type="float" office:value="10.359">
            <text:p>10.35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.282352">
            <text:p>0.2823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6.3">
            <text:p>826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38,42,43,44,40,41,39,37,126|2,123,121,120,119,117,118,122,125,124,127|3,45,49,50,52,54,55,53,51,48,47,46,128|4,129|5,130|6,68,67,66,65,69,71,70,73,76,75,77,74,72,131|7,132|8,82,80,79,78,81,83,85,84,133|9,134|10,135|11,92,90,87,99,97,86,89,93,91,94,136|12,137|13,138|14,139|15,140|16,30,28,32,33,35,36,34,31,29,27,26,100,141|17,115,112,111,108,107,109,110,113,114,116,142|18,57,58,56,60,62,63,64,61,59,143|19,144|20,145|21,146|22,106,103,101,96,95,98,102,104,105,88,147|23,148|24,149|25,150&gt;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856">
            <text:p>0.085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73.3">
            <text:p>1273.3</text:p>
          </table:table-cell>
          <table:table-cell office:value-type="float" office:value="10.85">
            <text:p>10.8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.351056">
            <text:p>0.35105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6.3">
            <text:p>826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38,42,43,44,40,41,39,37,126|2,92,90,87,99,97,86,89,93,91,94,127|3,128|4,129|5,68,67,66,65,69,71,70,73,76,75,77,74,72,130|6,80,79,78,81,83,85,84,82,131|7,132|8,45,49,50,52,54,55,53,51,48,47,46,133|9,123,121,120,119,117,118,122,125,124,134|10,135|11,115,112,111,108,107,109,110,113,114,116,136|12,137|13,138|14,57,58,56,60,62,63,64,61,59,139|15,140|16,141|17,142|18,143|19,144|20,145|21,146|22,30,28,32,33,35,36,34,31,29,27,26,100,147|23,148|24,149|25,106,103,101,96,95,98,102,104,105,88,150&gt;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875">
            <text:p>0.087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32.2">
            <text:p>1232.2</text:p>
          </table:table-cell>
          <table:table-cell office:value-type="float" office:value="11.089">
            <text:p>11.08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.329411">
            <text:p>0.3294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6.3">
            <text:p>826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27|3,128|4,129|5,92,90,87,99,97,86,89,93,91,94,130|6,131|7,132|8,82,80,79,78,81,83,85,84,133|9,68,67,66,65,69,71,70,73,76,75,77,74,72,134|10,135|11,136|12,123,121,120,119,117,118,122,125,124,137|13,138|14,139|15,140|16,30,28,32,33,35,36,34,31,29,27,26,100,141|17,142|18,45,49,50,52,54,55,53,51,48,47,46,143|19,144|20,57,58,56,60,62,63,64,61,59,145|21,146|22,115,112,111,108,107,109,110,113,114,116,147|23,148|24,106,103,101,96,95,98,102,104,105,88,149|25,38,42,43,44,40,41,39,37,150&gt;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822">
            <text:p>0.082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42.8">
            <text:p>1142.8</text:p>
          </table:table-cell>
          <table:table-cell office:value-type="float" office:value="10.701">
            <text:p>10.70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.276951">
            <text:p>0.27695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6.3">
            <text:p>826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6|2,45,49,50,52,54,55,53,51,48,47,46,127|3,57,58,56,60,62,63,64,61,59,128|4,129|5,38,42,43,44,40,41,39,37,130|6,123,121,120,119,117,118,122,125,124,131|7,132|8,133|9,92,90,87,99,97,86,89,93,91,94,134|10,82,80,79,78,81,83,85,84,135|11,136|12,137|13,138|14,139|15,140|16,68,67,66,65,69,71,70,73,76,75,77,74,72,141|17,142|18,30,28,32,33,35,36,34,31,29,27,26,100,143|19,106,103,101,96,95,98,102,104,105,88,144|20,145|21,146|22,147|23,148|24,149|25,115,112,111,108,107,109,110,113,114,116,150&gt;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828">
            <text:p>0.082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86.1">
            <text:p>1086.1</text:p>
          </table:table-cell>
          <table:table-cell office:value-type="float" office:value="10.518">
            <text:p>10.51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.239204">
            <text:p>0.23920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6.3">
            <text:p>826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127|3,128|4,82,80,79,78,81,83,85,84,129|5,130|6,131|7,30,28,32,33,35,36,34,31,29,27,26,100,132|8,133|9,134|10,135|11,136|12,38,42,43,44,40,41,39,37,137|13,138|14,45,49,50,52,54,55,53,51,48,47,46,139|15,140|16,141|17,123,121,120,119,117,118,122,125,124,142|18,143|19,68,67,66,65,69,71,70,73,76,75,77,74,72,144|20,92,90,87,99,97,86,89,93,91,94,145|21,146|22,115,112,111,108,107,109,110,113,114,116,147|23,106,103,101,96,95,98,102,104,105,88,148|24,57,58,56,60,62,63,64,61,59,149|25,150&gt;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832">
            <text:p>0.083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10.1">
            <text:p>1310.1</text:p>
          </table:table-cell>
          <table:table-cell office:value-type="float" office:value="10.82">
            <text:p>10.8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.369285">
            <text:p>0.36928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6.3">
            <text:p>826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68,67,66,65,69,71,70,73,76,75,77,74,72,127|3,128|4,129|5,130|6,131|7,92,90,87,99,97,86,89,93,91,94,132|8,133|9,134|10,45,49,50,52,54,55,53,51,48,47,46,135|11,115,112,111,108,107,109,110,113,114,116,136|12,137|13,106,103,101,96,95,98,102,104,105,88,138|14,139|15,80,79,78,81,83,85,84,82,140|16,141|17,142|18,57,58,56,60,62,63,64,61,59,143|19,144|20,38,42,43,44,40,41,39,37,145|21,123,121,120,119,117,118,122,125,124,146|22,147|23,30,28,32,33,35,36,34,31,29,27,26,100,148|24,149|25,150&gt;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855">
            <text:p>0.085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80.3">
            <text:p>1180.3</text:p>
          </table:table-cell>
          <table:table-cell office:value-type="float" office:value="10.063">
            <text:p>10.06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.299924">
            <text:p>0.29992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6.3">
            <text:p>826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3,121,120,119,117,118,122,125,124,126|2,127|3,128|4,106,103,101,96,95,98,102,104,105,88,129|5,130|6,57,58,56,60,62,63,64,61,59,131|7,132|8,92,90,87,99,97,86,89,93,91,94,133|9,134|10,135|11,136|12,45,49,50,52,54,55,53,51,48,47,46,137|13,138|14,82,80,79,78,81,83,85,84,139|15,68,67,66,65,69,71,70,73,76,75,77,74,72,140|16,141|17,38,42,43,44,40,41,39,37,142|18,143|19,115,112,111,108,107,109,110,113,114,116,144|20,145|21,146|22,30,28,32,33,35,36,34,31,29,27,26,100,147|23,148|24,149|25,150&gt;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818">
            <text:p>0.081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42.3">
            <text:p>1242.3</text:p>
          </table:table-cell>
          <table:table-cell office:value-type="float" office:value="10.104">
            <text:p>10.10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.334863">
            <text:p>0.33486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6.3">
            <text:p>826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57,58,56,60,62,63,64,61,59,126|2,30,28,32,33,35,36,34,31,29,27,26,100,127|3,45,49,50,52,54,55,53,51,48,47,46,128|4,129|5,130|6,131|7,132|8,133|9,92,90,87,99,97,86,89,93,91,94,134|10,38,42,43,44,40,41,39,37,135|11,68,67,66,65,69,71,70,73,76,75,77,74,72,136|12,82,80,79,78,81,83,85,84,137|13,138|14,139|15,140|16,123,121,120,119,117,118,122,125,124,141|17,142|18,143|19,144|20,145|21,146|22,115,112,111,108,107,109,110,113,114,116,147|23,106,103,101,96,95,98,102,104,105,88,148|24,149|25,150&gt;</text:p>
          </table:table-cell>
        </table:table-row>
        <table:table-row table:style-name="ro1">
          <table:table-cell office:value-type="string">
            <text:p>C103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822">
            <text:p>0.082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53.8">
            <text:p>1153.8</text:p>
          </table:table-cell>
          <table:table-cell office:value-type="float" office:value="11.041">
            <text:p>11.04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.283845">
            <text:p>0.28384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6.3">
            <text:p>826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6.3">
            <text:p>826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92,90,87,99,97,86,89,93,91,94,126|2,127|3,128|4,57,58,56,60,62,63,64,61,59,129|5,130|6,131|7,132|8,123,121,120,119,117,118,122,125,124,133|9,134|10,45,49,50,52,54,55,53,51,48,47,46,135|11,136|12,68,67,66,65,69,71,70,73,76,75,77,74,72,137|13,138|14,139|15,140|16,115,112,111,108,107,109,110,113,114,116,141|17,142|18,82,80,79,78,81,83,85,84,143|19,144|20,30,28,32,33,35,36,34,31,29,27,26,100,145|21,146|22,147|23,106,103,101,96,95,98,102,104,105,88,148|24,38,42,43,44,40,41,39,37,149|25,150&gt;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849">
            <text:p>0.084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94.3">
            <text:p>1094.3</text:p>
          </table:table-cell>
          <table:table-cell office:value-type="float" office:value="10.269">
            <text:p>10.26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.248012">
            <text:p>0.24801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2.9">
            <text:p>822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106,103,101,96,95,98,102,104,105,88,127|3,128|4,129|5,115,112,111,108,107,109,110,113,114,116,130|6,38,42,43,44,40,41,39,37,35,131|7,132|8,133|9,134|10,135|11,123,121,120,119,117,118,122,125,124,136|12,45,49,50,52,54,55,53,51,48,47,46,137|13,138|14,92,90,87,99,97,86,89,93,91,94,139|15,140|16,68,67,66,65,69,71,70,73,76,75,77,74,72,141|17,82,80,79,78,81,83,85,84,142|18,143|19,30,28,32,33,36,34,31,29,27,26,100,144|20,145|21,146|22,147|23,148|24,149|25,59,61,64,63,62,60,56,58,57,150&gt;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59">
            <text:p>0.085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63.9">
            <text:p>1063.9</text:p>
          </table:table-cell>
          <table:table-cell office:value-type="float" office:value="10.318">
            <text:p>10.31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.226525">
            <text:p>0.22652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2.9">
            <text:p>822.9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68,67,66,65,69,70,71,73,76,75,77,74,72,126|2,45,49,50,52,54,55,53,51,48,47,46,127|3,38,42,43,44,40,41,39,37,35,128|4,82,80,79,78,81,83,85,84,129|5,130|6,131|7,132|8,133|9,115,112,111,108,107,109,110,113,114,116,134|10,135|11,136|12,137|13,106,103,101,96,95,98,102,104,105,88,138|14,139|15,140|16,141|17,142|18,123,121,120,119,117,118,122,125,124,143|19,30,28,32,33,36,34,31,29,27,26,100,144|20,145|21,92,90,87,99,97,86,89,93,91,94,146|22,147|23,148|24,59,61,64,63,62,60,56,58,57,149|25,150&gt;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856">
            <text:p>0.085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44.8">
            <text:p>1144.8</text:p>
          </table:table-cell>
          <table:table-cell office:value-type="float" office:value="9.992">
            <text:p>9.99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.281184">
            <text:p>0.28118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2.9">
            <text:p>822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92,90,87,99,97,86,89,93,91,94,126|2,57,58,56,60,62,63,64,61,59,127|3,128|4,129|5,130|6,82,80,79,78,81,83,85,84,131|7,132|8,133|9,68,67,66,65,69,71,70,73,76,75,77,74,72,134|10,115,112,111,108,107,109,110,113,114,116,135|11,136|12,106,103,101,96,95,98,102,104,105,88,137|13,30,28,32,33,36,34,31,29,27,26,100,138|14,139|15,45,49,50,52,54,55,53,51,48,47,46,140|16,123,121,120,119,117,118,122,125,124,141|17,142|18,143|19,144|20,38,42,43,44,40,41,39,37,35,145|21,146|22,147|23,148|24,149|25,150&gt;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853">
            <text:p>0.085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35.3">
            <text:p>1135.3</text:p>
          </table:table-cell>
          <table:table-cell office:value-type="float" office:value="9.948">
            <text:p>9.94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.27517">
            <text:p>0.2751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2.9">
            <text:p>822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45,49,50,52,54,55,53,51,48,47,46,126|2,127|3,128|4,30,28,32,33,36,34,31,29,27,26,100,129|5,130|6,123,121,120,119,117,118,122,125,124,131|7,132|8,133|9,115,112,111,108,107,109,110,113,114,116,134|10,135|11,38,42,43,44,40,41,39,37,35,136|12,137|13,92,90,87,99,97,86,89,93,91,94,138|14,139|15,140|16,141|17,68,67,66,65,69,70,71,73,76,75,77,74,72,142|18,143|19,144|20,82,80,79,78,81,83,85,84,145|21,146|22,147|23,148|24,106,103,101,96,95,98,102,104,105,88,149|25,57,58,56,60,62,63,64,61,59,150&gt;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876">
            <text:p>0.087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41.6">
            <text:p>1041.6</text:p>
          </table:table-cell>
          <table:table-cell office:value-type="float" office:value="10.676">
            <text:p>10.67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.209965">
            <text:p>0.2099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2.9">
            <text:p>822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6|2,127|3,128|4,129|5,130|6,131|7,132|8,133|9,38,42,43,44,40,41,39,37,35,134|10,135|11,123,121,120,119,117,118,122,125,124,136|12,92,90,87,99,97,86,89,93,91,94,137|13,106,103,101,96,95,98,102,104,105,88,138|14,139|15,68,67,66,65,69,70,71,73,76,75,77,74,72,140|16,141|17,142|18,143|19,115,112,111,108,107,109,110,113,114,116,144|20,145|21,45,49,50,52,54,55,53,51,48,47,46,146|22,59,61,64,63,62,60,56,58,57,147|23,80,79,78,81,83,85,84,82,148|24,30,28,32,33,36,34,31,29,27,26,100,149|25,150&gt;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877">
            <text:p>0.087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22.2">
            <text:p>1222.2</text:p>
          </table:table-cell>
          <table:table-cell office:value-type="float" office:value="11.145">
            <text:p>11.14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.326706">
            <text:p>0.3267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2.9">
            <text:p>822.9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38,42,43,44,40,41,39,37,35,126|2,115,112,111,108,107,109,110,113,114,116,127|3,128|4,129|5,68,67,66,65,69,71,70,73,76,75,77,74,72,130|6,57,58,56,60,62,63,64,61,59,131|7,132|8,133|9,82,80,79,78,81,83,85,84,134|10,45,49,50,52,54,55,53,51,48,47,46,135|11,136|12,137|13,138|14,123,121,120,119,117,118,122,125,124,139|15,140|16,141|17,30,28,32,33,36,34,31,29,27,26,100,142|18,143|19,106,103,101,96,95,98,102,104,105,88,144|20,92,90,87,99,97,86,89,93,91,94,145|21,146|22,147|23,148|24,149|25,150&gt;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89">
            <text:p>0.08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29.1">
            <text:p>1129.1</text:p>
          </table:table-cell>
          <table:table-cell office:value-type="float" office:value="10.574">
            <text:p>10.57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.271189">
            <text:p>0.27118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2.9">
            <text:p>822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127|3,128|4,92,90,87,99,97,86,89,93,91,94,129|5,57,58,56,60,62,63,64,61,59,130|6,123,121,120,119,117,118,122,125,124,131|7,132|8,38,42,43,44,40,41,39,37,35,133|9,134|10,135|11,136|12,137|13,138|14,139|15,82,80,79,78,81,83,85,84,140|16,141|17,142|18,115,112,111,108,107,109,110,113,114,116,143|19,68,67,66,65,69,70,71,73,76,75,77,74,72,144|20,145|21,30,28,32,33,36,34,31,29,27,26,100,146|22,147|23,45,49,50,52,54,55,53,51,48,47,46,148|24,149|25,106,103,101,96,95,98,102,104,105,88,150&gt;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89">
            <text:p>0.08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98.8">
            <text:p>1098.8</text:p>
          </table:table-cell>
          <table:table-cell office:value-type="float" office:value="10.367">
            <text:p>10.36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.251092">
            <text:p>0.25109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2.9">
            <text:p>822.9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127|3,128|4,129|5,130|6,57,58,56,60,62,63,64,61,59,131|7,132|8,38,42,43,44,40,41,39,37,35,133|9,45,49,50,52,54,55,53,51,48,47,46,134|10,82,80,79,78,81,83,85,84,135|11,92,90,87,99,97,86,89,93,91,94,136|12,137|13,138|14,139|15,30,28,32,33,36,34,31,29,27,26,100,140|16,141|17,123,121,120,119,117,118,122,125,124,142|18,143|19,144|20,115,112,111,108,107,109,110,113,114,116,145|21,68,67,66,65,69,71,70,73,76,75,77,74,72,146|22,147|23,106,103,101,96,95,98,102,104,105,88,148|24,149|25,150&gt;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854">
            <text:p>0.085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02.7">
            <text:p>1102.7</text:p>
          </table:table-cell>
          <table:table-cell office:value-type="float" office:value="10.285">
            <text:p>10.28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.253741">
            <text:p>0.25374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2.9">
            <text:p>822.9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27|3,128|4,92,90,87,99,97,86,89,93,91,94,129|5,130|6,57,58,56,60,62,63,64,61,59,131|7,132|8,45,49,50,52,54,55,53,51,48,47,46,133|9,134|10,82,80,79,78,81,83,85,84,135|11,136|12,137|13,138|14,106,103,101,96,95,98,102,104,105,88,139|15,140|16,38,42,43,44,40,41,39,37,35,141|17,142|18,143|19,30,28,32,33,36,34,31,29,27,26,100,144|20,145|21,123,121,120,119,117,118,122,125,124,146|22,147|23,68,67,66,65,69,71,70,73,76,75,77,74,72,148|24,115,112,111,108,107,109,110,113,114,116,149|25,150&gt;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856">
            <text:p>0.085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float" office:value="10.021">
            <text:p>10.02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.249179">
            <text:p>0.24917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2.9">
            <text:p>822.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2.9">
            <text:p>822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45,49,50,52,54,55,53,51,48,47,46,127|3,115,112,111,108,107,109,110,113,114,116,128|4,30,28,32,33,36,34,31,29,27,26,100,129|5,106,103,101,96,95,98,102,104,105,88,130|6,131|7,38,42,43,44,40,41,39,37,35,132|8,82,80,79,78,81,83,85,84,133|9,134|10,92,90,87,99,97,86,89,93,91,94,135|11,136|12,137|13,138|14,123,121,120,119,117,118,122,125,124,139|15,140|16,141|17,142|18,143|19,144|20,68,67,66,65,69,70,71,73,76,75,77,74,72,145|21,146|22,57,58,56,60,62,63,64,61,59,147|23,148|24,149|25,150&gt;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825">
            <text:p>0.082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80.7">
            <text:p>980.7</text:p>
          </table:table-cell>
          <table:table-cell office:value-type="float" office:value="10.82">
            <text:p>10.8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156419">
            <text:p>0.1564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68,67,66,65,69,71,70,73,76,75,77,74,72,126|2,57,58,56,60,62,63,64,61,59,127|3,106,103,101,96,95,98,102,104,105,128|4,115,112,111,108,107,109,110,113,114,116,129|5,123,121,120,119,117,118,122,125,124,130|6,45,49,50,52,54,55,53,51,48,47,46,131|7,132|8,133|9,134|10,135|11,136|12,137|13,82,80,79,78,81,83,85,84,138|14,139|15,92,90,88,87,99,97,86,89,93,91,94,140|16,141|17,142|18,143|19,144|20,38,42,43,44,40,41,39,37,145|21,146|22,147|23,148|24,149|25,30,28,32,33,35,36,34,31,29,27,26,100,150&gt;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05">
            <text:p>0.080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33.9">
            <text:p>933.9</text:p>
          </table:table-cell>
          <table:table-cell office:value-type="float" office:value="10.706">
            <text:p>10.70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114145">
            <text:p>0.11414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127|3,30,28,32,33,35,36,34,31,29,27,26,100,128|4,68,67,66,65,69,71,70,73,76,75,77,74,72,129|5,130|6,131|7,132|8,82,80,79,78,81,83,85,84,133|9,134|10,106,103,101,96,95,98,102,104,105,135|11,136|12,137|13,45,49,50,52,54,55,53,51,48,47,46,138|14,139|15,140|16,141|17,38,42,43,44,40,41,39,37,142|18,143|19,144|20,145|21,123,121,120,119,117,118,122,125,124,146|22,115,112,111,108,107,109,110,113,114,116,147|23,57,58,56,60,62,63,64,61,59,148|24,149|25,92,90,88,87,99,97,86,89,93,91,94,150&gt;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845">
            <text:p>0.084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14.5">
            <text:p>1014.5</text:p>
          </table:table-cell>
          <table:table-cell office:value-type="float" office:value="10.911">
            <text:p>10.91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184524">
            <text:p>0.18452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57,58,56,60,62,63,64,61,59,127|3,68,67,66,65,69,71,70,73,76,75,77,74,72,128|4,129|5,130|6,82,80,79,78,81,83,85,84,131|7,132|8,133|9,134|10,135|11,45,49,50,52,54,55,53,51,48,47,46,136|12,92,90,88,87,99,97,86,89,93,91,94,137|13,138|14,139|15,106,103,101,96,95,98,102,104,105,140|16,115,112,111,108,107,109,110,113,114,116,141|17,38,42,43,44,40,41,39,37,142|18,123,121,120,119,117,118,122,125,124,143|19,144|20,30,28,32,33,35,36,34,31,29,27,26,100,145|21,146|22,147|23,148|24,149|25,150&gt;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816">
            <text:p>0.081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95.1">
            <text:p>995.1</text:p>
          </table:table-cell>
          <table:table-cell office:value-type="float" office:value="10.704">
            <text:p>10.70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168626">
            <text:p>0.16862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45,49,50,52,54,55,53,51,48,47,46,126|2,92,90,88,87,99,97,86,89,93,91,94,127|3,128|4,115,112,111,108,107,109,110,113,114,116,129|5,130|6,131|7,132|8,57,58,56,60,62,63,64,61,59,133|9,134|10,82,80,79,78,81,83,85,84,135|11,136|12,137|13,138|14,106,103,101,96,95,98,102,104,105,139|15,140|16,30,28,32,33,35,36,34,31,29,27,26,100,141|17,142|18,123,121,120,119,117,118,122,125,124,143|19,144|20,145|21,146|22,38,42,43,44,40,41,39,37,147|23,68,67,66,65,69,71,70,73,76,75,77,74,72,148|24,149|25,150&gt;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873">
            <text:p>0.087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67.3">
            <text:p>967.3</text:p>
          </table:table-cell>
          <table:table-cell office:value-type="float" office:value="10.858">
            <text:p>10.85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144733">
            <text:p>0.14473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68,67,66,65,69,71,70,73,76,75,77,74,72,126|2,127|3,128|4,30,28,32,33,35,36,34,31,29,27,26,100,129|5,130|6,82,80,79,78,81,83,85,84,131|7,106,103,101,96,95,98,102,104,105,132|8,133|9,57,58,56,60,62,63,64,61,59,134|10,135|11,136|12,137|13,138|14,92,90,88,87,99,97,86,89,93,91,94,139|15,45,49,50,52,54,55,53,51,48,47,46,140|16,123,121,120,119,117,118,122,125,124,141|17,142|18,38,42,43,44,40,41,39,37,143|19,144|20,145|21,146|22,115,112,111,108,107,109,110,113,114,116,147|23,148|24,149|25,150&gt;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805">
            <text:p>0.080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09.5">
            <text:p>1109.5</text:p>
          </table:table-cell>
          <table:table-cell office:value-type="float" office:value="10.809">
            <text:p>10.80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54349">
            <text:p>0.25434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57,58,56,60,62,63,64,61,59,126|2,127|3,106,103,101,96,95,98,102,104,105,128|4,129|5,82,80,79,78,81,83,85,84,130|6,123,121,120,119,117,118,122,125,124,131|7,132|8,45,49,50,52,54,55,53,51,48,47,46,133|9,134|10,135|11,30,28,32,33,35,36,34,31,29,27,26,100,136|12,137|13,138|14,139|15,92,90,88,87,99,97,86,89,93,91,94,140|16,141|17,142|18,68,67,66,65,69,71,70,73,76,75,77,74,72,143|19,144|20,145|21,115,112,111,108,107,109,110,113,114,116,146|22,147|23,38,42,43,44,40,41,39,37,148|24,149|25,150&gt;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877">
            <text:p>0.087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29.8">
            <text:p>929.8</text:p>
          </table:table-cell>
          <table:table-cell office:value-type="float" office:value="10.642">
            <text:p>10.64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110239">
            <text:p>0.11023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123,121,120,119,117,118,122,125,124,127|3,57,58,56,60,62,63,64,61,59,128|4,129|5,130|6,131|7,132|8,133|9,134|10,135|11,68,67,66,65,69,71,70,73,76,75,77,74,72,136|12,137|13,106,103,101,96,95,98,102,104,105,138|14,45,49,50,52,54,55,53,51,48,47,46,139|15,82,80,79,78,81,83,85,84,140|16,141|17,30,28,32,33,35,36,34,31,29,27,26,100,142|18,143|19,115,112,111,108,107,109,110,113,114,116,144|20,92,90,88,87,99,97,86,89,93,91,94,145|21,146|22,38,42,43,44,40,41,39,37,147|23,148|24,149|25,150&gt;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864">
            <text:p>0.086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88.3">
            <text:p>1188.3</text:p>
          </table:table-cell>
          <table:table-cell office:value-type="float" office:value="10.51">
            <text:p>10.5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03795">
            <text:p>0.30379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45,49,50,52,54,55,53,51,48,47,46,126|2,115,112,111,108,107,109,110,113,114,116,127|3,92,90,88,87,99,97,86,89,93,91,94,128|4,82,80,79,78,81,83,85,84,129|5,106,103,101,96,95,98,102,104,105,130|6,131|7,132|8,133|9,134|10,135|11,136|12,137|13,138|14,57,58,56,60,62,63,64,61,59,139|15,140|16,141|17,68,67,66,65,69,71,70,73,76,75,77,74,72,142|18,143|19,144|20,38,42,43,44,40,41,39,37,145|21,30,28,32,33,35,36,34,31,29,27,26,100,146|22,147|23,123,121,120,119,117,118,122,125,124,148|24,149|25,150&gt;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813">
            <text:p>0.081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92">
            <text:p>892</text:p>
          </table:table-cell>
          <table:table-cell office:value-type="float" office:value="10.37">
            <text:p>10.3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072534">
            <text:p>0.0725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27|3,57,58,56,60,62,63,64,61,59,128|4,129|5,68,67,66,65,69,71,70,73,76,75,77,74,72,130|6,82,80,79,78,81,83,85,84,131|7,30,28,32,33,35,36,34,31,29,27,26,100,132|8,133|9,134|10,135|11,136|12,123,121,120,119,117,118,122,125,124,137|13,138|14,139|15,140|16,141|17,142|18,45,49,50,52,54,55,53,51,48,47,46,143|19,115,112,111,108,107,109,110,113,114,116,144|20,145|21,38,42,43,44,40,41,39,37,146|22,106,103,101,96,95,98,102,104,105,147|23,148|24,149|25,92,90,88,87,99,97,86,89,93,91,94,150&gt;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821">
            <text:p>0.082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office:value-type="float" office:value="10.34">
            <text:p>10.3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02987">
            <text:p>0.20298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127|3,123,121,120,119,117,118,122,125,124,128|4,106,103,101,96,95,98,102,104,105,129|5,130|6,115,112,111,108,107,109,110,113,114,116,131|7,132|8,82,80,79,78,81,83,85,84,133|9,134|10,135|11,136|12,137|13,138|14,139|15,140|16,141|17,30,28,32,33,35,36,34,31,29,27,26,100,142|18,45,49,50,52,54,55,53,51,48,47,46,143|19,68,67,66,65,69,71,70,73,76,75,77,74,72,144|20,38,42,43,44,40,41,39,37,145|21,57,58,56,60,62,63,64,61,59,146|22,147|23,92,90,88,87,99,97,86,89,93,91,94,148|24,149|25,150&gt;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811">
            <text:p>0.081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94">
            <text:p>1094</text:p>
          </table:table-cell>
          <table:table-cell office:value-type="float" office:value="10.271">
            <text:p>10.27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43784">
            <text:p>0.24378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82,80,79,78,81,83,85,84,126|2,123,121,120,119,117,118,122,125,124,127|3,128|4,129|5,130|6,30,28,32,33,35,36,34,31,29,27,26,100,131|7,132|8,133|9,134|10,135|11,136|12,45,49,50,52,54,55,53,51,48,47,46,137|13,138|14,68,67,66,65,69,71,70,73,76,75,77,74,72,139|15,140|16,106,103,101,96,95,98,102,104,105,141|17,142|18,143|19,144|20,115,112,111,108,107,109,110,113,114,116,145|21,38,42,43,44,40,41,39,37,146|22,92,90,88,87,99,97,86,89,93,91,94,147|23,57,58,56,60,62,63,64,61,59,148|24,149|25,150&gt;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03">
            <text:p>0.080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10.4">
            <text:p>910.4</text:p>
          </table:table-cell>
          <table:table-cell office:value-type="float" office:value="10.919">
            <text:p>10.91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091279">
            <text:p>0.09127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82,80,79,78,81,83,85,84,126|2,127|3,128|4,129|5,130|6,123,121,120,119,117,118,122,125,124,131|7,132|8,133|9,134|10,57,58,56,60,62,63,64,61,59,135|11,45,49,50,52,54,55,53,51,48,47,46,136|12,115,112,111,108,107,109,110,113,114,116,137|13,138|14,139|15,140|16,68,67,66,65,69,71,70,73,76,75,77,74,72,141|17,38,42,43,44,40,41,39,37,142|18,143|19,92,90,88,87,99,97,86,89,93,91,94,144|20,145|21,146|22,106,103,101,96,95,98,102,104,105,147|23,148|24,149|25,30,28,32,33,35,36,34,31,29,27,26,100,150&gt;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807">
            <text:p>0.080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26.5">
            <text:p>1226.5</text:p>
          </table:table-cell>
          <table:table-cell office:value-type="float" office:value="10.243">
            <text:p>10.24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25479">
            <text:p>0.32547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06,103,101,96,95,98,102,104,105,126|2,127|3,128|4,30,28,32,33,35,36,34,31,29,27,26,100,129|5,82,80,79,78,81,83,85,84,130|6,131|7,132|8,133|9,115,112,111,108,107,109,110,113,114,116,134|10,68,67,66,65,69,71,70,73,76,75,77,74,72,135|11,136|12,137|13,123,121,120,119,117,118,122,125,124,138|14,139|15,45,49,50,52,54,55,53,51,48,47,46,140|16,141|17,142|18,143|19,92,90,88,87,99,97,86,89,93,91,94,144|20,145|21,146|22,147|23,57,58,56,60,62,63,64,61,59,148|24,149|25,38,42,43,44,40,41,39,37,150&gt;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789">
            <text:p>0.078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62.6">
            <text:p>1162.6</text:p>
          </table:table-cell>
          <table:table-cell office:value-type="float" office:value="10.874">
            <text:p>10.87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88405">
            <text:p>0.28840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27|3,128|4,30,28,32,33,35,36,34,31,29,27,26,100,129|5,106,103,101,96,95,98,102,104,105,130|6,68,67,66,65,69,71,70,73,76,75,77,74,72,131|7,123,121,120,119,117,118,122,125,124,132|8,133|9,45,49,50,52,54,55,53,51,48,47,46,134|10,135|11,136|12,115,112,111,108,107,109,110,113,114,116,137|13,138|14,139|15,140|16,141|17,82,80,79,78,81,83,85,84,142|18,92,90,88,87,99,97,86,89,93,91,94,143|19,57,58,56,60,62,63,64,61,59,144|20,145|21,38,42,43,44,40,41,39,37,146|22,147|23,148|24,149|25,150&gt;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96">
            <text:p>0.079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09.2">
            <text:p>1109.2</text:p>
          </table:table-cell>
          <table:table-cell office:value-type="float" office:value="10.25">
            <text:p>10.2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54147">
            <text:p>0.25414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6|2,82,80,79,78,81,83,85,84,127|3,128|4,129|5,130|6,131|7,132|8,133|9,68,67,66,65,69,71,70,73,76,75,77,74,72,134|10,115,112,111,108,107,109,110,113,114,116,135|11,106,103,101,96,95,98,102,104,105,136|12,137|13,138|14,139|15,140|16,141|17,45,49,50,52,54,55,53,51,48,47,46,142|18,57,58,56,60,62,63,64,61,59,143|19,144|20,30,28,32,33,35,36,34,31,29,27,26,100,145|21,92,90,88,87,99,97,86,89,93,91,94,146|22,123,121,120,119,117,118,122,125,124,147|23,38,42,43,44,40,41,39,37,148|24,149|25,150&gt;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811">
            <text:p>0.081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97.7">
            <text:p>1097.7</text:p>
          </table:table-cell>
          <table:table-cell office:value-type="float" office:value="10.288">
            <text:p>10.28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46333">
            <text:p>0.24633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68,67,66,65,69,71,70,73,76,75,77,74,72,126|2,123,121,120,119,117,118,122,125,124,127|3,92,90,88,87,99,97,86,89,93,91,94,128|4,82,80,79,78,81,83,85,84,129|5,130|6,57,58,56,60,62,63,64,61,59,131|7,132|8,133|9,134|10,135|11,45,49,50,52,54,55,53,51,48,47,46,136|12,137|13,138|14,139|15,140|16,141|17,142|18,115,112,111,108,107,109,110,113,114,116,143|19,144|20,145|21,30,28,32,33,35,36,34,31,29,27,26,100,146|22,147|23,148|24,106,103,101,96,95,98,102,104,105,149|25,38,42,43,44,40,41,39,37,150&gt;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81">
            <text:p>0.08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61.1">
            <text:p>1261.1</text:p>
          </table:table-cell>
          <table:table-cell office:value-type="float" office:value="10.442">
            <text:p>10.44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43985">
            <text:p>0.34398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3,121,120,119,117,118,122,125,124,126|2,106,103,101,96,95,98,102,104,105,127|3,38,42,43,44,40,41,39,37,128|4,129|5,82,80,79,78,81,83,85,84,130|6,45,49,50,52,54,55,53,51,48,47,46,131|7,57,58,56,60,62,63,64,61,59,132|8,133|9,134|10,135|11,136|12,115,112,111,108,107,109,110,113,114,116,137|13,92,90,88,87,99,97,86,89,93,91,94,138|14,139|15,140|16,141|17,142|18,30,28,32,33,35,36,34,31,29,27,26,100,143|19,144|20,145|21,146|22,68,67,66,65,69,71,70,73,76,75,77,74,72,147|23,148|24,149|25,150&gt;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781">
            <text:p>0.078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76.3">
            <text:p>1276.3</text:p>
          </table:table-cell>
          <table:table-cell office:value-type="float" office:value="10.156">
            <text:p>10.15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51798">
            <text:p>0.35179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68,67,66,65,69,71,70,73,76,75,77,74,72,126|2,123,121,120,119,117,118,122,125,124,127|3,82,80,79,78,81,83,85,84,128|4,129|5,57,58,56,60,62,63,64,61,59,130|6,30,28,32,33,35,36,34,31,29,27,26,100,131|7,132|8,45,49,50,52,54,55,53,51,48,47,46,133|9,134|10,135|11,136|12,106,103,101,96,95,98,102,104,105,137|13,138|14,139|15,140|16,141|17,142|18,143|19,144|20,145|21,38,42,43,44,40,41,39,37,146|22,92,90,88,87,99,97,86,89,93,91,94,147|23,148|24,115,112,111,108,107,109,110,113,114,116,149|25,150&gt;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821">
            <text:p>0.082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24">
            <text:p>924</text:p>
          </table:table-cell>
          <table:table-cell office:value-type="float" office:value="10.859">
            <text:p>10.85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104654">
            <text:p>0.10465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27|3,128|4,129|5,130|6,131|7,82,80,79,78,81,83,85,84,132|8,38,42,43,44,40,41,39,37,133|9,68,67,66,65,69,71,70,73,76,75,77,74,72,134|10,135|11,136|12,45,49,50,52,54,55,53,51,48,47,46,137|13,106,103,101,96,95,98,102,104,105,138|14,30,28,32,33,35,36,34,31,29,27,26,100,139|15,123,121,120,119,117,118,122,125,124,140|16,141|17,115,112,111,108,107,109,110,113,114,116,142|18,143|19,144|20,145|21,146|22,92,90,88,87,99,97,86,89,93,91,94,147|23,57,58,56,60,62,63,64,61,59,148|24,149|25,150&gt;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802">
            <text:p>0.080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77.3">
            <text:p>1177.3</text:p>
          </table:table-cell>
          <table:table-cell office:value-type="float" office:value="10.19">
            <text:p>10.1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9729">
            <text:p>0.2972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123,121,120,119,117,118,122,125,124,127|3,128|4,68,67,66,65,69,71,70,73,76,75,77,74,72,129|5,130|6,131|7,132|8,133|9,134|10,135|11,82,80,79,78,81,83,85,84,136|12,92,90,88,87,99,97,86,89,93,91,94,137|13,106,103,101,96,95,98,102,104,105,138|14,139|15,140|16,45,49,50,52,54,55,53,51,48,47,46,141|17,57,58,56,60,62,63,64,61,59,142|18,30,28,32,33,35,36,34,31,29,27,26,100,143|19,38,42,43,44,40,41,39,37,144|20,145|21,146|22,147|23,148|24,149|25,115,112,111,108,107,109,110,113,114,116,150&gt;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835">
            <text:p>0.083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10.737">
            <text:p>10.73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85579">
            <text:p>0.28557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38,42,43,44,40,41,39,37,126|2,127|3,128|4,68,67,66,65,69,71,70,73,76,75,77,74,72,129|5,130|6,115,112,111,108,107,109,110,113,114,116,131|7,132|8,133|9,134|10,45,49,50,52,54,55,53,51,48,47,46,135|11,106,103,101,96,95,98,102,104,105,136|12,137|13,138|14,139|15,140|16,57,58,56,60,62,63,64,61,59,141|17,142|18,143|19,144|20,145|21,92,90,88,87,99,97,86,89,93,91,94,146|22,82,80,79,78,81,83,85,84,147|23,123,121,120,119,117,118,122,125,124,148|24,149|25,30,28,32,33,35,36,34,31,29,27,26,100,150&gt;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63">
            <text:p>0.086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94.8">
            <text:p>894.8</text:p>
          </table:table-cell>
          <table:table-cell office:value-type="float" office:value="10.475">
            <text:p>10.47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075436">
            <text:p>0.0754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82,80,79,78,81,83,85,84,126|2,127|3,128|4,129|5,130|6,131|7,132|8,133|9,115,112,111,108,107,109,110,113,114,116,134|10,135|11,136|12,137|13,57,58,56,60,62,63,64,61,59,138|14,106,103,101,96,95,98,102,104,105,139|15,92,90,88,87,99,97,86,89,93,91,94,140|16,68,67,66,65,69,71,70,73,76,75,77,74,72,141|17,123,121,120,119,117,118,122,125,124,142|18,143|19,144|20,30,28,32,33,35,36,34,31,29,27,26,100,145|21,146|22,45,49,50,52,54,55,53,51,48,47,46,147|23,148|24,149|25,38,42,43,44,40,41,39,37,150&gt;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807">
            <text:p>0.080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00.4">
            <text:p>1100.4</text:p>
          </table:table-cell>
          <table:table-cell office:value-type="float" office:value="9.355">
            <text:p>9.35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48182">
            <text:p>0.2481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127|3,128|4,129|5,130|6,123,121,120,119,117,118,122,125,124,131|7,30,28,32,33,35,36,34,31,29,27,26,100,132|8,133|9,68,67,66,65,69,71,70,73,76,75,77,74,72,134|10,115,112,111,108,107,109,110,113,114,116,135|11,136|12,106,103,101,96,95,98,102,104,105,137|13,138|14,139|15,45,49,50,52,54,55,53,51,48,47,46,140|16,82,80,79,78,81,83,85,84,141|17,142|18,92,90,88,87,99,97,86,89,93,91,94,143|19,144|20,38,42,43,44,40,41,39,37,145|21,57,58,56,60,62,63,64,61,59,146|22,147|23,148|24,149|25,150&gt;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806">
            <text:p>0.080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82.7">
            <text:p>982.7</text:p>
          </table:table-cell>
          <table:table-cell office:value-type="float" office:value="9.626">
            <text:p>9.62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158136">
            <text:p>0.1581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45,49,50,52,54,55,53,51,48,47,46,126|2,57,58,56,60,62,63,64,61,59,127|3,115,112,111,108,107,109,110,113,114,116,128|4,82,80,79,78,81,83,85,84,129|5,130|6,131|7,68,67,66,65,69,71,70,73,76,75,77,74,72,132|8,133|9,134|10,135|11,136|12,137|13,138|14,30,28,32,33,35,36,34,31,29,27,26,100,139|15,140|16,141|17,123,121,120,119,117,118,122,125,124,142|18,143|19,144|20,92,90,88,87,99,97,86,89,93,91,94,145|21,146|22,106,103,101,96,95,98,102,104,105,147|23,38,42,43,44,40,41,39,37,148|24,149|25,150&gt;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866">
            <text:p>0.086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68.2">
            <text:p>1068.2</text:p>
          </table:table-cell>
          <table:table-cell office:value-type="float" office:value="9.653">
            <text:p>9.65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2552">
            <text:p>0.225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57,58,56,60,62,63,64,61,59,126|2,82,80,79,78,81,83,85,84,127|3,123,121,120,119,117,118,122,125,124,128|4,129|5,130|6,38,42,43,44,40,41,39,37,131|7,106,103,101,96,95,98,102,104,105,132|8,133|9,134|10,135|11,30,28,32,33,35,36,34,31,29,27,26,100,136|12,137|13,138|14,139|15,92,90,88,87,99,97,86,89,93,91,94,140|16,141|17,115,112,111,108,107,109,110,113,114,116,142|18,143|19,144|20,45,49,50,52,54,55,53,51,48,47,46,145|21,146|22,147|23,148|24,149|25,68,67,66,65,69,71,70,73,76,75,77,74,72,150&gt;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805">
            <text:p>0.080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74.5">
            <text:p>1174.5</text:p>
          </table:table-cell>
          <table:table-cell office:value-type="float" office:value="10.137">
            <text:p>10.13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95615">
            <text:p>0.2956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3,121,120,119,117,118,122,125,124,126|2,45,49,50,52,54,55,53,51,48,47,46,127|3,82,80,79,78,81,83,85,84,128|4,129|5,130|6,115,112,111,108,107,109,110,113,114,116,131|7,132|8,133|9,134|10,135|11,136|12,137|13,106,103,101,96,95,98,102,104,105,138|14,68,67,66,65,69,71,70,73,76,75,77,74,72,139|15,38,42,43,44,40,41,39,37,140|16,141|17,92,90,88,87,99,97,86,89,93,91,94,142|18,143|19,144|20,57,58,56,60,62,63,64,61,59,145|21,146|22,147|23,30,28,32,33,35,36,34,31,29,27,26,100,148|24,149|25,150&gt;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816">
            <text:p>0.081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36.3">
            <text:p>1136.3</text:p>
          </table:table-cell>
          <table:table-cell office:value-type="float" office:value="9.918">
            <text:p>9.91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71935">
            <text:p>0.2719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68,67,66,65,69,71,70,73,76,75,77,74,72,126|2,115,112,111,108,107,109,110,113,114,116,127|3,128|4,129|5,130|6,131|7,30,28,32,33,35,36,34,31,29,27,26,100,132|8,133|9,134|10,135|11,57,58,56,60,62,63,64,61,59,136|12,137|13,138|14,106,103,101,96,95,98,102,104,105,139|15,140|16,82,80,79,78,81,83,85,84,141|17,142|18,143|19,92,90,88,87,99,97,86,89,93,91,94,144|20,45,49,50,52,54,55,53,51,48,47,46,145|21,146|22,123,121,120,119,117,118,122,125,124,147|23,38,42,43,44,40,41,39,37,148|24,149|25,150&gt;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04.3">
            <text:p>1104.3</text:p>
          </table:table-cell>
          <table:table-cell office:value-type="float" office:value="9.749">
            <text:p>9.74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50838">
            <text:p>0.2508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06,103,101,96,95,98,102,104,105,126|2,45,49,50,52,54,55,53,51,48,47,46,127|3,123,121,120,119,117,118,122,125,124,128|4,129|5,130|6,131|7,68,67,66,65,69,71,70,73,76,75,77,74,72,132|8,133|9,134|10,135|11,82,80,79,78,81,83,85,84,136|12,57,58,56,60,62,63,64,61,59,137|13,138|14,139|15,115,112,111,108,107,109,110,113,114,116,140|16,141|17,142|18,143|19,144|20,38,42,43,44,40,41,39,37,145|21,146|22,92,90,88,87,99,97,86,89,93,91,94,147|23,30,28,32,33,35,36,34,31,29,27,26,100,148|24,149|25,150&gt;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81">
            <text:p>0.08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88.1">
            <text:p>888.1</text:p>
          </table:table-cell>
          <table:table-cell office:value-type="float" office:value="10.155">
            <text:p>10.15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068461">
            <text:p>0.0684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82,80,79,78,81,83,85,84,127|3,128|4,129|5,130|6,131|7,115,112,111,108,107,109,110,113,114,116,132|8,133|9,134|10,135|11,57,58,56,60,62,63,64,61,59,136|12,137|13,138|14,106,103,101,96,95,98,102,104,105,139|15,123,121,120,119,117,118,122,125,124,140|16,68,67,66,65,69,71,70,73,76,75,77,74,72,141|17,30,28,32,33,35,36,34,31,29,27,26,100,142|18,143|19,92,90,88,87,99,97,86,89,93,91,94,144|20,145|21,146|22,147|23,45,49,50,52,54,55,53,51,48,47,46,148|24,149|25,38,42,43,44,40,41,39,37,150&gt;</text:p>
          </table:table-cell>
        </table:table-row>
        <table:table-row table:style-name="ro1">
          <table:table-cell office:value-type="string">
            <text:p>C107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833">
            <text:p>0.083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66.8">
            <text:p>1066.8</text:p>
          </table:table-cell>
          <table:table-cell office:value-type="float" office:value="9.744">
            <text:p>9.74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24503">
            <text:p>0.22450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127|3,128|4,92,90,88,87,99,97,86,89,93,91,94,129|5,68,67,66,65,69,71,70,73,76,75,77,74,72,130|6,131|7,132|8,38,42,43,44,40,41,39,37,133|9,134|10,135|11,115,112,111,108,107,109,110,113,114,116,136|12,137|13,123,121,120,119,117,118,122,125,124,138|14,82,80,79,78,81,83,85,84,139|15,140|16,106,103,101,96,95,98,102,104,105,141|17,30,28,32,33,35,36,34,31,29,27,26,100,142|18,143|19,57,58,56,60,62,63,64,61,59,144|20,145|21,146|22,45,49,50,52,54,55,53,51,48,47,46,147|23,148|24,149|25,150&gt;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812">
            <text:p>0.081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53.6">
            <text:p>1253.6</text:p>
          </table:table-cell>
          <table:table-cell office:value-type="float" office:value="9.63">
            <text:p>9.6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40061">
            <text:p>0.3400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57,58,56,60,62,63,64,61,59,126|2,106,103,101,96,95,98,102,104,105,127|3,68,67,66,65,69,71,70,73,76,75,77,74,72,128|4,129|5,130|6,30,28,32,33,35,36,34,31,29,27,26,100,131|7,45,49,50,52,54,55,53,51,48,47,46,132|8,123,121,120,119,117,118,122,125,124,133|9,134|10,135|11,136|12,38,42,43,44,40,41,39,37,137|13,138|14,139|15,140|16,141|17,82,80,79,78,81,83,85,84,142|18,143|19,144|20,145|21,146|22,147|23,148|24,115,112,111,108,107,109,110,113,114,116,149|25,92,90,88,87,99,97,86,89,93,91,94,150&gt;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3">
            <text:p>0.08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11.3">
            <text:p>1111.3</text:p>
          </table:table-cell>
          <table:table-cell office:value-type="float" office:value="9.588">
            <text:p>9.58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55557">
            <text:p>0.2555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82,80,79,78,81,83,85,84,126|2,92,90,88,87,99,97,86,89,93,91,94,127|3,68,67,66,65,69,71,70,73,76,75,77,74,72,128|4,57,58,56,60,62,63,64,61,59,129|5,106,103,101,96,95,98,102,104,105,130|6,131|7,132|8,133|9,134|10,135|11,136|12,137|13,138|14,139|15,45,49,50,52,54,55,53,51,48,47,46,140|16,30,28,32,33,35,36,34,31,29,27,26,100,141|17,142|18,143|19,123,121,120,119,117,118,122,125,124,144|20,38,42,43,44,40,41,39,37,145|21,146|22,147|23,148|24,115,112,111,108,107,109,110,113,114,116,149|25,150&gt;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805">
            <text:p>0.080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9.572">
            <text:p>9.57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37099">
            <text:p>0.33709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57,58,56,60,62,63,64,61,59,126|2,45,49,50,52,54,55,53,51,48,47,46,127|3,82,80,79,78,81,83,85,84,128|4,129|5,130|6,131|7,30,28,32,33,35,36,34,31,29,27,26,100,132|8,133|9,134|10,115,112,111,108,107,109,110,113,114,116,135|11,123,121,120,119,117,118,122,125,124,136|12,106,103,101,96,95,98,102,104,105,137|13,138|14,139|15,140|16,68,67,66,65,69,70,71,73,76,75,77,74,72,141|17,142|18,92,90,88,87,99,97,86,89,93,91,94,143|19,144|20,38,42,43,44,40,41,39,37,145|21,146|22,147|23,148|24,149|25,150&gt;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808">
            <text:p>0.080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29.2">
            <text:p>1029.2</text:p>
          </table:table-cell>
          <table:table-cell office:value-type="float" office:value="9.756">
            <text:p>9.75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196172">
            <text:p>0.19617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30,28,32,33,35,36,34,31,29,27,26,100,126|2,45,49,50,52,54,55,53,51,48,47,46,127|3,123,121,120,119,117,118,122,125,124,128|4,129|5,106,103,101,96,95,98,102,104,105,130|6,131|7,132|8,133|9,82,80,79,78,81,83,85,84,134|10,135|11,136|12,137|13,138|14,92,90,88,87,99,97,86,89,93,91,94,139|15,38,42,43,44,40,41,39,37,140|16,141|17,142|18,143|19,68,67,66,65,69,71,70,73,76,75,77,74,72,144|20,145|21,146|22,147|23,148|24,57,58,56,60,62,63,64,61,59,149|25,115,112,111,108,107,109,110,113,114,116,150&gt;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87">
            <text:p>0.078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37.1">
            <text:p>1237.1</text:p>
          </table:table-cell>
          <table:table-cell office:value-type="float" office:value="9.841">
            <text:p>9.84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31259">
            <text:p>0.3312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3,121,120,119,117,118,122,125,124,126|2,57,58,56,60,62,63,64,61,59,127|3,128|4,82,80,79,78,81,83,85,84,129|5,130|6,45,49,50,52,54,55,53,51,48,47,46,131|7,132|8,68,67,66,65,69,70,71,73,76,75,77,74,72,133|9,134|10,135|11,136|12,137|13,38,42,43,44,40,41,39,37,138|14,139|15,140|16,141|17,142|18,106,103,101,96,95,98,102,104,105,143|19,144|20,30,28,32,33,35,36,34,31,29,27,26,100,145|21,146|22,147|23,148|24,115,112,111,108,107,109,110,113,114,116,149|25,92,90,88,87,99,97,86,89,93,91,94,150&gt;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789">
            <text:p>0.078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11.9">
            <text:p>1211.9</text:p>
          </table:table-cell>
          <table:table-cell office:value-type="float" office:value="9.577">
            <text:p>9.57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17353">
            <text:p>0.31735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3,121,120,119,117,118,122,125,124,126|2,45,49,50,52,54,55,53,51,48,47,46,127|3,115,112,111,108,107,109,110,113,114,116,128|4,129|5,82,80,79,78,81,83,85,84,130|6,131|7,132|8,133|9,134|10,106,103,101,96,95,98,102,104,105,135|11,136|12,57,58,56,60,62,63,64,61,59,137|13,38,42,43,44,40,41,39,37,138|14,139|15,140|16,30,28,32,33,35,36,34,31,29,27,26,100,141|17,142|18,143|19,144|20,145|21,146|22,147|23,92,90,88,87,99,97,86,89,93,91,94,148|24,68,67,66,65,69,70,71,73,76,75,77,74,72,149|25,150&gt;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788">
            <text:p>0.078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9.529">
            <text:p>9.52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41009">
            <text:p>0.24100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38,42,43,44,40,41,39,37,126|2,123,121,120,119,117,118,122,125,124,127|3,30,28,32,33,35,36,34,31,29,27,26,100,128|4,129|5,130|6,82,80,79,78,81,83,85,84,131|7,132|8,133|9,134|10,135|11,68,67,66,65,69,71,70,73,76,75,77,74,72,136|12,137|13,138|14,45,49,50,52,54,55,53,51,48,47,46,139|15,140|16,57,58,56,60,62,63,64,61,59,141|17,92,90,88,87,99,97,86,89,93,91,94,142|18,143|19,115,112,111,108,107,109,110,113,114,116,144|20,145|21,146|22,147|23,106,103,101,96,95,98,102,104,105,148|24,149|25,150&gt;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784">
            <text:p>0.078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39.4">
            <text:p>1239.4</text:p>
          </table:table-cell>
          <table:table-cell office:value-type="float" office:value="9.803">
            <text:p>9.80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325">
            <text:p>0.332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30,28,32,33,35,36,34,31,29,27,26,100,126|2,127|3,128|4,57,58,56,60,62,63,64,61,59,129|5,38,42,43,44,40,41,39,37,130|6,115,112,111,108,107,109,110,113,114,116,131|7,45,49,50,52,54,55,53,51,48,47,46,132|8,68,67,66,65,69,70,71,73,76,75,77,74,72,133|9,134|10,135|11,136|12,137|13,138|14,139|15,140|16,141|17,142|18,106,103,101,96,95,98,102,104,105,143|19,144|20,92,90,88,87,99,97,86,89,93,91,94,145|21,146|22,82,80,79,78,81,83,85,84,147|23,123,121,120,119,117,118,122,125,124,148|24,149|25,150&gt;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852">
            <text:p>0.085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57.7">
            <text:p>1157.7</text:p>
          </table:table-cell>
          <table:table-cell office:value-type="float" office:value="9.926">
            <text:p>9.92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85393">
            <text:p>0.28539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15,112,111,108,107,109,110,113,114,116,127|3,128|4,82,80,79,78,81,83,85,84,129|5,130|6,131|7,132|8,133|9,106,103,101,96,95,98,102,104,105,134|10,135|11,123,121,120,119,117,118,122,125,124,136|12,137|13,138|14,139|15,140|16,141|17,45,49,50,52,54,55,53,51,48,47,46,142|18,57,58,56,60,62,63,64,61,59,143|19,144|20,38,42,43,44,40,41,39,37,145|21,146|22,68,67,66,65,69,71,70,73,76,75,77,74,72,147|23,92,90,88,87,99,97,86,89,93,91,94,148|24,30,28,32,33,35,36,34,31,29,27,26,100,149|25,150&gt;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86">
            <text:p>0.078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35.1">
            <text:p>1135.1</text:p>
          </table:table-cell>
          <table:table-cell office:value-type="float" office:value="9.761">
            <text:p>9.76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71166">
            <text:p>0.27116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30,28,32,33,35,36,34,31,29,27,26,100,126|2,106,103,101,96,95,98,102,104,105,127|3,45,49,50,52,54,55,53,51,48,47,46,128|4,129|5,130|6,131|7,68,67,66,65,69,71,70,73,76,75,77,74,72,132|8,123,121,120,119,117,118,122,125,124,133|9,115,112,111,108,107,109,110,113,114,116,134|10,135|11,136|12,137|13,82,80,79,78,81,83,85,84,138|14,139|15,140|16,57,58,56,60,62,63,64,61,59,141|17,142|18,143|19,144|20,145|21,38,42,43,44,40,41,39,37,146|22,147|23,148|24,92,90,88,87,99,97,86,89,93,91,94,149|25,150&gt;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55.5">
            <text:p>1255.5</text:p>
          </table:table-cell>
          <table:table-cell office:value-type="float" office:value="9.467">
            <text:p>9.46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41059">
            <text:p>0.3410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3,121,120,119,117,118,122,125,124,126|2,38,42,43,44,40,41,39,37,127|3,128|4,45,49,50,52,54,55,53,51,48,47,46,129|5,68,67,66,65,69,70,71,73,76,75,77,74,72,130|6,131|7,132|8,133|9,134|10,135|11,136|12,137|13,138|14,139|15,115,112,111,108,107,109,110,113,114,116,140|16,141|17,142|18,143|19,82,80,79,78,81,83,85,84,144|20,145|21,106,103,101,96,95,98,102,104,105,146|22,147|23,92,90,88,87,99,97,86,89,93,91,94,148|24,30,28,32,33,35,36,34,31,29,27,26,100,149|25,57,58,56,60,62,63,64,61,59,150&gt;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16">
            <text:p>0.081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37.5">
            <text:p>1237.5</text:p>
          </table:table-cell>
          <table:table-cell office:value-type="float" office:value="9.583">
            <text:p>9.58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31475">
            <text:p>0.33147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06,103,101,96,95,98,102,104,105,126|2,38,42,43,44,40,41,39,37,127|3,115,112,111,108,107,109,110,113,114,116,128|4,129|5,82,80,79,78,81,83,85,84,130|6,131|7,132|8,133|9,57,58,56,60,62,63,64,61,59,134|10,68,67,66,65,69,70,71,73,76,75,77,74,72,135|11,45,49,50,52,54,55,53,51,48,47,46,136|12,137|13,138|14,139|15,30,28,32,33,35,36,34,31,29,27,26,100,140|16,141|17,92,90,88,87,99,97,86,89,93,91,94,142|18,143|19,144|20,145|21,123,121,120,119,117,118,122,125,124,146|22,147|23,148|24,149|25,150&gt;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808">
            <text:p>0.080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65.8">
            <text:p>1165.8</text:p>
          </table:table-cell>
          <table:table-cell office:value-type="float" office:value="9.725">
            <text:p>9.72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90359">
            <text:p>0.2903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57,58,56,60,62,63,64,61,59,127|3,123,121,120,119,117,118,122,125,124,128|4,129|5,130|6,115,112,111,108,107,109,110,113,114,116,131|7,92,90,88,87,99,97,86,89,93,91,94,132|8,45,49,50,52,54,55,53,51,48,47,46,133|9,82,80,79,78,81,83,85,84,134|10,135|11,136|12,30,28,32,33,35,36,34,31,29,27,26,100,137|13,138|14,139|15,140|16,141|17,142|18,106,103,101,96,95,98,102,104,105,143|19,38,42,43,44,40,41,39,37,144|20,145|21,68,67,66,65,69,70,71,73,76,75,77,74,72,146|22,147|23,148|24,149|25,150&gt;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808">
            <text:p>0.080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53.8">
            <text:p>1153.8</text:p>
          </table:table-cell>
          <table:table-cell office:value-type="float" office:value="9.573">
            <text:p>9.57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82978">
            <text:p>0.2829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68,67,66,65,69,71,70,73,76,75,77,74,72,126|2,127|3,128|4,45,49,50,52,54,55,53,51,48,47,46,129|5,130|6,131|7,115,112,111,108,107,109,110,113,114,116,132|8,133|9,30,28,32,33,35,36,34,31,29,27,26,100,134|10,135|11,136|12,82,80,79,78,81,83,85,84,137|13,138|14,139|15,140|16,141|17,106,103,101,96,95,98,102,104,105,142|18,143|19,144|20,145|21,146|22,57,58,56,60,62,63,64,61,59,147|23,123,121,120,119,117,118,122,125,124,148|24,92,90,88,87,99,97,86,89,93,91,94,149|25,38,42,43,44,40,41,39,37,150&gt;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836">
            <text:p>0.083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07.5">
            <text:p>1107.5</text:p>
          </table:table-cell>
          <table:table-cell office:value-type="float" office:value="9.727">
            <text:p>9.72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53002">
            <text:p>0.2530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6|2,127|3,30,28,32,33,35,36,34,31,29,27,26,100,128|4,129|5,57,58,56,60,62,63,64,61,59,130|6,68,67,66,65,69,71,70,73,76,75,77,74,72,131|7,132|8,82,80,79,78,81,83,85,84,133|9,134|10,106,103,101,96,95,98,102,104,105,135|11,136|12,92,90,88,87,99,97,86,89,93,91,94,137|13,138|14,139|15,140|16,45,49,50,52,54,55,53,51,48,47,46,141|17,38,42,43,44,40,41,39,37,142|18,143|19,144|20,145|21,146|22,123,121,120,119,117,118,122,125,124,147|23,148|24,149|25,115,112,111,108,107,109,110,113,114,116,150&gt;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824">
            <text:p>0.082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08.6">
            <text:p>1308.6</text:p>
          </table:table-cell>
          <table:table-cell office:value-type="float" office:value="9.758">
            <text:p>9.75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67798">
            <text:p>0.36779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57,58,56,60,62,63,64,61,59,126|2,127|3,106,103,101,96,95,98,102,104,105,128|4,129|5,130|6,131|7,132|8,133|9,134|10,135|11,136|12,137|13,138|14,38,42,43,44,40,41,39,37,139|15,82,80,79,78,81,83,85,84,140|16,141|17,142|18,68,67,66,65,69,71,70,73,76,75,77,74,72,143|19,115,112,111,108,107,109,110,113,114,116,144|20,123,121,120,119,117,118,122,125,124,145|21,146|22,30,28,32,33,35,36,34,31,29,27,26,100,147|23,45,49,50,52,54,55,53,51,48,47,46,148|24,92,90,88,87,99,97,86,89,93,91,94,149|25,150&gt;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85">
            <text:p>0.08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24">
            <text:p>1224</text:p>
          </table:table-cell>
          <table:table-cell office:value-type="float" office:value="9.909">
            <text:p>9.90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24101">
            <text:p>0.32410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45,49,50,52,54,55,53,51,48,47,46,126|2,82,80,79,78,81,83,85,84,127|3,128|4,129|5,123,121,120,119,117,118,122,125,124,130|6,38,42,43,44,40,41,39,37,131|7,132|8,133|9,134|10,135|11,68,67,66,65,69,71,70,73,76,75,77,74,72,136|12,106,103,101,96,95,98,102,104,105,137|13,138|14,139|15,140|16,141|17,115,112,111,108,107,109,110,113,114,116,142|18,143|19,144|20,30,28,32,33,35,36,34,31,29,27,26,100,145|21,57,58,56,60,62,63,64,61,59,146|22,92,90,88,87,99,97,86,89,93,91,94,147|23,148|24,149|25,150&gt;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814">
            <text:p>0.081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46.7">
            <text:p>1146.7</text:p>
          </table:table-cell>
          <table:table-cell office:value-type="float" office:value="9.776">
            <text:p>9.77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78538">
            <text:p>0.2785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106,103,101,96,95,98,102,104,105,127|3,128|4,68,67,66,65,69,71,70,73,76,75,77,74,72,129|5,130|6,131|7,132|8,133|9,82,80,79,78,81,83,85,84,134|10,135|11,136|12,137|13,138|14,123,121,120,119,117,118,122,125,124,139|15,92,90,88,87,99,97,86,89,93,91,94,140|16,141|17,45,49,50,52,54,55,53,51,48,47,46,142|18,57,58,56,60,62,63,64,61,59,143|19,144|20,145|21,115,112,111,108,107,109,110,113,114,116,146|22,147|23,38,42,43,44,40,41,39,37,148|24,149|25,30,28,32,33,35,36,34,31,29,27,26,100,150&gt;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832">
            <text:p>0.083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66.9">
            <text:p>1166.9</text:p>
          </table:table-cell>
          <table:table-cell office:value-type="float" office:value="9.618">
            <text:p>9.61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291028">
            <text:p>0.29102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82,80,79,78,81,83,85,84,126|2,106,103,101,96,95,98,102,104,105,127|3,57,58,56,60,62,63,64,61,59,128|4,129|5,130|6,45,49,50,52,54,55,53,51,48,47,46,131|7,92,90,88,87,99,97,86,89,93,91,94,132|8,133|9,134|10,135|11,123,121,120,119,117,118,122,125,124,136|12,137|13,115,112,111,108,107,109,110,113,114,116,138|14,139|15,38,42,43,44,40,41,39,37,140|16,141|17,142|18,143|19,144|20,145|21,30,28,32,33,35,36,34,31,29,27,26,100,146|22,68,67,66,65,69,70,71,73,76,75,77,74,72,147|23,148|24,149|25,150&gt;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866">
            <text:p>0.086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77.6">
            <text:p>1277.6</text:p>
          </table:table-cell>
          <table:table-cell office:value-type="float" office:value="9.552">
            <text:p>9.55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.352458">
            <text:p>0.35245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27.3">
            <text:p>827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27.3">
            <text:p>827.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127|3,128|4,45,49,50,52,54,55,53,51,48,47,46,129|5,130|6,92,90,88,87,99,97,86,89,93,91,94,131|7,123,121,120,119,117,118,122,125,124,132|8,133|9,134|10,135|11,136|12,106,103,101,96,95,98,102,104,105,137|13,115,112,111,108,107,109,110,113,114,116,138|14,139|15,140|16,141|17,142|18,143|19,82,80,79,78,81,83,85,84,144|20,68,67,66,65,69,70,71,73,76,75,77,74,72,145|21,57,58,56,60,62,63,64,61,59,146|22,30,28,32,33,35,36,34,31,29,27,26,100,147|23,148|24,38,42,43,44,40,41,39,37,149|25,150&gt;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577">
            <text:p>0.157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17.339">
            <text:p>17.33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138|14,139|15,140|16,141|17,142|18,143|19,144|20,118,30,100,27,26,124,125,122,117,119,120,123,32,28,29,114,116,113,109,111,108,107,110,101,96,95,98,105,104,106,103,102,121,112,115,145|21,146|22,147|23,92,88,87,99,97,86,89,91,94,93,90,74,80,79,78,81,83,85,84,82,65,69,71,70,76,75,77,72,68,67,66,73,148|24,45,47,49,52,55,54,31,57,58,56,60,62,63,64,61,59,53,51,48,43,44,41,39,37,40,42,38,50,34,36,35,33,46,149|25,150&gt;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612">
            <text:p>0.161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17.877">
            <text:p>17.87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127|3,128|4,129|5,45,47,49,52,55,54,31,57,58,56,60,62,63,64,61,59,53,51,48,43,44,41,39,37,40,42,38,50,34,36,35,33,46,130|6,131|7,132|8,118,30,100,27,26,124,125,122,117,119,120,123,32,28,29,114,116,113,109,111,108,107,110,101,96,95,98,105,104,106,103,102,121,112,115,133|9,134|10,135|11,136|12,137|13,92,88,87,99,97,86,89,91,94,93,90,74,80,79,78,81,83,85,84,82,65,69,71,70,76,75,77,72,68,67,66,73,138|14,139|15,140|16,141|17,142|18,143|19,144|20,145|21,146|22,147|23,148|24,149|25,150&gt;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614">
            <text:p>0.161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17.719">
            <text:p>17.71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127|3,128|4,129|5,130|6,131|7,132|8,133|9,134|10,118,30,100,27,26,124,125,122,117,119,120,123,32,28,29,114,116,113,109,111,108,107,110,101,96,95,98,105,104,106,103,102,121,112,115,135|11,136|12,137|13,138|14,139|15,45,47,49,52,55,54,31,57,58,56,60,62,63,64,61,59,53,51,48,43,44,41,39,37,40,42,38,50,34,36,35,33,46,140|16,141|17,142|18,143|19,144|20,145|21,146|22,147|23,148|24,92,88,87,99,97,86,89,91,94,93,90,74,80,79,78,81,83,85,84,82,65,69,71,70,76,75,77,72,68,67,66,73,149|25,150&gt;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56">
            <text:p>0.15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17.671">
            <text:p>17.67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27|3,128|4,129|5,130|6,131|7,132|8,133|9,92,88,87,99,97,86,89,91,94,93,90,74,80,79,78,81,83,85,84,82,65,69,71,70,76,75,77,72,68,67,66,73,134|10,135|11,136|12,137|13,138|14,139|15,140|16,141|17,142|18,143|19,45,47,49,52,55,54,31,57,58,56,60,62,63,64,61,59,53,51,48,43,44,41,39,37,40,42,38,50,34,36,35,33,46,144|20,118,30,100,27,26,124,125,122,117,119,120,123,32,28,29,114,116,113,109,111,108,107,110,101,96,95,98,105,104,106,103,102,121,112,115,145|21,146|22,147|23,148|24,149|25,150&gt;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539">
            <text:p>0.153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17.8">
            <text:p>17.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6|2,127|3,128|4,129|5,130|6,131|7,132|8,133|9,134|10,135|11,92,88,87,99,97,86,89,91,94,93,90,74,80,79,78,81,83,85,84,82,65,69,71,70,76,75,77,72,68,67,66,73,136|12,137|13,138|14,139|15,140|16,141|17,118,30,100,27,26,124,125,122,117,119,120,123,32,28,29,114,116,113,109,111,108,107,110,101,96,95,98,105,104,106,103,102,121,112,115,142|18,143|19,144|20,45,47,49,52,55,54,31,57,58,56,60,62,63,64,61,59,53,51,48,43,44,41,39,37,40,42,38,50,34,36,35,33,46,145|21,146|22,147|23,148|24,149|25,150&gt;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566">
            <text:p>0.156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17.748">
            <text:p>17.74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127|3,45,47,49,52,55,54,31,57,58,56,60,62,63,64,61,59,53,51,48,43,44,41,39,37,40,42,38,50,34,36,35,33,46,128|4,129|5,130|6,131|7,132|8,133|9,134|10,118,30,100,27,26,124,125,122,117,119,120,123,32,28,29,114,116,113,109,111,108,107,110,101,96,95,98,105,104,106,103,102,121,112,115,135|11,136|12,137|13,138|14,92,88,87,99,97,86,89,91,94,93,90,74,80,79,78,81,83,85,84,82,65,69,71,70,76,75,77,72,68,67,66,73,139|15,140|16,141|17,142|18,143|19,144|20,145|21,146|22,147|23,148|24,149|25,150&gt;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658">
            <text:p>0.165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17.573">
            <text:p>17.57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127|3,128|4,129|5,130|6,131|7,132|8,133|9,134|10,135|11,136|12,137|13,138|14,139|15,140|16,141|17,118,30,100,27,26,124,125,122,117,119,120,123,32,28,29,114,116,113,109,111,108,107,110,101,96,95,98,105,104,106,103,102,121,112,115,142|18,143|19,144|20,145|21,146|22,92,88,87,99,97,86,89,91,94,93,90,74,80,79,78,81,83,85,84,82,65,69,71,70,76,75,77,72,68,67,66,73,147|23,148|24,149|25,45,47,49,52,55,54,31,57,58,56,60,62,63,64,61,59,53,51,48,43,44,41,39,37,40,42,38,50,34,36,35,33,46,150&gt;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547">
            <text:p>0.154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17.137">
            <text:p>17.13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127|3,128|4,129|5,130|6,131|7,132|8,133|9,134|10,135|11,136|12,137|13,138|14,139|15,140|16,141|17,142|18,143|19,118,30,100,27,26,124,125,122,117,119,120,123,32,28,29,114,116,113,109,111,108,107,110,101,96,95,98,105,104,106,103,102,121,112,115,144|20,145|21,92,88,87,99,97,86,89,91,94,93,90,74,80,79,78,81,83,85,84,82,65,69,71,70,76,75,77,72,68,67,66,73,146|22,147|23,45,47,49,52,55,54,31,57,58,56,60,62,63,64,61,59,53,51,48,43,44,41,39,37,40,42,38,50,34,36,35,33,46,148|24,149|25,150&gt;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563">
            <text:p>0.156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16.905">
            <text:p>16.90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27|3,128|4,129|5,130|6,131|7,132|8,133|9,118,30,100,27,26,124,125,122,117,119,120,123,32,28,29,114,116,113,109,111,108,107,110,101,96,95,98,105,104,106,103,102,121,112,115,134|10,45,47,49,52,55,54,31,57,58,56,60,62,63,64,61,59,53,51,48,43,44,41,39,37,40,42,38,50,34,36,35,33,46,135|11,136|12,137|13,138|14,139|15,140|16,141|17,142|18,143|19,144|20,145|21,146|22,147|23,148|24,92,88,87,99,97,86,89,91,94,93,90,74,80,79,78,81,83,85,84,82,65,69,71,70,76,75,77,72,68,67,66,73,149|25,150&gt;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555">
            <text:p>0.155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16.983">
            <text:p>16.98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127|3,128|4,129|5,130|6,131|7,132|8,133|9,134|10,135|11,136|12,137|13,138|14,139|15,140|16,141|17,142|18,118,30,100,27,26,124,125,122,117,119,120,123,32,28,29,114,116,113,109,111,108,107,110,101,96,95,98,105,104,106,103,102,121,112,115,143|19,144|20,145|21,45,47,49,52,55,54,31,57,58,56,60,62,63,64,61,59,53,51,48,43,44,41,39,37,40,42,38,50,34,36,35,33,46,146|22,147|23,148|24,149|25,92,88,87,99,97,86,89,91,94,93,90,74,80,79,78,81,83,85,84,82,65,69,71,70,76,75,77,72,68,67,66,73,150&gt;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324">
            <text:p>0.132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12.8">
            <text:p>812.8</text:p>
          </table:table-cell>
          <table:table-cell office:value-type="float" office:value="14.248">
            <text:p>14.24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.275221">
            <text:p>0.2752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127|3,45,47,49,52,55,54,31,57,58,56,60,62,63,64,61,59,53,51,48,43,44,41,39,37,40,42,38,50,34,36,35,33,46,128|4,92,88,87,99,97,86,89,91,94,93,90,74,80,79,78,81,83,85,84,82,65,69,71,70,76,75,77,72,68,67,66,73,129|5,130|6,131|7,132|8,133|9,134|10,135|11,136|12,137|13,138|14,139|15,140|16,141|17,142|18,143|19,144|20,145|21,118,30,100,27,26,124,125,122,117,119,120,123,32,28,29,114,116,113,109,111,108,107,110,101,96,95,98,105,104,106,103,102,121,112,115,146|22,147|23,148|24,149|25,150&gt;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416">
            <text:p>0.141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56.3">
            <text:p>756.3</text:p>
          </table:table-cell>
          <table:table-cell office:value-type="float" office:value="14.56">
            <text:p>14.5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.221076">
            <text:p>0.22107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92,88,87,99,97,86,89,91,94,93,90,74,80,79,78,81,83,85,84,82,65,69,71,70,76,75,77,72,68,67,66,73,126|2,127|3,128|4,129|5,130|6,118,30,100,27,26,124,125,122,117,119,120,123,32,28,29,114,116,113,109,111,108,107,110,101,96,95,98,105,104,106,103,102,121,112,115,131|7,132|8,133|9,134|10,135|11,136|12,137|13,45,47,49,52,55,54,31,57,58,56,60,62,63,64,61,59,53,51,48,43,44,41,39,37,40,42,38,50,34,36,35,33,46,138|14,139|15,140|16,141|17,142|18,143|19,144|20,145|21,146|22,147|23,148|24,149|25,150&gt;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323">
            <text:p>0.132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18.9">
            <text:p>818.9</text:p>
          </table:table-cell>
          <table:table-cell office:value-type="float" office:value="14.356">
            <text:p>14.35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.28062">
            <text:p>0.2806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127|3,128|4,129|5,130|6,131|7,132|8,133|9,134|10,135|11,118,30,100,27,26,124,125,122,117,119,120,123,32,28,29,114,116,113,109,111,108,107,110,101,96,95,98,105,104,106,103,102,121,112,115,136|12,45,47,49,52,55,54,31,57,58,56,60,62,63,64,61,59,53,51,48,43,44,41,39,37,40,42,38,50,34,36,35,33,46,137|13,138|14,139|15,140|16,141|17,142|18,143|19,144|20,145|21,146|22,92,88,87,99,97,86,89,91,94,93,90,74,80,79,78,81,83,85,84,82,65,69,71,70,76,75,77,72,68,67,66,73,147|23,148|24,149|25,150&gt;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337">
            <text:p>0.133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59.7">
            <text:p>759.7</text:p>
          </table:table-cell>
          <table:table-cell office:value-type="float" office:value="14.192">
            <text:p>14.19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.224562">
            <text:p>0.22456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27|3,128|4,129|5,130|6,131|7,132|8,133|9,134|10,118,30,100,27,26,124,125,122,117,119,120,123,32,28,29,114,116,113,109,111,108,107,110,101,96,95,98,105,104,106,103,102,121,112,115,135|11,136|12,137|13,138|14,45,47,49,52,55,54,31,57,58,56,60,62,63,64,61,59,53,51,48,43,44,41,39,37,40,42,38,50,34,36,35,33,46,139|15,140|16,141|17,142|18,143|19,144|20,145|21,92,88,87,99,97,86,89,91,94,93,90,74,80,79,78,81,83,85,84,82,65,69,71,70,76,75,77,72,68,67,66,73,146|22,147|23,148|24,149|25,150&gt;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428">
            <text:p>0.142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 office:value-type="float" office:value="14.465">
            <text:p>14.46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.277178">
            <text:p>0.2771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6|2,127|3,128|4,129|5,130|6,131|7,132|8,133|9,134|10,45,47,49,52,55,54,31,57,58,56,60,62,63,64,61,59,53,51,48,43,44,41,39,37,40,42,38,50,34,36,35,33,46,135|11,136|12,137|13,138|14,118,30,100,27,26,124,125,122,117,119,120,123,32,28,29,114,116,113,109,111,108,107,110,101,96,95,98,105,104,106,103,102,121,112,115,139|15,140|16,141|17,142|18,143|19,144|20,145|21,146|22,92,88,87,99,97,86,89,91,94,93,90,74,80,79,78,81,83,85,84,82,65,69,71,70,76,75,77,72,68,67,66,73,147|23,148|24,149|25,150&gt;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378">
            <text:p>0.137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00.1">
            <text:p>800.1</text:p>
          </table:table-cell>
          <table:table-cell office:value-type="float" office:value="14.385">
            <text:p>14.38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.263717">
            <text:p>0.26371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127|3,128|4,129|5,130|6,131|7,132|8,133|9,134|10,135|11,136|12,137|13,138|14,139|15,140|16,141|17,142|18,143|19,118,30,100,27,26,124,125,122,117,119,120,123,32,28,29,114,116,113,109,111,108,107,110,101,96,95,98,105,104,106,103,102,121,112,115,144|20,92,88,87,99,97,86,89,91,94,93,90,74,80,79,78,81,83,85,84,82,65,69,71,70,76,75,77,72,68,67,66,73,145|21,146|22,147|23,45,47,49,52,55,54,31,57,58,56,60,62,63,64,61,59,53,51,48,43,44,41,39,37,40,42,38,50,34,36,35,33,46,148|24,149|25,150&gt;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333">
            <text:p>0.133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82.6">
            <text:p>782.6</text:p>
          </table:table-cell>
          <table:table-cell office:value-type="float" office:value="14.016">
            <text:p>14.01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.247253">
            <text:p>0.24725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127|3,128|4,129|5,130|6,131|7,118,30,100,27,26,124,125,122,117,119,120,123,32,28,29,114,116,113,109,111,108,107,110,101,96,95,98,105,104,106,103,102,121,112,115,132|8,133|9,134|10,135|11,136|12,137|13,138|14,92,88,87,99,97,86,89,91,94,93,90,74,80,79,78,81,83,85,84,82,65,69,71,70,76,75,77,72,68,67,66,73,139|15,140|16,141|17,142|18,143|19,144|20,145|21,146|22,45,47,49,52,55,54,31,57,58,56,60,62,63,64,61,59,53,51,48,43,44,41,39,37,40,42,38,50,34,36,35,33,46,147|23,148|24,149|25,150&gt;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326">
            <text:p>0.132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50.7">
            <text:p>750.7</text:p>
          </table:table-cell>
          <table:table-cell office:value-type="float" office:value="15.135">
            <text:p>15.13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.215266">
            <text:p>0.21526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127|3,128|4,129|5,130|6,131|7,118,30,100,27,26,124,125,122,117,119,120,123,32,28,29,114,116,113,109,111,108,107,110,101,96,95,98,105,104,106,103,102,121,112,115,132|8,45,47,49,52,55,54,31,57,58,56,60,62,63,64,61,59,53,51,48,43,44,41,39,37,40,42,38,50,34,36,35,33,46,133|9,134|10,135|11,136|12,137|13,138|14,139|15,92,88,87,99,97,86,89,91,94,93,90,74,80,79,78,81,83,85,84,82,65,69,71,70,76,75,77,72,68,67,66,73,140|16,141|17,142|18,143|19,144|20,145|21,146|22,147|23,148|24,149|25,150&gt;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373">
            <text:p>0.137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91.9">
            <text:p>791.9</text:p>
          </table:table-cell>
          <table:table-cell office:value-type="float" office:value="14.986">
            <text:p>14.98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.256093">
            <text:p>0.25609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27|3,128|4,129|5,130|6,131|7,132|8,133|9,134|10,135|11,136|12,137|13,138|14,92,88,87,99,97,86,89,91,94,93,90,74,80,79,78,81,83,85,84,82,65,69,71,70,76,75,77,72,68,67,66,73,139|15,118,30,100,27,26,124,125,122,117,119,120,123,32,28,29,114,116,113,109,111,108,107,110,101,96,95,98,105,104,106,103,102,121,112,115,140|16,141|17,142|18,143|19,144|20,145|21,146|22,147|23,45,47,49,52,55,54,31,57,58,56,60,62,63,64,61,59,53,51,48,43,44,41,39,37,40,42,38,50,34,36,35,33,46,148|24,149|25,150&gt;</text:p>
          </table:table-cell>
        </table:table-row>
        <table:table-row table:style-name="ro1">
          <table:table-cell office:value-type="string">
            <text:p>C202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368">
            <text:p>0.136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62.2">
            <text:p>762.2</text:p>
          </table:table-cell>
          <table:table-cell office:value-type="float" office:value="14.341">
            <text:p>14.34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.227106">
            <text:p>0.2271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9.1">
            <text:p>589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9.1">
            <text:p>589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127|3,128|4,129|5,130|6,131|7,132|8,133|9,134|10,135|11,136|12,137|13,138|14,139|15,45,47,49,52,55,54,31,57,58,56,60,62,63,64,61,59,53,51,48,43,44,41,39,37,40,42,38,50,34,36,35,33,46,140|16,141|17,92,88,87,99,97,86,89,91,94,93,90,74,80,79,78,81,83,85,84,82,65,69,71,70,76,75,77,72,68,67,66,73,142|18,143|19,144|20,145|21,118,30,100,27,26,124,125,122,117,119,120,123,32,28,29,114,116,113,109,111,108,107,110,101,96,95,98,105,104,106,103,102,121,112,115,146|22,147|23,148|24,149|25,150&gt;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371">
            <text:p>0.137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71.7">
            <text:p>871.7</text:p>
          </table:table-cell>
          <table:table-cell office:value-type="float" office:value="12.366">
            <text:p>12.36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.324653">
            <text:p>0.32465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7">
            <text:p>588.7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92,88,87,99,97,86,89,91,94,93,90,74,80,79,78,81,83,85,84,82,65,69,71,70,76,75,77,72,67,66,68,73,131|7,132|8,133|9,134|10,135|11,136|12,137|13,138|14,139|15,140|16,45,47,49,52,55,54,31,57,58,56,60,62,63,64,61,59,53,51,48,43,44,41,39,37,40,42,38,50,34,36,35,33,46,141|17,142|18,143|19,144|20,145|21,146|22,147|23,148|24,149|25,118,30,100,27,26,124,125,122,117,119,120,123,32,28,29,114,116,113,109,111,108,107,110,101,96,95,98,105,104,106,103,102,121,112,115,150&gt;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283">
            <text:p>0.128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33.6">
            <text:p>833.6</text:p>
          </table:table-cell>
          <table:table-cell office:value-type="float" office:value="12.826">
            <text:p>12.82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.293786">
            <text:p>0.29378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7">
            <text:p>588.7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127|3,118,30,100,27,26,124,125,122,117,119,120,123,32,28,29,114,116,113,109,111,108,107,110,101,96,95,98,105,104,106,103,102,121,112,115,128|4,129|5,130|6,131|7,132|8,133|9,134|10,135|11,136|12,137|13,138|14,139|15,140|16,45,47,49,52,55,54,31,57,58,56,60,62,63,64,61,59,53,51,48,43,44,41,39,37,40,42,38,50,34,36,35,33,46,141|17,142|18,92,88,87,99,97,86,89,91,94,93,90,74,80,79,78,81,83,85,84,82,65,69,71,70,76,75,77,72,67,66,68,73,143|19,144|20,145|21,146|22,147|23,148|24,149|25,150&gt;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289">
            <text:p>0.128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50.6">
            <text:p>850.6</text:p>
          </table:table-cell>
          <table:table-cell office:value-type="float" office:value="12.91">
            <text:p>12.9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.3079">
            <text:p>0.307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7">
            <text:p>588.7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45,47,49,52,55,54,31,57,58,56,60,62,63,64,61,59,53,51,48,43,44,41,39,37,40,42,38,50,34,36,35,33,46,127|3,128|4,129|5,130|6,131|7,132|8,92,88,87,99,97,86,89,91,94,93,90,74,80,79,78,81,83,85,84,82,65,69,71,70,76,75,77,72,67,66,68,73,133|9,134|10,135|11,136|12,137|13,138|14,139|15,140|16,141|17,142|18,143|19,144|20,145|21,118,30,100,27,26,124,125,122,117,119,120,123,32,28,29,114,116,113,109,111,108,107,110,101,96,95,98,105,104,106,103,102,121,112,115,146|22,147|23,148|24,149|25,150&gt;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327">
            <text:p>0.132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35.4">
            <text:p>935.4</text:p>
          </table:table-cell>
          <table:table-cell office:value-type="float" office:value="12.654">
            <text:p>12.65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.370644">
            <text:p>0.3706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7">
            <text:p>588.7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27|3,92,88,87,99,97,86,89,91,94,93,90,74,80,79,78,81,83,85,84,82,65,69,71,70,76,75,77,72,67,66,68,73,128|4,129|5,130|6,131|7,132|8,45,47,49,52,55,54,31,57,58,56,60,62,63,64,61,59,53,51,48,43,44,41,39,37,40,42,38,50,34,36,35,33,46,133|9,134|10,135|11,136|12,137|13,138|14,139|15,140|16,141|17,142|18,143|19,144|20,145|21,146|22,147|23,118,30,100,27,26,124,125,122,117,119,120,123,32,28,29,114,116,113,109,111,108,107,110,101,96,95,98,105,104,106,103,102,121,112,115,148|24,149|25,150&gt;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34">
            <text:p>0.13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35.3">
            <text:p>835.3</text:p>
          </table:table-cell>
          <table:table-cell office:value-type="float" office:value="13.034">
            <text:p>13.03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.295223">
            <text:p>0.29522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7">
            <text:p>588.7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6|2,127|3,128|4,129|5,130|6,92,88,87,99,97,86,89,91,94,93,90,74,80,79,78,81,83,85,84,82,65,69,71,70,76,75,77,72,67,66,68,73,131|7,132|8,45,47,49,52,55,54,31,57,58,56,60,62,63,64,61,59,53,51,48,43,44,41,39,37,40,42,38,50,34,36,35,33,46,133|9,134|10,135|11,118,30,100,27,26,124,125,122,117,119,120,123,32,28,29,114,116,113,109,111,108,107,110,101,96,95,98,105,104,106,103,102,121,112,115,136|12,137|13,138|14,139|15,140|16,141|17,142|18,143|19,144|20,145|21,146|22,147|23,148|24,149|25,150&gt;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285">
            <text:p>0.128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11.7">
            <text:p>811.7</text:p>
          </table:table-cell>
          <table:table-cell office:value-type="float" office:value="12.555">
            <text:p>12.55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.274732">
            <text:p>0.2747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7">
            <text:p>588.7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127|3,92,88,87,99,97,86,89,91,94,93,90,74,80,79,78,81,83,85,84,82,65,69,71,70,76,75,77,72,67,66,68,73,128|4,129|5,130|6,131|7,132|8,133|9,134|10,135|11,136|12,137|13,138|14,139|15,118,30,100,27,26,124,125,122,117,119,120,123,32,28,29,114,116,113,109,111,108,107,110,101,96,95,98,105,104,106,103,102,121,112,115,140|16,141|17,45,47,49,52,55,54,31,57,58,56,60,62,63,64,61,59,53,51,48,43,44,41,39,37,40,42,38,50,34,36,35,33,46,142|18,143|19,144|20,145|21,146|22,147|23,148|24,149|25,150&gt;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295">
            <text:p>0.129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39.5">
            <text:p>739.5</text:p>
          </table:table-cell>
          <table:table-cell office:value-type="float" office:value="12.627">
            <text:p>12.62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.203922">
            <text:p>0.20392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7">
            <text:p>588.7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118,30,100,27,26,124,125,122,117,119,120,123,32,28,29,114,116,113,109,111,108,107,110,101,96,95,98,105,104,106,103,102,121,112,115,127|3,128|4,129|5,130|6,131|7,92,88,87,99,97,86,89,91,94,93,90,74,80,79,78,81,83,85,84,82,65,69,71,70,76,75,77,72,67,66,68,73,132|8,133|9,134|10,135|11,136|12,45,47,49,52,55,54,31,57,58,56,60,62,63,64,61,59,53,51,48,43,44,41,39,37,40,42,38,50,34,36,35,33,46,137|13,138|14,139|15,140|16,141|17,142|18,143|19,144|20,145|21,146|22,147|23,148|24,149|25,150&gt;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47.6">
            <text:p>847.6</text:p>
          </table:table-cell>
          <table:table-cell office:value-type="float" office:value="12.975">
            <text:p>12.97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.305451">
            <text:p>0.30545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7">
            <text:p>588.7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127|3,128|4,129|5,130|6,131|7,118,30,100,27,26,124,125,122,117,119,120,123,32,28,29,114,116,113,109,111,108,107,110,101,96,95,98,105,104,106,103,102,121,112,115,132|8,45,47,49,52,55,54,31,57,58,56,60,62,63,64,61,59,53,51,48,43,44,41,39,37,40,42,38,50,34,36,35,33,46,133|9,134|10,135|11,136|12,137|13,138|14,139|15,92,88,87,99,97,86,89,91,94,93,90,74,80,79,78,81,83,85,84,82,65,69,71,70,76,75,77,72,67,66,68,73,140|16,141|17,142|18,143|19,144|20,145|21,146|22,147|23,148|24,149|25,150&gt;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251">
            <text:p>0.125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72.1">
            <text:p>872.1</text:p>
          </table:table-cell>
          <table:table-cell office:value-type="float" office:value="12.631">
            <text:p>12.63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.324963">
            <text:p>0.32496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7">
            <text:p>588.7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27|3,128|4,129|5,130|6,131|7,132|8,133|9,118,30,100,27,26,124,125,122,117,119,120,123,32,28,29,114,116,113,109,111,108,107,110,101,96,95,98,105,104,106,103,102,121,112,115,134|10,45,47,49,52,55,54,31,57,58,56,60,62,63,64,61,59,53,51,48,43,44,41,39,37,40,42,38,50,34,36,35,33,46,135|11,136|12,137|13,138|14,139|15,140|16,141|17,142|18,143|19,144|20,145|21,146|22,147|23,148|24,92,88,87,99,97,86,89,91,94,93,90,74,80,79,78,81,83,85,84,82,65,69,71,70,76,75,77,72,67,66,68,73,149|25,150&gt;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364">
            <text:p>0.136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77.9">
            <text:p>777.9</text:p>
          </table:table-cell>
          <table:table-cell office:value-type="float" office:value="12.566">
            <text:p>12.56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.243219">
            <text:p>0.2432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7">
            <text:p>588.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7">
            <text:p>588.7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92,88,87,99,97,86,89,91,94,93,90,74,80,79,78,81,83,85,84,82,65,69,71,70,76,75,77,72,67,66,68,73,127|3,128|4,129|5,130|6,131|7,132|8,133|9,134|10,135|11,136|12,137|13,138|14,139|15,118,30,100,27,26,124,125,122,117,119,120,123,32,28,29,114,116,113,109,111,108,107,110,101,96,95,98,105,104,106,103,102,121,112,115,140|16,141|17,142|18,143|19,45,47,49,52,55,54,31,57,58,56,60,62,63,64,61,59,53,51,48,43,44,41,39,37,40,42,38,50,34,36,35,33,46,144|20,145|21,146|22,147|23,148|24,149|25,150&gt;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328">
            <text:p>0.132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32">
            <text:p>832</text:p>
          </table:table-cell>
          <table:table-cell office:value-type="float" office:value="11.331">
            <text:p>11.33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.293149">
            <text:p>0.29314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1">
            <text:p>588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92,88,87,99,97,86,89,91,94,93,90,74,80,79,78,81,83,85,84,82,65,69,71,66,67,70,76,75,77,72,68,73,138|14,45,47,49,52,55,54,31,57,58,56,60,62,63,64,61,59,53,51,48,43,44,41,39,37,40,42,38,50,34,36,35,33,46,139|15,140|16,141|17,142|18,143|19,144|20,145|21,146|22,147|23,148|24,149|25,118,30,100,27,26,124,125,122,117,119,120,123,32,28,29,114,116,113,109,111,108,107,110,101,96,95,98,105,104,106,103,102,121,112,115,150&gt;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388">
            <text:p>0.138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77.3">
            <text:p>877.3</text:p>
          </table:table-cell>
          <table:table-cell office:value-type="float" office:value="11.817">
            <text:p>11.81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.329648">
            <text:p>0.32964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1">
            <text:p>588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127|3,128|4,129|5,130|6,131|7,132|8,133|9,134|10,135|11,45,47,49,52,55,54,31,57,58,56,60,62,63,64,61,59,53,51,48,43,44,41,39,37,40,42,38,50,34,36,35,33,46,136|12,137|13,138|14,139|15,140|16,141|17,142|18,143|19,144|20,92,88,87,99,97,86,89,91,94,93,90,74,80,79,78,81,83,85,84,82,65,69,71,66,67,70,76,75,77,72,68,73,145|21,146|22,118,30,100,27,26,124,125,122,117,119,120,123,32,28,29,114,116,113,109,111,108,107,110,101,96,95,98,105,104,106,103,102,121,112,115,147|23,148|24,149|25,150&gt;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332">
            <text:p>0.133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67.1">
            <text:p>867.1</text:p>
          </table:table-cell>
          <table:table-cell office:value-type="float" office:value="11.834">
            <text:p>11.83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.321762">
            <text:p>0.32176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1">
            <text:p>588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127|3,128|4,129|5,130|6,131|7,132|8,133|9,134|10,135|11,136|12,118,30,100,27,26,124,125,122,117,119,120,123,32,28,29,114,116,113,109,111,108,107,110,101,96,95,98,105,104,106,103,102,121,112,115,137|13,138|14,139|15,140|16,45,47,49,52,55,54,31,57,58,56,60,62,63,64,61,59,53,51,48,43,44,41,39,37,40,42,38,50,34,36,35,33,46,141|17,142|18,92,88,87,99,97,86,89,91,94,93,90,74,80,79,78,81,83,85,84,82,65,69,71,66,67,70,76,75,77,72,68,73,143|19,144|20,145|21,146|22,147|23,148|24,149|25,150&gt;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33">
            <text:p>0.13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00.4">
            <text:p>800.4</text:p>
          </table:table-cell>
          <table:table-cell office:value-type="float" office:value="11.713">
            <text:p>11.71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.265242">
            <text:p>0.2652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1">
            <text:p>588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27|3,128|4,129|5,130|6,131|7,132|8,45,47,49,52,55,54,31,57,58,56,60,62,63,64,61,59,53,51,48,43,44,41,39,37,40,42,38,50,34,36,35,33,46,133|9,134|10,92,88,87,99,97,86,89,91,94,93,90,74,80,79,78,81,83,85,84,82,65,69,71,66,67,70,76,75,77,72,68,73,135|11,136|12,137|13,138|14,139|15,140|16,141|17,142|18,143|19,144|20,118,30,100,27,26,124,125,122,117,119,120,123,32,28,29,114,116,113,109,111,108,107,110,101,96,95,98,105,104,106,103,102,121,112,115,145|21,146|22,147|23,148|24,149|25,150&gt;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306">
            <text:p>0.130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11.558">
            <text:p>11.55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.25557">
            <text:p>0.255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1">
            <text:p>588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92,88,87,99,97,86,89,91,94,93,90,74,80,79,78,81,83,85,84,82,65,69,71,66,67,70,76,75,77,72,68,73,126|2,127|3,128|4,45,47,49,52,55,54,31,57,58,56,60,62,63,64,61,59,53,51,48,43,44,41,39,37,40,42,38,50,34,36,35,33,46,129|5,130|6,118,30,100,27,26,124,125,122,117,119,120,123,32,28,29,114,116,113,109,111,108,107,110,101,96,95,98,105,104,106,103,102,121,112,115,131|7,132|8,133|9,134|10,135|11,136|12,137|13,138|14,139|15,140|16,141|17,142|18,143|19,144|20,145|21,146|22,147|23,148|24,149|25,150&gt;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263">
            <text:p>0.126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37.3">
            <text:p>837.3</text:p>
          </table:table-cell>
          <table:table-cell office:value-type="float" office:value="11.937">
            <text:p>11.93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91.4">
            <text:p>591.4</text:p>
          </table:table-cell>
          <table:table-cell office:value-type="float" office:value="3">
            <text:p>3</text:p>
          </table:table-cell>
          <table:table-cell office:value-type="float" office:value="0.293682">
            <text:p>0.2936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91.4">
            <text:p>591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1">
            <text:p>588.1</text:p>
          </table:table-cell>
          <table:table-cell table:number-columns-repeated="2" office:value-type="float" office:value="0.005611">
            <text:p>0.00561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127|3,128|4,92,88,87,99,97,86,89,91,94,93,90,74,80,79,78,81,83,85,84,82,65,69,71,66,67,70,76,75,77,72,68,73,129|5,118,30,100,27,26,124,125,122,117,119,120,123,32,28,29,114,116,113,109,111,108,107,110,101,96,95,98,105,104,106,103,102,121,112,115,130|6,131|7,132|8,133|9,134|10,135|11,136|12,137|13,138|14,139|15,140|16,141|17,142|18,143|19,45,49,52,55,54,31,57,58,56,60,62,63,64,61,59,53,51,48,43,42,44,41,39,37,40,38,50,34,36,35,33,46,47,144|20,145|21,146|22,147|23,148|24,149|25,150&gt;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459">
            <text:p>0.145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55.8">
            <text:p>855.8</text:p>
          </table:table-cell>
          <table:table-cell office:value-type="float" office:value="11.759">
            <text:p>11.75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91.6">
            <text:p>591.6</text:p>
          </table:table-cell>
          <table:table-cell office:value-type="float" office:value="3">
            <text:p>3</text:p>
          </table:table-cell>
          <table:table-cell office:value-type="float" office:value="0.308717">
            <text:p>0.30871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91.6">
            <text:p>591.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1">
            <text:p>588.1</text:p>
          </table:table-cell>
          <table:table-cell table:number-columns-repeated="2" office:value-type="float" office:value="0.005951">
            <text:p>0.00595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127|3,128|4,129|5,92,88,87,99,97,86,89,91,94,93,90,74,80,79,78,81,83,85,84,82,65,69,71,66,67,70,76,75,77,72,68,73,130|6,131|7,132|8,133|9,134|10,135|11,136|12,137|13,138|14,139|15,140|16,141|17,142|18,143|19,144|20,47,49,52,55,54,31,57,58,56,60,62,63,64,61,59,53,51,48,43,42,44,41,39,37,40,38,50,34,36,35,33,46,45,145|21,118,30,100,27,26,124,125,122,117,119,120,123,32,28,29,114,116,113,109,111,108,107,110,101,96,95,98,105,104,106,103,102,121,112,115,146|22,147|23,148|24,149|25,150&gt;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276">
            <text:p>0.127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30.2">
            <text:p>830.2</text:p>
          </table:table-cell>
          <table:table-cell office:value-type="float" office:value="11.595">
            <text:p>11.59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.291616">
            <text:p>0.29161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1">
            <text:p>588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127|3,128|4,129|5,130|6,131|7,132|8,133|9,134|10,92,88,87,99,97,86,89,91,94,93,90,74,80,79,78,81,83,85,84,82,65,69,71,66,67,70,76,75,77,72,68,73,135|11,136|12,137|13,138|14,139|15,140|16,141|17,142|18,45,47,49,52,55,54,31,57,58,56,60,62,63,64,61,59,53,51,48,43,44,41,39,37,40,42,38,50,34,36,35,33,46,143|19,118,30,100,27,26,124,125,122,117,119,120,123,32,28,29,114,116,113,109,111,108,107,110,101,96,95,98,105,104,106,103,102,121,112,115,144|20,145|21,146|22,147|23,148|24,149|25,150&gt;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282">
            <text:p>0.128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832.1">
            <text:p>832.1</text:p>
          </table:table-cell>
          <table:table-cell office:value-type="float" office:value="12.356">
            <text:p>12.35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.293234">
            <text:p>0.2932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1">
            <text:p>588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27|3,128|4,129|5,130|6,131|7,132|8,133|9,134|10,135|11,136|12,137|13,138|14,139|15,45,47,49,52,55,54,31,57,58,56,60,62,63,64,61,59,53,51,48,43,44,41,39,37,40,42,38,50,34,36,35,33,46,140|16,141|17,142|18,118,30,100,27,26,124,125,122,117,119,120,123,32,28,29,114,116,113,109,111,108,107,110,101,96,95,98,105,104,106,103,102,121,112,115,143|19,144|20,145|21,92,88,87,99,97,86,89,91,94,93,90,74,80,79,78,81,83,85,84,82,65,69,71,66,67,70,76,75,77,72,68,73,146|22,147|23,148|24,149|25,150&gt;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332">
            <text:p>0.133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15.8">
            <text:p>915.8</text:p>
          </table:table-cell>
          <table:table-cell office:value-type="float" office:value="11.361">
            <text:p>11.36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.357829">
            <text:p>0.35782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8.1">
            <text:p>588.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8.1">
            <text:p>588.1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127|3,128|4,45,47,49,52,55,54,31,57,58,56,60,62,63,64,61,59,53,51,48,43,44,41,39,37,40,42,38,50,34,36,35,33,46,129|5,130|6,131|7,118,30,100,27,26,124,125,122,117,119,120,123,32,28,29,114,116,113,109,111,108,107,110,101,96,95,98,105,104,106,103,102,121,112,115,132|8,133|9,134|10,135|11,136|12,92,88,87,99,97,86,89,91,94,93,90,74,80,79,78,81,83,85,84,82,65,69,71,66,67,70,76,75,77,72,68,73,137|13,138|14,139|15,140|16,141|17,142|18,143|19,144|20,145|21,146|22,147|23,148|24,149|25,150&gt;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43">
            <text:p>0.14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42.4">
            <text:p>642.4</text:p>
          </table:table-cell>
          <table:table-cell office:value-type="float" office:value="16.388">
            <text:p>16.38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.087173">
            <text:p>0.08717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.4">
            <text:p>586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18,30,100,27,26,124,125,122,117,119,120,123,32,28,29,114,116,113,111,109,108,107,110,101,96,95,98,105,104,106,103,102,121,112,115,133|9,134|10,135|11,136|12,92,88,87,99,97,86,89,91,94,93,90,74,80,79,78,81,83,85,84,82,65,69,71,70,76,75,77,72,68,67,66,73,137|13,138|14,139|15,140|16,45,47,49,52,55,54,31,57,58,56,60,62,63,64,61,59,53,51,48,43,44,41,39,37,40,42,38,50,34,36,35,33,46,141|17,142|18,143|19,144|20,145|21,146|22,147|23,148|24,149|25,150&gt;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48">
            <text:p>0.14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42.5">
            <text:p>642.5</text:p>
          </table:table-cell>
          <table:table-cell office:value-type="float" office:value="17.007">
            <text:p>17.00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.087315">
            <text:p>0.0873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.4">
            <text:p>586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127|3,128|4,129|5,118,30,100,27,26,124,125,122,117,119,120,123,32,28,29,114,116,113,111,109,108,107,110,101,96,95,98,105,104,106,103,102,121,112,115,130|6,131|7,132|8,133|9,134|10,135|11,136|12,137|13,92,88,87,99,97,86,89,91,94,93,90,74,80,79,78,81,83,85,84,82,65,69,71,70,76,75,77,72,68,67,66,73,138|14,139|15,140|16,141|17,142|18,143|19,45,47,49,52,55,54,31,57,58,56,60,62,63,64,61,59,53,51,48,43,44,41,39,37,40,42,38,50,34,36,35,33,46,144|20,145|21,146|22,147|23,148|24,149|25,150&gt;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537">
            <text:p>0.153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48.5">
            <text:p>648.5</text:p>
          </table:table-cell>
          <table:table-cell office:value-type="float" office:value="16.769">
            <text:p>16.76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.095759">
            <text:p>0.0957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.4">
            <text:p>586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45,47,49,52,55,54,31,57,58,56,60,62,63,64,61,59,53,51,48,43,44,41,39,37,40,42,38,50,34,36,35,33,46,126|2,127|3,118,30,100,27,26,124,125,122,117,119,120,123,32,28,29,114,116,113,111,109,108,107,110,101,96,95,98,105,104,106,103,102,121,112,115,128|4,129|5,130|6,131|7,132|8,133|9,134|10,135|11,136|12,137|13,138|14,139|15,140|16,141|17,142|18,143|19,144|20,145|21,146|22,147|23,148|24,92,88,87,99,97,86,89,91,94,93,90,74,80,79,78,81,83,85,84,82,65,69,71,70,76,75,77,72,68,67,66,73,149|25,150&gt;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484">
            <text:p>0.148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47.4">
            <text:p>647.4</text:p>
          </table:table-cell>
          <table:table-cell office:value-type="float" office:value="16.549">
            <text:p>16.54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.094223">
            <text:p>0.09422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.4">
            <text:p>586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18,30,100,27,26,124,125,122,117,119,120,123,32,28,29,114,116,113,111,109,108,107,110,101,96,95,98,105,104,106,103,102,121,112,115,127|3,128|4,129|5,130|6,131|7,132|8,133|9,134|10,135|11,136|12,137|13,138|14,139|15,140|16,92,88,87,99,97,86,89,91,94,93,90,74,80,79,78,81,83,85,84,82,65,69,71,70,76,75,77,72,68,67,66,73,141|17,142|18,45,47,49,52,55,54,31,57,58,56,60,62,63,64,61,59,53,51,48,43,44,41,39,37,40,42,38,50,34,36,35,33,46,143|19,144|20,145|21,146|22,147|23,148|24,149|25,150&gt;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415">
            <text:p>0.141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16.424">
            <text:p>16.42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.043393">
            <text:p>0.04339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.4">
            <text:p>586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6|2,127|3,128|4,129|5,92,88,87,99,97,86,89,91,94,93,90,74,80,79,78,81,83,85,84,82,65,69,71,70,76,75,77,72,68,67,66,73,130|6,131|7,132|8,133|9,45,47,49,52,55,54,31,57,58,56,60,62,63,64,61,59,53,51,48,43,44,41,39,37,40,42,38,50,34,36,35,33,46,134|10,135|11,136|12,137|13,138|14,139|15,140|16,141|17,142|18,118,30,100,27,26,124,125,122,117,119,120,123,32,28,29,114,116,113,111,109,108,107,110,101,96,95,98,105,104,106,103,102,121,112,115,143|19,144|20,145|21,146|22,147|23,148|24,149|25,150&gt;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45">
            <text:p>0.14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54.4">
            <text:p>654.4</text:p>
          </table:table-cell>
          <table:table-cell office:value-type="float" office:value="16.618">
            <text:p>16.61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.103912">
            <text:p>0.10391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.4">
            <text:p>586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127|3,128|4,129|5,130|6,45,47,49,52,55,54,31,57,58,56,60,62,63,64,61,59,53,51,48,43,44,41,39,37,40,42,38,50,34,36,35,33,46,131|7,132|8,133|9,134|10,135|11,136|12,137|13,138|14,139|15,92,88,87,99,97,86,89,91,94,93,90,74,80,79,78,81,83,85,84,82,65,69,71,70,76,75,77,72,68,67,66,73,140|16,141|17,142|18,143|19,118,30,100,27,26,124,125,122,117,119,120,123,32,28,29,114,116,113,111,109,108,107,110,101,96,95,98,105,104,106,103,102,121,112,115,144|20,145|21,146|22,147|23,148|24,149|25,150&gt;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443">
            <text:p>0.144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50.2">
            <text:p>650.2</text:p>
          </table:table-cell>
          <table:table-cell office:value-type="float" office:value="16.517">
            <text:p>16.51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.098124">
            <text:p>0.09812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.4">
            <text:p>586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127|3,128|4,129|5,130|6,131|7,132|8,133|9,134|10,135|11,136|12,137|13,138|14,139|15,140|16,141|17,92,88,87,99,97,86,89,91,94,93,90,74,80,79,78,81,83,85,84,82,65,69,71,70,76,75,77,72,68,67,66,73,142|18,143|19,144|20,145|21,146|22,147|23,118,30,100,27,26,124,125,122,117,119,120,123,32,28,29,114,116,113,111,109,108,107,110,101,96,95,98,105,104,106,103,102,121,112,115,148|24,45,47,49,52,55,54,31,57,58,56,60,62,63,64,61,59,53,51,48,43,44,41,39,37,40,42,38,50,34,36,35,33,46,149|25,150&gt;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471">
            <text:p>0.147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46.5">
            <text:p>646.5</text:p>
          </table:table-cell>
          <table:table-cell office:value-type="float" office:value="16.753">
            <text:p>16.75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.092962">
            <text:p>0.09296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.4">
            <text:p>586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92,88,87,99,97,86,89,91,94,93,90,74,80,79,78,81,83,85,84,82,65,69,71,70,76,75,77,72,68,67,66,73,126|2,118,30,100,27,26,124,125,122,117,119,120,123,32,28,29,114,116,113,111,109,108,107,110,101,96,95,98,105,104,106,103,102,121,112,115,127|3,128|4,129|5,130|6,131|7,132|8,133|9,134|10,135|11,136|12,137|13,138|14,139|15,140|16,141|17,142|18,143|19,144|20,145|21,146|22,147|23,148|24,149|25,45,47,49,52,55,54,31,57,58,56,60,62,63,64,61,59,53,51,48,43,44,41,39,37,40,42,38,50,34,36,35,33,46,150&gt;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403">
            <text:p>0.140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599.2">
            <text:p>599.2</text:p>
          </table:table-cell>
          <table:table-cell office:value-type="float" office:value="16.507">
            <text:p>16.50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.021362">
            <text:p>0.02136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.4">
            <text:p>586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27|3,128|4,129|5,130|6,131|7,132|8,133|9,118,30,100,27,26,124,125,122,117,119,120,123,32,28,29,114,116,113,111,109,108,107,110,101,96,95,98,105,104,106,103,102,121,112,115,134|10,45,47,49,52,55,54,31,57,58,56,60,62,63,64,61,59,53,51,48,43,44,41,39,37,40,42,38,50,34,36,35,33,46,135|11,136|12,137|13,138|14,139|15,140|16,141|17,142|18,143|19,144|20,145|21,146|22,147|23,148|24,92,88,87,99,97,86,89,91,94,93,90,74,80,79,78,81,83,85,84,82,65,69,71,70,76,75,77,72,68,67,66,73,149|25,150&gt;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438">
            <text:p>0.143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30.1">
            <text:p>630.1</text:p>
          </table:table-cell>
          <table:table-cell office:value-type="float" office:value="16.61">
            <text:p>16.6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.069354">
            <text:p>0.06935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.4">
            <text:p>586.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.4">
            <text:p>586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127|3,45,47,49,52,55,54,31,57,58,56,60,62,63,64,61,59,53,51,48,43,44,41,39,37,40,42,38,50,34,36,35,33,46,128|4,129|5,130|6,118,30,100,27,26,124,125,122,117,119,120,123,32,28,29,114,116,113,111,109,108,107,110,101,96,95,98,105,104,106,103,102,121,112,115,131|7,132|8,133|9,134|10,135|11,136|12,137|13,138|14,139|15,140|16,141|17,142|18,143|19,144|20,92,88,87,99,97,86,89,91,94,93,90,74,80,79,78,81,83,85,84,82,65,69,71,70,76,75,77,72,68,67,66,73,145|21,146|22,147|23,148|24,149|25,150&gt;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557">
            <text:p>0.155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11.5">
            <text:p>711.5</text:p>
          </table:table-cell>
          <table:table-cell office:value-type="float" office:value="15.944">
            <text:p>15.94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.176388">
            <text:p>0.17638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45,47,49,52,55,54,31,57,58,56,60,62,63,64,61,59,53,51,48,43,44,41,39,37,40,42,38,50,34,36,35,33,46,127|3,128|4,129|5,130|6,131|7,132|8,133|9,134|10,135|11,136|12,137|13,138|14,139|15,92,88,87,99,97,86,89,91,94,93,90,74,80,79,78,81,83,85,84,82,65,69,71,70,76,75,77,72,67,66,68,73,140|16,141|17,118,30,100,27,26,124,125,122,117,119,120,123,32,28,29,114,116,113,111,109,108,107,110,101,96,95,98,105,104,106,103,102,121,112,115,142|18,143|19,144|20,145|21,146|22,147|23,148|24,149|25,150&gt;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419">
            <text:p>0.141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68.8">
            <text:p>668.8</text:p>
          </table:table-cell>
          <table:table-cell office:value-type="float" office:value="16.054">
            <text:p>16.05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.123804">
            <text:p>0.12380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127|3,128|4,129|5,130|6,131|7,132|8,133|9,92,88,87,99,97,86,89,91,94,93,90,74,80,79,78,81,83,85,84,82,65,69,71,70,76,75,77,72,67,66,68,73,134|10,135|11,136|12,137|13,118,30,100,27,26,124,125,122,117,119,120,123,32,28,29,114,116,113,111,109,108,107,110,101,96,95,98,105,104,106,103,102,121,112,115,138|14,139|15,140|16,141|17,142|18,143|19,144|20,145|21,45,47,49,52,55,54,31,57,58,56,60,62,63,64,61,59,53,51,48,43,44,41,39,37,40,42,38,50,34,36,35,33,46,146|22,147|23,148|24,149|25,150&gt;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499">
            <text:p>0.149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60.3">
            <text:p>660.3</text:p>
          </table:table-cell>
          <table:table-cell office:value-type="float" office:value="16.028">
            <text:p>16.02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.112525">
            <text:p>0.11252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127|3,128|4,129|5,130|6,131|7,132|8,133|9,134|10,45,47,49,52,55,54,31,57,58,56,60,62,63,64,61,59,53,51,48,43,44,41,39,37,40,42,38,50,34,36,35,33,46,135|11,136|12,137|13,138|14,139|15,140|16,141|17,142|18,143|19,144|20,92,88,87,99,97,86,89,91,94,93,90,74,80,79,78,81,83,85,84,82,65,69,71,70,76,75,77,72,67,66,68,73,145|21,146|22,147|23,148|24,149|25,118,30,100,27,26,124,125,122,117,119,120,123,32,28,29,114,116,113,111,109,108,107,110,101,96,95,98,105,104,106,103,102,121,112,115,150&gt;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424">
            <text:p>0.142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84.9">
            <text:p>684.9</text:p>
          </table:table-cell>
          <table:table-cell office:value-type="float" office:value="15.75">
            <text:p>15.7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.144401">
            <text:p>0.14440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27|3,128|4,129|5,130|6,131|7,132|8,133|9,134|10,135|11,136|12,45,47,49,52,55,54,31,57,58,56,60,62,63,64,61,59,53,51,48,43,44,41,39,37,40,42,38,50,34,36,35,33,46,137|13,138|14,139|15,140|16,141|17,142|18,143|19,144|20,118,30,100,27,26,124,125,122,117,119,120,123,32,28,29,114,116,113,111,109,108,107,110,101,96,95,98,105,104,106,103,102,121,112,115,145|21,146|22,92,88,87,99,97,86,89,91,94,93,90,74,80,79,78,81,83,85,84,82,65,69,71,70,76,75,77,72,67,66,68,73,147|23,148|24,149|25,150&gt;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475">
            <text:p>0.147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float" office:value="16.12">
            <text:p>16.1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.150725">
            <text:p>0.15072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92,88,87,99,97,86,89,91,94,93,90,74,80,79,78,81,83,85,84,82,65,69,71,70,76,75,77,72,67,66,68,73,126|2,45,47,49,52,55,54,31,57,58,56,60,62,63,64,61,59,53,51,48,43,44,41,39,37,40,42,38,50,34,36,35,33,46,127|3,128|4,129|5,130|6,131|7,132|8,133|9,134|10,135|11,136|12,137|13,138|14,139|15,140|16,118,30,100,27,26,124,125,122,117,119,120,123,32,28,29,114,116,113,111,109,108,107,110,101,96,95,98,105,104,106,103,102,121,112,115,141|17,142|18,143|19,144|20,145|21,146|22,147|23,148|24,149|25,150&gt;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473">
            <text:p>0.147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18.9">
            <text:p>618.9</text:p>
          </table:table-cell>
          <table:table-cell office:value-type="float" office:value="15.869">
            <text:p>15.86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.053159">
            <text:p>0.0531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127|3,92,88,87,99,97,86,89,91,94,93,90,74,80,79,78,81,83,85,84,82,65,69,71,70,76,75,77,72,67,66,68,73,128|4,129|5,130|6,131|7,45,47,49,52,55,54,31,57,58,56,60,62,63,64,61,59,53,51,48,43,44,41,39,37,40,42,38,50,34,36,35,33,46,132|8,133|9,134|10,135|11,136|12,137|13,138|14,139|15,118,30,100,27,26,124,125,122,117,119,120,123,32,28,29,114,116,113,111,109,108,107,110,101,96,95,98,105,104,106,103,102,121,112,115,140|16,141|17,142|18,143|19,144|20,145|21,146|22,147|23,148|24,149|25,150&gt;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516">
            <text:p>0.151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87">
            <text:p>687</text:p>
          </table:table-cell>
          <table:table-cell office:value-type="float" office:value="16.104">
            <text:p>16.10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.147016">
            <text:p>0.14701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18,30,100,27,26,124,125,122,117,119,120,123,32,28,29,114,116,113,111,109,108,107,110,101,96,95,98,105,104,106,103,102,121,112,115,126|2,127|3,128|4,129|5,130|6,131|7,132|8,133|9,134|10,135|11,136|12,137|13,138|14,92,88,87,99,97,86,89,91,94,93,90,74,80,79,78,81,83,85,84,82,65,69,71,70,76,75,77,72,67,66,68,73,139|15,140|16,141|17,142|18,143|19,144|20,145|21,45,47,49,52,55,54,31,57,58,56,60,62,63,64,61,59,53,51,48,43,44,41,39,37,40,42,38,50,34,36,35,33,46,146|22,147|23,148|24,149|25,150&gt;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512">
            <text:p>0.151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69.8">
            <text:p>669.8</text:p>
          </table:table-cell>
          <table:table-cell office:value-type="float" office:value="16.084">
            <text:p>16.08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.125112">
            <text:p>0.12511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127|3,128|4,129|5,130|6,92,88,87,99,97,86,89,91,94,93,90,74,80,79,78,81,83,85,84,82,65,69,71,70,76,75,77,72,67,66,68,73,131|7,132|8,133|9,134|10,135|11,136|12,137|13,138|14,139|15,140|16,141|17,142|18,143|19,144|20,145|21,146|22,147|23,118,30,100,27,26,124,125,122,117,119,120,123,32,28,29,114,116,113,111,109,108,107,110,101,96,95,98,105,104,106,103,102,121,112,115,148|24,149|25,45,47,49,52,55,54,31,57,58,56,60,62,63,64,61,59,53,51,48,43,44,41,39,37,40,42,38,50,34,36,35,33,46,150&gt;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435">
            <text:p>0.143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16.057">
            <text:p>16.05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.168794">
            <text:p>0.16879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27|3,128|4,129|5,130|6,131|7,92,88,87,99,97,86,89,91,94,93,90,74,80,79,78,81,83,85,84,82,65,69,71,70,76,75,77,72,67,66,68,73,132|8,133|9,134|10,45,47,49,52,55,54,31,57,58,56,60,62,63,64,61,59,53,51,48,43,44,41,39,37,40,42,38,50,34,36,35,33,46,135|11,136|12,137|13,138|14,139|15,140|16,141|17,142|18,143|19,118,30,100,27,26,124,125,122,117,119,120,123,32,28,29,114,116,113,111,109,108,107,110,101,96,95,98,105,104,106,103,102,121,112,115,144|20,145|21,146|22,147|23,148|24,149|25,150&gt;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437">
            <text:p>0.143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27.3">
            <text:p>727.3</text:p>
          </table:table-cell>
          <table:table-cell office:value-type="float" office:value="15.809">
            <text:p>15.80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.19428">
            <text:p>0.1942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92,88,87,99,97,86,89,91,94,93,90,74,80,79,78,81,83,85,84,82,65,69,71,70,76,75,77,72,67,66,68,73,127|3,128|4,129|5,130|6,131|7,132|8,133|9,134|10,135|11,136|12,137|13,138|14,139|15,140|16,141|17,142|18,45,47,49,52,55,54,31,57,58,56,60,62,63,64,61,59,53,51,48,43,44,41,39,37,40,42,38,50,34,36,35,33,46,143|19,144|20,145|21,146|22,147|23,148|24,149|25,118,30,100,27,26,124,125,122,117,119,120,123,32,28,29,114,116,113,111,109,108,107,110,101,96,95,98,105,104,106,103,102,121,112,115,150&gt;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45">
            <text:p>0.14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86.4">
            <text:p>686.4</text:p>
          </table:table-cell>
          <table:table-cell office:value-type="float" office:value="16.024">
            <text:p>16.02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146562">
            <text:p>0.14656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45,47,49,52,55,54,31,57,58,56,60,62,63,64,61,59,53,51,48,42,43,44,41,39,37,40,38,50,34,36,35,33,46,127|3,128|4,129|5,130|6,131|7,132|8,133|9,134|10,135|11,136|12,118,30,100,27,26,124,125,122,117,119,120,123,32,28,29,114,116,113,111,109,108,107,110,101,96,95,98,105,104,106,103,102,121,112,115,137|13,138|14,139|15,140|16,141|17,142|18,143|19,144|20,145|21,146|22,147|23,92,88,87,99,97,86,89,91,94,93,90,74,80,79,78,81,83,85,84,82,65,69,71,70,76,75,77,72,67,66,68,73,148|24,149|25,150&gt;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579">
            <text:p>0.157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28.7">
            <text:p>728.7</text:p>
          </table:table-cell>
          <table:table-cell office:value-type="float" office:value="16.16">
            <text:p>16.1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196103">
            <text:p>0.19610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118,30,100,27,26,124,125,122,117,119,120,123,32,28,29,114,116,113,111,109,108,107,110,101,96,95,98,105,104,106,103,102,121,112,115,127|3,128|4,129|5,130|6,131|7,132|8,133|9,134|10,135|11,92,88,87,99,97,86,89,91,94,93,90,74,80,79,78,81,83,85,84,82,65,69,71,70,76,75,77,72,67,66,68,73,136|12,137|13,138|14,139|15,45,47,49,52,55,54,31,57,58,56,60,62,63,64,61,59,53,51,48,42,43,44,41,39,37,40,38,50,34,36,35,33,46,140|16,141|17,142|18,143|19,144|20,145|21,146|22,147|23,148|24,149|25,150&gt;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437">
            <text:p>0.143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59.1">
            <text:p>659.1</text:p>
          </table:table-cell>
          <table:table-cell office:value-type="float" office:value="16.066">
            <text:p>16.06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111212">
            <text:p>0.11121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118,30,100,27,26,124,125,122,117,119,120,123,32,28,29,114,116,113,111,109,108,107,110,101,96,95,98,105,104,106,103,102,121,112,115,127|3,128|4,129|5,130|6,131|7,92,88,87,99,97,86,89,91,94,93,90,74,80,79,78,81,83,85,84,82,65,69,71,70,76,75,77,72,67,66,68,73,132|8,133|9,134|10,135|11,136|12,137|13,138|14,139|15,140|16,141|17,142|18,143|19,144|20,145|21,146|22,147|23,148|24,149|25,45,47,49,52,55,54,31,57,58,56,60,62,63,64,61,59,53,51,48,42,43,44,41,39,37,40,38,50,34,36,35,33,46,150&gt;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448">
            <text:p>0.144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27.2">
            <text:p>627.2</text:p>
          </table:table-cell>
          <table:table-cell office:value-type="float" office:value="16.012">
            <text:p>16.01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066008">
            <text:p>0.06600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27|3,128|4,129|5,130|6,131|7,132|8,133|9,134|10,135|11,136|12,45,47,49,52,55,54,31,57,58,56,60,62,63,64,61,59,53,51,48,42,43,44,41,39,37,40,38,50,34,36,35,33,46,137|13,138|14,139|15,92,88,87,99,97,86,89,91,94,93,90,74,80,79,78,81,83,85,84,82,65,69,71,70,76,75,77,72,67,66,68,73,140|16,141|17,142|18,118,30,100,27,26,124,125,122,117,119,120,123,32,28,29,114,116,113,111,109,108,107,110,101,96,95,98,105,104,106,103,102,121,112,115,143|19,144|20,145|21,146|22,147|23,148|24,149|25,150&gt;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442">
            <text:p>0.144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15.787">
            <text:p>15.78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159541">
            <text:p>0.15954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92,88,87,99,97,86,89,91,94,93,90,74,80,79,78,81,83,85,84,82,65,69,71,70,76,75,77,72,67,66,68,73,126|2,127|3,128|4,129|5,130|6,118,30,100,27,26,124,125,122,117,119,120,123,32,28,29,114,116,113,111,109,108,107,110,101,96,95,98,105,104,106,103,102,121,112,115,131|7,132|8,133|9,45,47,49,52,55,54,31,57,58,56,60,62,63,64,61,59,53,51,48,42,43,44,41,39,37,40,38,50,34,36,35,33,46,134|10,135|11,136|12,137|13,138|14,139|15,140|16,141|17,142|18,143|19,144|20,145|21,146|22,147|23,148|24,149|25,150&gt;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453">
            <text:p>0.145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79.9">
            <text:p>679.9</text:p>
          </table:table-cell>
          <table:table-cell office:value-type="float" office:value="15.74">
            <text:p>15.7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138403">
            <text:p>0.13840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127|3,128|4,129|5,130|6,131|7,132|8,133|9,45,47,49,52,55,54,31,57,58,56,60,62,63,64,61,59,53,51,48,43,42,44,41,39,37,40,38,50,34,36,35,33,46,134|10,135|11,136|12,118,30,100,27,26,124,125,122,117,119,120,123,32,28,29,114,116,113,111,109,108,107,110,101,96,95,98,105,104,106,103,102,121,112,115,137|13,138|14,139|15,140|16,141|17,142|18,143|19,144|20,145|21,146|22,92,88,87,99,97,86,89,91,94,93,90,74,80,79,78,81,83,85,84,82,65,69,71,70,76,75,77,72,67,66,68,73,147|23,148|24,149|25,150&gt;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507">
            <text:p>0.150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06.5">
            <text:p>706.5</text:p>
          </table:table-cell>
          <table:table-cell office:value-type="float" office:value="15.91">
            <text:p>15.9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170842">
            <text:p>0.1708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45,47,49,52,55,54,31,57,58,56,60,62,63,64,61,59,53,51,48,42,43,44,41,39,37,40,38,50,34,36,35,33,46,127|3,128|4,129|5,130|6,131|7,132|8,133|9,134|10,135|11,92,88,87,99,97,86,89,91,94,93,90,74,80,79,78,81,83,85,84,82,65,69,71,70,76,75,77,72,67,66,68,73,136|12,137|13,138|14,139|15,140|16,141|17,142|18,143|19,144|20,145|21,118,30,100,27,26,124,125,122,117,119,120,123,32,28,29,114,116,113,111,109,108,107,110,101,96,95,98,105,104,106,103,102,121,112,115,146|22,147|23,148|24,149|25,150&gt;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41">
            <text:p>0.14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85.7">
            <text:p>685.7</text:p>
          </table:table-cell>
          <table:table-cell office:value-type="float" office:value="16.098">
            <text:p>16.09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145691">
            <text:p>0.14569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127|3,128|4,129|5,45,47,49,52,55,54,31,57,58,56,60,62,63,64,61,59,53,51,48,42,43,44,41,39,37,40,38,50,34,36,35,33,46,130|6,131|7,132|8,133|9,134|10,135|11,136|12,137|13,138|14,139|15,140|16,141|17,142|18,143|19,144|20,145|21,118,30,100,27,26,124,125,122,117,119,120,123,32,28,29,114,116,113,111,109,108,107,110,101,96,95,98,105,104,106,103,102,121,112,115,146|22,92,88,87,99,97,86,89,91,94,93,90,74,80,79,78,81,83,85,84,82,65,69,71,70,76,75,77,72,67,66,68,73,147|23,148|24,149|25,150&gt;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544">
            <text:p>0.154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01.9">
            <text:p>701.9</text:p>
          </table:table-cell>
          <table:table-cell office:value-type="float" office:value="16.03">
            <text:p>16.0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165408">
            <text:p>0.16540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27|3,128|4,129|5,130|6,45,47,49,52,55,54,31,57,58,56,60,62,63,64,61,59,53,51,48,43,42,44,41,39,37,40,38,50,34,36,35,33,46,131|7,118,30,100,27,26,124,125,122,117,119,120,123,32,28,29,114,116,113,111,109,108,107,110,101,96,95,98,105,104,106,103,102,121,112,115,132|8,133|9,134|10,135|11,136|12,137|13,138|14,139|15,92,88,87,99,97,86,89,91,94,93,90,74,80,79,78,81,83,85,84,82,65,69,71,70,76,75,77,72,67,66,68,73,140|16,141|17,142|18,143|19,144|20,145|21,146|22,147|23,148|24,149|25,150&gt;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48">
            <text:p>0.14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30.6">
            <text:p>730.6</text:p>
          </table:table-cell>
          <table:table-cell office:value-type="float" office:value="16.188">
            <text:p>16.18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198193">
            <text:p>0.19819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127|3,128|4,45,47,49,52,55,54,31,57,58,56,60,62,63,64,61,59,53,51,48,42,43,44,41,39,37,40,38,50,34,36,35,33,46,129|5,130|6,131|7,132|8,133|9,134|10,135|11,136|12,137|13,138|14,139|15,140|16,141|17,142|18,143|19,144|20,145|21,118,30,100,27,26,124,125,122,117,119,120,123,32,28,29,114,116,113,111,109,108,107,110,101,96,95,98,105,104,106,103,102,121,112,115,146|22,147|23,92,88,87,99,97,86,89,91,94,93,90,74,80,79,78,81,83,85,84,82,65,69,71,70,76,75,77,72,67,66,68,73,148|24,149|25,150&gt;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445">
            <text:p>0.144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35.5">
            <text:p>735.5</text:p>
          </table:table-cell>
          <table:table-cell office:value-type="float" office:value="15.801">
            <text:p>15.80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203535">
            <text:p>0.2035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92,88,87,99,97,86,89,91,94,93,90,74,80,79,78,81,83,85,84,82,65,69,71,70,76,75,77,72,67,66,68,73,138|14,45,47,49,52,55,54,31,57,58,56,60,62,63,64,61,59,53,51,48,43,42,44,41,39,37,40,38,50,34,36,35,33,46,139|15,140|16,141|17,142|18,143|19,144|20,145|21,146|22,147|23,148|24,149|25,118,30,100,27,26,124,125,122,117,119,120,123,32,28,29,114,116,113,111,109,108,107,110,101,96,95,98,105,104,106,103,102,121,112,115,150&gt;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482">
            <text:p>0.148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76.9">
            <text:p>776.9</text:p>
          </table:table-cell>
          <table:table-cell office:value-type="float" office:value="15.709">
            <text:p>15.70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245978">
            <text:p>0.2459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127|3,128|4,129|5,118,30,100,27,26,124,125,122,117,119,120,123,32,28,29,114,116,113,111,109,108,107,110,101,96,95,98,105,104,106,103,102,121,112,115,130|6,131|7,132|8,45,47,49,52,55,54,31,57,58,56,60,62,63,64,61,59,53,51,48,43,42,44,41,39,37,40,38,50,34,36,35,33,46,133|9,134|10,135|11,136|12,137|13,138|14,139|15,140|16,141|17,142|18,143|19,144|20,145|21,146|22,147|23,148|24,149|25,92,88,87,99,97,86,89,91,94,93,90,74,80,79,78,81,83,85,84,82,65,69,71,70,76,75,77,72,67,66,68,73,150&gt;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45">
            <text:p>0.14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03.3">
            <text:p>703.3</text:p>
          </table:table-cell>
          <table:table-cell office:value-type="float" office:value="15.166">
            <text:p>15.16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16707">
            <text:p>0.1670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118,30,100,27,26,124,125,122,117,119,120,123,32,28,29,114,116,113,111,109,108,107,110,101,96,95,98,105,104,106,103,102,121,112,115,127|3,128|4,129|5,130|6,131|7,132|8,133|9,134|10,135|11,136|12,137|13,138|14,139|15,140|16,141|17,142|18,143|19,144|20,145|21,146|22,147|23,148|24,45,47,49,52,55,54,31,57,58,56,60,62,63,64,61,59,53,51,48,43,42,44,41,39,37,40,38,50,34,36,35,33,46,149|25,92,88,87,99,97,86,89,91,94,93,90,74,80,79,78,81,83,85,84,82,65,69,71,70,76,75,77,72,67,66,68,73,150&gt;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42">
            <text:p>0.14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18.1">
            <text:p>718.1</text:p>
          </table:table-cell>
          <table:table-cell office:value-type="float" office:value="15.77">
            <text:p>15.7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184236">
            <text:p>0.1842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27|3,128|4,129|5,130|6,131|7,132|8,133|9,134|10,135|11,136|12,137|13,138|14,139|15,140|16,141|17,45,47,49,52,55,54,31,57,58,56,60,62,63,64,61,59,53,51,48,43,42,44,41,39,37,40,38,50,34,36,35,33,46,142|18,92,88,87,99,97,86,89,91,94,93,90,74,80,79,78,81,83,85,84,82,65,69,71,70,76,75,77,72,67,66,68,73,143|19,144|20,145|21,146|22,147|23,148|24,149|25,118,30,100,27,26,124,125,122,117,119,120,123,32,28,29,114,116,113,111,109,108,107,110,101,96,95,98,105,104,106,103,102,121,112,115,150&gt;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421">
            <text:p>0.142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41.9">
            <text:p>641.9</text:p>
          </table:table-cell>
          <table:table-cell office:value-type="float" office:value="15.892">
            <text:p>15.89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087397">
            <text:p>0.08739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45,47,49,52,55,54,31,57,58,56,60,62,63,64,61,59,53,51,48,43,42,44,41,39,37,40,38,50,34,36,35,33,46,126|2,118,30,100,27,26,124,125,122,117,119,120,123,32,28,29,114,116,113,111,109,108,107,110,101,96,95,98,105,104,106,103,102,121,112,115,127|3,128|4,129|5,130|6,131|7,132|8,133|9,134|10,135|11,136|12,137|13,138|14,139|15,140|16,141|17,142|18,143|19,144|20,92,88,87,99,97,86,89,91,94,93,90,74,80,79,78,81,83,85,84,82,65,69,71,70,76,75,77,72,67,66,68,73,145|21,146|22,147|23,148|24,149|25,150&gt;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563">
            <text:p>0.156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36.9">
            <text:p>736.9</text:p>
          </table:table-cell>
          <table:table-cell office:value-type="float" office:value="15.75">
            <text:p>15.7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205048">
            <text:p>0.20504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127|3,92,88,87,99,97,86,89,91,94,93,90,74,80,79,78,81,83,85,84,82,65,69,71,70,76,75,77,72,67,66,68,73,128|4,129|5,130|6,131|7,45,47,49,52,55,54,31,57,58,56,60,62,63,64,61,59,53,51,48,43,42,44,41,39,37,40,38,50,34,36,35,33,46,132|8,133|9,134|10,135|11,136|12,137|13,138|14,139|15,118,30,100,27,26,124,125,122,117,119,120,123,32,28,29,114,116,113,111,109,108,107,110,101,96,95,98,105,104,106,103,102,121,112,115,140|16,141|17,142|18,143|19,144|20,145|21,146|22,147|23,148|24,149|25,150&gt;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486">
            <text:p>0.148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67.6">
            <text:p>667.6</text:p>
          </table:table-cell>
          <table:table-cell office:value-type="float" office:value="15.793">
            <text:p>15.79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122528">
            <text:p>0.12252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18,30,100,27,26,124,125,122,117,119,120,123,32,28,29,114,116,113,111,109,108,107,110,101,96,95,98,105,104,106,103,102,121,112,115,126|2,127|3,128|4,129|5,130|6,131|7,132|8,133|9,134|10,92,88,87,99,97,86,89,91,94,93,90,74,80,79,78,81,83,85,84,82,65,69,71,70,76,75,77,72,67,66,68,73,135|11,136|12,137|13,138|14,139|15,140|16,141|17,142|18,143|19,144|20,145|21,146|22,147|23,148|24,45,47,49,52,55,54,31,57,58,56,60,62,63,64,61,59,53,51,48,43,42,44,41,39,37,40,38,50,34,36,35,33,46,149|25,150&gt;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408">
            <text:p>0.140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15.675">
            <text:p>15.67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115106">
            <text:p>0.1151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127|3,128|4,129|5,130|6,131|7,92,88,87,99,97,86,89,91,94,93,90,74,80,79,78,81,83,85,84,82,65,69,71,70,76,75,77,72,67,66,68,73,132|8,133|9,134|10,135|11,136|12,137|13,138|14,139|15,140|16,141|17,118,30,100,27,26,124,125,122,117,119,120,123,32,28,29,114,116,113,111,109,108,107,110,101,96,95,98,105,104,106,103,102,121,112,115,142|18,143|19,144|20,145|21,146|22,147|23,45,47,49,52,55,54,31,57,58,56,60,62,63,64,61,59,53,51,48,43,42,44,41,39,37,40,38,50,34,36,35,33,46,148|24,149|25,150&gt;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472">
            <text:p>0.147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04.1">
            <text:p>704.1</text:p>
          </table:table-cell>
          <table:table-cell office:value-type="float" office:value="15.404">
            <text:p>15.40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168016">
            <text:p>0.16801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27|3,128|4,129|5,130|6,131|7,132|8,133|9,118,30,100,27,26,124,125,122,117,119,120,123,32,28,29,114,116,113,111,109,108,107,110,101,96,95,98,105,104,106,103,102,121,112,115,134|10,45,47,49,52,55,54,31,57,58,56,60,62,63,64,61,59,53,51,48,43,42,44,41,39,37,40,38,50,34,36,35,33,46,135|11,136|12,137|13,138|14,139|15,140|16,141|17,142|18,143|19,144|20,145|21,146|22,147|23,148|24,92,88,87,99,97,86,89,91,94,93,90,74,80,79,78,81,83,85,84,82,65,69,71,70,76,75,77,72,67,66,68,73,149|25,150&gt;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494">
            <text:p>0.149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742.5">
            <text:p>742.5</text:p>
          </table:table-cell>
          <table:table-cell office:value-type="float" office:value="15.409">
            <text:p>15.40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.211044">
            <text:p>0.2110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85.8">
            <text:p>585.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85.8">
            <text:p>5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92,88,87,99,97,86,89,91,94,93,90,74,80,79,78,81,83,85,84,82,65,69,71,70,76,75,77,72,67,66,68,73,127|3,128|4,129|5,130|6,131|7,132|8,133|9,134|10,135|11,136|12,137|13,138|14,139|15,140|16,141|17,142|18,45,47,49,52,55,54,31,57,58,56,60,62,63,64,61,59,53,51,48,43,42,44,41,39,37,40,38,50,34,36,35,33,46,143|19,144|20,145|21,146|22,147|23,148|24,149|25,118,30,100,27,26,124,125,122,117,119,120,123,32,28,29,114,116,113,111,109,108,107,110,101,96,95,98,105,104,106,103,102,121,112,115,150&gt;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637">
            <text:p>0.063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15.5">
            <text:p>1915.5</text:p>
          </table:table-cell>
          <table:table-cell office:value-type="float" office:value="9.02">
            <text:p>9.0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39.6">
            <text:p>1639.6</text:p>
          </table:table-cell>
          <table:table-cell office:value-type="float" office:value="20">
            <text:p>20</text:p>
          </table:table-cell>
          <table:table-cell office:value-type="float" office:value="0.144035">
            <text:p>0.1440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39.6">
            <text:p>1639.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37.7">
            <text:p>1637.7</text:p>
          </table:table-cell>
          <table:table-cell table:number-columns-repeated="2" office:value-type="float" office:value="0.00116">
            <text:p>0.0011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70,107,43,109,121,126|2,88,89,74,73,127|3,90,96,106,75,93,128|4,120,123,41,111,42,129|5,84,124,119,130|6,64,48,92,80,50,131|7,30,108,86,110,62,118,132|8,27,46,98,66,81,29,133|9,87,36,115,35,134|10,65,78,51,135|11,56,55,45,57,95,136|12,137|13,117,67,40,112,82,122,38,138|14,61,72,44,33,71,85,114,139|15,31,140|16,141|17,53,37,101,104,28,79,49,105,142|18,143|19,97,100,47,99,83,144|20,77,113,32,145|21,146|22,39,69,63,68,116,125,147|23,52,94,76,34,91,26,148|24,149|25,58,54,103,59,60,102,150&gt;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654">
            <text:p>0.065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41.3">
            <text:p>1941.3</text:p>
          </table:table-cell>
          <table:table-cell office:value-type="float" office:value="9.016">
            <text:p>9.01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42.1">
            <text:p>1642.1</text:p>
          </table:table-cell>
          <table:table-cell office:value-type="float" office:value="20">
            <text:p>20</text:p>
          </table:table-cell>
          <table:table-cell office:value-type="float" office:value="0.154124">
            <text:p>0.15412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42.1">
            <text:p>1642.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37.7">
            <text:p>1637.7</text:p>
          </table:table-cell>
          <table:table-cell table:number-columns-repeated="2" office:value-type="float" office:value="0.002687">
            <text:p>0.00268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27,46,98,66,81,99,83,127|3,52,94,55,76,45,57,95,128|4,65,78,51,129|5,70,107,43,109,121,130|6,131|7,39,69,63,68,116,125,132|8,117,67,40,112,82,122,38,133|9,30,108,86,110,62,118,134|10,64,48,92,80,29,50,135|11,87,36,115,35,136|12,77,31,137|13,138|14,139|15,97,100,47,79,140|16,37,101,104,28,93,49,105,141|17,84,123,41,111,42,142|18,56,113,32,143|19,88,89,74,73,144|20,120,124,119,145|21,61,72,44,33,71,85,114,146|22,53,54,103,59,60,102,147|23,58,106,75,148|24,90,96,34,91,26,149|25,150&gt;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687">
            <text:p>0.068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12.2">
            <text:p>1812.2</text:p>
          </table:table-cell>
          <table:table-cell office:value-type="float" office:value="9.255">
            <text:p>9.25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38.8">
            <text:p>1638.8</text:p>
          </table:table-cell>
          <table:table-cell office:value-type="float" office:value="20">
            <text:p>20</text:p>
          </table:table-cell>
          <table:table-cell office:value-type="float" office:value="0.095685">
            <text:p>0.09568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38.8">
            <text:p>1638.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37.7">
            <text:p>1637.7</text:p>
          </table:table-cell>
          <table:table-cell table:number-columns-repeated="2" office:value-type="float" office:value="0.000672">
            <text:p>0.00067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120,123,41,111,116,125,127|3,117,67,40,112,82,122,128|4,87,36,115,35,129|5,70,108,109,85,114,130|6,58,54,103,59,60,102,131|7,64,48,92,80,50,132|8,39,69,63,68,38,133|9,88,89,74,73,134|10,61,72,44,33,71,42,135|11,90,96,106,75,93,136|12,137|13,97,100,47,81,29,138|14,139|15,56,55,45,57,95,140|16,141|17,142|18,30,86,110,62,118,143|19,77,113,32,144|20,107,43,31,145|21,53,37,101,104,28,79,49,105,146|22,65,78,51,147|23,27,46,98,66,99,83,148|24,84,124,119,121,149|25,52,94,76,34,91,26,150&gt;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645">
            <text:p>0.064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54.5">
            <text:p>1954.5</text:p>
          </table:table-cell>
          <table:table-cell office:value-type="float" office:value="8.942">
            <text:p>8.94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38">
            <text:p>1638</text:p>
          </table:table-cell>
          <table:table-cell office:value-type="float" office:value="20">
            <text:p>20</text:p>
          </table:table-cell>
          <table:table-cell office:value-type="float" office:value="0.161934">
            <text:p>0.1619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38">
            <text:p>163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37.7">
            <text:p>1637.7</text:p>
          </table:table-cell>
          <table:table-cell table:number-columns-repeated="2" office:value-type="float" office:value="0.000183">
            <text:p>0.00018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30,108,86,110,62,118,127|3,37,101,104,28,79,49,105,128|4,120,123,41,111,42,129|5,58,106,75,93,130|6,87,36,115,35,131|7,27,46,98,66,81,29,132|8,88,89,74,73,133|9,53,54,103,59,60,102,134|10,64,48,92,80,50,135|11,39,69,63,68,116,125,136|12,137|13,138|14,61,72,44,33,71,85,114,139|15,97,100,47,99,83,140|16,70,107,43,109,121,141|17,142|18,84,124,119,143|19,90,96,34,91,26,144|20,117,67,40,112,82,122,38,145|21,65,78,51,146|22,77,31,147|23,52,94,55,76,45,57,95,148|24,56,113,32,149|25,150&gt;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628">
            <text:p>0.062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48.8">
            <text:p>1948.8</text:p>
          </table:table-cell>
          <table:table-cell office:value-type="float" office:value="9.248">
            <text:p>9.24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37.7">
            <text:p>1637.7</text:p>
          </table:table-cell>
          <table:table-cell office:value-type="float" office:value="20">
            <text:p>20</text:p>
          </table:table-cell>
          <table:table-cell office:value-type="float" office:value="0.159637">
            <text:p>0.15963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37.7">
            <text:p>1637.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37.7">
            <text:p>1637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88,89,74,73,126|2,64,48,92,80,50,127|3,70,107,43,109,85,114,128|4,30,108,86,110,62,118,129|5,56,113,32,130|6,61,72,44,33,71,42,131|7,132|8,133|9,134|10,87,36,115,35,135|11,120,124,119,121,136|12,90,96,34,91,26,137|13,58,106,75,93,138|14,39,69,63,68,38,139|15,52,94,55,76,45,57,95,140|16,97,100,47,99,83,141|17,117,67,40,112,82,122,142|18,65,78,51,143|19,144|20,77,31,145|21,53,54,103,59,60,102,146|22,27,46,98,66,81,29,147|23,37,101,104,28,79,49,105,148|24,149|25,84,123,41,111,116,125,150&gt;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656">
            <text:p>0.065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83.2">
            <text:p>1883.2</text:p>
          </table:table-cell>
          <table:table-cell office:value-type="float" office:value="9.469">
            <text:p>9.46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38">
            <text:p>1638</text:p>
          </table:table-cell>
          <table:table-cell office:value-type="float" office:value="20">
            <text:p>20</text:p>
          </table:table-cell>
          <table:table-cell office:value-type="float" office:value="0.130204">
            <text:p>0.13020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38">
            <text:p>163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37.7">
            <text:p>1637.7</text:p>
          </table:table-cell>
          <table:table-cell table:number-columns-repeated="2" office:value-type="float" office:value="0.000183">
            <text:p>0.00018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30,108,86,110,62,118,126|2,117,67,40,112,82,122,38,127|3,70,107,43,109,121,128|4,129|5,64,48,92,80,50,130|6,131|7,39,69,63,68,116,125,132|8,84,124,119,133|9,90,96,34,91,26,134|10,97,100,47,99,83,135|11,56,113,32,136|12,137|13,53,54,103,59,60,102,138|14,120,123,41,111,42,139|15,52,94,55,76,45,57,95,140|16,65,78,51,141|17,58,106,75,93,142|18,61,72,44,33,71,85,114,143|19,37,101,104,28,79,49,105,144|20,145|21,88,89,74,73,146|22,77,31,147|23,27,46,98,66,81,29,148|24,87,36,115,35,149|25,150&gt;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629">
            <text:p>0.062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72.9">
            <text:p>1872.9</text:p>
          </table:table-cell>
          <table:table-cell office:value-type="float" office:value="8.973">
            <text:p>8.97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38">
            <text:p>1638</text:p>
          </table:table-cell>
          <table:table-cell office:value-type="float" office:value="20">
            <text:p>20</text:p>
          </table:table-cell>
          <table:table-cell office:value-type="float" office:value="0.12542">
            <text:p>0.125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38">
            <text:p>163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37.7">
            <text:p>1637.7</text:p>
          </table:table-cell>
          <table:table-cell table:number-columns-repeated="2" office:value-type="float" office:value="0.000183">
            <text:p>0.00018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37,101,104,28,79,49,105,126|2,127|3,27,46,98,66,81,29,128|4,120,123,41,111,42,129|5,58,106,75,93,130|6,131|7,117,67,40,112,82,122,38,132|8,133|9,61,72,44,33,71,85,114,134|10,65,78,51,135|11,70,107,43,109,121,136|12,87,36,115,35,137|13,64,48,92,80,50,138|14,30,108,86,110,62,118,139|15,56,113,32,140|16,97,100,47,99,83,141|17,53,54,103,59,60,102,142|18,77,31,143|19,39,69,63,68,116,125,144|20,145|21,88,89,74,73,146|22,90,96,34,91,26,147|23,52,94,55,76,45,57,95,148|24,84,124,119,149|25,150&gt;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637">
            <text:p>0.063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91.3">
            <text:p>1991.3</text:p>
          </table:table-cell>
          <table:table-cell office:value-type="float" office:value="9.14">
            <text:p>9.1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40.9">
            <text:p>1640.9</text:p>
          </table:table-cell>
          <table:table-cell office:value-type="float" office:value="20">
            <text:p>20</text:p>
          </table:table-cell>
          <table:table-cell office:value-type="float" office:value="0.175965">
            <text:p>0.1759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40.9">
            <text:p>1640.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37.7">
            <text:p>1637.7</text:p>
          </table:table-cell>
          <table:table-cell table:number-columns-repeated="2" office:value-type="float" office:value="0.001954">
            <text:p>0.00195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27,46,98,66,79,49,105,127|3,58,106,75,128|4,56,113,32,129|5,64,48,92,80,29,50,130|6,53,54,103,59,60,102,131|7,132|8,117,67,40,112,82,122,133|9,90,96,34,91,26,134|10,70,107,43,109,85,114,135|11,30,108,86,110,62,118,136|12,120,123,41,111,116,125,137|13,138|14,88,89,74,73,139|15,84,124,119,121,140|16,141|17,61,72,44,33,71,42,142|18,77,31,143|19,144|20,39,69,63,68,38,145|21,37,101,104,28,93,146|22,87,36,115,35,147|23,97,100,47,81,99,83,148|24,65,78,51,149|25,52,94,55,76,45,57,95,150&gt;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638">
            <text:p>0.063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69.4">
            <text:p>1969.4</text:p>
          </table:table-cell>
          <table:table-cell office:value-type="float" office:value="9.008">
            <text:p>9.00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41.2">
            <text:p>1641.2</text:p>
          </table:table-cell>
          <table:table-cell office:value-type="float" office:value="20">
            <text:p>20</text:p>
          </table:table-cell>
          <table:table-cell office:value-type="float" office:value="0.16665">
            <text:p>0.166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41.2">
            <text:p>1641.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37.7">
            <text:p>1637.7</text:p>
          </table:table-cell>
          <table:table-cell table:number-columns-repeated="2" office:value-type="float" office:value="0.002137">
            <text:p>0.00213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27|3,128|4,52,94,55,76,45,57,95,129|5,30,108,86,110,62,118,130|6,88,89,74,73,131|7,84,124,119,132|8,27,46,98,66,79,49,105,133|9,58,106,75,134|10,97,100,47,81,99,83,135|11,61,72,44,33,71,85,114,136|12,37,101,104,28,93,137|13,138|14,39,69,63,68,116,125,139|15,64,48,92,80,29,50,140|16,53,54,103,59,60,102,141|17,70,107,43,109,121,142|18,90,96,34,91,26,143|19,120,123,41,111,42,144|20,87,36,115,35,145|21,56,113,32,146|22,117,67,40,112,82,122,38,147|23,77,31,148|24,65,78,51,149|25,150&gt;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671">
            <text:p>0.067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79.9">
            <text:p>1979.9</text:p>
          </table:table-cell>
          <table:table-cell office:value-type="float" office:value="9.029">
            <text:p>9.02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40.3">
            <text:p>1640.3</text:p>
          </table:table-cell>
          <table:table-cell office:value-type="float" office:value="20">
            <text:p>20</text:p>
          </table:table-cell>
          <table:table-cell office:value-type="float" office:value="0.171524">
            <text:p>0.17152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40.3">
            <text:p>1640.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37.7">
            <text:p>1637.7</text:p>
          </table:table-cell>
          <table:table-cell table:number-columns-repeated="2" office:value-type="float" office:value="0.001588">
            <text:p>0.00158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52,94,76,34,45,57,95,127|3,128|4,97,100,47,81,29,129|5,90,96,91,26,130|6,88,89,74,73,131|7,132|8,56,55,106,75,93,133|9,87,36,115,35,134|10,39,69,63,68,116,125,135|11,30,86,110,62,118,136|12,53,37,101,104,28,79,49,105,137|13,77,113,32,138|14,117,67,40,112,82,122,38,139|15,27,46,98,66,99,83,140|16,58,54,103,59,60,102,141|17,84,123,41,111,42,142|18,120,124,119,143|19,107,43,31,144|20,64,48,92,80,50,145|21,70,108,109,121,146|22,65,78,51,147|23,148|24,149|25,61,72,44,33,71,85,114,150&gt;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66.1">
            <text:p>1766.1</text:p>
          </table:table-cell>
          <table:table-cell office:value-type="float" office:value="9.071">
            <text:p>9.07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67.6">
            <text:p>1467.6</text:p>
          </table:table-cell>
          <table:table-cell office:value-type="float" office:value="18">
            <text:p>18</text:p>
          </table:table-cell>
          <table:table-cell office:value-type="float" office:value="0.169016">
            <text:p>0.16901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67.6">
            <text:p>1467.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66.6">
            <text:p>1466.6</text:p>
          </table:table-cell>
          <table:table-cell table:number-columns-repeated="2" office:value-type="float" office:value="0.000682">
            <text:p>0.00068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17,123,110,41,111,116,122,38,126|2,87,36,115,35,56,127|3,128|4,64,48,92,80,29,50,51,129|5,55,76,34,91,26,130|6,61,72,44,33,71,42,118,84,131|7,67,40,66,100,81,99,46,132|8,90,96,106,45,57,95,133|9,134|10,98,47,97,79,49,105,37,135|11,112,82,27,83,136|12,52,94,113,137|13,138|14,139|15,140|16,108,70,86,109,30,85,114,141|17,43,142|18,75,58,54,103,59,60,28,102,143|19,119,121,124,31,144|20,120,39,69,63,68,125,62,145|21,53,101,104,93,146|22,65,78,147|23,88,89,74,73,107,32,77,148|24,149|25,150&gt;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741">
            <text:p>0.074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03.6">
            <text:p>1803.6</text:p>
          </table:table-cell>
          <table:table-cell office:value-type="float" office:value="8.868">
            <text:p>8.86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68">
            <text:p>1468</text:p>
          </table:table-cell>
          <table:table-cell office:value-type="float" office:value="18">
            <text:p>18</text:p>
          </table:table-cell>
          <table:table-cell office:value-type="float" office:value="0.186072">
            <text:p>0.18607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68">
            <text:p>146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66.6">
            <text:p>1466.6</text:p>
          </table:table-cell>
          <table:table-cell table:number-columns-repeated="2" office:value-type="float" office:value="0.000955">
            <text:p>0.00095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58,54,103,59,60,75,126|2,61,72,44,33,71,107,127|3,52,94,113,35,56,128|4,53,101,104,79,49,105,37,129|5,130|6,88,89,74,73,32,77,131|7,117,123,110,116,41,111,42,118,84,132|8,133|9,90,96,106,28,93,102,134|10,64,48,92,80,50,51,135|11,98,47,99,97,46,83,136|12,65,78,137|13,138|14,139|15,108,70,86,109,30,85,114,140|16,141|17,112,82,122,38,142|18,43,143|19,144|20,27,67,40,66,100,81,29,145|21,55,76,34,91,26,146|22,120,39,69,63,68,125,62,147|23,148|24,87,36,115,45,57,95,149|25,119,121,124,31,150&gt;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23">
            <text:p>0.072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15.3">
            <text:p>1815.3</text:p>
          </table:table-cell>
          <table:table-cell office:value-type="float" office:value="9.21">
            <text:p>9.2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67.8">
            <text:p>1467.8</text:p>
          </table:table-cell>
          <table:table-cell office:value-type="float" office:value="18">
            <text:p>18</text:p>
          </table:table-cell>
          <table:table-cell office:value-type="float" office:value="0.191428">
            <text:p>0.19142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67.8">
            <text:p>1467.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66.6">
            <text:p>1466.6</text:p>
          </table:table-cell>
          <table:table-cell table:number-columns-repeated="2" office:value-type="float" office:value="0.000818">
            <text:p>0.00081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67,40,66,100,81,99,27,83,126|2,119,121,124,31,127|3,128|4,129|5,120,39,69,63,68,125,62,130|6,90,96,106,45,57,95,131|7,108,70,86,109,30,85,114,132|8,61,72,44,33,71,107,133|9,64,48,92,80,29,50,51,134|10,75,58,54,103,59,60,28,102,135|11,53,101,104,93,136|12,117,123,110,116,41,111,42,118,84,137|13,138|14,52,94,113,139|15,87,36,115,35,56,140|16,141|17,142|18,43,143|19,88,89,74,73,32,77,144|20,46,98,47,97,79,49,105,37,145|21,65,78,146|22,147|23,55,76,34,91,26,148|24,112,82,122,38,149|25,150&gt;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694">
            <text:p>0.069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91.6">
            <text:p>1791.6</text:p>
          </table:table-cell>
          <table:table-cell office:value-type="float" office:value="9.348">
            <text:p>9.34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67.8">
            <text:p>1467.8</text:p>
          </table:table-cell>
          <table:table-cell office:value-type="float" office:value="18">
            <text:p>18</text:p>
          </table:table-cell>
          <table:table-cell office:value-type="float" office:value="0.180732">
            <text:p>0.1807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67.8">
            <text:p>1467.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66.6">
            <text:p>1466.6</text:p>
          </table:table-cell>
          <table:table-cell table:number-columns-repeated="2" office:value-type="float" office:value="0.000818">
            <text:p>0.00081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27|3,128|4,108,70,86,109,30,85,114,129|5,87,36,115,35,56,130|6,131|7,132|8,61,72,44,33,71,107,133|9,112,82,122,38,134|10,52,94,113,135|11,65,78,136|12,137|13,64,48,92,80,29,50,51,138|14,43,139|15,46,98,47,97,79,49,105,37,140|16,141|17,119,121,124,31,142|18,53,101,104,93,143|19,75,58,54,103,59,60,28,102,144|20,120,39,69,63,68,125,62,145|21,67,40,66,100,81,99,27,83,146|22,117,123,110,116,41,111,42,118,84,147|23,55,76,34,91,26,148|24,88,89,74,73,32,77,149|25,90,96,106,45,57,95,150&gt;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693">
            <text:p>0.069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9.035">
            <text:p>9.03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67.8">
            <text:p>1467.8</text:p>
          </table:table-cell>
          <table:table-cell office:value-type="float" office:value="18">
            <text:p>18</text:p>
          </table:table-cell>
          <table:table-cell office:value-type="float" office:value="0.199236">
            <text:p>0.1992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67.8">
            <text:p>1467.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66.6">
            <text:p>1466.6</text:p>
          </table:table-cell>
          <table:table-cell table:number-columns-repeated="2" office:value-type="float" office:value="0.000818">
            <text:p>0.00081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6|2,127|3,67,40,66,100,81,99,27,83,128|4,129|5,130|6,120,39,69,63,68,125,62,131|7,117,123,110,116,41,111,42,118,84,132|8,65,78,133|9,52,94,113,134|10,43,135|11,64,48,92,80,29,50,51,136|12,75,58,54,103,59,60,28,102,137|13,138|14,139|15,108,70,86,109,30,85,114,140|16,61,72,44,33,71,107,141|17,87,36,115,35,56,142|18,53,101,104,93,143|19,112,82,122,38,144|20,46,98,47,97,79,49,105,37,145|21,88,89,74,73,32,77,146|22,119,121,124,31,147|23,90,96,106,45,57,95,148|24,55,76,34,91,26,149|25,150&gt;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696">
            <text:p>0.069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01.2">
            <text:p>1801.2</text:p>
          </table:table-cell>
          <table:table-cell office:value-type="float" office:value="8.979">
            <text:p>8.97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67.8">
            <text:p>1467.8</text:p>
          </table:table-cell>
          <table:table-cell office:value-type="float" office:value="18">
            <text:p>18</text:p>
          </table:table-cell>
          <table:table-cell office:value-type="float" office:value="0.185099">
            <text:p>0.18509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67.8">
            <text:p>1467.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66.6">
            <text:p>1466.6</text:p>
          </table:table-cell>
          <table:table-cell table:number-columns-repeated="2" office:value-type="float" office:value="0.000818">
            <text:p>0.00081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12,82,122,38,126|2,119,121,124,31,127|3,65,78,128|4,64,48,92,80,29,50,51,129|5,55,76,34,91,26,130|6,131|7,52,94,113,132|8,133|9,88,89,74,73,32,77,134|10,135|11,108,70,86,109,30,85,114,136|12,137|13,67,40,66,100,81,99,27,83,138|14,117,123,110,116,41,111,42,118,84,139|15,90,96,106,45,57,95,140|16,141|17,142|18,61,72,44,33,71,107,143|19,75,58,54,103,59,60,28,102,144|20,120,39,69,63,68,125,62,145|21,43,146|22,46,98,47,97,79,49,105,37,147|23,148|24,53,101,104,93,149|25,87,36,115,35,56,150&gt;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719">
            <text:p>0.071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29.7">
            <text:p>1829.7</text:p>
          </table:table-cell>
          <table:table-cell office:value-type="float" office:value="8.974">
            <text:p>8.97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67.8">
            <text:p>1467.8</text:p>
          </table:table-cell>
          <table:table-cell office:value-type="float" office:value="18">
            <text:p>18</text:p>
          </table:table-cell>
          <table:table-cell office:value-type="float" office:value="0.197792">
            <text:p>0.19779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67.8">
            <text:p>1467.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66.6">
            <text:p>1466.6</text:p>
          </table:table-cell>
          <table:table-cell table:number-columns-repeated="2" office:value-type="float" office:value="0.000818">
            <text:p>0.00081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117,123,110,116,41,111,42,118,84,127|3,87,36,115,35,56,128|4,129|5,130|6,90,96,106,45,57,95,131|7,75,58,54,103,59,60,28,102,132|8,112,82,122,38,133|9,65,78,134|10,108,70,86,109,30,85,114,135|11,64,48,92,80,29,50,51,136|12,55,76,34,91,26,137|13,52,94,113,138|14,139|15,140|16,43,141|17,67,40,66,100,81,99,27,83,142|18,46,98,47,97,79,49,105,37,143|19,53,101,104,93,144|20,145|21,61,72,44,33,71,107,146|22,147|23,88,89,74,73,32,77,148|24,120,39,69,63,68,125,62,149|25,119,121,124,31,150&gt;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747">
            <text:p>0.074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82.6">
            <text:p>1782.6</text:p>
          </table:table-cell>
          <table:table-cell office:value-type="float" office:value="9.391">
            <text:p>9.39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67.6">
            <text:p>1467.6</text:p>
          </table:table-cell>
          <table:table-cell office:value-type="float" office:value="18">
            <text:p>18</text:p>
          </table:table-cell>
          <table:table-cell office:value-type="float" office:value="0.176708">
            <text:p>0.17670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67.6">
            <text:p>1467.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66.6">
            <text:p>1466.6</text:p>
          </table:table-cell>
          <table:table-cell table:number-columns-repeated="2" office:value-type="float" office:value="0.000682">
            <text:p>0.00068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88,89,74,73,107,32,77,126|2,87,36,115,35,56,127|3,128|4,108,70,86,109,30,85,114,129|5,64,48,92,80,29,50,51,130|6,131|7,61,72,44,33,71,42,118,84,132|8,52,94,113,133|9,67,40,66,100,81,99,46,134|10,90,96,106,45,57,95,135|11,55,76,34,91,26,136|12,112,82,27,83,137|13,138|14,75,58,54,103,59,60,28,102,139|15,98,47,97,79,49,105,37,140|16,120,39,69,63,68,125,62,141|17,43,142|18,119,121,124,31,143|19,53,101,104,93,144|20,145|21,65,78,146|22,147|23,148|24,149|25,117,123,110,41,111,116,122,38,150&gt;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721">
            <text:p>0.072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97.1">
            <text:p>1797.1</text:p>
          </table:table-cell>
          <table:table-cell office:value-type="float" office:value="9.222">
            <text:p>9.22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66.6">
            <text:p>1466.6</text:p>
          </table:table-cell>
          <table:table-cell office:value-type="float" office:value="18">
            <text:p>18</text:p>
          </table:table-cell>
          <table:table-cell office:value-type="float" office:value="0.183907">
            <text:p>0.18390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66.6">
            <text:p>1466.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66.6">
            <text:p>1466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17,123,110,41,111,116,122,38,126|2,88,89,74,73,107,32,77,127|3,67,40,66,100,81,29,128|4,52,94,113,35,56,129|5,98,47,99,97,46,130|6,64,48,92,80,50,51,131|7,61,72,44,33,71,42,118,84,132|8,120,39,69,63,68,125,62,133|9,53,101,104,79,49,105,37,134|10,75,58,54,103,59,60,102,135|11,87,36,115,45,57,95,136|12,137|13,138|14,139|15,140|16,141|17,142|18,112,82,27,83,143|19,43,144|20,65,78,145|21,90,96,106,28,93,146|22,119,121,124,31,147|23,108,70,86,109,30,85,114,148|24,55,76,34,91,26,149|25,150&gt;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25">
            <text:p>0.072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75.4">
            <text:p>1775.4</text:p>
          </table:table-cell>
          <table:table-cell office:value-type="float" office:value="9.408">
            <text:p>9.40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66.8">
            <text:p>1466.8</text:p>
          </table:table-cell>
          <table:table-cell office:value-type="float" office:value="18">
            <text:p>18</text:p>
          </table:table-cell>
          <table:table-cell office:value-type="float" office:value="0.17382">
            <text:p>0.173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66.8">
            <text:p>1466.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66.6">
            <text:p>1466.6</text:p>
          </table:table-cell>
          <table:table-cell table:number-columns-repeated="2" office:value-type="float" office:value="0.000136">
            <text:p>0.00013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08,70,86,109,30,85,114,126|2,87,36,115,45,57,95,127|3,90,96,106,28,93,128|4,129|5,53,101,104,79,49,105,37,130|6,75,58,54,103,59,60,102,131|7,117,123,110,41,111,116,122,38,132|8,119,121,124,31,133|9,134|10,98,47,100,81,29,135|11,55,76,34,91,26,136|12,137|13,52,94,113,35,56,138|14,61,72,44,33,71,42,118,84,139|15,65,78,140|16,88,89,74,73,107,32,77,141|17,120,39,69,63,68,125,62,142|18,43,143|19,144|20,145|21,146|22,64,48,92,80,50,51,147|23,67,40,66,99,97,46,148|24,112,82,27,83,149|25,150&gt;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744">
            <text:p>0.074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32.7">
            <text:p>1532.7</text:p>
          </table:table-cell>
          <table:table-cell office:value-type="float" office:value="9.754">
            <text:p>9.75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08.7">
            <text:p>1208.7</text:p>
          </table:table-cell>
          <table:table-cell office:value-type="float" office:value="14">
            <text:p>14</text:p>
          </table:table-cell>
          <table:table-cell office:value-type="float" office:value="0.211392">
            <text:p>0.21139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08.7">
            <text:p>1208.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8.7">
            <text:p>1208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61,89,74,44,72,73,107,43,127|3,75,58,28,101,104,54,49,93,105,37,128|4,26,55,103,59,60,106,102,53,129|5,130|6,52,94,113,33,71,42,30,85,114,131|7,67,68,40,82,66,100,81,29,51,132|8,133|9,134|10,135|11,136|12,119,120,122,112,38,137|13,77,32,87,36,88,115,35,56,138|14,139|15,27,47,99,97,98,83,140|16,141|17,142|18,65,78,143|19,46,64,48,92,80,50,79,144|20,108,70,109,86,110,118,84,145|21,76,90,96,34,91,45,57,95,146|22,147|23,148|24,121,124,31,149|25,117,123,39,69,63,111,41,116,125,62,150&gt;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44">
            <text:p>0.084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33.4">
            <text:p>1533.4</text:p>
          </table:table-cell>
          <table:table-cell office:value-type="float" office:value="9.357">
            <text:p>9.35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18">
            <text:p>1218</text:p>
          </table:table-cell>
          <table:table-cell office:value-type="float" office:value="14">
            <text:p>14</text:p>
          </table:table-cell>
          <table:table-cell office:value-type="float" office:value="0.205687">
            <text:p>0.20568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8">
            <text:p>121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8.7">
            <text:p>1208.7</text:p>
          </table:table-cell>
          <table:table-cell table:number-columns-repeated="2" office:value-type="float" office:value="0.007694">
            <text:p>0.00769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85,70,108,109,42,30,118,126|2,117,123,39,69,63,111,41,86,110,116,125,62,127|3,61,89,74,44,32,77,128|4,56,87,36,88,115,35,95,26,129|5,52,113,33,71,72,73,107,43,114,130|6,131|7,132|8,67,68,40,82,66,99,97,98,83,133|9,46,64,48,92,80,50,79,134|10,135|11,136|12,119,120,122,112,38,137|13,138|14,139|15,140|16,141|17,65,78,142|18,76,90,103,59,60,106,102,53,143|19,94,55,34,96,91,45,57,144|20,75,58,28,101,104,54,49,93,105,37,145|21,27,47,100,81,29,51,146|22,121,84,124,31,147|23,148|24,149|25,150&gt;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55">
            <text:p>0.075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90.6">
            <text:p>1590.6</text:p>
          </table:table-cell>
          <table:table-cell office:value-type="float" office:value="9.396">
            <text:p>9.39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14.6">
            <text:p>1214.6</text:p>
          </table:table-cell>
          <table:table-cell office:value-type="float" office:value="14">
            <text:p>14</text:p>
          </table:table-cell>
          <table:table-cell office:value-type="float" office:value="0.236389">
            <text:p>0.23638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4.6">
            <text:p>1214.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8.7">
            <text:p>1208.7</text:p>
          </table:table-cell>
          <table:table-cell table:number-columns-repeated="2" office:value-type="float" office:value="0.004881">
            <text:p>0.00488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87,36,88,115,35,95,26,126|2,127|3,76,90,96,34,91,45,57,56,128|4,129|5,94,55,103,59,60,106,102,53,130|6,52,113,33,71,72,73,107,43,114,131|7,132|8,133|9,61,89,74,44,32,77,134|10,27,47,100,81,29,51,135|11,75,58,28,101,104,54,49,93,105,37,136|12,85,70,108,30,109,42,118,84,137|13,138|14,139|15,46,64,48,92,80,50,79,140|16,141|17,142|18,117,123,39,69,63,111,41,86,110,116,125,62,143|19,144|20,67,68,40,82,66,99,97,98,83,145|21,65,78,146|22,119,120,122,112,38,147|23,121,124,31,148|24,149|25,150&gt;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778">
            <text:p>0.077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40.8">
            <text:p>1540.8</text:p>
          </table:table-cell>
          <table:table-cell office:value-type="float" office:value="8.969">
            <text:p>8.96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12.8">
            <text:p>1212.8</text:p>
          </table:table-cell>
          <table:table-cell office:value-type="float" office:value="14">
            <text:p>14</text:p>
          </table:table-cell>
          <table:table-cell office:value-type="float" office:value="0.212876">
            <text:p>0.21287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2.8">
            <text:p>1212.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8.7">
            <text:p>1208.7</text:p>
          </table:table-cell>
          <table:table-cell table:number-columns-repeated="2" office:value-type="float" office:value="0.003392">
            <text:p>0.00339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08,70,109,86,110,118,84,126|2,127|3,61,89,74,44,72,73,107,43,128|4,129|5,52,94,113,33,71,42,30,85,114,130|6,131|7,77,32,87,36,88,115,35,95,132|8,133|9,121,124,31,134|10,135|11,26,55,76,34,91,45,57,56,136|12,137|13,117,123,39,69,63,111,41,116,125,62,138|14,139|15,75,58,28,101,104,54,49,93,105,37,140|16,27,47,100,81,29,51,141|17,142|18,96,90,103,59,60,106,102,53,143|19,119,120,122,112,38,144|20,145|21,46,64,48,92,80,50,79,146|22,67,68,40,82,66,99,97,98,83,147|23,148|24,65,78,149|25,150&gt;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45">
            <text:p>0.074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99.8">
            <text:p>1499.8</text:p>
          </table:table-cell>
          <table:table-cell office:value-type="float" office:value="9.344">
            <text:p>9.34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18.1">
            <text:p>1218.1</text:p>
          </table:table-cell>
          <table:table-cell office:value-type="float" office:value="14">
            <text:p>14</text:p>
          </table:table-cell>
          <table:table-cell office:value-type="float" office:value="0.187825">
            <text:p>0.18782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8.1">
            <text:p>1218.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8.7">
            <text:p>1208.7</text:p>
          </table:table-cell>
          <table:table-cell table:number-columns-repeated="2" office:value-type="float" office:value="0.007777">
            <text:p>0.00777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6|2,75,58,28,101,104,54,49,93,105,37,127|3,27,47,100,81,29,51,128|4,129|5,130|6,131|7,119,120,122,112,38,132|8,117,123,39,69,63,111,41,116,125,62,133|9,134|10,67,68,40,82,66,99,97,98,83,135|11,136|12,108,70,71,33,42,30,85,114,137|13,26,55,76,34,91,45,57,56,138|14,139|15,96,90,103,59,60,106,102,53,140|16,77,32,87,36,88,115,35,95,141|17,46,64,48,92,80,50,79,142|18,143|19,144|20,145|21,52,94,113,31,146|22,65,78,147|23,61,89,74,44,72,73,107,43,148|24,121,124,109,86,110,118,84,149|25,150&gt;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753">
            <text:p>0.075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86">
            <text:p>1486</text:p>
          </table:table-cell>
          <table:table-cell office:value-type="float" office:value="9.59">
            <text:p>9.5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13.9">
            <text:p>1213.9</text:p>
          </table:table-cell>
          <table:table-cell office:value-type="float" office:value="14">
            <text:p>14</text:p>
          </table:table-cell>
          <table:table-cell office:value-type="float" office:value="0.183109">
            <text:p>0.18310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3.9">
            <text:p>1213.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8.7">
            <text:p>1208.7</text:p>
          </table:table-cell>
          <table:table-cell table:number-columns-repeated="2" office:value-type="float" office:value="0.004302">
            <text:p>0.00430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27,47,100,81,29,51,126|2,121,124,31,127|3,128|4,117,123,39,69,63,111,41,116,125,62,129|5,108,70,109,86,110,118,84,130|6,76,90,103,59,60,106,102,53,131|7,75,58,28,101,104,54,49,93,105,37,132|8,61,89,74,44,72,73,107,43,133|9,134|10,67,68,40,82,66,99,97,98,83,135|11,136|12,137|13,138|14,139|15,77,32,87,36,88,35,115,57,95,140|16,46,64,48,92,80,50,79,141|17,142|18,94,55,34,96,91,45,26,143|19,144|20,119,120,122,112,38,145|21,146|22,65,78,147|23,52,56,113,33,71,42,30,85,114,148|24,149|25,150&gt;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776">
            <text:p>0.077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 office:value-type="float" office:value="9.384">
            <text:p>9.38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14.1">
            <text:p>1214.1</text:p>
          </table:table-cell>
          <table:table-cell office:value-type="float" office:value="14">
            <text:p>14</text:p>
          </table:table-cell>
          <table:table-cell office:value-type="float" office:value="0.192753">
            <text:p>0.19275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4.1">
            <text:p>1214.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8.7">
            <text:p>1208.7</text:p>
          </table:table-cell>
          <table:table-cell table:number-columns-repeated="2" office:value-type="float" office:value="0.004468">
            <text:p>0.00446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19,120,122,112,38,126|2,27,47,100,81,29,51,127|3,128|4,67,68,40,82,66,99,97,98,83,129|5,32,44,36,88,115,57,35,95,130|6,131|7,132|8,133|9,75,58,28,101,104,54,49,93,105,37,134|10,135|11,46,64,48,92,80,50,79,136|12,108,70,109,86,110,118,84,137|13,138|14,139|15,140|16,141|17,142|18,52,94,55,34,91,45,76,26,143|19,96,90,103,59,60,106,102,53,144|20,121,124,31,145|21,61,89,74,72,73,107,43,77,146|22,117,123,39,69,63,111,41,116,125,62,147|23,65,78,148|24,56,87,113,33,71,42,30,85,114,149|25,150&gt;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814">
            <text:p>0.081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9.452">
            <text:p>9.45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10">
            <text:p>1210</text:p>
          </table:table-cell>
          <table:table-cell office:value-type="float" office:value="14">
            <text:p>14</text:p>
          </table:table-cell>
          <table:table-cell office:value-type="float" office:value="0.190094">
            <text:p>0.19009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0">
            <text:p>12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8.7">
            <text:p>1208.7</text:p>
          </table:table-cell>
          <table:table-cell table:number-columns-repeated="2" office:value-type="float" office:value="0.001076">
            <text:p>0.00107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67,68,40,82,66,99,97,98,83,127|3,128|4,46,64,48,92,80,50,79,129|5,117,123,39,69,63,111,41,86,110,116,125,62,130|6,131|7,132|8,133|9,134|10,135|11,77,32,87,36,88,115,35,56,136|12,26,55,103,59,60,106,102,53,137|13,138|14,27,47,100,81,29,51,139|15,140|16,141|17,142|18,61,89,74,44,72,73,107,43,143|19,76,90,96,34,91,45,57,95,144|20,65,78,145|21,108,70,109,30,85,114,146|22,75,58,28,101,104,54,49,93,105,37,147|23,121,124,31,148|24,119,120,122,112,38,149|25,52,94,113,33,71,42,118,84,150&gt;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748">
            <text:p>0.074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60.2">
            <text:p>1560.2</text:p>
          </table:table-cell>
          <table:table-cell office:value-type="float" office:value="9.252">
            <text:p>9.25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17.7">
            <text:p>1217.7</text:p>
          </table:table-cell>
          <table:table-cell office:value-type="float" office:value="14">
            <text:p>14</text:p>
          </table:table-cell>
          <table:table-cell office:value-type="float" office:value="0.219523">
            <text:p>0.21952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7.7">
            <text:p>1217.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8.7">
            <text:p>1208.7</text:p>
          </table:table-cell>
          <table:table-cell table:number-columns-repeated="2" office:value-type="float" office:value="0.007446">
            <text:p>0.00744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08,70,33,71,42,86,118,127|3,128|4,121,84,124,109,30,85,114,129|5,52,113,31,130|6,131|7,77,32,87,36,88,115,35,95,26,132|8,67,68,40,82,66,99,97,98,83,133|9,46,64,48,92,80,50,79,134|10,76,90,96,34,91,45,57,56,135|11,136|12,94,55,103,59,60,106,102,53,137|13,138|14,139|15,75,58,28,101,104,54,49,93,105,37,140|16,61,89,74,44,72,73,107,43,141|17,142|18,143|19,144|20,117,123,39,69,63,111,41,110,116,125,62,145|21,27,47,100,81,29,51,146|22,147|23,65,78,148|24,119,120,122,112,38,149|25,150&gt;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56">
            <text:p>0.075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97.5">
            <text:p>1497.5</text:p>
          </table:table-cell>
          <table:table-cell office:value-type="float" office:value="9.545">
            <text:p>9.54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14.2">
            <text:p>1214.2</text:p>
          </table:table-cell>
          <table:table-cell office:value-type="float" office:value="14">
            <text:p>14</text:p>
          </table:table-cell>
          <table:table-cell office:value-type="float" office:value="0.189182">
            <text:p>0.1891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4.2">
            <text:p>1214.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8.7">
            <text:p>1208.7</text:p>
          </table:table-cell>
          <table:table-cell table:number-columns-repeated="2" office:value-type="float" office:value="0.00455">
            <text:p>0.0045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1,124,109,86,110,118,84,126|2,127|3,128|4,119,120,122,112,38,129|5,67,68,40,82,66,99,97,98,83,130|6,131|7,132|8,133|9,26,55,103,59,60,106,102,53,134|10,117,123,39,69,63,111,41,116,125,62,135|11,77,32,87,36,88,115,35,56,136|12,52,94,113,31,137|13,27,47,100,81,29,51,138|14,139|15,65,78,140|16,141|17,142|18,76,90,96,34,91,45,57,95,143|19,75,58,28,101,104,54,49,93,105,37,144|20,108,70,33,71,42,30,85,114,145|21,61,89,74,44,72,73,107,43,146|22,147|23,46,64,48,92,80,50,79,148|24,149|25,150&gt;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804">
            <text:p>0.080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68.2">
            <text:p>1268.2</text:p>
          </table:table-cell>
          <table:table-cell office:value-type="float" office:value="9.871">
            <text:p>9.87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88.5">
            <text:p>988.5</text:p>
          </table:table-cell>
          <table:table-cell office:value-type="float" office:value="11">
            <text:p>11</text:p>
          </table:table-cell>
          <table:table-cell office:value-type="float" office:value="0.220549">
            <text:p>0.22054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88.5">
            <text:p>988.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71.5">
            <text:p>971.5</text:p>
          </table:table-cell>
          <table:table-cell table:number-columns-repeated="2" office:value-type="float" office:value="0.017499">
            <text:p>0.01749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75,103,59,60,96,90,91,57,115,35,127|3,128|4,31,121,118,124,109,42,111,41,86,110,84,129|5,130|6,131|7,27,82,40,66,47,100,99,98,46,65,83,132|8,133|9,52,94,101,34,76,45,55,95,26,134|10,119,120,122,112,38,135|11,51,97,81,48,92,64,80,29,50,79,136|12,137|13,138|14,117,123,116,69,63,39,68,67,125,62,139|15,140|16,141|17,142|18,143|19,144|20,56,113,87,36,88,89,74,44,32,77,145|21,78,146|22,37,105,93,49,54,104,106,58,28,102,53,147|23,114,85,30,108,70,33,71,61,72,73,107,43,148|24,149|25,150&gt;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23">
            <text:p>0.082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28">
            <text:p>1228</text:p>
          </table:table-cell>
          <table:table-cell office:value-type="float" office:value="9.638">
            <text:p>9.63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79.9">
            <text:p>979.9</text:p>
          </table:table-cell>
          <table:table-cell office:value-type="float" office:value="11">
            <text:p>11</text:p>
          </table:table-cell>
          <table:table-cell office:value-type="float" office:value="0.202036">
            <text:p>0.2020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79.9">
            <text:p>979.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71.5">
            <text:p>971.5</text:p>
          </table:table-cell>
          <table:table-cell table:number-columns-repeated="2" office:value-type="float" office:value="0.008646">
            <text:p>0.00864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127|3,128|4,129|5,130|6,131|7,132|8,133|9,31,121,124,109,42,30,118,84,119,134|10,52,94,26,76,34,59,103,106,58,75,53,135|11,136|12,114,85,108,70,33,71,61,72,73,107,43,137|13,35,115,57,91,90,60,96,45,55,95,138|14,120,122,112,38,139|15,140|16,56,113,87,36,88,89,74,44,32,77,141|17,142|18,143|19,97,100,81,48,92,64,80,29,50,79,144|20,67,68,40,82,27,66,47,99,98,46,65,83,145|21,117,123,39,69,63,111,41,86,110,116,125,62,146|22,147|23,78,148|24,51,37,101,104,54,49,105,93,102,28,149|25,150&gt;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853">
            <text:p>0.085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87.3">
            <text:p>1187.3</text:p>
          </table:table-cell>
          <table:table-cell office:value-type="float" office:value="10.082">
            <text:p>10.08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76.2">
            <text:p>976.2</text:p>
          </table:table-cell>
          <table:table-cell office:value-type="float" office:value="11">
            <text:p>11</text:p>
          </table:table-cell>
          <table:table-cell office:value-type="float" office:value="0.177798">
            <text:p>0.17779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76.2">
            <text:p>976.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71.5">
            <text:p>971.5</text:p>
          </table:table-cell>
          <table:table-cell table:number-columns-repeated="2" office:value-type="float" office:value="0.004838">
            <text:p>0.00483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127|3,27,82,40,66,47,99,98,46,65,83,128|4,129|5,130|6,114,85,108,70,33,71,61,72,73,107,43,131|7,35,115,57,91,90,96,60,59,103,75,132|8,52,94,101,104,54,49,93,105,37,51,133|9,119,120,122,112,38,134|10,26,95,55,45,76,34,106,58,28,102,53,135|11,136|12,137|13,138|14,117,110,116,69,63,39,68,67,125,62,139|15,140|16,97,100,81,48,92,64,80,29,50,79,141|17,142|18,143|19,31,121,84,123,118,124,109,42,111,41,86,30,144|20,145|21,78,146|22,56,113,87,36,88,89,74,44,32,77,147|23,148|24,149|25,150&gt;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842">
            <text:p>0.084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23.6">
            <text:p>1223.6</text:p>
          </table:table-cell>
          <table:table-cell office:value-type="float" office:value="9.797">
            <text:p>9.79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76.5">
            <text:p>976.5</text:p>
          </table:table-cell>
          <table:table-cell office:value-type="float" office:value="11">
            <text:p>11</text:p>
          </table:table-cell>
          <table:table-cell office:value-type="float" office:value="0.201945">
            <text:p>0.20194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76.5">
            <text:p>976.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71.5">
            <text:p>971.5</text:p>
          </table:table-cell>
          <table:table-cell table:number-columns-repeated="2" office:value-type="float" office:value="0.005147">
            <text:p>0.00514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43,107,33,71,61,72,73,32,77,126|2,53,101,104,54,49,93,105,37,51,127|3,97,100,81,48,92,64,80,29,50,79,128|4,129|5,56,113,87,36,44,74,89,88,115,35,130|6,131|7,132|8,133|9,134|10,67,68,40,82,27,66,47,99,98,46,65,83,135|11,136|12,137|13,138|14,139|15,78,140|16,141|17,142|18,31,121,84,118,124,109,42,70,108,30,85,114,143|19,144|20,145|21,119,120,122,112,38,146|22,117,123,39,69,63,111,41,86,110,116,125,62,147|23,148|24,95,55,57,45,91,90,96,60,106,58,149|25,52,94,26,76,34,59,103,28,102,75,150&gt;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822">
            <text:p>0.082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33.7">
            <text:p>1233.7</text:p>
          </table:table-cell>
          <table:table-cell office:value-type="float" office:value="9.943">
            <text:p>9.94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78.6">
            <text:p>978.6</text:p>
          </table:table-cell>
          <table:table-cell office:value-type="float" office:value="11">
            <text:p>11</text:p>
          </table:table-cell>
          <table:table-cell office:value-type="float" office:value="0.206776">
            <text:p>0.20677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78.6">
            <text:p>978.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71.5">
            <text:p>971.5</text:p>
          </table:table-cell>
          <table:table-cell table:number-columns-repeated="2" office:value-type="float" office:value="0.007308">
            <text:p>0.00730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97,100,81,48,92,64,80,29,50,79,126|2,127|3,119,120,122,112,38,128|4,31,121,84,123,118,124,109,42,111,41,86,30,129|5,130|6,56,35,115,57,91,90,96,45,55,95,131|7,52,94,101,104,54,49,93,105,37,51,132|8,133|9,134|10,114,85,108,70,33,71,61,72,73,107,43,135|11,136|12,27,82,40,66,47,99,98,46,65,83,137|13,138|14,139|15,113,87,36,88,89,74,44,32,77,140|16,141|17,117,110,116,69,63,39,68,67,125,62,142|18,143|19,144|20,145|21,26,75,58,106,76,34,60,59,103,28,102,53,146|22,147|23,78,148|24,149|25,150&gt;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854">
            <text:p>0.085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19.3">
            <text:p>1219.3</text:p>
          </table:table-cell>
          <table:table-cell office:value-type="float" office:value="10.09">
            <text:p>10.0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76.8">
            <text:p>976.8</text:p>
          </table:table-cell>
          <table:table-cell office:value-type="float" office:value="11">
            <text:p>11</text:p>
          </table:table-cell>
          <table:table-cell office:value-type="float" office:value="0.198885">
            <text:p>0.19888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76.8">
            <text:p>976.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71.5">
            <text:p>971.5</text:p>
          </table:table-cell>
          <table:table-cell table:number-columns-repeated="2" office:value-type="float" office:value="0.005455">
            <text:p>0.00545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31,121,124,109,42,86,110,118,84,119,126|2,56,113,87,36,88,89,74,44,32,77,127|3,97,100,81,48,92,64,80,29,50,79,128|4,114,85,30,108,70,33,71,61,72,73,107,43,129|5,130|6,131|7,26,95,55,45,76,34,106,58,28,102,53,132|8,133|9,52,94,101,104,54,49,93,105,37,51,134|10,135|11,136|12,137|13,120,122,112,38,138|14,139|15,35,115,57,91,90,96,60,59,103,75,140|16,67,68,40,82,27,66,47,99,98,46,65,83,141|17,142|18,117,123,39,69,63,111,41,116,125,62,143|19,144|20,145|21,146|22,147|23,148|24,78,149|25,150&gt;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811">
            <text:p>0.081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04.2">
            <text:p>1204.2</text:p>
          </table:table-cell>
          <table:table-cell office:value-type="float" office:value="9.885">
            <text:p>9.88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79.9">
            <text:p>979.9</text:p>
          </table:table-cell>
          <table:table-cell office:value-type="float" office:value="11">
            <text:p>11</text:p>
          </table:table-cell>
          <table:table-cell office:value-type="float" office:value="0.186265">
            <text:p>0.1862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79.9">
            <text:p>979.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71.5">
            <text:p>971.5</text:p>
          </table:table-cell>
          <table:table-cell table:number-columns-repeated="2" office:value-type="float" office:value="0.008646">
            <text:p>0.00864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56,113,87,36,88,89,74,44,32,77,127|3,128|4,117,123,39,69,63,111,41,86,110,116,125,62,129|5,130|6,51,37,101,104,54,49,105,93,102,28,131|7,132|8,52,94,26,76,34,59,103,106,58,75,53,133|9,134|10,135|11,31,121,124,109,42,30,118,84,119,136|12,67,68,40,82,27,66,47,99,98,46,65,83,137|13,138|14,120,122,112,38,139|15,140|16,114,85,108,70,33,71,61,72,73,107,43,141|17,142|18,143|19,97,100,81,48,92,64,80,29,50,79,144|20,145|21,146|22,78,147|23,95,55,45,96,60,90,91,57,115,35,148|24,149|25,150&gt;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838">
            <text:p>0.083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00.4">
            <text:p>1200.4</text:p>
          </table:table-cell>
          <table:table-cell office:value-type="float" office:value="10.036">
            <text:p>10.03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76.5">
            <text:p>976.5</text:p>
          </table:table-cell>
          <table:table-cell office:value-type="float" office:value="11">
            <text:p>11</text:p>
          </table:table-cell>
          <table:table-cell office:value-type="float" office:value="0.186521">
            <text:p>0.1865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76.5">
            <text:p>976.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71.5">
            <text:p>971.5</text:p>
          </table:table-cell>
          <table:table-cell table:number-columns-repeated="2" office:value-type="float" office:value="0.005147">
            <text:p>0.00514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53,101,104,54,49,93,105,37,51,126|2,127|3,128|4,52,94,26,76,34,59,103,28,102,75,129|5,31,121,84,118,124,109,42,70,108,30,85,114,130|6,56,113,87,36,44,74,89,88,115,35,131|7,43,107,33,71,61,72,73,32,77,132|8,97,100,81,48,92,64,80,29,50,79,133|9,134|10,135|11,136|12,67,68,40,82,27,66,47,99,98,46,65,83,137|13,138|14,139|15,140|16,141|17,142|18,119,120,122,112,38,143|19,95,55,57,45,91,90,96,60,106,58,144|20,145|21,146|22,117,123,39,69,63,111,41,86,110,116,125,62,147|23,78,148|24,149|25,150&gt;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811">
            <text:p>0.081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03.4">
            <text:p>1203.4</text:p>
          </table:table-cell>
          <table:table-cell office:value-type="float" office:value="10.463">
            <text:p>10.46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76.8">
            <text:p>976.8</text:p>
          </table:table-cell>
          <table:table-cell office:value-type="float" office:value="11">
            <text:p>11</text:p>
          </table:table-cell>
          <table:table-cell office:value-type="float" office:value="0.1883">
            <text:p>0.188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76.8">
            <text:p>976.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71.5">
            <text:p>971.5</text:p>
          </table:table-cell>
          <table:table-cell table:number-columns-repeated="2" office:value-type="float" office:value="0.005455">
            <text:p>0.00545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27|3,128|4,67,68,40,82,27,66,47,99,98,46,65,83,129|5,56,113,87,36,88,89,74,44,32,77,130|6,131|7,114,85,30,108,70,33,71,61,72,73,107,43,132|8,133|9,52,94,101,104,54,49,93,105,37,51,134|10,26,95,55,45,76,34,106,58,28,102,53,135|11,136|12,137|13,138|14,139|15,140|16,117,123,39,69,63,111,41,116,125,62,141|17,142|18,120,122,112,38,143|19,31,121,124,109,42,86,110,118,84,119,144|20,145|21,75,103,59,60,96,90,91,57,115,35,146|22,147|23,78,148|24,97,100,81,48,92,64,80,29,50,79,149|25,150&gt;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812">
            <text:p>0.081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89.9">
            <text:p>1189.9</text:p>
          </table:table-cell>
          <table:table-cell office:value-type="float" office:value="9.623">
            <text:p>9.62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90.3">
            <text:p>990.3</text:p>
          </table:table-cell>
          <table:table-cell office:value-type="float" office:value="11">
            <text:p>11</text:p>
          </table:table-cell>
          <table:table-cell office:value-type="float" office:value="0.167745">
            <text:p>0.16774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90.3">
            <text:p>990.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71.5">
            <text:p>971.5</text:p>
          </table:table-cell>
          <table:table-cell table:number-columns-repeated="2" office:value-type="float" office:value="0.019352">
            <text:p>0.01935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19,120,122,112,38,126|2,127|3,128|4,129|5,130|6,131|7,132|8,133|9,97,100,81,48,92,64,80,29,50,79,134|10,75,58,106,60,96,90,91,57,115,88,135|11,67,68,40,82,27,66,47,99,98,46,65,83,136|12,137|13,138|14,139|15,52,94,101,104,54,49,105,93,102,53,140|16,141|17,56,35,87,36,89,74,61,72,44,113,142|18,117,123,39,69,63,111,41,86,110,116,125,62,143|19,51,37,28,103,59,34,76,45,55,95,26,144|20,31,121,84,118,124,109,30,85,114,145|21,146|22,78,147|23,77,32,107,73,71,33,70,42,108,43,148|24,149|25,150&gt;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723">
            <text:p>0.072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98.4">
            <text:p>1698.4</text:p>
          </table:table-cell>
          <table:table-cell office:value-type="float" office:value="9.739">
            <text:p>9.73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55.3">
            <text:p>1355.3</text:p>
          </table:table-cell>
          <table:table-cell office:value-type="float" office:value="15">
            <text:p>15</text:p>
          </table:table-cell>
          <table:table-cell office:value-type="float" office:value="0.202014">
            <text:p>0.2020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5.3">
            <text:p>1355.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55.3">
            <text:p>1355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72,61,44,74,71,73,126|2,88,89,36,115,35,127|3,56,55,76,34,106,28,93,49,105,128|4,52,94,101,75,26,129|5,58,90,96,91,45,57,95,130|6,87,113,32,43,131|7,27,40,82,112,122,38,132|8,133|9,78,65,51,134|10,135|11,136|12,137|13,138|14,139|15,140|16,30,70,108,124,119,31,141|17,53,37,54,104,103,59,60,102,142|18,46,98,100,47,66,81,99,83,143|19,97,64,48,92,80,79,29,50,144|20,145|21,84,120,117,123,41,86,110,62,121,146|22,147|23,148|24,77,107,33,109,42,85,114,149|25,67,39,69,63,111,68,125,116,118,150&gt;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758">
            <text:p>0.075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77.5">
            <text:p>1677.5</text:p>
          </table:table-cell>
          <table:table-cell office:value-type="float" office:value="9.698">
            <text:p>9.69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59.4">
            <text:p>1359.4</text:p>
          </table:table-cell>
          <table:table-cell office:value-type="float" office:value="16">
            <text:p>16</text:p>
          </table:table-cell>
          <table:table-cell office:value-type="float" office:value="0.189627">
            <text:p>0.18962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9.4">
            <text:p>1359.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55.3">
            <text:p>1355.3</text:p>
          </table:table-cell>
          <table:table-cell table:number-columns-repeated="2" office:value-type="float" office:value="0.003025">
            <text:p>0.00302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77,107,32,43,127|3,46,98,100,47,66,81,99,83,128|4,129|5,88,89,36,115,35,130|6,120,117,123,41,86,110,62,121,131|7,97,64,48,92,80,79,29,50,132|8,52,55,76,34,106,28,93,49,105,133|9,58,90,96,91,45,57,95,134|10,135|11,67,39,69,63,111,68,125,116,118,136|12,137|13,138|14,72,61,44,74,71,73,139|15,140|16,53,101,75,26,141|17,94,56,87,113,142|18,143|19,78,65,51,144|20,145|21,84,124,119,31,146|22,27,40,82,112,122,38,147|23,37,54,104,103,59,60,102,148|24,30,108,70,33,109,42,85,114,149|25,150&gt;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69.2">
            <text:p>1669.2</text:p>
          </table:table-cell>
          <table:table-cell office:value-type="float" office:value="9.795">
            <text:p>9.79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63.3">
            <text:p>1363.3</text:p>
          </table:table-cell>
          <table:table-cell office:value-type="float" office:value="15">
            <text:p>15</text:p>
          </table:table-cell>
          <table:table-cell office:value-type="float" office:value="0.183261">
            <text:p>0.1832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63.3">
            <text:p>1363.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55.3">
            <text:p>1355.3</text:p>
          </table:table-cell>
          <table:table-cell table:number-columns-repeated="2" office:value-type="float" office:value="0.005903">
            <text:p>0.00590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53,37,54,104,28,93,49,105,126|2,127|3,56,55,76,106,103,59,60,102,128|4,58,90,96,34,91,45,26,129|5,108,70,107,33,109,42,85,114,130|6,67,39,69,63,111,68,38,131|7,27,40,82,112,122,121,132|8,97,64,48,92,80,79,29,50,133|9,134|10,87,113,32,43,135|11,88,89,36,115,35,57,95,136|12,52,77,94,101,75,137|13,138|14,139|15,120,117,123,124,119,31,140|16,141|17,46,98,100,47,66,81,99,83,142|18,72,61,44,74,71,73,143|19,144|20,145|21,78,65,51,146|22,147|23,148|24,149|25,84,30,86,41,110,62,125,116,118,150&gt;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718">
            <text:p>0.071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10.1">
            <text:p>1610.1</text:p>
          </table:table-cell>
          <table:table-cell office:value-type="float" office:value="10.052">
            <text:p>10.05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55.8">
            <text:p>1355.8</text:p>
          </table:table-cell>
          <table:table-cell office:value-type="float" office:value="15">
            <text:p>15</text:p>
          </table:table-cell>
          <table:table-cell office:value-type="float" office:value="0.157941">
            <text:p>0.15794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5.8">
            <text:p>1355.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55.3">
            <text:p>1355.3</text:p>
          </table:table-cell>
          <table:table-cell table:number-columns-repeated="2" office:value-type="float" office:value="0.000369">
            <text:p>0.00036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97,64,48,92,80,79,29,50,126|2,127|3,128|4,129|5,52,77,94,101,75,26,130|6,131|7,58,90,96,91,45,57,95,132|8,56,55,76,34,106,28,93,49,105,133|9,134|10,135|11,87,113,32,43,136|12,78,65,51,137|13,46,98,100,47,66,81,99,83,138|14,139|15,72,61,44,74,71,73,140|16,27,40,82,112,122,38,141|17,142|18,143|19,84,30,86,41,110,62,121,144|20,88,89,36,115,35,145|21,146|22,108,70,107,33,109,42,85,114,147|23,53,37,54,104,103,59,60,102,148|24,120,117,123,124,119,31,149|25,67,39,69,63,111,68,125,116,118,150&gt;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93.9">
            <text:p>1593.9</text:p>
          </table:table-cell>
          <table:table-cell office:value-type="float" office:value="10.641">
            <text:p>10.64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55.8">
            <text:p>1355.8</text:p>
          </table:table-cell>
          <table:table-cell office:value-type="float" office:value="15">
            <text:p>15</text:p>
          </table:table-cell>
          <table:table-cell office:value-type="float" office:value="0.149382">
            <text:p>0.1493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5.8">
            <text:p>1355.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55.3">
            <text:p>1355.3</text:p>
          </table:table-cell>
          <table:table-cell table:number-columns-repeated="2" office:value-type="float" office:value="0.000369">
            <text:p>0.00036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46,98,100,47,66,81,99,83,126|2,88,89,36,115,35,127|3,53,37,54,104,103,59,60,102,128|4,129|5,97,64,48,92,80,79,29,50,130|6,131|7,87,113,32,43,132|8,133|9,134|10,135|11,72,61,44,74,71,73,136|12,120,117,123,124,119,31,137|13,108,70,107,33,109,42,85,114,138|14,139|15,140|16,58,90,96,91,45,57,95,141|17,84,30,86,41,110,62,121,142|18,27,40,82,112,122,38,143|19,56,55,76,34,106,28,93,49,105,144|20,145|21,52,77,94,101,75,26,146|22,147|23,67,39,69,63,111,68,125,116,118,148|24,78,65,51,149|25,150&gt;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78">
            <text:p>0.07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28.1">
            <text:p>1628.1</text:p>
          </table:table-cell>
          <table:table-cell office:value-type="float" office:value="9.636">
            <text:p>9.63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55.8">
            <text:p>1355.8</text:p>
          </table:table-cell>
          <table:table-cell office:value-type="float" office:value="15">
            <text:p>15</text:p>
          </table:table-cell>
          <table:table-cell office:value-type="float" office:value="0.16725">
            <text:p>0.1672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5.8">
            <text:p>1355.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55.3">
            <text:p>1355.3</text:p>
          </table:table-cell>
          <table:table-cell table:number-columns-repeated="2" office:value-type="float" office:value="0.000369">
            <text:p>0.00036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84,30,86,41,110,62,121,126|2,120,117,123,124,119,31,127|3,67,39,69,63,111,68,125,116,118,128|4,108,70,107,33,109,42,85,114,129|5,53,37,54,104,103,59,60,102,130|6,131|7,132|8,58,90,96,91,45,57,95,133|9,27,40,82,112,122,38,134|10,46,98,100,47,66,81,99,83,135|11,136|12,88,89,36,115,35,137|13,56,55,76,34,106,28,93,49,105,138|14,139|15,87,113,32,43,140|16,72,61,44,74,71,73,141|17,97,64,48,92,80,79,29,50,142|18,52,77,94,101,75,26,143|19,78,65,51,144|20,145|21,146|22,147|23,148|24,149|25,150&gt;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713">
            <text:p>0.071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13.5">
            <text:p>1613.5</text:p>
          </table:table-cell>
          <table:table-cell office:value-type="float" office:value="9.578">
            <text:p>9.57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59.4">
            <text:p>1359.4</text:p>
          </table:table-cell>
          <table:table-cell office:value-type="float" office:value="16">
            <text:p>16</text:p>
          </table:table-cell>
          <table:table-cell office:value-type="float" office:value="0.157484">
            <text:p>0.15748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9.4">
            <text:p>1359.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55.3">
            <text:p>1355.3</text:p>
          </table:table-cell>
          <table:table-cell table:number-columns-repeated="2" office:value-type="float" office:value="0.003025">
            <text:p>0.00302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46,98,100,47,66,81,99,83,126|2,53,101,75,26,127|3,97,64,48,92,80,79,29,50,128|4,72,61,44,74,71,73,129|5,130|6,131|7,52,55,76,34,106,28,93,49,105,132|8,133|9,30,108,70,33,109,42,85,114,134|10,88,89,36,115,35,135|11,136|12,137|13,138|14,84,124,119,31,139|15,140|16,77,107,32,43,141|17,27,40,82,112,122,38,142|18,94,56,87,113,143|19,78,65,51,144|20,120,117,123,41,86,110,62,121,145|21,37,54,104,103,59,60,102,146|22,58,90,96,91,45,57,95,147|23,67,39,69,63,111,68,125,116,118,148|24,149|25,150&gt;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741">
            <text:p>0.074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43.3">
            <text:p>1643.3</text:p>
          </table:table-cell>
          <table:table-cell office:value-type="float" office:value="9.737">
            <text:p>9.73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62.3">
            <text:p>1362.3</text:p>
          </table:table-cell>
          <table:table-cell office:value-type="float" office:value="16">
            <text:p>16</text:p>
          </table:table-cell>
          <table:table-cell office:value-type="float" office:value="0.170997">
            <text:p>0.17099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62.3">
            <text:p>1362.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55.3">
            <text:p>1355.3</text:p>
          </table:table-cell>
          <table:table-cell table:number-columns-repeated="2" office:value-type="float" office:value="0.005165">
            <text:p>0.00516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94,56,87,113,126|2,52,55,76,34,106,28,93,49,105,127|3,37,54,104,103,59,60,102,128|4,58,90,96,91,45,57,95,129|5,67,39,69,63,111,42,85,114,130|6,72,61,44,74,71,73,131|7,88,89,36,115,35,132|8,133|9,53,101,75,26,134|10,27,40,82,112,68,125,116,118,135|11,97,64,48,92,80,79,29,50,136|12,30,108,70,33,109,121,137|13,138|14,139|15,84,124,119,31,140|16,78,65,51,141|17,77,107,32,43,142|18,143|19,144|20,120,117,123,41,86,110,62,122,38,145|21,146|22,147|23,148|24,149|25,46,98,100,47,66,81,99,83,150&gt;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772">
            <text:p>0.077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65.3">
            <text:p>1665.3</text:p>
          </table:table-cell>
          <table:table-cell office:value-type="float" office:value="9.646">
            <text:p>9.64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60.2">
            <text:p>1360.2</text:p>
          </table:table-cell>
          <table:table-cell office:value-type="float" office:value="15">
            <text:p>15</text:p>
          </table:table-cell>
          <table:table-cell office:value-type="float" office:value="0.18321">
            <text:p>0.183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60.2">
            <text:p>1360.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55.3">
            <text:p>1355.3</text:p>
          </table:table-cell>
          <table:table-cell table:number-columns-repeated="2" office:value-type="float" office:value="0.003615">
            <text:p>0.00361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0,117,123,124,119,31,126|2,58,90,96,34,91,45,26,127|3,88,89,36,115,35,57,95,128|4,87,113,32,43,129|5,130|6,131|7,108,70,107,33,109,42,85,114,132|8,52,77,94,101,75,133|9,134|10,135|11,46,98,100,47,66,81,99,83,136|12,84,30,86,41,110,62,121,137|13,138|14,139|15,78,65,51,140|16,141|17,142|18,27,40,82,112,122,38,143|19,97,64,48,92,80,79,29,50,144|20,145|21,72,61,44,74,71,73,146|22,53,37,54,104,28,93,49,105,147|23,56,55,76,106,103,59,60,102,148|24,149|25,67,39,69,63,111,68,125,116,118,150&gt;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16">
            <text:p>0.071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63.6">
            <text:p>1663.6</text:p>
          </table:table-cell>
          <table:table-cell office:value-type="float" office:value="9.935">
            <text:p>9.93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55.8">
            <text:p>1355.8</text:p>
          </table:table-cell>
          <table:table-cell office:value-type="float" office:value="15">
            <text:p>15</text:p>
          </table:table-cell>
          <table:table-cell office:value-type="float" office:value="0.18502">
            <text:p>0.185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5.8">
            <text:p>1355.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55.3">
            <text:p>1355.3</text:p>
          </table:table-cell>
          <table:table-cell table:number-columns-repeated="2" office:value-type="float" office:value="0.000369">
            <text:p>0.00036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97,64,48,92,80,79,29,50,126|2,67,39,69,63,111,68,125,116,118,127|3,84,30,86,41,110,62,121,128|4,58,90,96,91,45,57,95,129|5,130|6,131|7,53,37,54,104,103,59,60,102,132|8,87,113,32,43,133|9,134|10,135|11,52,77,94,101,75,26,136|12,72,61,44,74,71,73,137|13,56,55,76,34,106,28,93,49,105,138|14,108,70,107,33,109,42,85,114,139|15,46,98,100,47,66,81,99,83,140|16,120,117,123,124,119,31,141|17,78,65,51,142|18,88,89,36,115,35,143|19,144|20,145|21,146|22,147|23,148|24,27,40,82,112,122,38,149|25,150&gt;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754">
            <text:p>0.075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98.5">
            <text:p>1498.5</text:p>
          </table:table-cell>
          <table:table-cell office:value-type="float" office:value="9.748">
            <text:p>9.74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.176109">
            <text:p>0.17610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34.6">
            <text:p>1234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08,70,33,109,42,30,85,126|2,94,55,76,106,34,60,59,28,102,127|3,52,87,113,43,114,128|4,84,62,39,69,63,111,68,125,123,118,129|5,121,110,116,41,86,124,31,130|6,88,89,36,115,35,56,131|7,132|8,133|9,134|10,75,58,90,96,91,45,57,95,26,135|11,37,54,103,104,93,79,49,105,136|12,73,72,61,44,74,71,107,32,77,137|13,46,97,64,48,92,80,29,50,51,138|14,98,66,47,100,81,99,27,83,139|15,140|16,53,101,65,78,141|17,119,117,67,40,82,112,122,120,38,142|18,143|19,144|20,145|21,146|22,147|23,148|24,149|25,150&gt;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07">
            <text:p>0.080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17.8">
            <text:p>1517.8</text:p>
          </table:table-cell>
          <table:table-cell office:value-type="float" office:value="9.579">
            <text:p>9.57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.186586">
            <text:p>0.18658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34.6">
            <text:p>1234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19,117,67,40,82,112,122,120,38,126|2,94,55,76,106,34,60,59,28,102,127|3,128|4,84,62,39,69,63,111,68,125,123,118,129|5,73,72,61,44,74,71,107,32,77,130|6,131|7,121,110,116,41,86,124,31,132|8,133|9,134|10,108,70,33,109,42,30,85,135|11,37,54,103,104,93,79,49,105,136|12,52,87,113,43,114,137|13,138|14,139|15,140|16,46,97,64,48,92,80,29,50,51,141|17,53,101,65,78,142|18,143|19,144|20,145|21,75,58,90,96,91,45,57,95,26,146|22,98,66,47,100,81,99,27,83,147|23,148|24,149|25,88,89,36,115,35,56,150&gt;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65">
            <text:p>0.076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97.7">
            <text:p>1497.7</text:p>
          </table:table-cell>
          <table:table-cell office:value-type="float" office:value="9.518">
            <text:p>9.51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.175669">
            <text:p>0.1756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34.6">
            <text:p>1234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88,89,36,115,35,56,127|3,46,97,64,48,92,80,29,50,51,128|4,52,87,113,43,114,129|5,94,55,76,106,34,60,59,28,102,130|6,37,54,103,104,93,79,49,105,131|7,98,66,47,100,81,99,27,83,132|8,133|9,119,117,67,40,82,112,122,120,38,134|10,135|11,136|12,137|13,138|14,139|15,140|16,84,62,39,69,63,111,68,125,123,118,141|17,142|18,73,72,61,44,74,71,107,32,77,143|19,144|20,145|21,121,110,116,41,86,124,31,146|22,53,101,65,78,147|23,75,58,90,96,91,45,57,95,26,148|24,108,70,33,109,42,30,85,149|25,150&gt;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757">
            <text:p>0.075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9.985">
            <text:p>9.98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.20859">
            <text:p>0.208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34.6">
            <text:p>1234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37,54,103,104,93,79,49,105,126|2,52,87,113,43,114,127|3,84,62,39,69,63,111,68,125,123,118,128|4,119,117,67,40,82,112,122,120,38,129|5,88,89,36,115,35,56,130|6,94,55,76,106,34,60,59,28,102,131|7,121,110,116,41,86,124,31,132|8,98,66,47,100,81,99,27,83,133|9,108,70,33,109,42,30,85,134|10,135|11,53,101,65,78,136|12,137|13,138|14,139|15,75,58,90,96,91,45,57,95,26,140|16,141|17,142|18,143|19,46,97,64,48,92,80,29,50,51,144|20,145|21,146|22,147|23,148|24,149|25,73,72,61,44,74,71,107,32,77,150&gt;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57">
            <text:p>0.075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69.4">
            <text:p>1469.4</text:p>
          </table:table-cell>
          <table:table-cell office:value-type="float" office:value="9.868">
            <text:p>9.86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.159793">
            <text:p>0.15979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34.6">
            <text:p>1234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6|2,127|3,128|4,98,66,47,100,81,99,27,83,129|5,130|6,75,58,90,96,91,45,57,95,26,131|7,132|8,133|9,73,72,61,44,74,71,107,32,77,134|10,88,89,36,115,35,56,135|11,37,54,103,104,93,79,49,105,136|12,53,101,65,78,137|13,94,55,76,106,34,60,59,28,102,138|14,139|15,140|16,84,62,39,69,63,111,68,125,123,118,141|17,142|18,119,117,67,40,82,112,122,120,38,143|19,46,97,64,48,92,80,29,50,51,144|20,145|21,52,87,113,43,114,146|22,108,70,33,109,42,30,85,147|23,148|24,149|25,121,110,116,41,86,124,31,150&gt;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773">
            <text:p>0.077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48.3">
            <text:p>1448.3</text:p>
          </table:table-cell>
          <table:table-cell office:value-type="float" office:value="9.901">
            <text:p>9.90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.147552">
            <text:p>0.1475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34.6">
            <text:p>1234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1,110,116,41,86,124,31,126|2,84,62,39,69,63,111,68,125,123,118,127|3,73,72,61,44,74,71,107,32,77,128|4,129|5,94,55,76,106,34,60,59,28,102,130|6,131|7,88,89,36,115,35,56,132|8,37,54,103,104,93,79,49,105,133|9,75,58,90,96,91,45,57,95,26,134|10,98,66,47,100,81,99,27,83,135|11,119,117,67,40,82,112,122,120,38,136|12,52,87,113,43,114,137|13,138|14,139|15,140|16,108,70,33,109,42,30,85,141|17,142|18,143|19,46,97,64,48,92,80,29,50,51,144|20,145|21,146|22,147|23,53,101,65,78,148|24,149|25,150&gt;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796">
            <text:p>0.079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21.8">
            <text:p>1421.8</text:p>
          </table:table-cell>
          <table:table-cell office:value-type="float" office:value="9.816">
            <text:p>9.81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35.2">
            <text:p>1235.2</text:p>
          </table:table-cell>
          <table:table-cell office:value-type="float" office:value="13">
            <text:p>13</text:p>
          </table:table-cell>
          <table:table-cell office:value-type="float" office:value="0.131242">
            <text:p>0.1312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5.2">
            <text:p>1235.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34.6">
            <text:p>1234.6</text:p>
          </table:table-cell>
          <table:table-cell table:number-columns-repeated="2" office:value-type="float" office:value="0.000486">
            <text:p>0.00048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98,66,47,100,81,99,27,83,126|2,94,55,76,106,34,60,59,28,102,127|3,73,72,61,44,115,35,56,128|4,129|5,84,62,39,69,63,111,68,125,123,118,130|6,75,58,90,96,91,45,57,95,26,131|7,119,117,67,40,82,112,122,120,38,132|8,133|9,134|10,135|11,108,70,33,109,42,30,85,136|12,137|13,138|14,139|15,140|16,52,87,113,43,114,141|17,46,97,64,48,92,80,29,50,51,142|18,88,36,89,74,71,107,32,77,143|19,121,110,116,41,86,124,31,144|20,145|21,37,54,103,104,93,79,49,105,146|22,53,101,65,78,147|23,148|24,149|25,150&gt;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776">
            <text:p>0.077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39.6">
            <text:p>1439.6</text:p>
          </table:table-cell>
          <table:table-cell office:value-type="float" office:value="9.578">
            <text:p>9.57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.142401">
            <text:p>0.14240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34.6">
            <text:p>1234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94,55,76,106,34,60,59,28,102,127|3,128|4,121,110,116,41,86,124,31,129|5,130|6,73,72,61,44,74,71,107,32,77,131|7,119,117,67,40,82,112,122,120,38,132|8,98,66,47,100,81,99,27,83,133|9,108,70,33,109,42,30,85,134|10,135|11,84,62,39,69,63,111,68,125,123,118,136|12,137|13,138|14,88,89,36,115,35,56,139|15,140|16,141|17,142|18,52,87,113,43,114,143|19,53,101,65,78,144|20,46,97,64,48,92,80,29,50,51,145|21,146|22,75,58,90,96,91,45,57,95,26,147|23,148|24,37,54,103,104,93,79,49,105,149|25,150&gt;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812">
            <text:p>0.081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48.9">
            <text:p>1448.9</text:p>
          </table:table-cell>
          <table:table-cell office:value-type="float" office:value="9.767">
            <text:p>9.76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.147905">
            <text:p>0.14790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34.6">
            <text:p>1234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1,110,116,41,86,124,31,126|2,127|3,75,58,90,96,91,45,57,95,26,128|4,84,62,39,69,63,111,68,125,123,118,129|5,73,72,61,44,74,71,107,32,77,130|6,94,55,76,106,34,60,59,28,102,131|7,132|8,133|9,134|10,52,87,113,43,114,135|11,46,97,64,48,92,80,29,50,51,136|12,137|13,138|14,139|15,140|16,141|17,88,89,36,115,35,56,142|18,108,70,33,109,42,30,85,143|19,98,66,47,100,81,99,27,83,144|20,145|21,53,101,65,78,146|22,37,54,103,104,93,79,49,105,147|23,119,117,67,40,82,112,122,120,38,148|24,149|25,150&gt;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91">
            <text:p>0.079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80.9">
            <text:p>1480.9</text:p>
          </table:table-cell>
          <table:table-cell office:value-type="float" office:value="9.801">
            <text:p>9.80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.166318">
            <text:p>0.16631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4.6">
            <text:p>1234.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34.6">
            <text:p>1234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127|3,128|4,98,66,47,100,81,99,27,83,129|5,130|6,131|7,46,97,64,48,92,80,29,50,51,132|8,108,70,33,109,42,30,85,133|9,134|10,135|11,136|12,84,62,39,69,63,111,68,125,123,118,137|13,121,110,116,41,86,124,31,138|14,139|15,52,87,113,43,114,140|16,141|17,142|18,53,101,65,78,143|19,119,117,67,40,82,112,122,120,38,144|20,94,55,76,106,34,60,59,28,102,145|21,73,72,61,44,74,71,107,32,77,146|22,147|23,37,54,103,104,93,79,49,105,148|24,88,89,36,115,35,56,149|25,75,58,90,96,91,45,57,95,26,150&gt;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825">
            <text:p>0.082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55">
            <text:p>1355</text:p>
          </table:table-cell>
          <table:table-cell office:value-type="float" office:value="9.688">
            <text:p>9.68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5.9">
            <text:p>1075.9</text:p>
          </table:table-cell>
          <table:table-cell office:value-type="float" office:value="12">
            <text:p>12</text:p>
          </table:table-cell>
          <table:table-cell office:value-type="float" office:value="0.205978">
            <text:p>0.2059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5.9">
            <text:p>1075.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4.6">
            <text:p>1064.6</text:p>
          </table:table-cell>
          <table:table-cell table:number-columns-repeated="2" office:value-type="float" office:value="0.010614">
            <text:p>0.01061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67,68,39,69,63,111,41,116,125,123,84,127|3,128|4,129|5,130|6,131|7,46,97,64,48,92,80,50,79,51,132|8,56,113,35,88,115,57,95,26,133|9,134|10,135|11,136|12,27,82,40,66,47,100,81,29,99,98,83,137|13,138|14,139|15,72,61,71,33,109,42,86,110,118,140|16,141|17,85,108,70,30,124,121,31,142|18,58,106,90,91,45,75,143|19,77,32,87,36,89,74,44,73,107,43,114,144|20,119,120,117,62,122,112,38,145|21,78,65,146|22,53,101,104,103,54,49,93,105,37,147|23,52,94,55,76,34,96,60,59,28,102,148|24,149|25,150&gt;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52">
            <text:p>0.085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06.2">
            <text:p>1306.2</text:p>
          </table:table-cell>
          <table:table-cell office:value-type="float" office:value="10.086">
            <text:p>10.08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5">
            <text:p>1075</text:p>
          </table:table-cell>
          <table:table-cell office:value-type="float" office:value="12">
            <text:p>12</text:p>
          </table:table-cell>
          <table:table-cell office:value-type="float" office:value="0.177002">
            <text:p>0.1770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5">
            <text:p>107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4.6">
            <text:p>1064.6</text:p>
          </table:table-cell>
          <table:table-cell table:number-columns-repeated="2" office:value-type="float" office:value="0.009769">
            <text:p>0.00976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58,106,90,91,45,75,126|2,46,97,64,48,92,80,29,50,79,127|3,65,27,112,122,120,38,128|4,129|5,130|6,131|7,56,113,35,88,115,57,95,26,132|8,133|9,134|10,85,108,70,30,124,121,31,135|11,136|12,72,61,71,33,109,42,86,110,84,137|13,138|14,139|15,140|16,77,32,87,36,89,74,44,73,107,43,114,141|17,142|18,143|19,144|20,119,117,62,69,39,63,111,41,116,125,123,118,145|21,78,146|22,82,67,68,40,66,47,100,81,99,98,83,147|23,52,94,55,76,34,96,60,59,28,102,148|24,53,101,104,103,54,49,93,105,37,51,149|25,150&gt;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97">
            <text:p>0.079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01.2">
            <text:p>1301.2</text:p>
          </table:table-cell>
          <table:table-cell office:value-type="float" office:value="9.727">
            <text:p>9.72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9.1">
            <text:p>1079.1</text:p>
          </table:table-cell>
          <table:table-cell office:value-type="float" office:value="12">
            <text:p>12</text:p>
          </table:table-cell>
          <table:table-cell office:value-type="float" office:value="0.170689">
            <text:p>0.17068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9.1">
            <text:p>1079.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4.6">
            <text:p>1064.6</text:p>
          </table:table-cell>
          <table:table-cell table:number-columns-repeated="2" office:value-type="float" office:value="0.01362">
            <text:p>0.0136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70,61,71,33,108,85,114,126|2,127|3,56,113,35,88,115,57,95,128|4,129|5,58,106,90,96,34,60,59,28,102,130|6,77,32,87,36,89,74,44,72,73,107,43,131|7,119,121,117,84,124,30,109,42,86,110,118,132|8,52,94,26,55,45,91,76,75,133|9,134|10,27,82,68,40,66,47,81,29,99,98,46,135|11,136|12,137|13,138|14,139|15,31,112,38,140|16,97,100,64,48,92,80,50,79,51,141|17,142|18,143|19,144|20,145|21,120,122,67,39,69,63,111,41,116,125,62,123,146|22,147|23,78,65,83,148|24,53,101,104,103,54,49,93,105,37,149|25,150&gt;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832">
            <text:p>0.083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18.5">
            <text:p>1318.5</text:p>
          </table:table-cell>
          <table:table-cell office:value-type="float" office:value="9.667">
            <text:p>9.66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4.1">
            <text:p>1074.1</text:p>
          </table:table-cell>
          <table:table-cell office:value-type="float" office:value="12">
            <text:p>12</text:p>
          </table:table-cell>
          <table:table-cell office:value-type="float" office:value="0.185362">
            <text:p>0.18536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4.1">
            <text:p>1074.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4.6">
            <text:p>1064.6</text:p>
          </table:table-cell>
          <table:table-cell table:number-columns-repeated="2" office:value-type="float" office:value="0.008924">
            <text:p>0.00892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73,72,61,89,74,44,32,107,43,126|2,127|3,128|4,67,68,39,69,63,111,41,116,125,118,84,129|5,46,97,64,48,92,80,50,79,51,130|6,58,106,90,96,34,60,59,28,102,131|7,52,94,101,104,103,54,49,93,105,37,53,132|8,133|9,134|10,85,108,70,71,33,109,42,86,30,114,135|11,136|12,137|13,119,120,117,62,123,110,124,121,31,138|14,65,112,122,38,139|15,140|16,141|17,78,142|18,143|19,144|20,145|21,56,87,36,88,115,57,35,95,26,146|22,147|23,77,113,55,45,91,76,75,148|24,27,82,40,66,47,100,81,29,99,98,83,149|25,150&gt;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94">
            <text:p>0.079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16.5">
            <text:p>1316.5</text:p>
          </table:table-cell>
          <table:table-cell office:value-type="float" office:value="9.872">
            <text:p>9.87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2.9">
            <text:p>1072.9</text:p>
          </table:table-cell>
          <table:table-cell office:value-type="float" office:value="11">
            <text:p>11</text:p>
          </table:table-cell>
          <table:table-cell office:value-type="float" office:value="0.185036">
            <text:p>0.1850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2.9">
            <text:p>1072.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4.6">
            <text:p>1064.6</text:p>
          </table:table-cell>
          <table:table-cell table:number-columns-repeated="2" office:value-type="float" office:value="0.007796">
            <text:p>0.00779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58,96,90,91,45,26,126|2,77,32,36,87,113,56,35,88,115,57,95,127|3,53,101,104,103,54,49,93,105,28,102,128|4,119,121,117,84,124,31,112,122,120,38,129|5,52,94,55,76,34,60,59,106,75,130|6,131|7,67,68,39,69,63,111,41,116,125,62,123,132|8,133|9,134|10,27,82,40,66,47,100,81,29,99,98,46,135|11,136|12,137|13,138|14,51,97,64,48,92,80,50,79,37,139|15,140|16,141|17,142|18,85,108,70,71,33,109,30,42,86,110,118,143|19,144|20,145|21,146|22,78,65,83,147|23,73,72,61,89,74,44,107,43,114,148|24,149|25,150&gt;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791">
            <text:p>0.079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45.8">
            <text:p>1345.8</text:p>
          </table:table-cell>
          <table:table-cell office:value-type="float" office:value="9.75">
            <text:p>9.7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66.6">
            <text:p>1066.6</text:p>
          </table:table-cell>
          <table:table-cell office:value-type="float" office:value="11">
            <text:p>11</text:p>
          </table:table-cell>
          <table:table-cell office:value-type="float" office:value="0.20746">
            <text:p>0.207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66.6">
            <text:p>1066.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4.6">
            <text:p>1064.6</text:p>
          </table:table-cell>
          <table:table-cell table:number-columns-repeated="2" office:value-type="float" office:value="0.001879">
            <text:p>0.00187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85,108,70,71,33,109,30,42,86,110,118,127|3,128|4,73,72,61,89,74,44,32,107,43,114,129|5,130|6,77,113,55,45,91,76,75,131|7,119,121,117,84,124,31,112,122,120,38,132|8,133|9,134|10,135|11,136|12,137|13,138|14,67,68,39,69,63,111,41,116,125,62,123,139|15,140|16,141|17,58,106,90,96,34,60,59,28,102,142|18,52,94,101,104,103,54,49,93,105,37,53,143|19,78,65,144|20,56,87,36,88,115,57,35,95,26,145|21,146|22,27,82,40,66,47,100,81,29,99,98,83,147|23,46,97,64,48,92,80,50,79,51,148|24,149|25,150&gt;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827">
            <text:p>0.082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13.8">
            <text:p>1313.8</text:p>
          </table:table-cell>
          <table:table-cell office:value-type="float" office:value="9.693">
            <text:p>9.69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4.1">
            <text:p>1074.1</text:p>
          </table:table-cell>
          <table:table-cell office:value-type="float" office:value="12">
            <text:p>12</text:p>
          </table:table-cell>
          <table:table-cell office:value-type="float" office:value="0.182448">
            <text:p>0.18244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4.1">
            <text:p>1074.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4.6">
            <text:p>1064.6</text:p>
          </table:table-cell>
          <table:table-cell table:number-columns-repeated="2" office:value-type="float" office:value="0.008924">
            <text:p>0.00892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73,72,61,89,74,44,32,107,43,126|2,127|3,52,94,101,104,103,54,49,93,105,37,53,128|4,27,82,40,66,47,100,81,29,99,98,83,129|5,77,113,55,45,91,76,75,130|6,56,87,36,88,115,57,35,95,26,131|7,132|8,119,120,117,62,123,110,124,121,31,133|9,134|10,135|11,58,106,90,96,34,60,59,28,102,136|12,137|13,46,97,64,48,92,80,50,79,51,138|14,139|15,78,140|16,141|17,142|18,143|19,144|20,145|21,67,68,39,69,63,111,41,116,125,118,84,146|22,65,112,122,38,147|23,148|24,149|25,85,108,70,71,33,109,42,86,30,114,150&gt;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809">
            <text:p>0.080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63.8">
            <text:p>1363.8</text:p>
          </table:table-cell>
          <table:table-cell office:value-type="float" office:value="10.029">
            <text:p>10.02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0.3">
            <text:p>1070.3</text:p>
          </table:table-cell>
          <table:table-cell office:value-type="float" office:value="11">
            <text:p>11</text:p>
          </table:table-cell>
          <table:table-cell office:value-type="float" office:value="0.215208">
            <text:p>0.21520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0.3">
            <text:p>1070.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4.6">
            <text:p>1064.6</text:p>
          </table:table-cell>
          <table:table-cell table:number-columns-repeated="2" office:value-type="float" office:value="0.005354">
            <text:p>0.00535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127|3,128|4,129|5,46,97,64,48,92,80,50,79,51,130|6,131|7,132|8,133|9,134|10,67,68,39,69,63,111,41,116,125,118,84,135|11,117,62,123,110,124,31,112,122,120,119,38,136|12,137|13,138|14,139|15,77,113,55,45,91,76,75,140|16,56,87,36,88,115,57,35,95,26,141|17,73,72,61,89,74,44,32,107,43,114,142|18,27,82,40,66,47,100,81,29,99,98,83,143|19,58,106,90,96,34,60,59,28,102,144|20,145|21,146|22,147|23,78,65,148|24,85,108,70,71,33,109,42,86,30,121,149|25,52,94,101,104,103,54,49,93,105,37,53,150&gt;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815">
            <text:p>0.081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92.4">
            <text:p>1392.4</text:p>
          </table:table-cell>
          <table:table-cell office:value-type="float" office:value="10.219">
            <text:p>10.21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0.3">
            <text:p>1070.3</text:p>
          </table:table-cell>
          <table:table-cell office:value-type="float" office:value="11">
            <text:p>11</text:p>
          </table:table-cell>
          <table:table-cell office:value-type="float" office:value="0.231327">
            <text:p>0.23132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0.3">
            <text:p>1070.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4.6">
            <text:p>1064.6</text:p>
          </table:table-cell>
          <table:table-cell table:number-columns-repeated="2" office:value-type="float" office:value="0.005354">
            <text:p>0.00535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20,117,123,69,39,63,111,41,116,125,62,122,127|3,77,113,55,45,91,76,75,128|4,46,97,64,48,92,80,50,79,51,129|5,130|6,131|7,132|8,119,121,84,124,31,112,82,27,38,133|9,134|10,135|11,73,72,61,89,74,44,32,107,43,114,136|12,137|13,138|14,139|15,56,87,36,88,115,57,35,95,26,140|16,141|17,67,68,40,66,47,100,81,29,99,98,83,142|18,85,108,70,71,33,109,30,42,86,110,118,143|19,144|20,145|21,52,94,101,104,103,54,49,93,105,37,53,146|22,147|23,65,78,148|24,149|25,58,106,90,96,34,60,59,28,102,150&gt;</text:p>
          </table:table-cell>
        </table:table-row>
        <table:table-row table:style-name="ro1">
          <table:table-cell office:value-type="string">
            <text:p>R107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95">
            <text:p>0.079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87">
            <text:p>1387</text:p>
          </table:table-cell>
          <table:table-cell office:value-type="float" office:value="9.851">
            <text:p>9.85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4.7">
            <text:p>1074.7</text:p>
          </table:table-cell>
          <table:table-cell office:value-type="float" office:value="11">
            <text:p>11</text:p>
          </table:table-cell>
          <table:table-cell office:value-type="float" office:value="0.225162">
            <text:p>0.22516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4.7">
            <text:p>1074.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4.6">
            <text:p>1064.6</text:p>
          </table:table-cell>
          <table:table-cell table:number-columns-repeated="2" office:value-type="float" office:value="0.009487">
            <text:p>0.00948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46,97,64,48,92,80,29,50,79,126|2,58,106,90,96,34,60,59,28,102,127|3,128|4,129|5,52,94,101,104,103,54,49,93,105,37,51,130|6,82,67,68,40,66,47,100,81,99,98,83,131|7,132|8,133|9,134|10,135|11,73,72,61,89,74,44,32,107,43,114,136|12,119,121,124,31,78,137|13,138|14,139|15,77,113,55,45,91,76,75,53,140|16,141|17,142|18,85,108,70,71,33,109,42,30,118,84,143|19,144|20,145|21,56,87,36,88,115,57,35,95,26,146|22,147|23,148|24,117,123,116,69,39,63,111,41,86,110,125,62,149|25,65,27,112,122,120,38,150&gt;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876">
            <text:p>0.087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09.3">
            <text:p>1109.3</text:p>
          </table:table-cell>
          <table:table-cell office:value-type="float" office:value="10.033">
            <text:p>10.03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44.5">
            <text:p>944.5</text:p>
          </table:table-cell>
          <table:table-cell office:value-type="float" office:value="10">
            <text:p>10</text:p>
          </table:table-cell>
          <table:table-cell office:value-type="float" office:value="0.148562">
            <text:p>0.14856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44.5">
            <text:p>944.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33.7">
            <text:p>933.7</text:p>
          </table:table-cell>
          <table:table-cell table:number-columns-repeated="2" office:value-type="float" office:value="0.011567">
            <text:p>0.01156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95,55,45,91,90,96,60,59,103,102,53,126|2,52,94,26,76,34,106,58,28,93,105,79,51,127|3,77,113,87,44,36,89,88,115,57,35,56,128|4,129|5,130|6,131|7,27,82,40,68,67,112,122,120,119,38,83,132|8,37,75,101,104,54,49,80,29,50,133|9,134|10,135|11,136|12,137|13,43,32,107,33,71,61,74,72,73,138|14,139|15,140|16,78,141|17,142|18,143|19,98,47,66,48,92,64,81,100,99,97,46,65,144|20,31,121,84,124,118,30,109,42,70,108,85,114,145|21,146|22,147|23,148|24,149|25,117,123,116,69,39,63,111,41,86,110,125,62,150&gt;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67">
            <text:p>0.086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9.776">
            <text:p>9.77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49.4">
            <text:p>949.4</text:p>
          </table:table-cell>
          <table:table-cell office:value-type="float" office:value="10">
            <text:p>10</text:p>
          </table:table-cell>
          <table:table-cell office:value-type="float" office:value="0.192">
            <text:p>0.19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49.4">
            <text:p>949.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33.7">
            <text:p>933.7</text:p>
          </table:table-cell>
          <table:table-cell table:number-columns-repeated="2" office:value-type="float" office:value="0.016815">
            <text:p>0.01681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126|2,127|3,128|4,31,121,124,30,109,42,111,41,86,118,84,129|5,130|6,131|7,132|8,78,65,46,98,99,47,66,83,133|9,134|10,56,113,87,36,88,89,74,44,32,77,135|11,136|12,137|13,138|14,52,94,75,58,106,34,76,45,55,95,26,139|15,117,123,110,116,69,63,39,125,62,119,140|16,141|17,53,101,28,104,54,49,93,105,37,51,142|18,143|19,35,115,57,91,90,96,60,59,103,102,144|20,145|21,97,100,81,48,92,64,80,29,50,79,146|22,147|23,148|24,114,85,108,70,33,71,61,72,73,107,43,149|25,27,82,40,68,67,112,122,120,38,150&gt;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826">
            <text:p>0.082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30.3">
            <text:p>1130.3</text:p>
          </table:table-cell>
          <table:table-cell office:value-type="float" office:value="9.895">
            <text:p>9.89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50.7">
            <text:p>950.7</text:p>
          </table:table-cell>
          <table:table-cell office:value-type="float" office:value="10">
            <text:p>10</text:p>
          </table:table-cell>
          <table:table-cell office:value-type="float" office:value="0.158896">
            <text:p>0.1588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50.7">
            <text:p>950.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33.7">
            <text:p>933.7</text:p>
          </table:table-cell>
          <table:table-cell table:number-columns-repeated="2" office:value-type="float" office:value="0.018207">
            <text:p>0.01820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98,47,66,48,92,64,81,100,99,97,46,65,126|2,127|3,114,85,108,70,33,71,73,107,43,128|4,129|5,130|6,131|7,132|8,75,58,106,76,34,96,90,60,59,103,133|9,134|10,135|11,136|12,31,121,124,30,109,42,86,110,118,84,119,137|13,138|14,120,117,123,69,39,63,111,41,116,125,62,122,139|15,140|16,141|17,27,82,40,68,67,112,38,83,142|18,143|19,53,101,28,104,54,49,105,93,102,37,144|20,78,79,80,29,50,51,145|21,146|22,52,26,94,95,55,45,91,57,115,88,35,56,147|23,113,87,36,89,74,61,72,44,32,77,148|24,149|25,150&gt;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826">
            <text:p>0.082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39.6">
            <text:p>1139.6</text:p>
          </table:table-cell>
          <table:table-cell office:value-type="float" office:value="9.906">
            <text:p>9.90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46.8">
            <text:p>946.8</text:p>
          </table:table-cell>
          <table:table-cell office:value-type="float" office:value="10">
            <text:p>10</text:p>
          </table:table-cell>
          <table:table-cell office:value-type="float" office:value="0.169182">
            <text:p>0.1691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46.8">
            <text:p>946.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33.7">
            <text:p>933.7</text:p>
          </table:table-cell>
          <table:table-cell table:number-columns-repeated="2" office:value-type="float" office:value="0.01403">
            <text:p>0.0140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126|2,95,55,45,91,90,96,60,59,103,102,53,127|3,31,121,84,124,118,30,109,42,70,108,85,114,128|4,27,82,40,68,67,112,122,120,119,38,129|5,130|6,131|7,132|8,133|9,134|10,56,113,87,36,74,89,88,115,57,35,135|11,136|12,137|13,138|14,139|15,52,94,26,76,34,106,58,75,140|16,78,65,46,98,99,47,66,83,141|17,142|18,143|19,97,100,81,48,92,64,80,29,50,79,144|20,145|21,101,28,104,54,49,93,105,37,51,146|22,77,43,107,33,71,61,72,44,73,32,147|23,117,123,116,69,39,63,111,41,86,110,125,62,148|24,149|25,150&gt;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852">
            <text:p>0.085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31">
            <text:p>1131</text:p>
          </table:table-cell>
          <table:table-cell office:value-type="float" office:value="9.84">
            <text:p>9.8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45.6">
            <text:p>945.6</text:p>
          </table:table-cell>
          <table:table-cell office:value-type="float" office:value="10">
            <text:p>10</text:p>
          </table:table-cell>
          <table:table-cell office:value-type="float" office:value="0.163926">
            <text:p>0.16392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45.6">
            <text:p>945.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33.7">
            <text:p>933.7</text:p>
          </table:table-cell>
          <table:table-cell table:number-columns-repeated="2" office:value-type="float" office:value="0.012745">
            <text:p>0.01274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78,65,46,98,99,47,66,83,126|2,27,82,40,68,67,112,38,127|3,52,94,26,101,28,104,54,49,93,105,37,51,128|4,129|5,130|6,131|7,31,121,124,30,109,42,86,110,118,84,119,132|8,95,55,45,91,90,96,60,59,103,102,53,133|9,134|10,135|11,75,58,106,34,76,57,115,88,35,56,136|12,137|13,97,100,81,48,92,64,80,29,50,79,138|14,43,107,73,71,33,70,108,85,114,139|15,140|16,141|17,120,117,123,69,39,63,111,41,116,125,62,122,142|18,143|19,144|20,145|21,146|22,147|23,148|24,113,87,36,89,74,61,72,44,32,77,149|25,150&gt;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843">
            <text:p>0.084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31.4">
            <text:p>1131.4</text:p>
          </table:table-cell>
          <table:table-cell office:value-type="float" office:value="9.891">
            <text:p>9.89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48">
            <text:p>948</text:p>
          </table:table-cell>
          <table:table-cell office:value-type="float" office:value="10">
            <text:p>10</text:p>
          </table:table-cell>
          <table:table-cell office:value-type="float" office:value="0.1621">
            <text:p>0.16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48">
            <text:p>9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33.7">
            <text:p>933.7</text:p>
          </table:table-cell>
          <table:table-cell table:number-columns-repeated="2" office:value-type="float" office:value="0.015315">
            <text:p>0.01531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26|2,127|3,95,55,45,91,90,96,60,59,103,102,53,128|4,129|5,27,82,68,40,66,47,99,29,46,65,130|6,131|7,132|8,133|9,114,85,108,70,33,71,73,107,43,134|10,135|11,120,122,67,39,69,63,111,41,116,125,62,123,136|12,137|13,138|14,139|15,140|16,52,94,26,101,28,104,54,49,93,105,37,141|17,142|18,98,97,100,81,48,92,64,80,50,79,51,143|19,75,58,106,34,76,57,115,88,35,56,144|20,119,117,84,124,30,109,42,86,110,118,121,31,145|21,146|22,113,87,36,89,74,61,72,44,32,77,147|23,78,112,38,83,148|24,149|25,150&gt;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87">
            <text:p>0.08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05.1">
            <text:p>1205.1</text:p>
          </table:table-cell>
          <table:table-cell office:value-type="float" office:value="10.251">
            <text:p>10.25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49.8">
            <text:p>949.8</text:p>
          </table:table-cell>
          <table:table-cell office:value-type="float" office:value="11">
            <text:p>11</text:p>
          </table:table-cell>
          <table:table-cell office:value-type="float" office:value="0.21185">
            <text:p>0.2118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49.8">
            <text:p>949.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33.7">
            <text:p>933.7</text:p>
          </table:table-cell>
          <table:table-cell table:number-columns-repeated="2" office:value-type="float" office:value="0.017243">
            <text:p>0.01724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126|2,120,117,123,69,39,63,111,41,116,125,62,122,127|3,128|4,129|5,98,47,66,48,92,64,81,100,99,97,46,65,130|6,131|7,56,113,87,36,89,74,61,72,44,32,77,132|8,133|9,134|10,51,37,105,93,54,49,80,29,50,79,135|11,136|12,137|13,138|14,52,94,26,76,34,60,59,103,106,58,75,139|15,95,55,45,96,90,91,57,115,88,35,140|16,101,104,28,102,53,141|17,43,107,73,71,33,70,108,85,114,142|18,27,82,40,68,67,112,38,83,143|19,144|20,145|21,146|22,78,147|23,31,121,124,30,109,42,86,110,118,84,119,148|24,149|25,150&gt;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819">
            <text:p>0.081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92.1">
            <text:p>1192.1</text:p>
          </table:table-cell>
          <table:table-cell office:value-type="float" office:value="9.464">
            <text:p>9.46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51.8">
            <text:p>951.8</text:p>
          </table:table-cell>
          <table:table-cell office:value-type="float" office:value="11">
            <text:p>11</text:p>
          </table:table-cell>
          <table:table-cell office:value-type="float" office:value="0.201577">
            <text:p>0.20157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51.8">
            <text:p>951.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33.7">
            <text:p>933.7</text:p>
          </table:table-cell>
          <table:table-cell table:number-columns-repeated="2" office:value-type="float" office:value="0.019385">
            <text:p>0.01938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75,76,34,60,96,90,91,45,126|2,127|3,128|4,129|5,130|6,131|7,113,87,36,89,74,61,72,44,32,77,132|8,101,28,104,103,59,106,58,102,53,133|9,120,117,123,69,39,63,111,41,116,125,62,122,134|10,135|11,136|12,137|13,138|14,139|15,27,82,40,68,67,112,38,83,140|16,78,141|17,142|18,98,47,66,48,92,64,81,100,99,97,46,65,143|19,144|20,51,37,105,93,54,49,80,29,50,79,145|21,52,94,56,35,88,115,57,55,95,26,146|22,31,121,124,30,109,42,86,110,118,84,119,147|23,148|24,149|25,43,107,73,71,33,70,108,85,114,150&gt;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854">
            <text:p>0.085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97.8">
            <text:p>1197.8</text:p>
          </table:table-cell>
          <table:table-cell office:value-type="float" office:value="10.05">
            <text:p>10.0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53.3">
            <text:p>953.3</text:p>
          </table:table-cell>
          <table:table-cell office:value-type="float" office:value="11">
            <text:p>11</text:p>
          </table:table-cell>
          <table:table-cell office:value-type="float" office:value="0.204124">
            <text:p>0.20412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53.3">
            <text:p>953.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33.7">
            <text:p>933.7</text:p>
          </table:table-cell>
          <table:table-cell table:number-columns-repeated="2" office:value-type="float" office:value="0.020992">
            <text:p>0.02099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126|2,127|3,128|4,27,82,40,68,67,112,38,83,129|5,130|6,131|7,56,113,87,35,88,115,57,55,95,26,132|8,114,85,108,70,71,33,43,133|9,134|10,135|11,136|12,137|13,138|14,139|15,31,121,124,30,109,42,86,110,118,84,119,140|16,51,37,105,93,54,49,80,29,50,79,141|17,142|18,120,117,123,69,39,63,111,41,116,125,62,122,143|19,144|20,52,94,76,34,60,96,90,91,45,145|21,53,101,28,104,103,59,106,58,102,75,146|22,78,147|23,98,47,66,48,92,64,81,100,99,97,46,65,148|24,149|25,77,32,44,36,89,74,61,72,73,107,150&gt;</text:p>
          </table:table-cell>
        </table:table-row>
        <table:table-row table:style-name="ro1">
          <table:table-cell office:value-type="string">
            <text:p>R108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852">
            <text:p>0.085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56.9">
            <text:p>1156.9</text:p>
          </table:table-cell>
          <table:table-cell office:value-type="float" office:value="9.944">
            <text:p>9.94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10">
            <text:p>10</text:p>
          </table:table-cell>
          <table:table-cell office:value-type="float" office:value="0.177111">
            <text:p>0.1771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33.7">
            <text:p>933.7</text:p>
          </table:table-cell>
          <table:table-cell table:number-columns-repeated="2" office:value-type="float" office:value="0.019599">
            <text:p>0.01959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126|2,52,94,56,35,88,115,57,45,55,95,26,127|3,78,65,46,98,99,47,66,83,128|4,129|5,130|6,43,107,73,71,33,70,108,85,114,131|7,132|8,133|9,134|10,135|11,136|12,51,37,105,101,28,104,103,59,54,49,93,102,137|13,31,121,124,30,109,42,86,110,118,84,119,138|14,113,87,36,89,74,61,72,44,32,77,139|15,140|16,141|17,142|18,97,100,81,48,92,64,80,29,50,79,143|19,27,82,40,68,67,112,38,144|20,120,117,123,69,39,63,111,41,116,125,62,122,145|21,146|22,147|23,53,75,58,106,34,60,96,90,91,76,148|24,149|25,150&gt;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731">
            <text:p>0.073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93.4">
            <text:p>1493.4</text:p>
          </table:table-cell>
          <table:table-cell office:value-type="float" office:value="9.448">
            <text:p>9.44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7.2">
            <text:p>1157.2</text:p>
          </table:table-cell>
          <table:table-cell office:value-type="float" office:value="13">
            <text:p>13</text:p>
          </table:table-cell>
          <table:table-cell office:value-type="float" office:value="0.225124">
            <text:p>0.22512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7.2">
            <text:p>1157.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6.9">
            <text:p>1146.9</text:p>
          </table:table-cell>
          <table:table-cell table:number-columns-repeated="2" office:value-type="float" office:value="0.008981">
            <text:p>0.00898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0,117,123,67,40,66,47,99,81,29,83,126|2,127|3,53,101,58,106,34,60,59,93,128|4,56,44,72,74,61,71,73,129|5,84,39,69,111,63,68,62,125,116,118,130|6,52,94,55,76,96,90,91,45,26,131|7,132|8,133|9,134|10,135|11,108,33,70,109,42,85,114,136|12,137|13,138|14,139|15,46,98,27,82,112,122,38,140|16,141|17,142|18,97,100,48,92,64,50,80,79,49,105,143|19,87,36,89,88,115,57,35,95,144|20,37,54,103,104,28,102,75,145|21,30,86,41,110,124,121,119,146|22,77,113,32,107,43,31,147|23,78,65,51,148|24,149|25,150&gt;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731">
            <text:p>0.073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31.2">
            <text:p>1531.2</text:p>
          </table:table-cell>
          <table:table-cell office:value-type="float" office:value="9.122">
            <text:p>9.12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60.3">
            <text:p>1160.3</text:p>
          </table:table-cell>
          <table:table-cell office:value-type="float" office:value="13">
            <text:p>13</text:p>
          </table:table-cell>
          <table:table-cell office:value-type="float" office:value="0.242228">
            <text:p>0.24222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60.3">
            <text:p>1160.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6.9">
            <text:p>1146.9</text:p>
          </table:table-cell>
          <table:table-cell table:number-columns-repeated="2" office:value-type="float" office:value="0.011684">
            <text:p>0.01168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30,108,33,70,109,42,85,114,126|2,127|3,87,36,89,88,115,57,35,128|4,120,117,123,86,110,84,124,121,119,129|5,130|6,65,27,112,82,68,125,116,118,131|7,37,54,103,104,28,75,51,132|8,56,44,72,74,61,71,73,133|9,134|10,135|11,52,94,55,76,96,90,91,45,95,26,136|12,137|13,138|14,139|15,140|16,141|17,142|18,53,101,58,106,34,60,59,93,102,143|19,67,39,63,69,41,111,62,122,38,144|20,77,113,32,107,43,31,145|21,97,100,48,92,64,50,80,79,49,105,146|22,78,147|23,46,98,40,66,47,99,81,29,83,148|24,149|25,150&gt;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24">
            <text:p>0.072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72.7">
            <text:p>1472.7</text:p>
          </table:table-cell>
          <table:table-cell office:value-type="float" office:value="9.466">
            <text:p>9.46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49.2">
            <text:p>1149.2</text:p>
          </table:table-cell>
          <table:table-cell office:value-type="float" office:value="13">
            <text:p>13</text:p>
          </table:table-cell>
          <table:table-cell office:value-type="float" office:value="0.219665">
            <text:p>0.2196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49.2">
            <text:p>1149.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6.9">
            <text:p>1146.9</text:p>
          </table:table-cell>
          <table:table-cell table:number-columns-repeated="2" office:value-type="float" office:value="0.002005">
            <text:p>0.00200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52,94,55,76,96,90,91,45,26,126|2,97,100,48,92,64,50,80,79,49,105,127|3,128|4,129|5,130|6,87,36,89,88,115,57,35,95,131|7,37,54,103,104,28,75,51,132|8,77,113,32,107,43,133|9,53,101,58,106,34,60,59,93,102,134|10,117,123,86,41,111,63,116,125,62,118,135|11,120,84,124,110,69,39,68,122,38,136|12,65,46,98,47,66,99,81,29,83,137|13,138|14,139|15,56,44,72,74,61,71,73,140|16,141|17,142|18,143|19,144|20,145|21,27,67,40,82,112,119,31,121,146|22,78,147|23,148|24,30,108,33,70,109,42,85,114,149|25,150&gt;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712">
            <text:p>0.071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09">
            <text:p>1509</text:p>
          </table:table-cell>
          <table:table-cell office:value-type="float" office:value="9.441">
            <text:p>9.44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2.6">
            <text:p>1152.6</text:p>
          </table:table-cell>
          <table:table-cell office:value-type="float" office:value="13">
            <text:p>13</text:p>
          </table:table-cell>
          <table:table-cell office:value-type="float" office:value="0.236183">
            <text:p>0.23618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2.6">
            <text:p>1152.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6.9">
            <text:p>1146.9</text:p>
          </table:table-cell>
          <table:table-cell table:number-columns-repeated="2" office:value-type="float" office:value="0.00497">
            <text:p>0.0049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77,113,32,107,43,126|2,120,84,117,123,110,86,124,121,31,127|3,87,36,89,88,115,57,35,128|4,78,112,119,129|5,56,44,72,74,61,71,73,130|6,131|7,132|8,65,46,98,47,66,99,81,29,83,133|9,53,101,58,106,34,60,59,93,102,134|10,135|11,136|12,137|13,138|14,97,100,48,92,64,50,80,79,49,105,139|15,67,39,63,69,41,111,116,125,118,140|16,27,82,40,68,62,122,38,141|17,142|18,143|19,37,54,103,104,28,75,51,144|20,145|21,52,94,55,76,96,90,91,45,95,26,146|22,147|23,30,108,33,70,109,42,85,114,148|24,149|25,150&gt;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18">
            <text:p>0.071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56.5">
            <text:p>1456.5</text:p>
          </table:table-cell>
          <table:table-cell office:value-type="float" office:value="9.078">
            <text:p>9.07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68.6">
            <text:p>1168.6</text:p>
          </table:table-cell>
          <table:table-cell office:value-type="float" office:value="13">
            <text:p>13</text:p>
          </table:table-cell>
          <table:table-cell office:value-type="float" office:value="0.197666">
            <text:p>0.19766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68.6">
            <text:p>1168.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6.9">
            <text:p>1146.9</text:p>
          </table:table-cell>
          <table:table-cell table:number-columns-repeated="2" office:value-type="float" office:value="0.018921">
            <text:p>0.01892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77,113,32,43,33,109,42,85,114,126|2,127|3,107,72,44,74,61,71,73,128|4,46,98,97,66,47,99,81,29,129|5,130|6,131|7,132|8,133|9,134|10,120,84,117,123,67,40,68,82,83,135|11,108,70,111,41,86,110,116,125,62,118,136|12,53,37,54,103,104,28,102,75,137|13,56,55,76,96,90,91,45,26,138|14,139|15,52,94,101,58,106,34,60,59,93,140|16,87,36,89,88,115,57,35,95,141|17,142|18,78,65,51,143|19,27,100,48,92,64,50,80,79,49,105,144|20,145|21,119,124,121,31,146|22,147|23,148|24,30,69,63,39,112,122,38,149|25,150&gt;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00.2">
            <text:p>1400.2</text:p>
          </table:table-cell>
          <table:table-cell office:value-type="float" office:value="9.096">
            <text:p>9.09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64.4">
            <text:p>1164.4</text:p>
          </table:table-cell>
          <table:table-cell office:value-type="float" office:value="13">
            <text:p>13</text:p>
          </table:table-cell>
          <table:table-cell office:value-type="float" office:value="0.168405">
            <text:p>0.16840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64.4">
            <text:p>1164.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6.9">
            <text:p>1146.9</text:p>
          </table:table-cell>
          <table:table-cell table:number-columns-repeated="2" office:value-type="float" office:value="0.015259">
            <text:p>0.01525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37,54,103,34,60,59,93,102,126|2,56,44,72,74,61,71,73,127|3,87,36,89,88,115,57,35,128|4,52,94,55,76,96,90,91,45,95,26,129|5,27,82,40,68,62,122,38,130|6,131|7,46,98,66,47,99,81,29,132|8,77,113,32,107,43,31,133|9,134|10,135|11,136|12,137|13,138|14,97,100,48,92,64,50,80,79,49,105,139|15,140|16,78,65,112,83,141|17,67,39,63,69,41,111,116,125,118,142|18,143|19,144|20,30,108,33,70,109,42,85,114,145|21,120,117,123,86,110,84,124,121,119,146|22,53,101,58,106,104,28,75,51,147|23,148|24,149|25,150&gt;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748">
            <text:p>0.074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83.8">
            <text:p>1483.8</text:p>
          </table:table-cell>
          <table:table-cell office:value-type="float" office:value="9.109">
            <text:p>9.10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2.6">
            <text:p>1152.6</text:p>
          </table:table-cell>
          <table:table-cell office:value-type="float" office:value="13">
            <text:p>13</text:p>
          </table:table-cell>
          <table:table-cell office:value-type="float" office:value="0.223211">
            <text:p>0.2232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2.6">
            <text:p>1152.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6.9">
            <text:p>1146.9</text:p>
          </table:table-cell>
          <table:table-cell table:number-columns-repeated="2" office:value-type="float" office:value="0.00497">
            <text:p>0.0049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27,82,40,68,62,122,38,126|2,97,100,48,92,64,50,80,79,49,105,127|3,52,94,55,76,96,90,91,45,26,128|4,129|5,53,101,58,106,34,60,59,93,102,130|6,120,84,117,123,110,86,124,121,31,131|7,132|8,67,39,63,69,41,111,116,125,118,133|9,37,54,103,104,28,75,51,134|10,135|11,78,112,119,136|12,137|13,138|14,139|15,140|16,141|17,142|18,77,113,32,107,43,143|19,87,36,89,88,115,57,35,95,144|20,30,108,33,70,109,42,85,114,145|21,146|22,65,46,98,47,66,99,81,29,83,147|23,56,44,72,74,61,71,73,148|24,149|25,150&gt;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847">
            <text:p>0.084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64.2">
            <text:p>1464.2</text:p>
          </table:table-cell>
          <table:table-cell office:value-type="float" office:value="9.073">
            <text:p>9.07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5.8">
            <text:p>1155.8</text:p>
          </table:table-cell>
          <table:table-cell office:value-type="float" office:value="13">
            <text:p>13</text:p>
          </table:table-cell>
          <table:table-cell office:value-type="float" office:value="0.210627">
            <text:p>0.21062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5.8">
            <text:p>1155.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6.9">
            <text:p>1146.9</text:p>
          </table:table-cell>
          <table:table-cell table:number-columns-repeated="2" office:value-type="float" office:value="0.00776">
            <text:p>0.0077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56,44,72,74,61,71,73,126|2,87,36,89,88,115,57,35,127|3,97,100,48,92,64,50,80,79,49,105,128|4,27,40,82,112,119,31,129|5,46,98,66,47,99,81,29,83,130|6,131|7,132|8,120,117,123,86,41,111,63,68,125,116,118,133|9,134|10,135|11,52,94,55,76,96,90,91,45,95,26,136|12,137|13,138|14,139|15,37,54,103,104,28,102,75,140|16,141|17,67,39,69,110,84,124,121,62,122,38,142|18,30,108,33,70,109,42,85,114,143|19,144|20,145|21,78,65,51,146|22,53,101,58,106,34,60,59,93,147|23,77,113,32,107,43,148|24,149|25,150&gt;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755">
            <text:p>0.075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9.103">
            <text:p>9.10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5.2">
            <text:p>1155.2</text:p>
          </table:table-cell>
          <table:table-cell office:value-type="float" office:value="13">
            <text:p>13</text:p>
          </table:table-cell>
          <table:table-cell office:value-type="float" office:value="0.2">
            <text:p>0.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5.2">
            <text:p>1155.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6.9">
            <text:p>1146.9</text:p>
          </table:table-cell>
          <table:table-cell table:number-columns-repeated="2" office:value-type="float" office:value="0.007237">
            <text:p>0.00723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46,98,66,47,99,81,29,83,127|3,56,44,72,74,61,71,73,128|4,129|5,87,36,89,88,115,57,35,95,130|6,27,67,40,82,112,119,31,131|7,120,84,123,110,86,124,121,62,122,38,132|8,133|9,37,54,103,104,28,102,75,134|10,52,94,55,76,96,90,91,45,26,135|11,136|12,137|13,138|14,139|15,140|16,117,39,69,41,111,63,68,125,116,118,141|17,53,101,58,106,34,60,59,93,142|18,143|19,144|20,145|21,78,65,51,146|22,147|23,30,108,33,70,109,42,85,114,148|24,97,100,48,92,64,50,80,79,49,105,149|25,77,113,32,107,43,150&gt;</text:p>
          </table:table-cell>
        </table:table-row>
        <table:table-row table:style-name="ro1">
          <table:table-cell office:value-type="string">
            <text:p>R109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43">
            <text:p>0.074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98.9">
            <text:p>1498.9</text:p>
          </table:table-cell>
          <table:table-cell office:value-type="float" office:value="9.262">
            <text:p>9.26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3.4">
            <text:p>1153.4</text:p>
          </table:table-cell>
          <table:table-cell office:value-type="float" office:value="13">
            <text:p>13</text:p>
          </table:table-cell>
          <table:table-cell office:value-type="float" office:value="0.230502">
            <text:p>0.2305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3.4">
            <text:p>1153.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6.9">
            <text:p>1146.9</text:p>
          </table:table-cell>
          <table:table-cell table:number-columns-repeated="2" office:value-type="float" office:value="0.005667">
            <text:p>0.00566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56,44,72,74,61,71,73,126|2,127|3,46,98,66,47,99,81,29,83,128|4,97,100,48,92,64,50,80,79,49,105,129|5,130|6,37,54,103,104,28,102,75,131|7,132|8,120,117,123,69,63,39,68,122,38,133|9,134|10,135|11,53,101,58,106,34,60,59,93,136|12,27,67,40,82,112,119,31,121,137|13,138|14,52,94,55,76,96,90,91,45,95,26,139|15,140|16,141|17,78,65,51,142|18,77,113,32,107,43,143|19,84,124,110,86,41,111,116,62,125,118,144|20,145|21,146|22,147|23,148|24,87,36,89,88,115,57,35,149|25,30,108,33,70,109,42,85,114,150&gt;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737">
            <text:p>0.073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36.3">
            <text:p>1436.3</text:p>
          </table:table-cell>
          <table:table-cell office:value-type="float" office:value="9.203">
            <text:p>9.20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4.6">
            <text:p>1074.6</text:p>
          </table:table-cell>
          <table:table-cell office:value-type="float" office:value="12">
            <text:p>12</text:p>
          </table:table-cell>
          <table:table-cell office:value-type="float" office:value="0.251828">
            <text:p>0.25182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4.6">
            <text:p>1074.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8">
            <text:p>1068</text:p>
          </table:table-cell>
          <table:table-cell table:number-columns-repeated="2" office:value-type="float" office:value="0.00618">
            <text:p>0.0061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0,117,123,125,39,63,111,69,116,118,126|2,94,95,55,76,106,104,28,102,75,127|3,128|4,77,43,108,33,71,70,42,85,114,129|5,130|6,131|7,132|8,133|9,134|10,84,124,30,109,86,41,110,62,122,38,135|11,136|12,137|13,107,44,36,88,115,57,35,87,138|14,53,37,101,54,59,103,49,79,105,93,139|15,78,51,140|16,141|17,142|18,65,98,99,47,66,40,68,67,83,143|19,144|20,27,82,112,119,121,31,145|21,46,97,100,81,48,92,64,50,80,29,146|22,147|23,52,56,113,32,72,61,74,89,73,148|24,58,34,60,96,90,91,45,26,149|25,150&gt;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735">
            <text:p>0.073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48.6">
            <text:p>1348.6</text:p>
          </table:table-cell>
          <table:table-cell office:value-type="float" office:value="9.249">
            <text:p>9.24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6.6">
            <text:p>1076.6</text:p>
          </table:table-cell>
          <table:table-cell office:value-type="float" office:value="12">
            <text:p>12</text:p>
          </table:table-cell>
          <table:table-cell office:value-type="float" office:value="0.201691">
            <text:p>0.20169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6.6">
            <text:p>1076.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8">
            <text:p>1068</text:p>
          </table:table-cell>
          <table:table-cell table:number-columns-repeated="2" office:value-type="float" office:value="0.008052">
            <text:p>0.00805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127|3,128|4,129|5,52,56,113,32,87,88,115,57,35,130|6,131|7,46,98,97,100,48,92,64,50,80,132|8,58,34,60,96,90,91,45,26,133|9,120,123,69,41,111,63,39,68,67,83,134|10,135|11,84,124,118,30,109,86,110,116,125,62,117,38,136|12,137|13,65,27,82,40,66,47,99,81,29,138|14,119,112,122,121,31,139|15,140|16,94,95,55,76,106,104,28,102,75,141|17,142|18,51,78,143|19,144|20,145|21,53,37,101,54,59,103,49,79,105,93,146|22,147|23,148|24,107,72,44,36,89,74,61,73,149|25,77,43,108,33,71,70,42,85,114,150&gt;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4">
            <text:p>0.07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42.6">
            <text:p>1342.6</text:p>
          </table:table-cell>
          <table:table-cell office:value-type="float" office:value="9.175">
            <text:p>9.17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9.2">
            <text:p>1079.2</text:p>
          </table:table-cell>
          <table:table-cell office:value-type="float" office:value="11">
            <text:p>11</text:p>
          </table:table-cell>
          <table:table-cell office:value-type="float" office:value="0.196187">
            <text:p>0.19618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9.2">
            <text:p>1079.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8">
            <text:p>1068</text:p>
          </table:table-cell>
          <table:table-cell table:number-columns-repeated="2" office:value-type="float" office:value="0.010487">
            <text:p>0.01048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27,66,47,99,98,65,51,126|2,120,124,30,109,86,110,119,121,122,117,127|3,128|4,58,34,60,96,90,91,45,95,26,129|5,94,56,55,76,106,104,28,102,75,130|6,131|7,78,83,112,82,40,68,67,38,132|8,133|9,31,43,108,33,71,70,42,85,114,134|10,135|11,136|12,84,123,69,41,111,63,39,62,125,116,118,137|13,138|14,53,37,101,54,59,103,49,79,105,93,139|15,52,77,107,32,44,72,74,61,73,140|16,141|17,113,87,36,89,88,115,57,35,142|18,143|19,144|20,145|21,146|22,147|23,46,97,100,81,48,92,64,50,80,29,148|24,149|25,150&gt;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737">
            <text:p>0.073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50.1">
            <text:p>1350.1</text:p>
          </table:table-cell>
          <table:table-cell office:value-type="float" office:value="9.228">
            <text:p>9.22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2">
            <text:p>12</text:p>
          </table:table-cell>
          <table:table-cell office:value-type="float" office:value="0.208947">
            <text:p>0.20894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8">
            <text:p>10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84,124,30,109,86,41,110,62,122,38,126|2,107,72,44,36,89,74,61,73,127|3,128|4,129|5,130|6,131|7,132|8,133|9,52,56,113,32,87,88,115,57,35,134|10,77,43,108,33,71,70,42,85,114,135|11,27,82,112,119,121,31,136|12,58,34,60,96,90,91,45,26,137|13,138|14,46,97,100,81,48,92,64,50,80,29,139|15,65,98,99,47,66,40,68,67,83,140|16,53,37,101,54,59,103,49,79,105,93,141|17,142|18,143|19,94,95,55,76,106,104,28,102,75,144|20,120,117,123,125,39,63,111,69,116,118,145|21,146|22,147|23,78,51,148|24,149|25,150&gt;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41">
            <text:p>0.074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57.7">
            <text:p>1357.7</text:p>
          </table:table-cell>
          <table:table-cell office:value-type="float" office:value="9.16">
            <text:p>9.1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2">
            <text:p>12</text:p>
          </table:table-cell>
          <table:table-cell office:value-type="float" office:value="0.213376">
            <text:p>0.21337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8">
            <text:p>10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27,82,112,119,121,31,126|2,52,56,113,32,87,88,115,57,35,127|3,128|4,120,117,123,125,39,63,111,69,116,118,129|5,130|6,65,98,99,47,66,40,68,67,83,131|7,94,95,55,76,106,104,28,102,75,132|8,133|9,134|10,135|11,136|12,137|13,138|14,84,124,30,109,86,41,110,62,122,38,139|15,107,72,44,36,89,74,61,73,140|16,141|17,77,43,108,33,71,70,42,85,114,142|18,51,78,143|19,144|20,145|21,146|22,147|23,46,97,100,81,48,92,64,50,80,29,148|24,53,37,101,54,59,103,49,79,105,93,149|25,58,34,60,96,90,91,45,26,150&gt;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803">
            <text:p>0.080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95.9">
            <text:p>1395.9</text:p>
          </table:table-cell>
          <table:table-cell office:value-type="float" office:value="9.192">
            <text:p>9.19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2">
            <text:p>12</text:p>
          </table:table-cell>
          <table:table-cell office:value-type="float" office:value="0.234902">
            <text:p>0.2349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8">
            <text:p>10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27,82,112,119,121,31,126|2,120,117,123,125,39,63,111,69,116,118,127|3,107,72,44,36,89,74,61,73,128|4,84,124,30,109,86,41,110,62,122,38,129|5,77,43,108,33,71,70,42,85,114,130|6,131|7,132|8,133|9,134|10,65,98,99,47,66,40,68,67,83,135|11,58,34,60,96,90,91,45,26,136|12,137|13,138|14,78,51,139|15,52,56,113,32,87,88,115,57,35,140|16,141|17,142|18,143|19,144|20,53,37,101,54,59,103,49,79,105,93,145|21,146|22,147|23,46,97,100,81,48,92,64,50,80,29,148|24,149|25,94,95,55,76,106,104,28,102,75,150&gt;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743">
            <text:p>0.074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02.7">
            <text:p>1402.7</text:p>
          </table:table-cell>
          <table:table-cell office:value-type="float" office:value="9.108">
            <text:p>9.10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69.5">
            <text:p>1069.5</text:p>
          </table:table-cell>
          <table:table-cell office:value-type="float" office:value="12">
            <text:p>12</text:p>
          </table:table-cell>
          <table:table-cell office:value-type="float" office:value="0.237542">
            <text:p>0.2375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69.5">
            <text:p>1069.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8">
            <text:p>1068</text:p>
          </table:table-cell>
          <table:table-cell table:number-columns-repeated="2" office:value-type="float" office:value="0.001404">
            <text:p>0.00140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127|3,94,95,55,76,106,59,103,75,128|4,77,43,108,33,71,70,42,85,114,129|5,130|6,131|7,107,72,44,36,89,74,61,73,132|8,133|9,58,34,60,96,90,91,45,26,134|10,135|11,136|12,120,117,123,125,39,63,111,69,116,118,137|13,84,124,30,109,86,41,110,62,122,38,138|14,78,51,139|15,65,98,99,47,66,40,68,67,83,140|16,141|17,142|18,52,56,113,32,87,88,115,57,35,143|19,27,82,112,119,121,31,144|20,145|21,146|22,53,37,101,102,54,104,28,49,79,105,93,147|23,148|24,149|25,46,97,100,81,48,92,64,50,80,29,150&gt;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748">
            <text:p>0.074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43.5">
            <text:p>1343.5</text:p>
          </table:table-cell>
          <table:table-cell office:value-type="float" office:value="9.068">
            <text:p>9.06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93.6">
            <text:p>1093.6</text:p>
          </table:table-cell>
          <table:table-cell office:value-type="float" office:value="12">
            <text:p>12</text:p>
          </table:table-cell>
          <table:table-cell office:value-type="float" office:value="0.186007">
            <text:p>0.18600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93.6">
            <text:p>1093.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8">
            <text:p>1068</text:p>
          </table:table-cell>
          <table:table-cell table:number-columns-repeated="2" office:value-type="float" office:value="0.02397">
            <text:p>0.0239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95,55,96,60,90,91,45,26,126|2,120,30,109,86,110,118,124,121,31,127|3,53,101,76,34,106,58,75,52,128|4,78,51,79,49,105,93,129|5,94,56,113,32,87,88,115,57,35,130|6,37,54,103,59,104,28,102,131|7,107,72,44,36,89,74,61,73,132|8,133|9,134|10,135|11,65,27,82,40,66,47,99,81,29,136|12,137|13,119,112,122,62,125,116,117,38,138|14,84,123,69,41,111,63,39,68,67,83,139|15,140|16,141|17,142|18,143|19,46,98,97,100,48,92,64,50,80,144|20,145|21,146|22,147|23,148|24,77,43,108,33,71,70,42,85,114,149|25,150&gt;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768">
            <text:p>0.076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51.2">
            <text:p>1351.2</text:p>
          </table:table-cell>
          <table:table-cell office:value-type="float" office:value="9.352">
            <text:p>9.35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86.9">
            <text:p>1086.9</text:p>
          </table:table-cell>
          <table:table-cell office:value-type="float" office:value="12">
            <text:p>12</text:p>
          </table:table-cell>
          <table:table-cell office:value-type="float" office:value="0.195604">
            <text:p>0.19560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86.9">
            <text:p>1086.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8">
            <text:p>1068</text:p>
          </table:table-cell>
          <table:table-cell table:number-columns-repeated="2" office:value-type="float" office:value="0.017697">
            <text:p>0.01769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37,54,105,93,102,28,75,126|2,46,98,99,97,29,79,51,127|3,65,27,82,112,122,121,31,128|4,94,95,55,76,96,90,91,45,26,129|5,130|6,131|7,40,66,47,100,81,48,92,64,50,80,132|8,84,124,118,30,109,86,110,116,125,62,117,133|9,134|10,52,56,113,32,87,88,115,57,35,135|11,136|12,137|13,138|14,139|15,140|16,141|17,142|18,143|19,77,43,108,33,71,70,42,85,114,144|20,119,83,78,145|21,120,123,69,41,111,63,39,68,67,38,146|22,107,72,44,36,89,74,61,73,147|23,53,101,104,58,106,34,60,59,103,49,148|24,149|25,150&gt;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41">
            <text:p>0.074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46.9">
            <text:p>1346.9</text:p>
          </table:table-cell>
          <table:table-cell office:value-type="float" office:value="9.477">
            <text:p>9.47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9.8">
            <text:p>1079.8</text:p>
          </table:table-cell>
          <table:table-cell office:value-type="float" office:value="12">
            <text:p>12</text:p>
          </table:table-cell>
          <table:table-cell office:value-type="float" office:value="0.198307">
            <text:p>0.19830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9.8">
            <text:p>1079.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68">
            <text:p>1068</text:p>
          </table:table-cell>
          <table:table-cell table:number-columns-repeated="2" office:value-type="float" office:value="0.011049">
            <text:p>0.01104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46,98,99,97,29,79,51,126|2,120,124,30,109,86,41,110,118,121,127|3,65,82,40,68,67,122,38,128|4,84,123,125,39,63,111,69,116,62,117,129|5,78,83,112,119,31,130|6,107,72,44,36,89,74,61,73,131|7,132|8,133|9,134|10,135|11,136|12,137|13,138|14,56,113,32,87,88,115,57,35,139|15,140|16,141|17,77,43,108,33,71,70,42,85,114,142|18,58,34,60,96,90,91,45,26,143|19,52,94,95,55,76,106,103,59,49,105,93,144|20,27,66,47,100,81,48,92,64,50,80,145|21,146|22,147|23,148|24,53,37,101,102,54,104,28,75,149|25,150&gt;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81">
            <text:p>0.08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28.3">
            <text:p>1328.3</text:p>
          </table:table-cell>
          <table:table-cell office:value-type="float" office:value="9.602">
            <text:p>9.60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48.7">
            <text:p>1048.7</text:p>
          </table:table-cell>
          <table:table-cell office:value-type="float" office:value="12">
            <text:p>12</text:p>
          </table:table-cell>
          <table:table-cell office:value-type="float" office:value="0.210495">
            <text:p>0.21049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48.7">
            <text:p>1048.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48.7">
            <text:p>1048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127|3,65,112,122,120,119,38,128|4,129|5,130|6,27,82,40,68,66,47,99,81,97,46,83,131|7,132|8,113,87,36,88,115,35,56,133|9,52,94,55,45,90,91,57,95,26,134|10,53,101,104,103,54,49,93,105,37,51,135|11,75,58,106,76,34,96,60,59,28,102,136|12,32,44,89,74,61,72,73,107,77,137|13,138|14,139|15,98,100,48,92,64,80,29,50,79,140|16,141|17,142|18,31,124,109,86,110,118,121,143|19,144|20,145|21,146|22,147|23,78,148|24,43,108,70,33,71,42,30,85,114,149|25,117,67,39,69,63,111,41,116,125,62,123,84,150&gt;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14">
            <text:p>0.081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64.3">
            <text:p>1364.3</text:p>
          </table:table-cell>
          <table:table-cell office:value-type="float" office:value="9.226">
            <text:p>9.22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51">
            <text:p>1051</text:p>
          </table:table-cell>
          <table:table-cell office:value-type="float" office:value="12">
            <text:p>12</text:p>
          </table:table-cell>
          <table:table-cell office:value-type="float" office:value="0.229642">
            <text:p>0.2296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51">
            <text:p>105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48.7">
            <text:p>1048.7</text:p>
          </table:table-cell>
          <table:table-cell table:number-columns-repeated="2" office:value-type="float" office:value="0.002193">
            <text:p>0.00219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43,108,70,33,71,42,30,85,114,126|2,98,100,48,92,64,81,80,50,79,51,127|3,75,58,106,76,34,96,60,59,28,102,128|4,52,94,55,45,90,91,57,95,26,129|5,32,44,89,74,61,72,73,107,77,130|6,78,65,83,131|7,132|8,133|9,134|10,135|11,136|12,137|13,138|14,113,87,36,88,115,35,56,139|15,140|16,141|17,142|18,53,101,104,103,54,49,93,105,37,143|19,27,82,40,68,66,47,99,29,97,46,144|20,145|21,146|22,147|23,117,67,39,69,63,111,41,116,125,62,123,84,148|24,31,124,109,86,110,118,121,149|25,119,120,122,112,38,150&gt;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91">
            <text:p>0.079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29.7">
            <text:p>1329.7</text:p>
          </table:table-cell>
          <table:table-cell office:value-type="float" office:value="9.515">
            <text:p>9.51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50.8">
            <text:p>1050.8</text:p>
          </table:table-cell>
          <table:table-cell office:value-type="float" office:value="12">
            <text:p>12</text:p>
          </table:table-cell>
          <table:table-cell office:value-type="float" office:value="0.209747">
            <text:p>0.20974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50.8">
            <text:p>1050.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48.7">
            <text:p>1048.7</text:p>
          </table:table-cell>
          <table:table-cell table:number-columns-repeated="2" office:value-type="float" office:value="0.002002">
            <text:p>0.00200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127|3,128|4,129|5,53,101,104,103,54,49,93,105,37,130|6,98,100,48,92,64,81,80,50,79,51,131|7,132|8,77,113,87,36,88,115,35,56,133|9,134|10,117,67,39,69,63,111,41,116,125,62,123,84,135|11,136|12,137|13,31,124,86,110,118,121,119,138|14,139|15,32,44,89,74,61,71,72,73,107,140|16,65,112,122,120,38,83,141|17,142|18,143|19,144|20,27,82,40,68,66,47,99,29,97,46,145|21,78,146|22,52,94,55,45,90,91,57,95,26,147|23,43,70,33,109,42,30,108,85,114,148|24,75,58,106,76,34,96,60,59,28,102,149|25,150&gt;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801">
            <text:p>0.080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43.6">
            <text:p>1343.6</text:p>
          </table:table-cell>
          <table:table-cell office:value-type="float" office:value="10.221">
            <text:p>10.22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50.8">
            <text:p>1050.8</text:p>
          </table:table-cell>
          <table:table-cell office:value-type="float" office:value="12">
            <text:p>12</text:p>
          </table:table-cell>
          <table:table-cell office:value-type="float" office:value="0.217922">
            <text:p>0.21792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50.8">
            <text:p>1050.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48.7">
            <text:p>1048.7</text:p>
          </table:table-cell>
          <table:table-cell table:number-columns-repeated="2" office:value-type="float" office:value="0.002002">
            <text:p>0.00200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75,58,106,76,34,96,60,59,28,102,126|2,65,112,122,120,38,83,127|3,128|4,31,124,86,110,118,121,119,129|5,77,113,87,36,88,115,35,56,130|6,32,44,89,74,61,71,72,73,107,131|7,27,82,40,68,66,47,99,29,97,46,132|8,53,101,104,103,54,49,93,105,37,133|9,134|10,135|11,43,70,33,109,42,30,108,85,114,136|12,78,137|13,138|14,139|15,140|16,141|17,142|18,143|19,117,67,39,69,63,111,41,116,125,62,123,84,144|20,145|21,146|22,147|23,148|24,52,94,55,45,90,91,57,95,26,149|25,98,100,48,92,64,81,80,50,79,51,150&gt;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74">
            <text:p>0.077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66.7">
            <text:p>1366.7</text:p>
          </table:table-cell>
          <table:table-cell office:value-type="float" office:value="9.715">
            <text:p>9.71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51">
            <text:p>1051</text:p>
          </table:table-cell>
          <table:table-cell office:value-type="float" office:value="12">
            <text:p>12</text:p>
          </table:table-cell>
          <table:table-cell office:value-type="float" office:value="0.230994">
            <text:p>0.23099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51">
            <text:p>105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48.7">
            <text:p>1048.7</text:p>
          </table:table-cell>
          <table:table-cell table:number-columns-repeated="2" office:value-type="float" office:value="0.002193">
            <text:p>0.00219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53,101,104,103,54,49,93,105,37,126|2,127|3,75,58,106,76,34,96,60,59,28,102,128|4,129|5,27,82,40,68,66,47,99,29,97,46,130|6,31,124,109,86,110,118,121,131|7,52,94,55,45,90,91,57,95,26,132|8,133|9,134|10,135|11,119,120,122,112,38,136|12,137|13,138|14,32,44,89,74,61,72,73,107,77,139|15,140|16,141|17,142|18,43,108,70,33,71,42,30,85,114,143|19,78,65,83,144|20,145|21,98,100,48,92,64,81,80,50,79,51,146|22,113,87,36,88,115,35,56,147|23,117,67,39,69,63,111,41,116,125,62,123,84,148|24,149|25,150&gt;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772">
            <text:p>0.077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67.9">
            <text:p>1367.9</text:p>
          </table:table-cell>
          <table:table-cell office:value-type="float" office:value="9.439">
            <text:p>9.43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50.5">
            <text:p>1050.5</text:p>
          </table:table-cell>
          <table:table-cell office:value-type="float" office:value="12">
            <text:p>12</text:p>
          </table:table-cell>
          <table:table-cell office:value-type="float" office:value="0.232035">
            <text:p>0.2320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50.5">
            <text:p>1050.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48.7">
            <text:p>1048.7</text:p>
          </table:table-cell>
          <table:table-cell table:number-columns-repeated="2" office:value-type="float" office:value="0.001716">
            <text:p>0.00171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31,124,84,123,110,116,125,62,118,121,127|3,128|4,129|5,77,113,87,36,88,115,35,56,130|6,131|7,52,94,55,45,90,91,57,95,26,132|8,117,67,40,66,47,100,81,99,29,51,133|9,32,44,89,74,61,71,72,73,107,134|10,46,98,97,48,92,64,80,50,79,135|11,136|12,53,101,104,103,54,49,93,105,37,137|13,138|14,139|15,140|16,75,58,106,76,34,96,60,59,28,102,141|17,142|18,143|19,144|20,145|21,65,112,122,120,119,38,146|22,147|23,78,148|24,86,41,111,69,63,39,68,82,27,83,149|25,43,70,33,109,42,30,108,85,114,150&gt;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87">
            <text:p>0.08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68.9">
            <text:p>1368.9</text:p>
          </table:table-cell>
          <table:table-cell office:value-type="float" office:value="9.295">
            <text:p>9.29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48.7">
            <text:p>1048.7</text:p>
          </table:table-cell>
          <table:table-cell office:value-type="float" office:value="12">
            <text:p>12</text:p>
          </table:table-cell>
          <table:table-cell office:value-type="float" office:value="0.23391">
            <text:p>0.2339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48.7">
            <text:p>1048.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48.7">
            <text:p>1048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127|3,128|4,129|5,98,100,48,92,64,80,29,50,79,130|6,131|7,132|8,52,94,55,45,90,91,57,95,26,133|9,134|10,32,44,89,74,61,72,73,107,77,135|11,65,112,122,120,119,38,136|12,137|13,138|14,139|15,113,87,36,88,115,35,56,140|16,53,101,104,103,54,49,93,105,37,51,141|17,27,82,40,68,66,47,99,81,97,46,83,142|18,143|19,117,67,39,69,63,111,41,116,125,62,123,84,144|20,78,145|21,43,108,70,33,71,42,30,85,114,146|22,31,124,109,86,110,118,121,147|23,75,58,106,76,34,96,60,59,28,102,148|24,149|25,150&gt;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773">
            <text:p>0.077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37.1">
            <text:p>1337.1</text:p>
          </table:table-cell>
          <table:table-cell office:value-type="float" office:value="9.243">
            <text:p>9.24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52.8">
            <text:p>1052.8</text:p>
          </table:table-cell>
          <table:table-cell office:value-type="float" office:value="12">
            <text:p>12</text:p>
          </table:table-cell>
          <table:table-cell office:value-type="float" office:value="0.212624">
            <text:p>0.21262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52.8">
            <text:p>1052.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48.7">
            <text:p>1048.7</text:p>
          </table:table-cell>
          <table:table-cell table:number-columns-repeated="2" office:value-type="float" office:value="0.00391">
            <text:p>0.0039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26,58,106,96,90,91,45,57,95,126|2,32,44,89,74,61,72,73,107,77,127|3,128|4,31,124,109,86,110,118,121,129|5,98,100,48,92,64,81,80,50,79,51,130|6,131|7,65,112,122,120,119,38,83,132|8,133|9,117,67,39,69,63,111,41,116,125,62,123,84,134|10,135|11,136|12,137|13,138|14,139|15,27,82,40,68,66,47,99,29,97,46,140|16,141|17,142|18,113,87,36,88,115,35,56,143|19,144|20,145|21,52,94,55,76,34,60,59,28,102,75,146|22,78,147|23,43,108,70,33,71,42,30,85,114,148|24,53,101,104,103,54,49,93,105,37,149|25,150&gt;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815">
            <text:p>0.081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float" office:value="9.483">
            <text:p>9.48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49.6">
            <text:p>1049.6</text:p>
          </table:table-cell>
          <table:table-cell office:value-type="float" office:value="12">
            <text:p>12</text:p>
          </table:table-cell>
          <table:table-cell office:value-type="float" office:value="0.2">
            <text:p>0.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49.6">
            <text:p>1049.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48.7">
            <text:p>1048.7</text:p>
          </table:table-cell>
          <table:table-cell table:number-columns-repeated="2" office:value-type="float" office:value="0.000858">
            <text:p>0.00085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13,87,36,88,115,35,56,126|2,31,124,109,86,110,118,121,127|3,128|4,98,100,48,92,64,81,80,50,79,51,129|5,130|6,65,112,122,120,119,38,83,131|7,132|8,43,108,70,33,71,42,30,85,114,133|9,134|10,52,94,55,45,90,91,57,95,26,135|11,136|12,137|13,138|14,139|15,27,82,40,68,66,47,99,29,97,46,140|16,32,44,89,74,61,72,73,107,77,141|17,142|18,143|19,144|20,145|21,117,67,39,69,63,111,41,116,125,62,123,84,146|22,75,58,106,76,34,96,60,59,28,102,147|23,78,148|24,53,101,104,103,54,49,93,105,37,149|25,150&gt;</text:p>
          </table:table-cell>
        </table:table-row>
        <table:table-row table:style-name="ro1">
          <table:table-cell office:value-type="string">
            <text:p>R111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77">
            <text:p>0.077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37">
            <text:p>1337</text:p>
          </table:table-cell>
          <table:table-cell office:value-type="float" office:value="9.686">
            <text:p>9.68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12">
            <text:p>12</text:p>
          </table:table-cell>
          <table:table-cell office:value-type="float" office:value="0.215408">
            <text:p>0.21540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48.7">
            <text:p>1048.7</text:p>
          </table:table-cell>
          <table:table-cell table:number-columns-repeated="2" office:value-type="float" office:value="0.000286">
            <text:p>0.00028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98,100,48,92,64,80,29,50,79,126|2,43,108,70,33,71,42,30,85,114,127|3,128|4,129|5,130|6,65,112,122,120,119,38,131|7,132|8,133|9,26,55,76,96,90,91,45,57,95,134|10,135|11,27,82,40,68,66,47,99,81,97,46,83,136|12,31,124,109,86,110,118,121,137|13,138|14,53,101,104,103,54,49,93,105,37,51,139|15,52,94,75,58,106,34,60,59,28,102,140|16,32,44,89,74,61,72,73,107,77,141|17,117,67,39,69,63,111,41,116,125,62,123,84,142|18,143|19,144|20,145|21,113,87,36,88,115,35,56,146|22,147|23,78,148|24,149|25,150&gt;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772">
            <text:p>0.077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01.6">
            <text:p>1201.6</text:p>
          </table:table-cell>
          <table:table-cell office:value-type="float" office:value="9.384">
            <text:p>9.38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51.8">
            <text:p>951.8</text:p>
          </table:table-cell>
          <table:table-cell office:value-type="float" office:value="10">
            <text:p>10</text:p>
          </table:table-cell>
          <table:table-cell office:value-type="float" office:value="0.207889">
            <text:p>0.20788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51.8">
            <text:p>951.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8.6">
            <text:p>948.6</text:p>
          </table:table-cell>
          <table:table-cell table:number-columns-repeated="2" office:value-type="float" office:value="0.003373">
            <text:p>0.00337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86,41,111,63,39,69,116,125,62,122,38,126|2,52,94,95,55,45,91,57,115,88,35,127|3,53,37,101,102,28,106,104,54,49,105,93,128|4,58,76,34,96,90,60,59,103,75,26,129|5,77,32,107,33,71,70,42,109,30,114,130|6,27,66,47,100,81,48,92,64,50,80,79,131|7,132|8,133|9,134|10,135|11,136|12,137|13,56,113,87,44,36,89,74,61,72,73,138|14,139|15,140|16,141|17,142|18,143|19,144|20,43,108,85,124,118,110,123,117,84,121,145|21,146|22,147|23,148|24,31,119,120,112,67,68,40,82,83,149|25,78,65,46,98,99,97,29,51,150&gt;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19">
            <text:p>0.081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09">
            <text:p>1209</text:p>
          </table:table-cell>
          <table:table-cell office:value-type="float" office:value="9.453">
            <text:p>9.45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72.5">
            <text:p>972.5</text:p>
          </table:table-cell>
          <table:table-cell office:value-type="float" office:value="11">
            <text:p>11</text:p>
          </table:table-cell>
          <table:table-cell office:value-type="float" office:value="0.195616">
            <text:p>0.19561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72.5">
            <text:p>972.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8.6">
            <text:p>948.6</text:p>
          </table:table-cell>
          <table:table-cell table:number-columns-repeated="2" office:value-type="float" office:value="0.025195">
            <text:p>0.02519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84,117,123,110,118,124,85,108,43,114,126|2,52,94,95,55,57,115,35,56,127|3,113,87,44,36,88,89,74,61,72,73,128|4,104,103,59,60,96,90,91,45,26,129|5,130|6,131|7,31,119,120,112,67,68,40,82,83,132|8,133|9,77,32,107,33,71,70,42,109,30,121,134|10,86,41,111,63,39,69,116,125,62,122,38,135|11,46,97,100,81,48,92,64,50,80,29,136|12,137|13,138|14,139|15,140|16,37,105,93,54,49,79,51,141|17,142|18,143|19,144|20,145|21,146|22,147|23,148|24,53,101,102,28,58,106,34,76,75,149|25,27,66,47,99,98,65,78,150&gt;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89">
            <text:p>0.078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56.5">
            <text:p>1256.5</text:p>
          </table:table-cell>
          <table:table-cell office:value-type="float" office:value="9.37">
            <text:p>9.3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71.9">
            <text:p>971.9</text:p>
          </table:table-cell>
          <table:table-cell office:value-type="float" office:value="11">
            <text:p>11</text:p>
          </table:table-cell>
          <table:table-cell office:value-type="float" office:value="0.226502">
            <text:p>0.2265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71.9">
            <text:p>971.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8.6">
            <text:p>948.6</text:p>
          </table:table-cell>
          <table:table-cell table:number-columns-repeated="2" office:value-type="float" office:value="0.024563">
            <text:p>0.02456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124,86,41,111,63,39,69,116,125,62,38,126|2,113,87,44,36,88,89,74,61,72,73,127|3,46,98,97,100,81,48,92,64,50,80,29,128|4,37,105,93,54,49,79,51,129|5,53,101,102,28,58,106,34,76,75,130|6,131|7,104,103,59,60,96,90,91,45,26,132|8,133|9,77,32,107,33,71,70,42,109,85,114,134|10,135|11,52,94,95,55,57,115,35,56,136|12,137|13,138|14,43,108,30,118,110,123,117,84,121,139|15,27,82,67,68,40,66,47,99,83,140|16,141|17,142|18,143|19,144|20,145|21,146|22,147|23,148|24,78,65,112,122,120,119,31,149|25,150&gt;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827">
            <text:p>0.082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02.2">
            <text:p>1202.2</text:p>
          </table:table-cell>
          <table:table-cell office:value-type="float" office:value="9.336">
            <text:p>9.33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58.9">
            <text:p>958.9</text:p>
          </table:table-cell>
          <table:table-cell office:value-type="float" office:value="10">
            <text:p>10</text:p>
          </table:table-cell>
          <table:table-cell office:value-type="float" office:value="0.202379">
            <text:p>0.20237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58.9">
            <text:p>958.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8.6">
            <text:p>948.6</text:p>
          </table:table-cell>
          <table:table-cell table:number-columns-repeated="2" office:value-type="float" office:value="0.010858">
            <text:p>0.01085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126|2,127|3,128|4,129|5,130|6,131|7,117,123,110,67,68,40,66,47,99,51,132|8,133|9,134|10,135|11,136|12,124,86,41,111,63,39,69,116,125,62,38,137|13,138|14,46,98,97,100,81,48,92,64,50,80,29,139|15,53,101,104,103,59,60,96,90,91,45,26,140|16,77,32,107,73,44,36,88,115,57,35,141|17,52,94,95,55,76,34,106,58,28,102,75,142|18,143|19,144|20,78,65,37,105,93,54,49,79,145|21,43,108,33,70,42,109,30,118,84,121,146|22,147|23,31,119,120,122,112,82,27,83,148|24,149|25,56,113,87,89,74,61,72,71,85,114,150&gt;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83">
            <text:p>0.078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91.9">
            <text:p>1191.9</text:p>
          </table:table-cell>
          <table:table-cell office:value-type="float" office:value="9.38">
            <text:p>9.3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63.9">
            <text:p>963.9</text:p>
          </table:table-cell>
          <table:table-cell office:value-type="float" office:value="10">
            <text:p>10</text:p>
          </table:table-cell>
          <table:table-cell office:value-type="float" office:value="0.191291">
            <text:p>0.19129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63.9">
            <text:p>963.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8.6">
            <text:p>948.6</text:p>
          </table:table-cell>
          <table:table-cell table:number-columns-repeated="2" office:value-type="float" office:value="0.016129">
            <text:p>0.01612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77,32,107,33,71,70,42,109,30,85,114,126|2,127|3,27,82,67,68,40,66,47,99,51,83,128|4,129|5,130|6,131|7,132|8,133|9,134|10,52,94,95,55,45,91,57,115,88,35,135|11,136|12,137|13,138|14,117,123,69,39,63,111,41,116,125,62,84,38,139|15,140|16,141|17,119,120,122,112,65,78,142|18,143|19,37,101,58,106,104,28,54,49,79,105,93,102,144|20,53,76,34,96,90,60,59,103,75,26,145|21,43,108,86,110,118,124,121,31,146|22,147|23,148|24,56,113,87,44,36,89,74,61,72,73,149|25,46,98,97,100,81,48,92,64,50,80,29,150&gt;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785">
            <text:p>0.078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9.434">
            <text:p>9.43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60.5">
            <text:p>960.5</text:p>
          </table:table-cell>
          <table:table-cell office:value-type="float" office:value="10">
            <text:p>10</text:p>
          </table:table-cell>
          <table:table-cell office:value-type="float" office:value="0.195561">
            <text:p>0.1955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60.5">
            <text:p>960.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8.6">
            <text:p>948.6</text:p>
          </table:table-cell>
          <table:table-cell table:number-columns-repeated="2" office:value-type="float" office:value="0.012545">
            <text:p>0.01254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20,84,117,123,110,125,62,122,112,119,31,126|2,127|3,128|4,56,113,87,89,74,61,72,71,129|5,43,108,33,70,42,109,30,85,114,130|6,131|7,77,32,107,73,44,36,88,115,57,35,132|8,78,65,51,37,93,54,49,79,105,133|9,134|10,135|11,53,101,104,103,59,60,96,90,91,45,26,136|12,137|13,138|14,52,94,95,55,76,34,106,58,28,102,75,139|15,140|16,141|17,142|18,124,86,41,111,63,39,69,116,118,121,38,143|19,144|20,145|21,146|22,147|23,27,82,67,68,40,66,47,99,83,148|24,46,98,97,100,81,48,92,64,50,80,29,149|25,150&gt;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798">
            <text:p>0.079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80.5">
            <text:p>1180.5</text:p>
          </table:table-cell>
          <table:table-cell office:value-type="float" office:value="9.357">
            <text:p>9.35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60.4">
            <text:p>960.4</text:p>
          </table:table-cell>
          <table:table-cell office:value-type="float" office:value="10">
            <text:p>10</text:p>
          </table:table-cell>
          <table:table-cell office:value-type="float" office:value="0.186446">
            <text:p>0.1864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60.4">
            <text:p>960.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8.6">
            <text:p>948.6</text:p>
          </table:table-cell>
          <table:table-cell table:number-columns-repeated="2" office:value-type="float" office:value="0.012439">
            <text:p>0.01243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126|2,58,76,34,96,90,60,59,103,75,26,127|3,123,41,111,63,39,69,116,125,62,122,38,83,128|4,129|5,120,112,82,40,68,67,117,84,121,130|6,131|7,132|8,133|9,134|10,77,32,107,33,71,70,42,109,30,85,114,135|11,136|12,137|13,138|14,139|15,43,108,86,110,118,124,119,31,140|16,141|17,53,37,101,102,28,106,104,54,49,105,93,142|18,143|19,144|20,78,65,46,98,99,97,29,51,145|21,52,94,95,55,45,91,57,115,88,35,146|22,27,66,47,100,81,48,92,64,50,80,79,147|23,148|24,149|25,56,113,87,44,36,89,74,61,72,73,150&gt;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786">
            <text:p>0.078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19.8">
            <text:p>1219.8</text:p>
          </table:table-cell>
          <table:table-cell office:value-type="float" office:value="9.442">
            <text:p>9.44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50.4">
            <text:p>950.4</text:p>
          </table:table-cell>
          <table:table-cell office:value-type="float" office:value="10">
            <text:p>10</text:p>
          </table:table-cell>
          <table:table-cell office:value-type="float" office:value="0.220856">
            <text:p>0.22085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50.4">
            <text:p>950.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8.6">
            <text:p>948.6</text:p>
          </table:table-cell>
          <table:table-cell table:number-columns-repeated="2" office:value-type="float" office:value="0.001898">
            <text:p>0.00189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53,101,37,49,54,59,103,104,28,102,93,105,126|2,43,108,85,124,118,110,123,117,122,38,127|3,128|4,77,32,107,33,71,70,42,109,30,114,129|5,130|6,131|7,132|8,56,113,87,44,36,89,74,61,72,73,133|9,134|10,135|11,31,119,120,112,67,68,40,82,83,136|12,78,65,46,98,99,97,29,51,137|13,138|14,139|15,86,41,111,63,39,69,116,125,62,84,121,140|16,27,66,47,100,81,48,92,64,50,80,79,141|17,142|18,143|19,144|20,145|21,76,34,96,90,60,106,58,75,26,146|22,52,94,95,55,45,91,57,115,88,35,147|23,148|24,149|25,150&gt;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794">
            <text:p>0.079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44">
            <text:p>1144</text:p>
          </table:table-cell>
          <table:table-cell office:value-type="float" office:value="9.569">
            <text:p>9.56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59.5">
            <text:p>959.5</text:p>
          </table:table-cell>
          <table:table-cell office:value-type="float" office:value="10">
            <text:p>10</text:p>
          </table:table-cell>
          <table:table-cell office:value-type="float" office:value="0.161276">
            <text:p>0.16127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59.5">
            <text:p>959.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8.6">
            <text:p>948.6</text:p>
          </table:table-cell>
          <table:table-cell table:number-columns-repeated="2" office:value-type="float" office:value="0.011491">
            <text:p>0.01149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56,87,44,36,88,89,74,61,72,73,126|2,120,117,123,41,111,63,39,69,116,125,62,118,127|3,27,82,40,68,67,112,122,119,38,83,128|4,46,97,100,66,47,99,98,65,78,129|5,43,108,86,110,84,124,121,31,130|6,52,94,58,106,34,76,55,57,115,35,95,131|7,132|8,133|9,134|10,53,101,104,103,59,60,96,90,91,45,26,135|11,136|12,137|13,138|14,139|15,140|16,141|17,142|18,143|19,144|20,145|21,75,28,102,93,105,79,51,146|22,147|23,77,113,32,107,33,71,70,42,109,30,85,114,148|24,37,54,49,80,50,64,92,48,81,29,149|25,150&gt;</text:p>
          </table:table-cell>
        </table:table-row>
        <table:table-row table:style-name="ro1">
          <table:table-cell office:value-type="string">
            <text:p>R112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822">
            <text:p>0.082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38.3">
            <text:p>1238.3</text:p>
          </table:table-cell>
          <table:table-cell office:value-type="float" office:value="9.264">
            <text:p>9.26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69.9">
            <text:p>969.9</text:p>
          </table:table-cell>
          <table:table-cell office:value-type="float" office:value="11">
            <text:p>11</text:p>
          </table:table-cell>
          <table:table-cell office:value-type="float" office:value="0.216749">
            <text:p>0.21674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69.9">
            <text:p>969.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8.6">
            <text:p>948.6</text:p>
          </table:table-cell>
          <table:table-cell table:number-columns-repeated="2" office:value-type="float" office:value="0.022454">
            <text:p>0.02245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37,105,93,54,49,79,51,126|2,113,87,88,115,57,35,56,127|3,128|4,46,97,100,81,48,92,64,50,80,29,129|5,31,84,117,62,123,110,118,124,121,130|6,43,33,71,70,42,109,30,85,114,131|7,132|8,133|9,27,66,47,99,98,65,78,134|10,77,32,107,44,36,89,74,61,72,73,135|11,136|12,137|13,138|14,139|15,140|16,141|17,142|18,143|19,53,101,104,103,59,60,96,90,91,45,26,144|20,119,120,112,67,68,40,82,83,145|21,108,86,41,111,63,39,69,116,125,122,38,146|22,147|23,52,94,95,55,76,34,106,58,28,102,75,148|24,149|25,150&gt;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408">
            <text:p>0.140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97.5">
            <text:p>1497.5</text:p>
          </table:table-cell>
          <table:table-cell office:value-type="float" office:value="12.323">
            <text:p>12.32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48.8">
            <text:p>1148.8</text:p>
          </table:table-cell>
          <table:table-cell office:value-type="float" office:value="8">
            <text:p>8</text:p>
          </table:table-cell>
          <table:table-cell office:value-type="float" office:value="0.232855">
            <text:p>0.2328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48.8">
            <text:p>1148.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3.2">
            <text:p>1143.2</text:p>
          </table:table-cell>
          <table:table-cell table:number-columns-repeated="2" office:value-type="float" office:value="0.004899">
            <text:p>0.00489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52,87,88,115,35,45,91,60,57,95,26,126|2,27,67,40,82,112,68,62,122,121,38,127|3,120,84,117,123,39,63,69,41,86,111,110,124,119,31,78,128|4,53,37,54,101,46,98,65,51,129|5,130|6,131|7,77,94,56,113,32,43,33,109,42,116,125,118,85,114,132|8,30,108,70,107,72,61,44,36,89,74,71,73,133|9,134|10,135|11,58,90,96,55,76,34,106,104,103,59,75,28,93,79,29,80,50,49,105,102,136|12,137|13,138|14,139|15,140|16,141|17,142|18,143|19,144|20,97,64,92,48,100,47,66,81,99,83,145|21,146|22,147|23,148|24,149|25,150&gt;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411">
            <text:p>0.141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12.526">
            <text:p>12.52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0.4">
            <text:p>1150.4</text:p>
          </table:table-cell>
          <table:table-cell office:value-type="float" office:value="7">
            <text:p>7</text:p>
          </table:table-cell>
          <table:table-cell office:value-type="float" office:value="0.270051">
            <text:p>0.27005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0.4">
            <text:p>1150.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3.2">
            <text:p>1143.2</text:p>
          </table:table-cell>
          <table:table-cell table:number-columns-repeated="2" office:value-type="float" office:value="0.006298">
            <text:p>0.00629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127|3,128|4,129|5,130|6,52,87,88,115,35,45,91,60,57,95,26,131|7,132|8,120,84,117,67,40,39,123,86,41,69,63,111,110,124,119,31,121,122,62,68,125,116,118,133|9,27,97,64,92,48,100,81,29,79,80,50,49,105,102,134|10,135|11,77,94,56,113,32,43,33,109,42,85,114,136|12,137|13,58,90,96,55,76,34,106,104,103,59,75,28,93,51,138|14,139|15,30,108,70,107,72,61,44,36,89,74,71,73,140|16,141|17,53,37,54,101,46,98,65,78,112,82,66,47,99,38,83,142|18,143|19,144|20,145|21,146|22,147|23,148|24,149|25,150&gt;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38">
            <text:p>0.13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05">
            <text:p>1605</text:p>
          </table:table-cell>
          <table:table-cell office:value-type="float" office:value="12.437">
            <text:p>12.43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1.2">
            <text:p>1151.2</text:p>
          </table:table-cell>
          <table:table-cell office:value-type="float" office:value="8">
            <text:p>8</text:p>
          </table:table-cell>
          <table:table-cell office:value-type="float" office:value="0.282741">
            <text:p>0.28274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1.2">
            <text:p>1151.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3.2">
            <text:p>1143.2</text:p>
          </table:table-cell>
          <table:table-cell table:number-columns-repeated="2" office:value-type="float" office:value="0.006998">
            <text:p>0.00699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53,37,54,101,75,28,79,51,126|2,120,84,117,67,40,39,123,86,41,69,63,111,110,124,109,42,85,114,127|3,128|4,129|5,130|6,30,108,70,107,72,61,74,71,73,131|7,132|8,133|9,134|10,135|11,136|12,137|13,138|14,139|15,77,94,55,115,35,45,91,57,95,26,140|16,141|17,142|18,143|19,144|20,145|21,52,56,88,89,36,44,87,113,32,33,43,31,119,121,122,38,83,146|22,58,90,96,34,76,106,104,103,59,60,93,102,147|23,46,98,65,78,112,82,68,62,125,116,118,148|24,27,97,64,92,48,100,47,66,81,99,29,80,50,49,105,149|25,150&gt;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664">
            <text:p>0.166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82.7">
            <text:p>1482.7</text:p>
          </table:table-cell>
          <table:table-cell office:value-type="float" office:value="12.587">
            <text:p>12.58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2.2">
            <text:p>1152.2</text:p>
          </table:table-cell>
          <table:table-cell office:value-type="float" office:value="8">
            <text:p>8</text:p>
          </table:table-cell>
          <table:table-cell office:value-type="float" office:value="0.222904">
            <text:p>0.22290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2.2">
            <text:p>1152.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3.2">
            <text:p>1143.2</text:p>
          </table:table-cell>
          <table:table-cell table:number-columns-repeated="2" office:value-type="float" office:value="0.007873">
            <text:p>0.00787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27,67,40,82,112,68,99,83,126|2,127|3,77,94,55,115,35,45,91,60,57,95,26,128|4,129|5,130|6,131|7,132|8,133|9,134|10,135|11,136|12,137|13,138|14,53,37,54,101,46,98,65,78,139|15,140|16,141|17,142|18,143|19,97,64,92,48,100,47,66,81,29,79,80,50,49,105,102,144|20,30,108,70,107,72,61,74,71,73,145|21,146|22,120,84,117,123,39,63,69,41,86,111,110,124,119,31,121,62,122,38,147|23,52,56,88,89,36,44,87,113,32,43,33,109,42,116,125,118,85,114,148|24,149|25,58,90,96,34,76,106,104,103,59,75,28,93,51,150&gt;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449">
            <text:p>0.144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59.2">
            <text:p>1559.2</text:p>
          </table:table-cell>
          <table:table-cell office:value-type="float" office:value="12.581">
            <text:p>12.58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3.1">
            <text:p>1153.1</text:p>
          </table:table-cell>
          <table:table-cell office:value-type="float" office:value="8">
            <text:p>8</text:p>
          </table:table-cell>
          <table:table-cell office:value-type="float" office:value="0.260454">
            <text:p>0.26045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3.1">
            <text:p>1153.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3.2">
            <text:p>1143.2</text:p>
          </table:table-cell>
          <table:table-cell table:number-columns-repeated="2" office:value-type="float" office:value="0.00866">
            <text:p>0.0086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52,56,88,115,35,45,91,57,95,26,126|2,30,108,70,107,72,61,44,36,89,74,71,73,127|3,53,37,54,101,75,28,79,51,128|4,27,97,64,92,48,100,47,66,81,99,29,80,50,49,105,129|5,130|6,131|7,132|8,133|9,134|10,135|11,136|12,137|13,138|14,139|15,140|16,141|17,142|18,46,98,65,112,82,68,62,122,121,38,83,143|19,144|20,77,94,55,87,113,32,33,43,31,119,78,145|21,146|22,147|23,148|24,58,90,96,34,76,106,104,103,59,60,93,102,149|25,120,84,117,67,40,39,123,86,41,69,63,111,110,124,109,42,116,125,118,85,114,150&gt;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441">
            <text:p>0.144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19.4">
            <text:p>1519.4</text:p>
          </table:table-cell>
          <table:table-cell office:value-type="float" office:value="12.521">
            <text:p>12.52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48.8">
            <text:p>1148.8</text:p>
          </table:table-cell>
          <table:table-cell office:value-type="float" office:value="8">
            <text:p>8</text:p>
          </table:table-cell>
          <table:table-cell office:value-type="float" office:value="0.243912">
            <text:p>0.24391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48.8">
            <text:p>1148.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3.2">
            <text:p>1143.2</text:p>
          </table:table-cell>
          <table:table-cell table:number-columns-repeated="2" office:value-type="float" office:value="0.004899">
            <text:p>0.00489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53,37,54,101,46,98,65,51,126|2,127|3,97,64,92,48,100,47,66,81,99,83,128|4,129|5,130|6,131|7,132|8,120,84,117,123,39,63,69,41,86,111,110,124,119,31,78,133|9,134|10,135|11,27,67,40,82,112,68,62,122,121,38,136|12,137|13,138|14,139|15,77,94,56,113,32,43,33,109,42,116,125,118,85,114,140|16,141|17,142|18,52,87,88,115,35,45,91,60,57,95,26,143|19,30,108,70,107,72,61,44,36,89,74,71,73,144|20,145|21,146|22,58,90,96,55,76,34,106,104,103,59,75,28,93,79,29,80,50,49,105,102,147|23,148|24,149|25,150&gt;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578">
            <text:p>0.157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99.7">
            <text:p>1599.7</text:p>
          </table:table-cell>
          <table:table-cell office:value-type="float" office:value="12.214">
            <text:p>12.21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0.4">
            <text:p>1150.4</text:p>
          </table:table-cell>
          <table:table-cell office:value-type="float" office:value="7">
            <text:p>7</text:p>
          </table:table-cell>
          <table:table-cell office:value-type="float" office:value="0.280865">
            <text:p>0.2808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0.4">
            <text:p>1150.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3.2">
            <text:p>1143.2</text:p>
          </table:table-cell>
          <table:table-cell table:number-columns-repeated="2" office:value-type="float" office:value="0.006298">
            <text:p>0.00629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127|3,128|4,53,37,54,101,46,98,65,78,112,82,66,47,99,38,83,129|5,52,87,88,115,35,45,91,60,57,95,26,130|6,131|7,132|8,30,108,70,107,72,61,44,36,89,74,71,73,133|9,120,84,117,67,40,39,123,86,41,69,63,111,110,124,119,31,121,122,62,68,125,116,118,134|10,135|11,136|12,137|13,138|14,139|15,58,90,96,55,76,34,106,104,103,59,75,28,93,51,140|16,27,97,64,92,48,100,81,29,79,80,50,49,105,102,141|17,142|18,143|19,144|20,145|21,77,94,56,113,32,43,33,109,42,85,114,146|22,147|23,148|24,149|25,150&gt;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383">
            <text:p>0.138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05.4">
            <text:p>1605.4</text:p>
          </table:table-cell>
          <table:table-cell office:value-type="float" office:value="11.954">
            <text:p>11.95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45.2">
            <text:p>1145.2</text:p>
          </table:table-cell>
          <table:table-cell office:value-type="float" office:value="8">
            <text:p>8</text:p>
          </table:table-cell>
          <table:table-cell office:value-type="float" office:value="0.286658">
            <text:p>0.28665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45.2">
            <text:p>1145.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3.2">
            <text:p>1143.2</text:p>
          </table:table-cell>
          <table:table-cell table:number-columns-repeated="2" office:value-type="float" office:value="0.001749">
            <text:p>0.00174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30,108,70,107,72,61,44,36,89,74,71,73,126|2,87,88,115,35,45,91,57,95,26,127|3,128|4,129|5,130|6,131|7,132|8,133|9,134|10,120,84,117,123,39,63,69,41,86,111,110,124,119,31,78,135|11,136|12,137|13,138|14,139|15,77,56,113,32,43,33,109,42,116,125,118,85,114,140|16,141|17,53,58,90,96,54,37,101,75,28,79,51,142|18,143|19,52,94,55,76,34,106,104,103,59,60,93,102,144|20,145|21,146|22,147|23,67,40,27,98,46,65,112,82,68,62,122,121,38,83,148|24,97,64,92,48,100,47,66,81,99,29,80,50,49,105,149|25,150&gt;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402">
            <text:p>0.140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31.9">
            <text:p>1531.9</text:p>
          </table:table-cell>
          <table:table-cell office:value-type="float" office:value="12.35">
            <text:p>12.3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45.6">
            <text:p>1145.6</text:p>
          </table:table-cell>
          <table:table-cell office:value-type="float" office:value="8">
            <text:p>8</text:p>
          </table:table-cell>
          <table:table-cell office:value-type="float" office:value="0.252171">
            <text:p>0.25217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45.6">
            <text:p>1145.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3.2">
            <text:p>1143.2</text:p>
          </table:table-cell>
          <table:table-cell table:number-columns-repeated="2" office:value-type="float" office:value="0.002099">
            <text:p>0.00209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58,90,96,34,76,106,104,103,59,60,93,102,126|2,27,97,64,92,48,100,47,66,81,99,29,80,50,49,105,127|3,46,98,65,112,82,68,62,122,121,38,83,128|4,129|5,130|6,30,108,70,107,72,61,74,71,73,131|7,132|8,120,84,117,67,40,39,123,86,41,69,63,111,110,124,119,31,78,133|9,134|10,135|11,136|12,137|13,138|14,139|15,52,56,88,89,36,44,87,113,32,43,33,109,42,116,125,118,85,114,140|16,53,37,54,101,75,28,79,51,141|17,142|18,77,94,55,115,35,45,91,57,95,26,143|19,144|20,145|21,146|22,147|23,148|24,149|25,150&gt;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417">
            <text:p>0.141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51.8">
            <text:p>1551.8</text:p>
          </table:table-cell>
          <table:table-cell office:value-type="float" office:value="12.293">
            <text:p>12.29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2.3">
            <text:p>1152.3</text:p>
          </table:table-cell>
          <table:table-cell office:value-type="float" office:value="8">
            <text:p>8</text:p>
          </table:table-cell>
          <table:table-cell office:value-type="float" office:value="0.257443">
            <text:p>0.25744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2.3">
            <text:p>1152.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43.2">
            <text:p>1143.2</text:p>
          </table:table-cell>
          <table:table-cell table:number-columns-repeated="2" office:value-type="float" office:value="0.00796">
            <text:p>0.0079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53,37,54,101,46,98,65,51,126|2,52,87,88,115,35,45,91,60,57,95,26,127|3,120,84,117,123,39,63,69,41,86,111,110,124,119,31,78,128|4,58,90,96,55,76,34,106,104,103,59,75,28,93,79,129|5,130|6,131|7,132|8,133|9,134|10,135|11,136|12,137|13,138|14,139|15,140|16,141|17,142|18,97,64,92,48,100,47,66,81,99,29,80,50,49,105,102,143|19,30,108,70,107,72,61,44,36,89,74,71,73,144|20,145|21,146|22,147|23,77,94,56,113,32,43,33,109,42,116,125,118,85,114,148|24,27,67,40,82,112,68,62,122,121,38,83,149|25,150&gt;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454">
            <text:p>0.145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86.7">
            <text:p>1386.7</text:p>
          </table:table-cell>
          <table:table-cell office:value-type="float" office:value="11.163">
            <text:p>11.16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34.3">
            <text:p>1034.3</text:p>
          </table:table-cell>
          <table:table-cell office:value-type="float" office:value="7">
            <text:p>7</text:p>
          </table:table-cell>
          <table:table-cell office:value-type="float" office:value="0.254129">
            <text:p>0.25412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4.3">
            <text:p>1034.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29.6">
            <text:p>1029.6</text:p>
          </table:table-cell>
          <table:table-cell table:number-columns-repeated="2" office:value-type="float" office:value="0.004565">
            <text:p>0.00456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126|2,127|3,128|4,129|5,119,121,84,117,67,40,39,63,69,41,86,111,116,62,112,27,82,68,122,120,38,130|6,131|7,132|8,75,58,90,96,54,101,28,104,103,106,34,76,45,91,60,59,93,102,133|9,134|10,135|11,136|12,53,51,64,92,48,81,29,79,80,50,49,105,37,137|13,138|14,139|15,140|16,141|17,108,70,72,61,88,89,36,44,87,113,32,43,31,124,109,33,107,73,74,71,42,110,125,123,118,30,85,114,142|18,143|19,144|20,145|21,52,94,26,55,115,35,57,95,56,77,146|22,65,98,66,47,100,99,97,46,83,147|23,78,148|24,149|25,150&gt;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21.1">
            <text:p>1421.1</text:p>
          </table:table-cell>
          <table:table-cell office:value-type="float" office:value="10.71">
            <text:p>10.7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34.9">
            <text:p>1034.9</text:p>
          </table:table-cell>
          <table:table-cell office:value-type="float" office:value="7">
            <text:p>7</text:p>
          </table:table-cell>
          <table:table-cell office:value-type="float" office:value="0.271761">
            <text:p>0.2717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4.9">
            <text:p>1034.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29.6">
            <text:p>1029.6</text:p>
          </table:table-cell>
          <table:table-cell table:number-columns-repeated="2" office:value-type="float" office:value="0.005148">
            <text:p>0.00514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65,98,66,47,99,27,38,83,126|2,127|3,128|4,129|5,130|6,131|7,132|8,133|9,134|10,135|11,52,94,26,75,28,54,101,104,103,106,34,76,45,91,60,59,93,102,136|12,137|13,138|14,139|15,108,70,72,61,88,89,36,44,87,113,32,43,124,31,112,82,68,122,62,123,125,116,110,118,84,121,140|16,141|17,51,46,97,100,64,92,48,81,29,79,80,50,49,105,37,142|18,78,143|19,144|20,145|21,146|22,147|23,119,120,117,67,40,39,63,69,41,86,111,109,33,107,73,74,71,42,30,85,114,148|24,149|25,53,58,90,96,55,115,35,57,95,56,77,150&gt;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549">
            <text:p>0.154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40.2">
            <text:p>1440.2</text:p>
          </table:table-cell>
          <table:table-cell office:value-type="float" office:value="10.961">
            <text:p>10.96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34.5">
            <text:p>1034.5</text:p>
          </table:table-cell>
          <table:table-cell office:value-type="float" office:value="7">
            <text:p>7</text:p>
          </table:table-cell>
          <table:table-cell office:value-type="float" office:value="0.281697">
            <text:p>0.28169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4.5">
            <text:p>1034.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29.6">
            <text:p>1029.6</text:p>
          </table:table-cell>
          <table:table-cell table:number-columns-repeated="2" office:value-type="float" office:value="0.004759">
            <text:p>0.00475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65,98,66,47,99,27,38,83,126|2,127|3,128|4,75,58,90,96,54,101,28,104,103,106,34,76,45,91,60,59,93,102,129|5,108,70,72,61,88,89,36,44,87,113,32,43,31,124,109,33,107,73,74,71,42,30,85,114,130|6,131|7,132|8,133|9,53,51,46,97,100,64,92,48,81,29,79,80,50,49,105,37,134|10,119,120,117,67,40,39,63,69,41,86,111,116,123,112,82,68,122,62,125,110,118,84,121,135|11,136|12,137|13,138|14,139|15,52,94,26,55,115,35,57,95,56,77,140|16,141|17,78,142|18,143|19,144|20,145|21,146|22,147|23,148|24,149|25,150&gt;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579">
            <text:p>0.157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63.7">
            <text:p>1363.7</text:p>
          </table:table-cell>
          <table:table-cell office:value-type="float" office:value="11.206">
            <text:p>11.20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30.1">
            <text:p>1030.1</text:p>
          </table:table-cell>
          <table:table-cell office:value-type="float" office:value="8">
            <text:p>8</text:p>
          </table:table-cell>
          <table:table-cell office:value-type="float" office:value="0.244629">
            <text:p>0.24462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0.1">
            <text:p>1030.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29.6">
            <text:p>1029.6</text:p>
          </table:table-cell>
          <table:table-cell table:number-columns-repeated="2" office:value-type="float" office:value="0.000486">
            <text:p>0.00048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65,98,66,47,100,99,97,46,83,126|2,127|3,128|4,129|5,130|6,131|7,132|8,52,94,26,55,56,113,32,43,33,109,111,116,125,62,123,118,84,119,133|9,134|10,120,117,67,40,39,63,69,41,86,110,124,121,31,112,27,82,68,122,38,135|11,136|12,137|13,138|14,77,87,88,115,35,57,95,139|15,140|16,78,141|17,142|18,143|19,144|20,145|21,53,51,64,92,48,81,29,79,80,50,49,105,37,146|22,108,70,107,73,72,61,44,36,89,74,71,42,30,85,114,147|23,148|24,149|25,75,58,90,96,54,101,28,104,103,106,34,76,45,91,60,59,93,102,150&gt;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596">
            <text:p>0.159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52.6">
            <text:p>1452.6</text:p>
          </table:table-cell>
          <table:table-cell office:value-type="float" office:value="11.663">
            <text:p>11.66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36.4">
            <text:p>1036.4</text:p>
          </table:table-cell>
          <table:table-cell office:value-type="float" office:value="8">
            <text:p>8</text:p>
          </table:table-cell>
          <table:table-cell office:value-type="float" office:value="0.286521">
            <text:p>0.2865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6.4">
            <text:p>1036.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29.6">
            <text:p>1029.6</text:p>
          </table:table-cell>
          <table:table-cell table:number-columns-repeated="2" office:value-type="float" office:value="0.006605">
            <text:p>0.00660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52,94,26,55,56,113,32,43,33,109,111,116,125,62,123,118,84,119,126|2,75,58,90,96,54,101,28,104,103,106,76,34,60,59,93,102,127|3,128|4,53,51,64,92,48,81,29,79,80,50,49,105,37,129|5,77,87,88,115,35,45,91,57,95,130|6,131|7,132|8,133|9,134|10,135|11,120,117,67,40,39,63,69,41,86,110,124,121,31,112,82,68,122,38,136|12,137|13,138|14,78,139|15,140|16,141|17,142|18,143|19,144|20,65,46,98,97,100,66,47,99,27,83,145|21,108,70,107,73,72,61,44,36,89,74,71,42,30,85,114,146|22,147|23,148|24,149|25,150&gt;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469">
            <text:p>0.146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46.7">
            <text:p>1446.7</text:p>
          </table:table-cell>
          <table:table-cell office:value-type="float" office:value="10.604">
            <text:p>10.60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float" office:value="7">
            <text:p>7</text:p>
          </table:table-cell>
          <table:table-cell office:value-type="float" office:value="0.280431">
            <text:p>0.28043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29.6">
            <text:p>1029.6</text:p>
          </table:table-cell>
          <table:table-cell table:number-columns-repeated="2" office:value-type="float" office:value="0.011072">
            <text:p>0.01107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52,94,26,55,56,113,77,43,33,109,111,42,30,85,114,126|2,127|3,128|4,129|5,53,51,64,92,48,81,29,79,80,50,49,105,37,130|6,131|7,132|8,133|9,134|10,135|11,136|12,120,117,67,40,39,63,69,41,86,124,121,31,112,82,68,122,62,123,125,116,110,118,84,119,137|13,138|14,139|15,140|16,141|17,142|18,143|19,144|20,145|21,78,146|22,108,70,61,72,73,87,88,36,44,89,74,71,107,32,35,45,91,60,59,93,102,147|23,65,46,98,97,100,66,47,99,27,38,83,148|24,75,58,90,96,54,101,28,104,103,106,34,76,115,57,95,149|25,150&gt;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597">
            <text:p>0.159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81.7">
            <text:p>1381.7</text:p>
          </table:table-cell>
          <table:table-cell office:value-type="float" office:value="11.07">
            <text:p>11.0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30.1">
            <text:p>1030.1</text:p>
          </table:table-cell>
          <table:table-cell office:value-type="float" office:value="8">
            <text:p>8</text:p>
          </table:table-cell>
          <table:table-cell office:value-type="float" office:value="0.254469">
            <text:p>0.2544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0.1">
            <text:p>1030.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29.6">
            <text:p>1029.6</text:p>
          </table:table-cell>
          <table:table-cell table:number-columns-repeated="2" office:value-type="float" office:value="0.000486">
            <text:p>0.00048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126|2,127|3,128|4,129|5,130|6,53,51,64,92,48,81,29,79,80,50,49,105,37,131|7,132|8,120,117,67,40,39,63,69,41,86,110,124,121,31,112,27,82,68,122,38,133|9,134|10,77,87,88,115,35,57,95,135|11,136|12,137|13,138|14,139|15,65,98,66,47,100,99,97,46,83,140|16,52,94,26,55,56,113,32,43,33,109,111,116,125,62,123,118,84,119,141|17,142|18,143|19,108,70,107,73,72,61,44,36,89,74,71,42,30,85,114,144|20,145|21,78,146|22,147|23,75,58,90,96,54,101,28,104,103,106,34,76,45,91,60,59,93,102,148|24,149|25,150&gt;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477">
            <text:p>0.147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86.5">
            <text:p>1386.5</text:p>
          </table:table-cell>
          <table:table-cell office:value-type="float" office:value="11.365">
            <text:p>11.36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36.9">
            <text:p>1036.9</text:p>
          </table:table-cell>
          <table:table-cell office:value-type="float" office:value="5">
            <text:p>5</text:p>
          </table:table-cell>
          <table:table-cell office:value-type="float" office:value="0.252146">
            <text:p>0.2521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6.9">
            <text:p>1036.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29.6">
            <text:p>1029.6</text:p>
          </table:table-cell>
          <table:table-cell table:number-columns-repeated="2" office:value-type="float" office:value="0.00709">
            <text:p>0.0070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126|2,127|3,128|4,129|5,130|6,131|7,132|8,133|9,75,58,90,96,54,101,28,104,103,106,34,76,45,91,60,59,93,102,134|10,53,51,64,92,48,97,98,46,65,78,112,82,66,47,100,81,29,79,80,50,49,105,37,135|11,136|12,137|13,52,94,26,55,115,35,57,95,56,77,138|14,119,120,117,62,67,40,39,63,69,41,86,111,109,33,107,73,74,71,42,110,116,125,123,118,30,85,114,139|15,140|16,141|17,142|18,143|19,144|20,145|21,108,70,72,61,88,89,36,44,87,113,32,43,31,124,121,84,122,68,99,27,38,83,146|22,147|23,148|24,149|25,150&gt;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565">
            <text:p>0.156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20.2">
            <text:p>1420.2</text:p>
          </table:table-cell>
          <table:table-cell office:value-type="float" office:value="11.335">
            <text:p>11.33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30.1">
            <text:p>1030.1</text:p>
          </table:table-cell>
          <table:table-cell office:value-type="float" office:value="8">
            <text:p>8</text:p>
          </table:table-cell>
          <table:table-cell office:value-type="float" office:value="0.27468">
            <text:p>0.2746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0.1">
            <text:p>1030.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29.6">
            <text:p>1029.6</text:p>
          </table:table-cell>
          <table:table-cell table:number-columns-repeated="2" office:value-type="float" office:value="0.000486">
            <text:p>0.00048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75,58,90,96,54,101,28,104,103,106,34,76,45,91,60,59,93,102,126|2,65,98,66,47,100,99,97,46,83,127|3,108,70,107,73,72,61,44,36,89,74,71,42,30,85,114,128|4,52,94,26,55,56,113,32,43,33,109,111,116,125,62,123,118,84,119,129|5,130|6,131|7,120,117,67,40,39,63,69,41,86,110,124,121,31,112,27,82,68,122,38,132|8,133|9,134|10,135|11,136|12,137|13,53,51,64,92,48,81,29,79,80,50,49,105,37,138|14,139|15,140|16,141|17,78,142|18,77,87,88,115,35,57,95,143|19,144|20,145|21,146|22,147|23,148|24,149|25,150&gt;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496">
            <text:p>0.149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32.4">
            <text:p>1432.4</text:p>
          </table:table-cell>
          <table:table-cell office:value-type="float" office:value="10.945">
            <text:p>10.94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34.3">
            <text:p>1034.3</text:p>
          </table:table-cell>
          <table:table-cell office:value-type="float" office:value="7">
            <text:p>7</text:p>
          </table:table-cell>
          <table:table-cell office:value-type="float" office:value="0.277925">
            <text:p>0.27792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4.3">
            <text:p>1034.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29.6">
            <text:p>1029.6</text:p>
          </table:table-cell>
          <table:table-cell table:number-columns-repeated="2" office:value-type="float" office:value="0.004565">
            <text:p>0.00456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52,94,26,55,115,35,57,95,56,77,126|2,65,98,66,47,100,99,97,46,83,127|3,128|4,129|5,130|6,131|7,75,58,90,96,54,101,28,104,103,106,34,76,45,91,60,59,93,102,132|8,133|9,134|10,135|11,53,51,64,92,48,81,29,79,80,50,49,105,37,136|12,119,121,84,117,67,40,39,63,69,41,86,111,116,62,112,27,82,68,122,120,38,137|13,138|14,139|15,140|16,141|17,78,142|18,143|19,144|20,145|21,146|22,147|23,148|24,108,70,72,61,88,89,36,44,87,113,32,43,31,124,109,33,107,73,74,71,42,110,125,123,118,30,85,114,149|25,150&gt;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74">
            <text:p>0.17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09.4">
            <text:p>1209.4</text:p>
          </table:table-cell>
          <table:table-cell office:value-type="float" office:value="11.123">
            <text:p>11.12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72.4">
            <text:p>872.4</text:p>
          </table:table-cell>
          <table:table-cell office:value-type="float" office:value="6">
            <text:p>6</text:p>
          </table:table-cell>
          <table:table-cell office:value-type="float" office:value="0.278651">
            <text:p>0.27865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72.4">
            <text:p>872.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71.4">
            <text:p>871.4</text:p>
          </table:table-cell>
          <table:table-cell table:number-columns-repeated="2" office:value-type="float" office:value="0.001148">
            <text:p>0.00114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75,58,76,90,45,55,57,115,88,89,74,35,95,56,77,126|2,127|3,128|4,129|5,130|6,51,46,98,97,64,92,48,66,47,100,81,99,29,80,50,79,49,105,37,131|7,132|8,120,117,122,67,82,40,68,39,69,63,111,41,110,124,121,31,112,27,38,133|9,134|10,135|11,136|12,137|13,52,94,26,101,28,104,103,106,34,91,96,60,59,54,93,102,53,138|14,139|15,114,43,70,71,61,72,73,44,36,87,113,32,107,33,108,85,30,109,42,86,116,125,62,123,118,84,119,140|16,141|17,142|18,143|19,144|20,78,65,83,145|21,146|22,147|23,148|24,149|25,150&gt;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71">
            <text:p>0.17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64.1">
            <text:p>1264.1</text:p>
          </table:table-cell>
          <table:table-cell office:value-type="float" office:value="10.453">
            <text:p>10.45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6">
            <text:p>6</text:p>
          </table:table-cell>
          <table:table-cell office:value-type="float" office:value="0.296733">
            <text:p>0.29673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71.4">
            <text:p>871.4</text:p>
          </table:table-cell>
          <table:table-cell table:number-columns-repeated="2" office:value-type="float" office:value="0.020197">
            <text:p>0.02019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126|2,51,46,98,97,64,92,48,66,47,100,81,99,29,80,50,79,49,105,37,127|3,128|4,129|5,119,120,117,122,67,82,40,68,39,69,63,111,41,110,124,121,31,85,30,109,42,86,116,125,62,123,118,84,114,130|6,131|7,132|8,133|9,134|10,135|11,136|12,137|13,52,58,76,90,45,55,113,32,107,33,73,72,74,44,88,115,57,35,95,138|14,78,139|15,65,27,112,38,83,140|16,141|17,142|18,143|19,144|20,145|21,146|22,147|23,77,43,108,70,71,61,89,36,87,56,94,26,75,101,28,104,103,106,34,91,96,60,59,54,93,102,53,148|24,149|25,150&gt;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37.7">
            <text:p>1237.7</text:p>
          </table:table-cell>
          <table:table-cell office:value-type="float" office:value="10.945">
            <text:p>10.94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74.9">
            <text:p>874.9</text:p>
          </table:table-cell>
          <table:table-cell office:value-type="float" office:value="6">
            <text:p>6</text:p>
          </table:table-cell>
          <table:table-cell office:value-type="float" office:value="0.293124">
            <text:p>0.29312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74.9">
            <text:p>874.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71.4">
            <text:p>871.4</text:p>
          </table:table-cell>
          <table:table-cell table:number-columns-repeated="2" office:value-type="float" office:value="0.004017">
            <text:p>0.00401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126|2,120,117,122,67,82,40,68,39,69,63,111,41,110,124,121,31,112,27,38,127|3,128|4,129|5,52,94,26,101,28,104,103,106,34,91,60,59,54,93,102,53,130|6,114,43,70,71,61,72,73,44,36,89,74,88,115,57,35,95,56,77,131|7,132|8,133|9,134|10,135|11,136|12,137|13,138|14,78,65,83,139|15,75,58,76,96,90,45,55,87,113,32,107,33,108,85,30,109,42,86,116,125,62,123,118,84,119,140|16,141|17,142|18,143|19,144|20,51,46,98,97,64,92,48,66,47,100,81,99,29,80,50,79,49,105,37,145|21,146|22,147|23,148|24,149|25,150&gt;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685">
            <text:p>0.168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46.6">
            <text:p>1246.6</text:p>
          </table:table-cell>
          <table:table-cell office:value-type="float" office:value="10.367">
            <text:p>10.36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77.6">
            <text:p>877.6</text:p>
          </table:table-cell>
          <table:table-cell office:value-type="float" office:value="6">
            <text:p>6</text:p>
          </table:table-cell>
          <table:table-cell office:value-type="float" office:value="0.296005">
            <text:p>0.29600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77.6">
            <text:p>877.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71.4">
            <text:p>871.4</text:p>
          </table:table-cell>
          <table:table-cell table:number-columns-repeated="2" office:value-type="float" office:value="0.007115">
            <text:p>0.00711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126|2,127|3,128|4,120,117,122,67,82,40,68,39,69,63,111,41,110,124,121,31,85,30,109,42,86,116,125,62,123,118,84,119,129|5,65,27,112,38,83,130|6,131|7,132|8,133|9,134|10,135|11,136|12,137|13,138|14,114,43,108,70,71,61,89,36,87,113,32,107,33,73,72,74,44,88,115,57,35,95,56,77,139|15,52,58,76,90,45,55,94,26,75,101,28,104,103,106,34,91,96,60,59,54,93,105,102,53,140|16,141|17,142|18,143|19,144|20,51,46,98,97,64,92,48,66,47,100,81,99,29,80,50,49,79,37,145|21,146|22,147|23,78,148|24,149|25,150&gt;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657">
            <text:p>0.165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09.9">
            <text:p>1209.9</text:p>
          </table:table-cell>
          <table:table-cell office:value-type="float" office:value="10.759">
            <text:p>10.75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74.9">
            <text:p>874.9</text:p>
          </table:table-cell>
          <table:table-cell office:value-type="float" office:value="6">
            <text:p>6</text:p>
          </table:table-cell>
          <table:table-cell office:value-type="float" office:value="0.276882">
            <text:p>0.2768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74.9">
            <text:p>874.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71.4">
            <text:p>871.4</text:p>
          </table:table-cell>
          <table:table-cell table:number-columns-repeated="2" office:value-type="float" office:value="0.004017">
            <text:p>0.00401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114,43,70,71,61,72,73,44,36,89,74,88,115,57,35,95,56,77,126|2,52,94,26,101,28,104,103,106,34,91,60,59,54,93,102,53,127|3,128|4,51,46,98,97,64,92,48,66,47,100,81,99,29,80,50,79,49,105,37,129|5,130|6,131|7,132|8,75,58,76,96,90,45,55,87,113,32,107,33,108,85,30,109,42,86,116,125,62,123,118,84,119,133|9,134|10,135|11,136|12,137|13,138|14,139|15,78,65,83,140|16,141|17,142|18,143|19,120,117,122,67,82,40,68,39,69,63,111,41,110,124,121,31,112,27,38,144|20,145|21,146|22,147|23,148|24,149|25,150&gt;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69">
            <text:p>0.16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22.7">
            <text:p>1222.7</text:p>
          </table:table-cell>
          <table:table-cell office:value-type="float" office:value="11.595">
            <text:p>11.59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73.3">
            <text:p>873.3</text:p>
          </table:table-cell>
          <table:table-cell office:value-type="float" office:value="6">
            <text:p>6</text:p>
          </table:table-cell>
          <table:table-cell office:value-type="float" office:value="0.285761">
            <text:p>0.2857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73.3">
            <text:p>873.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71.4">
            <text:p>871.4</text:p>
          </table:table-cell>
          <table:table-cell table:number-columns-repeated="2" office:value-type="float" office:value="0.00218">
            <text:p>0.0021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26|2,127|3,75,58,76,90,45,55,87,113,32,107,33,108,85,30,109,42,86,116,125,62,123,118,84,119,128|4,129|5,51,46,97,100,64,92,48,81,29,80,50,79,49,105,37,130|6,131|7,132|8,133|9,134|10,135|11,136|12,120,117,122,67,40,68,39,69,63,111,41,110,124,121,31,112,82,66,47,99,98,27,38,137|13,138|14,139|15,114,43,70,71,61,72,73,44,36,89,74,88,115,57,35,95,56,77,140|16,141|17,52,94,26,101,28,104,103,106,34,91,96,60,59,54,93,102,53,142|18,143|19,144|20,145|21,146|22,78,65,83,147|23,148|24,149|25,150&gt;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785">
            <text:p>0.178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99.1">
            <text:p>1299.1</text:p>
          </table:table-cell>
          <table:table-cell office:value-type="float" office:value="11.326">
            <text:p>11.32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77.6">
            <text:p>877.6</text:p>
          </table:table-cell>
          <table:table-cell office:value-type="float" office:value="6">
            <text:p>6</text:p>
          </table:table-cell>
          <table:table-cell office:value-type="float" office:value="0.324455">
            <text:p>0.3244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77.6">
            <text:p>877.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71.4">
            <text:p>871.4</text:p>
          </table:table-cell>
          <table:table-cell table:number-columns-repeated="2" office:value-type="float" office:value="0.007115">
            <text:p>0.00711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51,46,98,97,64,92,48,66,47,100,81,99,29,80,50,49,79,37,126|2,127|3,128|4,129|5,130|6,114,43,108,70,71,61,89,36,87,113,32,107,33,73,72,74,44,88,115,57,35,95,56,77,131|7,132|8,133|9,134|10,135|11,136|12,137|13,138|14,139|15,140|16,65,27,112,38,83,141|17,142|18,143|19,144|20,120,117,122,67,82,40,68,39,69,63,111,41,110,124,121,31,85,30,109,42,86,116,125,62,123,118,84,119,145|21,146|22,147|23,78,148|24,52,58,76,90,45,55,94,26,75,101,28,104,103,106,34,91,96,60,59,54,93,105,102,53,149|25,150&gt;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649">
            <text:p>0.164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float" office:value="11.071">
            <text:p>11.07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74.9">
            <text:p>874.9</text:p>
          </table:table-cell>
          <table:table-cell office:value-type="float" office:value="6">
            <text:p>6</text:p>
          </table:table-cell>
          <table:table-cell office:value-type="float" office:value="0.310559">
            <text:p>0.3105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74.9">
            <text:p>874.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71.4">
            <text:p>871.4</text:p>
          </table:table-cell>
          <table:table-cell table:number-columns-repeated="2" office:value-type="float" office:value="0.004017">
            <text:p>0.00401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126|2,127|3,128|4,51,46,98,97,64,92,48,66,47,100,81,99,29,80,50,79,49,105,37,129|5,114,43,70,71,61,72,73,44,36,89,74,88,115,57,35,95,56,77,130|6,131|7,75,58,76,90,45,55,87,113,32,107,33,108,85,30,109,42,86,116,125,62,123,118,84,119,132|8,133|9,134|10,135|11,136|12,137|13,138|14,139|15,78,65,83,140|16,141|17,52,94,26,101,28,104,103,106,34,91,96,60,59,54,93,102,53,142|18,143|19,144|20,145|21,146|22,147|23,148|24,120,117,122,67,82,40,68,39,69,63,111,41,110,124,121,31,112,27,38,149|25,150&gt;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658">
            <text:p>0.165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91.5">
            <text:p>1291.5</text:p>
          </table:table-cell>
          <table:table-cell office:value-type="float" office:value="11.089">
            <text:p>11.08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72.8">
            <text:p>872.8</text:p>
          </table:table-cell>
          <table:table-cell office:value-type="float" office:value="6">
            <text:p>6</text:p>
          </table:table-cell>
          <table:table-cell office:value-type="float" office:value="0.324197">
            <text:p>0.32419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72.8">
            <text:p>872.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71.4">
            <text:p>871.4</text:p>
          </table:table-cell>
          <table:table-cell table:number-columns-repeated="2" office:value-type="float" office:value="0.001607">
            <text:p>0.00160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78,65,83,126|2,127|3,51,46,98,97,64,92,48,66,47,100,81,99,29,80,50,49,79,37,128|4,129|5,130|6,131|7,132|8,133|9,134|10,135|11,136|12,137|13,138|14,139|15,140|16,141|17,142|18,143|19,75,58,76,90,45,55,57,115,88,89,74,35,95,56,77,144|20,114,43,70,71,61,72,73,44,36,87,113,32,107,33,108,85,30,109,42,86,116,125,62,123,118,84,119,145|21,52,94,26,101,28,104,103,106,34,91,96,60,59,54,93,105,102,53,146|22,120,117,122,67,82,40,68,39,69,63,111,41,110,124,121,31,112,27,38,147|23,148|24,149|25,150&gt;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31.7">
            <text:p>1231.7</text:p>
          </table:table-cell>
          <table:table-cell office:value-type="float" office:value="11.665">
            <text:p>11.66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76.5">
            <text:p>876.5</text:p>
          </table:table-cell>
          <table:table-cell office:value-type="float" office:value="6">
            <text:p>6</text:p>
          </table:table-cell>
          <table:table-cell office:value-type="float" office:value="0.288382">
            <text:p>0.2883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76.5">
            <text:p>876.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71.4">
            <text:p>871.4</text:p>
          </table:table-cell>
          <table:table-cell table:number-columns-repeated="2" office:value-type="float" office:value="0.005853">
            <text:p>0.00585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126|2,77,43,108,70,71,61,72,73,44,36,89,74,88,115,57,35,95,56,127|3,51,46,98,97,64,92,48,66,47,100,81,99,29,80,50,79,49,105,37,128|4,75,58,76,96,90,45,55,87,113,32,107,33,109,42,86,116,125,62,123,118,30,85,114,129|5,130|6,131|7,132|8,133|9,134|10,135|11,136|12,137|13,138|14,139|15,52,94,26,101,28,104,103,106,34,91,60,59,54,93,102,53,140|16,78,65,83,141|17,119,120,117,122,67,82,40,68,39,69,63,111,41,110,84,124,121,31,112,27,38,142|18,143|19,144|20,145|21,146|22,147|23,148|24,149|25,150&gt;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906">
            <text:p>0.190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96.6">
            <text:p>996.6</text:p>
          </table:table-cell>
          <table:table-cell office:value-type="float" office:value="11.021">
            <text:p>11.02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36.5">
            <text:p>736.5</text:p>
          </table:table-cell>
          <table:table-cell office:value-type="float" office:value="5">
            <text:p>5</text:p>
          </table:table-cell>
          <table:table-cell office:value-type="float" office:value="0.260987">
            <text:p>0.26098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36.5">
            <text:p>736.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31.3">
            <text:p>731.3</text:p>
          </table:table-cell>
          <table:table-cell table:number-columns-repeated="2" office:value-type="float" office:value="0.007111">
            <text:p>0.00711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65,46,98,47,66,48,92,64,81,100,99,97,29,80,50,79,49,54,102,93,105,37,51,53,126|2,127|3,128|4,129|5,52,94,26,75,101,28,104,103,59,106,58,76,34,60,96,90,91,45,55,95,56,113,32,77,130|6,131|7,132|8,133|9,134|10,135|11,136|12,137|13,114,43,107,73,44,36,87,35,57,115,88,89,74,61,72,71,33,70,108,85,30,109,42,86,116,125,62,123,84,121,31,138|14,139|15,140|16,119,120,117,122,27,82,40,68,67,39,69,63,111,41,110,118,124,112,38,83,141|17,142|18,143|19,78,144|20,145|21,146|22,147|23,148|24,149|25,150&gt;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719">
            <text:p>0.171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32.7">
            <text:p>1032.7</text:p>
          </table:table-cell>
          <table:table-cell office:value-type="float" office:value="10.729">
            <text:p>10.72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36.5">
            <text:p>736.5</text:p>
          </table:table-cell>
          <table:table-cell office:value-type="float" office:value="5">
            <text:p>5</text:p>
          </table:table-cell>
          <table:table-cell office:value-type="float" office:value="0.286821">
            <text:p>0.2868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36.5">
            <text:p>736.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31.3">
            <text:p>731.3</text:p>
          </table:table-cell>
          <table:table-cell table:number-columns-repeated="2" office:value-type="float" office:value="0.007111">
            <text:p>0.00711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126|2,127|3,114,43,107,73,44,36,87,35,57,115,88,89,74,61,72,71,33,70,42,109,108,85,30,110,116,125,62,123,84,121,31,128|4,129|5,130|6,52,94,26,75,101,28,104,103,59,106,58,76,34,60,96,90,91,45,55,95,56,113,32,77,131|7,132|8,133|9,134|10,135|11,136|12,137|13,138|14,78,139|15,140|16,119,120,117,67,82,40,68,39,69,63,111,41,86,118,124,122,112,27,38,83,141|17,142|18,65,46,98,47,66,48,92,64,81,100,99,97,29,80,50,79,49,54,102,93,105,37,51,53,143|19,144|20,145|21,146|22,147|23,148|24,149|25,150&gt;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897">
            <text:p>0.189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48.6">
            <text:p>1048.6</text:p>
          </table:table-cell>
          <table:table-cell office:value-type="float" office:value="11.235">
            <text:p>11.23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33.2">
            <text:p>733.2</text:p>
          </table:table-cell>
          <table:table-cell office:value-type="float" office:value="4">
            <text:p>4</text:p>
          </table:table-cell>
          <table:table-cell office:value-type="float" office:value="0.300782">
            <text:p>0.3007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33.2">
            <text:p>733.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31.3">
            <text:p>731.3</text:p>
          </table:table-cell>
          <table:table-cell table:number-columns-repeated="2" office:value-type="float" office:value="0.002598">
            <text:p>0.00259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126|2,127|3,128|4,129|5,65,46,98,47,66,48,92,64,81,100,99,97,29,80,50,79,49,54,102,93,105,37,51,53,130|6,131|7,132|8,133|9,134|10,135|11,136|12,137|13,138|14,139|15,114,43,107,73,44,36,87,35,57,115,88,89,74,61,72,71,33,70,108,85,30,109,42,86,116,125,38,83,140|16,141|17,142|18,143|19,144|20,31,119,120,117,123,62,67,82,40,68,39,69,63,111,41,110,118,124,121,84,122,112,27,78,145|21,146|22,147|23,52,94,26,75,101,28,104,103,59,106,58,76,34,60,96,90,91,45,55,95,56,113,32,77,148|24,149|25,150&gt;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79">
            <text:p>0.17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90.2">
            <text:p>990.2</text:p>
          </table:table-cell>
          <table:table-cell office:value-type="float" office:value="10.629">
            <text:p>10.62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36.6">
            <text:p>736.6</text:p>
          </table:table-cell>
          <table:table-cell office:value-type="float" office:value="5">
            <text:p>5</text:p>
          </table:table-cell>
          <table:table-cell office:value-type="float" office:value="0.25611">
            <text:p>0.256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36.6">
            <text:p>736.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31.3">
            <text:p>731.3</text:p>
          </table:table-cell>
          <table:table-cell table:number-columns-repeated="2" office:value-type="float" office:value="0.007247">
            <text:p>0.00724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31,119,121,84,117,123,116,69,39,63,111,41,86,110,118,124,120,122,112,62,125,38,126|2,127|3,52,94,26,75,101,28,104,58,106,34,76,95,55,45,91,90,96,60,59,103,54,49,80,50,79,105,93,102,37,51,53,128|4,129|5,130|6,131|7,132|8,133|9,134|10,135|11,136|12,137|13,138|14,27,82,67,68,40,66,47,100,81,48,92,64,29,97,99,98,46,65,83,139|15,140|16,78,141|17,142|18,143|19,144|20,145|21,146|22,77,56,113,87,35,57,115,88,36,89,74,61,72,44,73,32,107,33,71,70,42,109,30,85,108,43,114,147|23,148|24,149|25,150&gt;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793">
            <text:p>0.179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92.7">
            <text:p>992.7</text:p>
          </table:table-cell>
          <table:table-cell office:value-type="float" office:value="11.267">
            <text:p>11.26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34.1">
            <text:p>734.1</text:p>
          </table:table-cell>
          <table:table-cell office:value-type="float" office:value="5">
            <text:p>5</text:p>
          </table:table-cell>
          <table:table-cell office:value-type="float" office:value="0.260502">
            <text:p>0.2605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34.1">
            <text:p>734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31.3">
            <text:p>731.3</text:p>
          </table:table-cell>
          <table:table-cell table:number-columns-repeated="2" office:value-type="float" office:value="0.003829">
            <text:p>0.00382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126|2,127|3,119,120,117,123,116,69,39,63,111,41,86,118,124,122,112,38,128|4,129|5,130|6,131|7,52,94,26,75,101,28,104,58,106,34,76,45,91,90,96,60,59,103,54,49,80,50,79,105,93,102,37,51,53,132|8,133|9,134|10,135|11,136|12,137|13,138|14,139|15,77,43,107,73,32,113,56,95,55,57,115,88,35,87,44,36,89,74,61,72,71,33,70,42,109,108,85,30,110,125,62,84,121,31,114,140|16,78,141|17,27,82,67,68,40,66,47,100,81,48,92,64,29,97,99,98,46,65,83,142|18,143|19,144|20,145|21,146|22,147|23,148|24,149|25,150&gt;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807">
            <text:p>0.180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27.1">
            <text:p>1027.1</text:p>
          </table:table-cell>
          <table:table-cell office:value-type="float" office:value="10.452">
            <text:p>10.45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35.2">
            <text:p>735.2</text:p>
          </table:table-cell>
          <table:table-cell office:value-type="float" office:value="5">
            <text:p>5</text:p>
          </table:table-cell>
          <table:table-cell office:value-type="float" office:value="0.284198">
            <text:p>0.28419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35.2">
            <text:p>735.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31.3">
            <text:p>731.3</text:p>
          </table:table-cell>
          <table:table-cell table:number-columns-repeated="2" office:value-type="float" office:value="0.005333">
            <text:p>0.00533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26|2,127|3,128|4,129|5,130|6,131|7,132|8,133|9,134|10,135|11,119,120,117,123,116,69,39,63,111,41,86,118,124,122,112,38,136|12,137|13,138|14,139|15,140|16,52,94,26,75,101,28,104,58,106,34,76,45,91,90,96,60,59,103,54,49,80,50,79,105,93,102,37,51,53,141|17,142|18,143|19,27,82,67,68,40,66,47,100,81,48,92,64,29,97,99,98,46,65,83,144|20,145|21,146|22,147|23,78,148|24,77,43,85,108,107,73,32,113,56,95,55,57,115,88,35,87,44,36,89,74,61,72,71,33,70,42,109,30,110,125,62,84,121,31,114,149|25,150&gt;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829">
            <text:p>0.182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25.3">
            <text:p>1025.3</text:p>
          </table:table-cell>
          <table:table-cell office:value-type="float" office:value="10.748">
            <text:p>10.74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32.6">
            <text:p>732.6</text:p>
          </table:table-cell>
          <table:table-cell office:value-type="float" office:value="5">
            <text:p>5</text:p>
          </table:table-cell>
          <table:table-cell office:value-type="float" office:value="0.285477">
            <text:p>0.28547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32.6">
            <text:p>732.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31.3">
            <text:p>731.3</text:p>
          </table:table-cell>
          <table:table-cell table:number-columns-repeated="2" office:value-type="float" office:value="0.001778">
            <text:p>0.00177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27,82,67,68,40,66,47,100,81,48,92,64,29,97,99,98,46,65,83,126|2,127|3,128|4,129|5,130|6,131|7,132|8,133|9,134|10,135|11,136|12,137|13,138|14,139|15,140|16,141|17,142|18,143|19,144|20,56,113,32,107,73,44,36,87,35,95,55,57,115,88,89,74,61,72,71,33,70,42,109,30,85,108,43,77,145|21,114,31,119,120,117,123,110,116,69,39,63,111,41,86,118,124,121,84,122,112,62,125,38,146|22,78,147|23,148|24,52,94,26,75,101,28,104,58,106,34,76,45,91,90,96,60,59,103,54,49,80,50,79,105,93,102,37,51,53,149|25,150&gt;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745">
            <text:p>0.174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02.4">
            <text:p>1002.4</text:p>
          </table:table-cell>
          <table:table-cell office:value-type="float" office:value="11.064">
            <text:p>11.06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31.8">
            <text:p>731.8</text:p>
          </table:table-cell>
          <table:table-cell office:value-type="float" office:value="5">
            <text:p>5</text:p>
          </table:table-cell>
          <table:table-cell office:value-type="float" office:value="0.269952">
            <text:p>0.2699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31.8">
            <text:p>731.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31.3">
            <text:p>731.3</text:p>
          </table:table-cell>
          <table:table-cell table:number-columns-repeated="2" office:value-type="float" office:value="0.000684">
            <text:p>0.00068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126|2,127|3,128|4,129|5,130|6,131|7,132|8,133|9,134|10,135|11,136|12,137|13,77,56,95,55,57,115,88,35,87,113,32,107,73,44,36,89,74,61,72,71,33,70,42,109,30,85,108,43,114,138|14,31,119,121,84,117,123,116,69,39,63,111,41,86,110,118,124,120,122,112,62,125,38,139|15,140|16,141|17,52,94,26,75,101,28,104,58,106,34,76,45,91,90,96,60,59,103,54,49,80,50,79,105,93,102,37,51,53,142|18,143|19,144|20,145|21,146|22,147|23,78,148|24,27,82,67,68,40,66,47,100,81,48,92,64,29,97,99,98,46,65,83,149|25,150&gt;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796">
            <text:p>0.179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03.1">
            <text:p>1003.1</text:p>
          </table:table-cell>
          <table:table-cell office:value-type="float" office:value="10.43">
            <text:p>10.4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32.4">
            <text:p>732.4</text:p>
          </table:table-cell>
          <table:table-cell office:value-type="float" office:value="5">
            <text:p>5</text:p>
          </table:table-cell>
          <table:table-cell office:value-type="float" office:value="0.269863">
            <text:p>0.26986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32.4">
            <text:p>732.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31.3">
            <text:p>731.3</text:p>
          </table:table-cell>
          <table:table-cell table:number-columns-repeated="2" office:value-type="float" office:value="0.001504">
            <text:p>0.00150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31,119,120,117,123,110,86,41,111,63,39,69,116,118,124,121,84,122,112,62,125,38,126|2,127|3,128|4,77,56,113,32,107,73,44,36,87,35,95,55,57,115,88,89,74,61,72,71,33,70,42,109,30,85,108,43,114,129|5,130|6,131|7,132|8,27,82,67,68,40,66,47,100,81,48,92,64,29,97,99,98,46,65,83,133|9,134|10,135|11,136|12,137|13,138|14,139|15,78,140|16,52,94,26,75,101,28,104,58,106,34,76,45,91,90,96,60,59,103,54,49,80,50,79,105,93,102,37,51,53,141|17,142|18,143|19,144|20,145|21,146|22,147|23,148|24,149|25,150&gt;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843">
            <text:p>0.184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23.5">
            <text:p>1023.5</text:p>
          </table:table-cell>
          <table:table-cell office:value-type="float" office:value="10.215">
            <text:p>10.21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36.5">
            <text:p>736.5</text:p>
          </table:table-cell>
          <table:table-cell office:value-type="float" office:value="5">
            <text:p>5</text:p>
          </table:table-cell>
          <table:table-cell office:value-type="float" office:value="0.28041">
            <text:p>0.2804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36.5">
            <text:p>736.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31.3">
            <text:p>731.3</text:p>
          </table:table-cell>
          <table:table-cell table:number-columns-repeated="2" office:value-type="float" office:value="0.007111">
            <text:p>0.00711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126|2,127|3,128|4,129|5,130|6,131|7,132|8,133|9,52,94,26,75,101,28,104,103,59,106,58,76,34,60,96,90,91,45,55,95,56,113,32,77,134|10,135|11,136|12,137|13,138|14,139|15,65,46,98,47,66,48,92,64,81,100,99,97,29,80,50,79,49,54,102,93,105,37,51,53,140|16,141|17,142|18,143|19,119,120,117,67,82,40,68,39,69,63,111,41,86,118,124,122,112,27,38,83,144|20,145|21,146|22,114,43,107,73,44,36,87,35,57,115,88,89,74,61,72,71,33,70,42,109,108,85,30,110,116,125,62,123,84,121,31,147|23,78,148|24,149|25,150&gt;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645">
            <text:p>0.164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38.4">
            <text:p>1238.4</text:p>
          </table:table-cell>
          <table:table-cell office:value-type="float" office:value="13.278">
            <text:p>13.27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54.6">
            <text:p>954.6</text:p>
          </table:table-cell>
          <table:table-cell office:value-type="float" office:value="6">
            <text:p>6</text:p>
          </table:table-cell>
          <table:table-cell office:value-type="float" office:value="0.229167">
            <text:p>0.22916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54.6">
            <text:p>954.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9.8">
            <text:p>949.8</text:p>
          </table:table-cell>
          <table:table-cell table:number-columns-repeated="2" office:value-type="float" office:value="0.005054">
            <text:p>0.00505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126|2,127|3,53,37,54,101,58,96,90,60,91,45,57,35,95,26,128|4,129|5,130|6,131|7,52,77,94,56,113,87,36,88,115,55,76,34,106,59,103,104,28,75,132|8,133|9,46,98,97,64,92,48,100,66,47,99,81,29,50,80,79,49,105,93,102,134|10,135|11,136|12,137|13,138|14,139|15,78,65,51,140|16,27,40,67,39,69,63,111,41,86,109,110,124,31,119,122,112,82,68,116,125,62,118,121,38,83,141|17,142|18,120,117,123,84,30,108,70,107,72,61,89,74,44,32,43,33,71,73,42,85,114,143|19,144|20,145|21,146|22,147|23,148|24,149|25,150&gt;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612">
            <text:p>0.161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56.7">
            <text:p>1356.7</text:p>
          </table:table-cell>
          <table:table-cell office:value-type="float" office:value="12.806">
            <text:p>12.80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49.8">
            <text:p>949.8</text:p>
          </table:table-cell>
          <table:table-cell office:value-type="float" office:value="5">
            <text:p>5</text:p>
          </table:table-cell>
          <table:table-cell office:value-type="float" office:value="0.299919">
            <text:p>0.2999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49.8">
            <text:p>949.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9.8">
            <text:p>949.8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77,107,72,61,70,108,30,109,86,41,69,63,111,110,124,31,119,122,112,82,68,116,125,62,118,121,38,83,126|2,127|3,128|4,52,94,56,113,87,36,88,115,89,74,44,32,43,33,71,73,42,85,114,129|5,130|6,131|7,132|8,120,84,117,123,39,67,40,27,98,97,64,92,48,100,66,47,99,81,29,50,80,79,49,105,93,102,133|9,134|10,135|11,136|12,137|13,138|14,139|15,140|16,141|17,142|18,143|19,144|20,53,37,54,58,96,90,34,106,76,55,101,75,28,104,103,59,60,91,45,57,35,95,26,145|21,146|22,147|23,148|24,149|25,78,65,46,51,150&gt;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601">
            <text:p>0.160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91.8">
            <text:p>1391.8</text:p>
          </table:table-cell>
          <table:table-cell office:value-type="float" office:value="14.046">
            <text:p>14.04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49.8">
            <text:p>949.8</text:p>
          </table:table-cell>
          <table:table-cell office:value-type="float" office:value="5">
            <text:p>5</text:p>
          </table:table-cell>
          <table:table-cell office:value-type="float" office:value="0.317574">
            <text:p>0.31757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49.8">
            <text:p>949.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9.8">
            <text:p>949.8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126|2,127|3,128|4,129|5,130|6,52,94,56,113,87,36,88,115,89,74,44,32,43,33,71,73,42,85,114,131|7,132|8,133|9,134|10,77,107,72,61,70,108,30,109,86,41,69,63,111,110,124,31,119,122,112,82,68,116,125,62,118,121,38,83,135|11,136|12,120,84,117,123,39,67,40,27,98,97,64,92,48,100,66,47,99,81,29,50,80,79,49,105,93,102,137|13,138|14,139|15,53,37,54,58,96,90,34,106,76,55,101,75,28,104,103,59,60,91,45,57,35,95,26,140|16,141|17,78,65,46,51,142|18,143|19,144|20,145|21,146|22,147|23,148|24,149|25,150&gt;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592">
            <text:p>0.159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94.1">
            <text:p>1294.1</text:p>
          </table:table-cell>
          <table:table-cell office:value-type="float" office:value="13.837">
            <text:p>13.83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52.2">
            <text:p>952.2</text:p>
          </table:table-cell>
          <table:table-cell office:value-type="float" office:value="5">
            <text:p>5</text:p>
          </table:table-cell>
          <table:table-cell office:value-type="float" office:value="0.264199">
            <text:p>0.26419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52.2">
            <text:p>952.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9.8">
            <text:p>949.8</text:p>
          </table:table-cell>
          <table:table-cell table:number-columns-repeated="2" office:value-type="float" office:value="0.002527">
            <text:p>0.00252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126|2,127|3,128|4,129|5,27,40,67,39,69,63,111,41,86,110,124,31,119,122,112,68,82,99,81,29,50,80,79,49,105,93,102,130|6,131|7,132|8,133|9,134|10,46,97,64,92,48,100,47,66,98,65,51,78,135|11,136|12,137|13,138|14,120,117,123,84,30,108,70,107,72,61,71,33,43,109,42,116,125,62,118,121,38,83,139|15,140|16,141|17,142|18,143|19,53,37,54,58,55,90,96,34,76,106,101,75,28,104,103,59,60,91,45,57,35,95,26,144|20,145|21,146|22,52,77,94,56,113,87,36,88,115,89,74,44,32,73,85,114,147|23,148|24,149|25,150&gt;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613">
            <text:p>0.161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33.3">
            <text:p>1333.3</text:p>
          </table:table-cell>
          <table:table-cell office:value-type="float" office:value="13.783">
            <text:p>13.78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56.6">
            <text:p>956.6</text:p>
          </table:table-cell>
          <table:table-cell office:value-type="float" office:value="5">
            <text:p>5</text:p>
          </table:table-cell>
          <table:table-cell office:value-type="float" office:value="0.282532">
            <text:p>0.2825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56.6">
            <text:p>956.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9.8">
            <text:p>949.8</text:p>
          </table:table-cell>
          <table:table-cell table:number-columns-repeated="2" office:value-type="float" office:value="0.007159">
            <text:p>0.00715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27,40,67,39,69,63,111,41,86,109,110,124,31,119,122,112,82,68,116,125,62,118,121,38,83,126|2,127|3,46,98,97,64,92,48,100,66,47,99,81,29,50,80,79,49,105,93,102,128|4,120,117,123,84,30,108,70,61,72,107,43,77,32,44,36,89,74,71,33,73,42,85,114,129|5,130|6,131|7,53,101,58,90,96,34,106,54,37,65,51,78,132|8,133|9,134|10,135|11,136|12,137|13,138|14,139|15,140|16,141|17,142|18,143|19,52,94,56,113,87,88,115,55,76,75,28,104,103,59,60,91,45,57,35,95,26,144|20,145|21,146|22,147|23,148|24,149|25,150&gt;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664">
            <text:p>0.166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86.7">
            <text:p>1286.7</text:p>
          </table:table-cell>
          <table:table-cell office:value-type="float" office:value="13.75">
            <text:p>13.7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59.3">
            <text:p>959.3</text:p>
          </table:table-cell>
          <table:table-cell office:value-type="float" office:value="5">
            <text:p>5</text:p>
          </table:table-cell>
          <table:table-cell office:value-type="float" office:value="0.254449">
            <text:p>0.25444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59.3">
            <text:p>959.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9.8">
            <text:p>949.8</text:p>
          </table:table-cell>
          <table:table-cell table:number-columns-repeated="2" office:value-type="float" office:value="0.010002">
            <text:p>0.01000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78,65,51,126|2,127|3,128|4,52,94,56,87,88,36,44,61,72,107,32,113,55,115,89,74,71,33,43,109,42,73,85,114,129|5,130|6,131|7,132|8,133|9,134|10,135|11,136|12,137|13,138|14,139|15,140|16,141|17,142|18,143|19,53,37,54,58,96,90,34,76,106,101,75,28,104,103,59,60,91,45,57,35,95,26,144|20,145|21,146|22,147|23,120,84,117,67,40,27,46,98,97,64,92,48,100,66,47,99,81,29,50,80,79,49,105,93,102,148|24,77,108,70,30,86,69,39,63,111,41,110,123,124,31,119,122,112,82,68,116,125,62,118,121,38,83,149|25,150&gt;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586">
            <text:p>0.158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89.4">
            <text:p>1389.4</text:p>
          </table:table-cell>
          <table:table-cell office:value-type="float" office:value="13.577">
            <text:p>13.57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54.7">
            <text:p>954.7</text:p>
          </table:table-cell>
          <table:table-cell office:value-type="float" office:value="5">
            <text:p>5</text:p>
          </table:table-cell>
          <table:table-cell office:value-type="float" office:value="0.312869">
            <text:p>0.3128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54.7">
            <text:p>954.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9.8">
            <text:p>949.8</text:p>
          </table:table-cell>
          <table:table-cell table:number-columns-repeated="2" office:value-type="float" office:value="0.005159">
            <text:p>0.00515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27,46,98,97,64,92,48,100,66,47,99,81,29,50,80,79,49,105,93,102,126|2,77,107,72,61,70,108,30,109,86,111,41,110,124,31,119,112,65,51,78,127|3,128|4,53,37,54,58,96,90,34,106,76,55,101,75,28,104,103,59,60,91,45,57,35,95,26,129|5,130|6,131|7,120,84,117,123,69,39,63,67,40,68,82,122,62,125,116,118,121,38,83,132|8,133|9,134|10,135|11,136|12,137|13,138|14,139|15,52,94,56,113,87,36,88,115,89,74,44,32,43,33,71,73,42,85,114,140|16,141|17,142|18,143|19,144|20,145|21,146|22,147|23,148|24,149|25,150&gt;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593">
            <text:p>0.159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48.7">
            <text:p>1248.7</text:p>
          </table:table-cell>
          <table:table-cell office:value-type="float" office:value="13.849">
            <text:p>13.84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49.8">
            <text:p>949.8</text:p>
          </table:table-cell>
          <table:table-cell office:value-type="float" office:value="5">
            <text:p>5</text:p>
          </table:table-cell>
          <table:table-cell office:value-type="float" office:value="0.239369">
            <text:p>0.2393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49.8">
            <text:p>949.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9.8">
            <text:p>949.8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78,65,46,51,126|2,53,37,54,58,90,96,34,106,76,55,101,75,28,104,103,59,60,91,45,57,35,95,26,127|3,128|4,129|5,130|6,131|7,132|8,133|9,134|10,135|11,136|12,137|13,138|14,139|15,52,94,56,113,87,36,88,115,89,74,44,32,43,33,71,73,42,85,114,140|16,141|17,142|18,143|19,144|20,145|21,77,107,72,61,70,108,30,109,86,41,69,63,111,110,124,31,119,122,112,82,68,116,125,62,118,121,38,83,146|22,147|23,148|24,120,84,117,123,39,67,40,27,98,97,64,92,48,100,66,47,99,81,29,50,80,79,49,105,93,102,149|25,150&gt;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652">
            <text:p>0.165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29.3">
            <text:p>1329.3</text:p>
          </table:table-cell>
          <table:table-cell office:value-type="float" office:value="13.371">
            <text:p>13.37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55.6">
            <text:p>955.6</text:p>
          </table:table-cell>
          <table:table-cell office:value-type="float" office:value="6">
            <text:p>6</text:p>
          </table:table-cell>
          <table:table-cell office:value-type="float" office:value="0.281125">
            <text:p>0.28112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55.6">
            <text:p>955.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9.8">
            <text:p>949.8</text:p>
          </table:table-cell>
          <table:table-cell table:number-columns-repeated="2" office:value-type="float" office:value="0.006107">
            <text:p>0.00610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77,30,108,70,107,72,61,89,74,44,32,43,33,71,73,42,85,114,126|2,127|3,128|4,129|5,130|6,131|7,132|8,133|9,134|10,135|11,120,84,117,123,67,39,69,63,111,41,86,109,110,124,121,119,31,136|12,137|13,138|14,139|15,140|16,141|17,46,98,97,64,92,48,100,66,47,99,81,29,50,80,79,49,105,93,102,142|18,143|19,144|20,53,37,54,101,58,96,90,60,91,45,57,35,95,26,145|21,146|22,65,27,112,40,68,82,122,62,125,116,118,38,83,147|23,52,94,56,113,87,36,88,115,55,76,34,106,59,103,104,28,75,51,78,148|24,149|25,150&gt;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73">
            <text:p>0.17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98.9">
            <text:p>1298.9</text:p>
          </table:table-cell>
          <table:table-cell office:value-type="float" office:value="13.605">
            <text:p>13.60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55.5">
            <text:p>955.5</text:p>
          </table:table-cell>
          <table:table-cell office:value-type="float" office:value="5">
            <text:p>5</text:p>
          </table:table-cell>
          <table:table-cell office:value-type="float" office:value="0.264378">
            <text:p>0.2643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55.5">
            <text:p>955.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49.8">
            <text:p>949.8</text:p>
          </table:table-cell>
          <table:table-cell table:number-columns-repeated="2" office:value-type="float" office:value="0.006001">
            <text:p>0.00600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126|2,127|3,128|4,129|5,130|6,131|7,132|8,133|9,27,97,64,92,48,100,47,66,98,46,65,51,78,134|10,135|11,53,37,54,58,96,90,34,106,76,55,101,75,28,104,103,59,60,91,45,57,35,95,26,136|12,137|13,138|14,52,94,56,113,87,36,88,115,89,74,44,32,43,33,71,73,42,85,114,139|15,140|16,141|17,142|18,77,107,72,61,70,108,30,109,86,41,111,63,110,124,31,119,122,112,62,125,116,118,121,38,83,143|19,120,84,117,123,69,39,67,40,68,82,99,81,29,50,80,79,49,105,93,102,144|20,145|21,146|22,147|23,148|24,149|25,150&gt;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73">
            <text:p>0.17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88.9">
            <text:p>1288.9</text:p>
          </table:table-cell>
          <table:table-cell office:value-type="float" office:value="12.084">
            <text:p>12.08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91.9">
            <text:p>891.9</text:p>
          </table:table-cell>
          <table:table-cell office:value-type="float" office:value="5">
            <text:p>5</text:p>
          </table:table-cell>
          <table:table-cell office:value-type="float" office:value="0.308015">
            <text:p>0.3080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91.9">
            <text:p>891.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80.6">
            <text:p>880.6</text:p>
          </table:table-cell>
          <table:table-cell table:number-columns-repeated="2" office:value-type="float" office:value="0.012832">
            <text:p>0.01283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126|2,119,117,123,62,67,40,39,69,63,111,41,86,124,121,31,120,122,112,27,82,68,125,116,110,118,84,38,127|3,128|4,129|5,130|6,131|7,52,77,32,107,70,73,72,61,44,87,113,56,94,26,101,28,104,54,59,103,106,76,34,60,91,45,57,35,95,132|8,133|9,134|10,135|11,136|12,137|13,138|14,53,75,58,90,96,55,88,115,36,89,74,71,33,43,108,109,42,30,85,114,139|15,78,65,83,140|16,141|17,142|18,143|19,144|20,145|21,146|22,147|23,51,46,98,97,64,92,48,66,47,99,100,81,29,50,80,79,49,105,93,102,37,148|24,149|25,150&gt;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764">
            <text:p>0.176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87.4">
            <text:p>1187.4</text:p>
          </table:table-cell>
          <table:table-cell office:value-type="float" office:value="12.89">
            <text:p>12.8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80.9">
            <text:p>880.9</text:p>
          </table:table-cell>
          <table:table-cell office:value-type="float" office:value="5">
            <text:p>5</text:p>
          </table:table-cell>
          <table:table-cell office:value-type="float" office:value="0.258127">
            <text:p>0.25812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80.9">
            <text:p>880.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80.6">
            <text:p>880.6</text:p>
          </table:table-cell>
          <table:table-cell table:number-columns-repeated="2" office:value-type="float" office:value="0.000341">
            <text:p>0.00034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126|2,127|3,128|4,129|5,51,46,98,97,64,92,48,66,47,99,100,81,29,50,80,79,49,105,93,102,28,75,130|6,131|7,132|8,133|9,134|10,135|11,136|12,137|13,138|14,139|15,52,94,56,113,87,36,88,115,89,74,44,71,33,109,42,30,85,114,140|16,77,32,107,73,72,61,70,108,43,31,121,124,84,110,86,41,111,63,68,125,118,122,38,83,141|17,142|18,143|19,144|20,145|21,146|22,147|23,119,120,117,62,123,116,69,39,67,40,82,112,27,65,78,148|24,53,37,101,58,96,90,59,103,54,104,106,76,55,45,34,60,91,57,35,95,26,149|25,150&gt;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727">
            <text:p>0.172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25.5">
            <text:p>1225.5</text:p>
          </table:table-cell>
          <table:table-cell office:value-type="float" office:value="11.796">
            <text:p>11.79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93.3">
            <text:p>893.3</text:p>
          </table:table-cell>
          <table:table-cell office:value-type="float" office:value="5">
            <text:p>5</text:p>
          </table:table-cell>
          <table:table-cell office:value-type="float" office:value="0.271073">
            <text:p>0.27107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93.3">
            <text:p>893.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80.6">
            <text:p>880.6</text:p>
          </table:table-cell>
          <table:table-cell table:number-columns-repeated="2" office:value-type="float" office:value="0.014422">
            <text:p>0.01442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52,94,26,75,58,96,90,60,91,45,57,35,95,126|2,127|3,128|4,129|5,130|6,131|7,132|8,133|9,108,70,107,73,72,61,44,87,36,88,115,89,74,71,33,109,42,30,85,114,134|10,135|11,136|12,51,64,92,48,100,97,98,46,65,78,31,121,124,86,41,111,63,68,125,118,122,38,83,137|13,138|14,139|15,119,120,84,117,62,123,110,116,69,39,67,40,82,112,27,66,47,99,81,29,50,80,79,49,105,93,102,37,140|16,141|17,142|18,143|19,144|20,145|21,53,101,28,54,104,103,59,106,34,76,55,56,113,32,43,77,146|22,147|23,148|24,149|25,150&gt;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743">
            <text:p>0.174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03.7">
            <text:p>1203.7</text:p>
          </table:table-cell>
          <table:table-cell office:value-type="float" office:value="11.919">
            <text:p>11.91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5">
            <text:p>5</text:p>
          </table:table-cell>
          <table:table-cell office:value-type="float" office:value="0.265598">
            <text:p>0.26559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80.6">
            <text:p>880.6</text:p>
          </table:table-cell>
          <table:table-cell table:number-columns-repeated="2" office:value-type="float" office:value="0.003861">
            <text:p>0.00386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108,70,61,72,73,107,32,113,87,36,88,115,89,74,44,71,33,43,109,42,116,125,62,123,118,30,85,114,126|2,127|3,53,51,46,98,97,64,92,48,66,47,99,100,81,29,50,80,79,49,105,93,28,102,37,128|4,129|5,130|6,131|7,132|8,133|9,134|10,135|11,52,94,26,75,101,58,96,90,59,103,54,104,106,76,55,45,34,60,91,57,35,95,56,77,136|12,137|13,138|14,139|15,78,65,83,140|16,141|17,142|18,143|19,144|20,145|21,146|22,147|23,119,84,117,67,40,39,69,63,111,41,86,110,124,121,31,120,122,112,68,82,27,38,148|24,149|25,150&gt;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741">
            <text:p>0.174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32.5">
            <text:p>1232.5</text:p>
          </table:table-cell>
          <table:table-cell office:value-type="float" office:value="12.213">
            <text:p>12.21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79.9">
            <text:p>879.9</text:p>
          </table:table-cell>
          <table:table-cell office:value-type="float" office:value="5">
            <text:p>5</text:p>
          </table:table-cell>
          <table:table-cell office:value-type="float" office:value="0.286085">
            <text:p>0.28608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79.9">
            <text:p>879.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80.6">
            <text:p>880.6</text:p>
          </table:table-cell>
          <table:table-cell table:number-columns-repeated="2" office:value-type="float" office:value="-0.000795">
            <text:p>-0.00079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126|2,127|3,128|4,129|5,130|6,131|7,132|8,133|9,134|10,135|11,136|12,137|13,138|14,108,70,61,72,73,107,32,113,87,36,88,115,89,74,44,71,33,43,109,42,30,85,114,139|15,140|16,52,94,26,75,101,58,96,90,59,103,54,104,106,76,55,45,34,60,91,57,35,95,56,77,141|17,142|18,143|19,144|20,53,51,46,98,97,64,92,48,66,47,99,100,81,29,50,80,79,49,105,93,28,102,37,145|21,146|22,147|23,119,120,117,62,123,116,69,39,67,40,82,112,27,65,78,148|24,149|25,31,121,124,84,110,86,41,111,63,68,125,118,122,38,83,150&gt;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622">
            <text:p>0.162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40.1">
            <text:p>1240.1</text:p>
          </table:table-cell>
          <table:table-cell office:value-type="float" office:value="12.781">
            <text:p>12.78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91.3">
            <text:p>891.3</text:p>
          </table:table-cell>
          <table:table-cell office:value-type="float" office:value="5">
            <text:p>5</text:p>
          </table:table-cell>
          <table:table-cell office:value-type="float" office:value="0.281268">
            <text:p>0.28126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91.3">
            <text:p>891.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80.6">
            <text:p>880.6</text:p>
          </table:table-cell>
          <table:table-cell table:number-columns-repeated="2" office:value-type="float" office:value="0.012151">
            <text:p>0.01215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26|2,53,101,75,58,76,34,106,54,59,103,104,28,37,51,65,78,127|3,46,98,97,64,92,48,66,47,99,100,81,29,50,80,79,49,105,93,102,128|4,129|5,130|6,131|7,132|8,52,94,26,55,96,90,60,91,45,57,35,95,56,77,133|9,134|10,135|11,136|12,137|13,108,70,61,72,73,107,32,113,87,36,88,115,89,74,44,71,33,43,109,42,30,85,114,138|14,139|15,140|16,117,123,116,69,39,67,40,112,119,31,121,124,86,41,111,63,68,82,27,122,62,125,110,118,84,120,38,83,141|17,142|18,143|19,144|20,145|21,146|22,147|23,148|24,149|25,150&gt;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645">
            <text:p>0.164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73.3">
            <text:p>1273.3</text:p>
          </table:table-cell>
          <table:table-cell office:value-type="float" office:value="12.112">
            <text:p>12.11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84.1">
            <text:p>884.1</text:p>
          </table:table-cell>
          <table:table-cell office:value-type="float" office:value="4">
            <text:p>4</text:p>
          </table:table-cell>
          <table:table-cell office:value-type="float" office:value="0.305662">
            <text:p>0.30566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84.1">
            <text:p>884.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80.6">
            <text:p>880.6</text:p>
          </table:table-cell>
          <table:table-cell table:number-columns-repeated="2" office:value-type="float" office:value="0.003975">
            <text:p>0.00397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126|2,127|3,108,70,61,72,73,107,32,113,87,36,88,115,89,74,44,71,33,43,85,42,110,116,125,62,123,118,84,120,38,83,128|4,129|5,117,67,40,39,69,63,111,41,86,109,30,124,121,31,119,122,112,68,82,27,99,100,81,29,50,80,79,49,105,93,28,102,37,130|6,131|7,132|8,133|9,134|10,135|11,136|12,137|13,138|14,139|15,140|16,53,51,64,92,48,66,47,97,98,46,65,78,141|17,142|18,143|19,144|20,145|21,146|22,147|23,148|24,52,94,26,75,101,58,96,90,59,103,54,104,106,76,55,45,34,60,91,57,35,95,56,77,114,149|25,150&gt;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629">
            <text:p>0.162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21.3">
            <text:p>1221.3</text:p>
          </table:table-cell>
          <table:table-cell office:value-type="float" office:value="12.547">
            <text:p>12.54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80.6">
            <text:p>880.6</text:p>
          </table:table-cell>
          <table:table-cell office:value-type="float" office:value="5">
            <text:p>5</text:p>
          </table:table-cell>
          <table:table-cell office:value-type="float" office:value="0.278965">
            <text:p>0.2789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80.6">
            <text:p>880.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80.6">
            <text:p>88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78,65,83,126|2,127|3,52,94,26,75,101,58,96,90,59,103,54,104,106,76,55,45,34,60,91,57,35,95,56,77,128|4,129|5,130|6,131|7,132|8,133|9,134|10,135|11,136|12,137|13,138|14,53,51,46,98,97,64,92,48,66,47,99,100,81,29,50,80,79,49,105,93,28,102,37,139|15,140|16,141|17,108,70,61,72,73,107,32,113,87,36,88,115,89,74,44,71,33,43,109,42,30,85,114,142|18,143|19,144|20,119,117,123,62,67,40,39,69,63,111,41,86,124,121,31,120,122,112,27,82,68,125,116,110,118,84,38,145|21,146|22,147|23,148|24,149|25,150&gt;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688">
            <text:p>0.168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92.1">
            <text:p>1192.1</text:p>
          </table:table-cell>
          <table:table-cell office:value-type="float" office:value="12.045">
            <text:p>12.04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5">
            <text:p>5</text:p>
          </table:table-cell>
          <table:table-cell office:value-type="float" office:value="0.258451">
            <text:p>0.25845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80.6">
            <text:p>880.6</text:p>
          </table:table-cell>
          <table:table-cell table:number-columns-repeated="2" office:value-type="float" office:value="0.003861">
            <text:p>0.00386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119,84,117,67,40,39,69,63,111,41,86,110,124,121,31,120,122,112,68,82,27,38,126|2,127|3,128|4,129|5,130|6,52,94,26,75,101,58,96,90,59,103,54,104,106,76,55,45,34,60,91,57,35,95,56,77,131|7,132|8,133|9,134|10,135|11,136|12,137|13,138|14,139|15,78,65,83,140|16,108,70,61,72,73,107,32,113,87,36,88,115,89,74,44,71,33,43,109,42,116,125,62,123,118,30,85,114,141|17,53,51,46,98,97,64,92,48,66,47,99,100,81,29,50,80,79,49,105,93,28,102,37,142|18,143|19,144|20,145|21,146|22,147|23,148|24,149|25,150&gt;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716">
            <text:p>0.171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08.7">
            <text:p>1208.7</text:p>
          </table:table-cell>
          <table:table-cell office:value-type="float" office:value="12.705">
            <text:p>12.70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5">
            <text:p>5</text:p>
          </table:table-cell>
          <table:table-cell office:value-type="float" office:value="0.268636">
            <text:p>0.2686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80.6">
            <text:p>880.6</text:p>
          </table:table-cell>
          <table:table-cell table:number-columns-repeated="2" office:value-type="float" office:value="0.003861">
            <text:p>0.00386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126|2,52,94,26,75,101,58,96,90,59,103,54,104,106,76,55,45,34,60,91,57,35,95,56,77,127|3,128|4,129|5,119,84,117,67,40,39,69,63,111,41,86,110,124,121,31,120,122,112,68,82,27,38,130|6,131|7,132|8,133|9,108,70,61,72,73,107,32,113,87,36,88,115,89,74,44,71,33,43,109,42,116,125,62,123,118,30,85,114,134|10,135|11,136|12,137|13,53,51,46,98,97,64,92,48,66,47,99,100,81,29,50,80,79,49,105,93,28,102,37,138|14,139|15,78,65,83,140|16,141|17,142|18,143|19,144|20,145|21,146|22,147|23,148|24,149|25,150&gt;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748">
            <text:p>0.174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15.9">
            <text:p>1115.9</text:p>
          </table:table-cell>
          <table:table-cell office:value-type="float" office:value="10.916">
            <text:p>10.91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95.8">
            <text:p>795.8</text:p>
          </table:table-cell>
          <table:table-cell office:value-type="float" office:value="4">
            <text:p>4</text:p>
          </table:table-cell>
          <table:table-cell office:value-type="float" office:value="0.286854">
            <text:p>0.28685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5.8">
            <text:p>795.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94">
            <text:p>794</text:p>
          </table:table-cell>
          <table:table-cell table:number-columns-repeated="2" office:value-type="float" office:value="0.002267">
            <text:p>0.00226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52,94,26,75,58,76,55,45,90,34,106,104,103,59,60,96,91,57,115,35,95,56,77,137|13,138|14,139|15,140|16,53,101,79,64,92,48,81,100,66,47,99,97,98,46,29,50,80,49,54,105,93,28,102,37,51,141|17,114,43,70,71,61,72,73,32,113,87,36,88,89,74,44,107,33,108,85,30,109,42,86,116,125,62,123,118,84,120,38,83,142|18,143|19,144|20,145|21,146|22,147|23,119,117,67,82,40,68,39,69,63,111,41,110,124,121,31,122,112,27,65,78,148|24,149|25,150&gt;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766">
            <text:p>0.176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39.3">
            <text:p>1139.3</text:p>
          </table:table-cell>
          <table:table-cell office:value-type="float" office:value="12.149">
            <text:p>12.14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95.8">
            <text:p>795.8</text:p>
          </table:table-cell>
          <table:table-cell office:value-type="float" office:value="4">
            <text:p>4</text:p>
          </table:table-cell>
          <table:table-cell office:value-type="float" office:value="0.301501">
            <text:p>0.30150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5.8">
            <text:p>795.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94">
            <text:p>794</text:p>
          </table:table-cell>
          <table:table-cell table:number-columns-repeated="2" office:value-type="float" office:value="0.002267">
            <text:p>0.00226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119,117,67,82,40,68,39,69,63,111,41,110,124,121,31,122,112,27,65,78,126|2,127|3,128|4,129|5,130|6,131|7,52,94,26,75,58,76,55,45,90,34,106,104,103,59,60,96,91,57,115,35,95,56,77,132|8,133|9,134|10,135|11,136|12,53,101,79,64,92,48,81,100,66,47,99,97,98,46,29,50,80,49,54,105,93,28,102,37,51,137|13,138|14,139|15,140|16,141|17,142|18,143|19,144|20,145|21,146|22,147|23,148|24,114,43,70,71,61,72,73,32,113,87,36,88,89,74,44,107,33,108,85,30,109,42,86,116,125,62,123,118,84,120,38,83,149|25,150&gt;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853">
            <text:p>0.185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46.6">
            <text:p>1146.6</text:p>
          </table:table-cell>
          <table:table-cell office:value-type="float" office:value="12.196">
            <text:p>12.19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05.3">
            <text:p>805.3</text:p>
          </table:table-cell>
          <table:table-cell office:value-type="float" office:value="4">
            <text:p>4</text:p>
          </table:table-cell>
          <table:table-cell office:value-type="float" office:value="0.297663">
            <text:p>0.29766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05.3">
            <text:p>805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94">
            <text:p>794</text:p>
          </table:table-cell>
          <table:table-cell table:number-columns-repeated="2" office:value-type="float" office:value="0.014232">
            <text:p>0.01423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46,98,97,64,92,48,66,47,99,100,81,29,50,80,79,49,54,93,105,102,53,126|2,127|3,52,94,26,75,58,106,76,90,45,55,56,113,87,36,88,89,74,44,107,33,108,85,30,109,42,111,41,116,125,62,123,118,84,120,119,38,83,128|4,129|5,130|6,131|7,132|8,133|9,78,65,51,37,101,28,104,103,59,34,60,96,91,57,115,35,95,134|10,135|11,77,43,32,73,72,61,71,70,86,110,117,67,39,69,63,68,40,82,27,112,122,124,121,31,114,136|12,137|13,138|14,139|15,140|16,141|17,142|18,143|19,144|20,145|21,146|22,147|23,148|24,149|25,150&gt;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804">
            <text:p>0.180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50.8">
            <text:p>1150.8</text:p>
          </table:table-cell>
          <table:table-cell office:value-type="float" office:value="11.484">
            <text:p>11.48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95.8">
            <text:p>795.8</text:p>
          </table:table-cell>
          <table:table-cell office:value-type="float" office:value="4">
            <text:p>4</text:p>
          </table:table-cell>
          <table:table-cell office:value-type="float" office:value="0.308481">
            <text:p>0.30848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5.8">
            <text:p>795.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94">
            <text:p>794</text:p>
          </table:table-cell>
          <table:table-cell table:number-columns-repeated="2" office:value-type="float" office:value="0.002267">
            <text:p>0.00226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126|2,127|3,128|4,129|5,130|6,131|7,132|8,133|9,134|10,135|11,136|12,137|13,138|14,139|15,52,94,26,75,58,76,55,45,90,34,106,104,103,59,60,96,91,57,115,35,95,56,77,140|16,141|17,53,101,79,64,92,48,81,100,66,47,99,97,98,46,29,50,80,49,54,105,93,28,102,37,51,142|18,114,43,70,71,61,72,73,32,113,87,36,88,89,74,44,107,33,108,85,30,109,42,86,116,125,62,123,118,84,120,38,83,143|19,144|20,145|21,146|22,147|23,119,117,67,82,40,68,39,69,63,111,41,110,124,121,31,122,112,27,65,78,148|24,149|25,150&gt;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699">
            <text:p>0.169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66.2">
            <text:p>1166.2</text:p>
          </table:table-cell>
          <table:table-cell office:value-type="float" office:value="11.515">
            <text:p>11.51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04.7">
            <text:p>804.7</text:p>
          </table:table-cell>
          <table:table-cell office:value-type="float" office:value="4">
            <text:p>4</text:p>
          </table:table-cell>
          <table:table-cell office:value-type="float" office:value="0.309981">
            <text:p>0.30998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04.7">
            <text:p>804.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94">
            <text:p>794</text:p>
          </table:table-cell>
          <table:table-cell table:number-columns-repeated="2" office:value-type="float" office:value="0.013476">
            <text:p>0.01347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78,65,112,69,39,63,111,41,124,121,31,126|2,127|3,128|4,129|5,130|6,131|7,119,117,122,67,68,40,82,27,98,46,97,64,92,48,66,47,99,100,81,29,50,80,79,49,54,93,105,102,37,51,53,132|8,133|9,52,94,26,75,58,76,55,45,90,34,106,101,28,104,103,59,60,96,91,57,115,35,95,56,77,134|10,135|11,136|12,137|13,138|14,139|15,140|16,141|17,142|18,143|19,144|20,145|21,146|22,147|23,148|24,114,43,70,71,61,72,73,32,113,87,36,88,89,74,44,107,33,108,85,30,109,42,86,110,116,125,62,123,118,84,120,38,83,149|25,150&gt;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742">
            <text:p>0.174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46.3">
            <text:p>1146.3</text:p>
          </table:table-cell>
          <table:table-cell office:value-type="float" office:value="11.926">
            <text:p>11.92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98.5">
            <text:p>798.5</text:p>
          </table:table-cell>
          <table:table-cell office:value-type="float" office:value="4">
            <text:p>4</text:p>
          </table:table-cell>
          <table:table-cell office:value-type="float" office:value="0.303411">
            <text:p>0.3034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8.5">
            <text:p>798.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94">
            <text:p>794</text:p>
          </table:table-cell>
          <table:table-cell table:number-columns-repeated="2" office:value-type="float" office:value="0.005668">
            <text:p>0.00566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26|2,127|3,128|4,129|5,130|6,131|7,132|8,133|9,53,101,79,64,92,48,81,100,66,47,99,97,98,46,29,50,80,49,54,105,93,28,102,37,51,134|10,135|11,136|12,137|13,138|14,139|15,140|16,114,117,67,82,40,68,39,69,63,111,41,110,124,121,31,119,122,112,27,65,78,141|17,142|18,143|19,144|20,77,43,70,71,61,72,73,32,113,87,36,88,89,74,44,107,33,108,85,30,109,42,86,116,125,62,123,118,84,120,38,83,145|21,146|22,147|23,52,94,26,75,58,76,55,45,90,34,106,104,103,59,60,96,91,57,115,35,95,56,148|24,149|25,150&gt;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872">
            <text:p>0.187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44.2">
            <text:p>1044.2</text:p>
          </table:table-cell>
          <table:table-cell office:value-type="float" office:value="12.304">
            <text:p>12.30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95.8">
            <text:p>795.8</text:p>
          </table:table-cell>
          <table:table-cell office:value-type="float" office:value="4">
            <text:p>4</text:p>
          </table:table-cell>
          <table:table-cell office:value-type="float" office:value="0.237885">
            <text:p>0.23788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5.8">
            <text:p>795.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94">
            <text:p>794</text:p>
          </table:table-cell>
          <table:table-cell table:number-columns-repeated="2" office:value-type="float" office:value="0.002267">
            <text:p>0.00226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52,94,26,75,58,76,55,45,90,34,106,104,103,59,60,96,91,57,115,35,95,56,77,126|2,127|3,128|4,53,101,79,64,92,48,81,100,66,47,99,97,98,46,29,50,80,49,54,105,93,28,102,37,51,129|5,130|6,131|7,132|8,133|9,134|10,135|11,136|12,137|13,138|14,139|15,140|16,141|17,142|18,143|19,144|20,145|21,119,117,67,82,40,68,39,69,63,111,41,110,124,121,31,120,122,112,27,65,78,146|22,147|23,114,43,70,71,61,72,73,32,113,87,36,88,89,74,44,107,33,108,85,30,109,42,86,116,125,62,123,118,84,38,83,148|24,149|25,150&gt;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795">
            <text:p>0.179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09.5">
            <text:p>1109.5</text:p>
          </table:table-cell>
          <table:table-cell office:value-type="float" office:value="11.84">
            <text:p>11.8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07.5">
            <text:p>807.5</text:p>
          </table:table-cell>
          <table:table-cell office:value-type="float" office:value="4">
            <text:p>4</text:p>
          </table:table-cell>
          <table:table-cell office:value-type="float" office:value="0.272195">
            <text:p>0.27219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07.5">
            <text:p>807.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94">
            <text:p>794</text:p>
          </table:table-cell>
          <table:table-cell table:number-columns-repeated="2" office:value-type="float" office:value="0.017003">
            <text:p>0.01700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126|2,127|3,128|4,129|5,130|6,131|7,119,117,122,67,82,40,68,39,69,63,111,41,110,124,121,31,112,27,65,78,101,28,104,103,106,34,60,59,54,49,105,93,102,53,132|8,133|9,134|10,135|11,136|12,51,46,98,97,64,92,48,66,47,99,100,81,29,50,80,79,37,137|13,138|14,139|15,140|16,52,94,26,75,58,76,55,45,96,90,91,57,115,88,35,95,56,77,141|17,114,43,70,71,61,72,73,32,113,87,36,89,74,44,107,33,108,85,30,109,42,86,116,125,62,123,118,84,120,38,83,142|18,143|19,144|20,145|21,146|22,147|23,148|24,149|25,150&gt;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674">
            <text:p>0.167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65.7">
            <text:p>1165.7</text:p>
          </table:table-cell>
          <table:table-cell office:value-type="float" office:value="12.466">
            <text:p>12.46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00.8">
            <text:p>800.8</text:p>
          </table:table-cell>
          <table:table-cell office:value-type="float" office:value="4">
            <text:p>4</text:p>
          </table:table-cell>
          <table:table-cell office:value-type="float" office:value="0.313031">
            <text:p>0.31303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00.8">
            <text:p>800.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94">
            <text:p>794</text:p>
          </table:table-cell>
          <table:table-cell table:number-columns-repeated="2" office:value-type="float" office:value="0.008564">
            <text:p>0.00856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53,101,79,64,92,48,100,97,98,46,65,78,126|2,127|3,52,94,26,75,58,76,55,45,90,34,106,104,103,59,60,96,91,57,115,35,95,56,77,128|4,129|5,130|6,131|7,132|8,114,43,70,71,61,72,73,32,113,87,36,88,89,74,44,107,33,108,85,30,109,42,86,116,125,62,123,118,84,38,83,133|9,134|10,135|11,136|12,119,117,67,40,68,39,69,63,111,41,110,124,121,31,120,122,112,27,82,66,47,99,81,29,50,80,49,54,105,93,28,102,37,51,137|13,138|14,139|15,140|16,141|17,142|18,143|19,144|20,145|21,146|22,147|23,148|24,149|25,150&gt;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2238">
            <text:p>0.223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40.2">
            <text:p>1140.2</text:p>
          </table:table-cell>
          <table:table-cell office:value-type="float" office:value="11.24">
            <text:p>11.2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95.8">
            <text:p>795.8</text:p>
          </table:table-cell>
          <table:table-cell office:value-type="float" office:value="4">
            <text:p>4</text:p>
          </table:table-cell>
          <table:table-cell office:value-type="float" office:value="0.302052">
            <text:p>0.3020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5.8">
            <text:p>795.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94">
            <text:p>794</text:p>
          </table:table-cell>
          <table:table-cell table:number-columns-repeated="2" office:value-type="float" office:value="0.002267">
            <text:p>0.00226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53,101,79,64,92,48,81,100,66,47,99,97,98,46,29,50,80,49,54,105,93,28,102,37,51,126|2,127|3,128|4,129|5,130|6,131|7,132|8,133|9,52,94,26,75,58,76,55,45,90,34,106,104,103,59,60,96,91,57,115,35,95,56,77,134|10,135|11,136|12,137|13,138|14,139|15,140|16,141|17,142|18,143|19,144|20,114,43,70,71,61,72,73,32,113,87,36,88,89,74,44,107,33,108,85,30,109,42,86,116,125,62,123,118,84,120,38,83,145|21,146|22,147|23,148|24,119,117,67,82,40,68,39,69,63,111,41,110,124,121,31,122,112,27,65,78,149|25,150&gt;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854">
            <text:p>0.185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52.4">
            <text:p>952.4</text:p>
          </table:table-cell>
          <table:table-cell office:value-type="float" office:value="12.474">
            <text:p>12.47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03.6">
            <text:p>703.6</text:p>
          </table:table-cell>
          <table:table-cell office:value-type="float" office:value="4">
            <text:p>4</text:p>
          </table:table-cell>
          <table:table-cell office:value-type="float" office:value="0.261235">
            <text:p>0.2612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03.6">
            <text:p>703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01.2">
            <text:p>701.2</text:p>
          </table:table-cell>
          <table:table-cell table:number-columns-repeated="2" office:value-type="float" office:value="0.003423">
            <text:p>0.00342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126|2,127|3,77,56,113,32,107,73,44,36,87,35,57,115,88,89,74,61,72,71,33,70,42,109,108,43,85,30,124,84,122,112,27,82,67,125,62,123,120,119,38,128|4,129|5,130|6,131|7,132|8,133|9,134|10,135|11,136|12,137|13,138|14,139|15,140|16,78,141|17,52,94,26,95,55,45,91,90,96,60,59,103,104,58,106,34,76,75,101,102,28,93,105,54,49,79,37,51,53,142|18,143|19,144|20,145|21,146|22,147|23,148|24,114,31,121,117,118,110,116,86,41,111,63,69,39,68,40,66,47,48,92,64,50,80,29,81,100,99,97,98,46,65,83,149|25,150&gt;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915">
            <text:p>0.191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62.6">
            <text:p>962.6</text:p>
          </table:table-cell>
          <table:table-cell office:value-type="float" office:value="12.401">
            <text:p>12.40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02.4">
            <text:p>702.4</text:p>
          </table:table-cell>
          <table:table-cell office:value-type="float" office:value="4">
            <text:p>4</text:p>
          </table:table-cell>
          <table:table-cell office:value-type="float" office:value="0.27031">
            <text:p>0.2703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02.4">
            <text:p>702.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01.2">
            <text:p>701.2</text:p>
          </table:table-cell>
          <table:table-cell table:number-columns-repeated="2" office:value-type="float" office:value="0.001711">
            <text:p>0.00171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126|2,127|3,128|4,114,31,119,120,117,84,118,110,86,41,111,69,63,39,68,40,66,47,100,81,48,92,64,50,80,29,97,99,98,46,65,83,129|5,130|6,131|7,132|8,133|9,134|10,135|11,136|12,137|13,138|14,139|15,78,140|16,141|17,142|18,143|19,144|20,52,94,26,95,55,45,91,90,96,60,59,103,104,58,106,34,76,75,101,102,28,93,105,54,49,79,37,51,53,145|21,146|22,147|23,148|24,149|25,77,56,113,32,107,73,44,36,87,35,57,115,88,89,74,61,72,71,33,70,42,109,108,43,85,30,124,121,122,112,62,123,116,125,67,82,27,38,150&gt;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835">
            <text:p>0.183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71.2">
            <text:p>971.2</text:p>
          </table:table-cell>
          <table:table-cell office:value-type="float" office:value="12.285">
            <text:p>12.28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03.6">
            <text:p>703.6</text:p>
          </table:table-cell>
          <table:table-cell office:value-type="float" office:value="4">
            <text:p>4</text:p>
          </table:table-cell>
          <table:table-cell office:value-type="float" office:value="0.275535">
            <text:p>0.2755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03.6">
            <text:p>703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01.2">
            <text:p>701.2</text:p>
          </table:table-cell>
          <table:table-cell table:number-columns-repeated="2" office:value-type="float" office:value="0.003423">
            <text:p>0.00342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126|2,52,94,26,75,101,93,105,79,49,54,103,59,60,96,90,91,45,76,34,106,58,104,28,102,37,51,53,127|3,128|4,129|5,130|6,131|7,132|8,133|9,134|10,135|11,136|12,137|13,138|14,114,43,108,85,84,117,62,123,110,86,41,111,69,63,39,68,40,66,47,100,81,48,92,64,50,80,29,97,99,98,46,65,83,139|15,77,56,113,32,107,73,44,36,87,35,95,55,57,115,88,89,74,61,72,71,33,70,42,109,30,124,120,122,112,27,82,67,125,116,118,121,31,119,38,140|16,78,141|17,142|18,143|19,144|20,145|21,146|22,147|23,148|24,149|25,150&gt;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2199">
            <text:p>0.219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45.4">
            <text:p>945.4</text:p>
          </table:table-cell>
          <table:table-cell office:value-type="float" office:value="12.393">
            <text:p>12.39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05.6">
            <text:p>705.6</text:p>
          </table:table-cell>
          <table:table-cell office:value-type="float" office:value="3">
            <text:p>3</text:p>
          </table:table-cell>
          <table:table-cell office:value-type="float" office:value="0.253649">
            <text:p>0.25364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05.6">
            <text:p>705.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01.2">
            <text:p>701.2</text:p>
          </table:table-cell>
          <table:table-cell table:number-columns-repeated="2" office:value-type="float" office:value="0.006275">
            <text:p>0.00627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126|2,127|3,128|4,129|5,130|6,131|7,114,31,121,117,118,110,86,41,111,63,69,39,68,40,66,47,48,92,64,81,100,99,97,98,46,29,50,80,79,49,54,105,93,102,75,53,132|8,133|9,134|10,135|11,136|12,137|13,138|14,139|15,140|16,141|17,142|18,143|19,144|20,145|21,146|22,147|23,148|24,52,94,26,95,55,45,91,90,96,60,59,103,106,34,76,58,104,28,101,37,51,65,78,149|25,77,56,113,32,107,73,44,36,87,35,57,115,88,89,74,61,72,71,33,70,42,109,108,43,85,30,124,84,122,112,27,82,67,125,116,123,62,120,119,38,83,150&gt;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915">
            <text:p>0.191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32.7">
            <text:p>932.7</text:p>
          </table:table-cell>
          <table:table-cell office:value-type="float" office:value="12.801">
            <text:p>12.80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02.7">
            <text:p>702.7</text:p>
          </table:table-cell>
          <table:table-cell office:value-type="float" office:value="4">
            <text:p>4</text:p>
          </table:table-cell>
          <table:table-cell office:value-type="float" office:value="0.246596">
            <text:p>0.2465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02.7">
            <text:p>702.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01.2">
            <text:p>701.2</text:p>
          </table:table-cell>
          <table:table-cell table:number-columns-repeated="2" office:value-type="float" office:value="0.002139">
            <text:p>0.00213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126|2,127|3,128|4,129|5,130|6,131|7,132|8,133|9,134|10,135|11,52,94,26,95,55,45,91,90,96,60,59,103,104,58,106,34,76,75,101,102,28,54,49,93,105,37,51,53,136|12,137|13,138|14,139|15,78,140|16,114,31,121,117,118,110,116,86,41,111,69,63,39,68,40,66,47,100,81,48,92,64,50,80,79,29,97,99,98,46,65,83,141|17,142|18,143|19,144|20,145|21,146|22,147|23,148|24,149|25,77,56,113,32,107,73,44,36,87,35,57,115,88,89,74,61,72,71,33,70,42,109,108,43,85,30,124,84,122,112,27,82,67,125,62,123,120,119,38,150&gt;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922">
            <text:p>0.192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40.7">
            <text:p>940.7</text:p>
          </table:table-cell>
          <table:table-cell office:value-type="float" office:value="13.129">
            <text:p>13.12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02.9">
            <text:p>702.9</text:p>
          </table:table-cell>
          <table:table-cell office:value-type="float" office:value="4">
            <text:p>4</text:p>
          </table:table-cell>
          <table:table-cell office:value-type="float" office:value="0.25279">
            <text:p>0.2527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02.9">
            <text:p>702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01.2">
            <text:p>701.2</text:p>
          </table:table-cell>
          <table:table-cell table:number-columns-repeated="2" office:value-type="float" office:value="0.002424">
            <text:p>0.00242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26|2,127|3,128|4,129|5,130|6,77,43,32,107,73,44,36,87,113,56,35,57,115,88,89,74,61,72,71,33,70,42,109,108,85,30,124,84,122,112,27,82,67,125,116,118,121,119,38,131|7,132|8,133|9,134|10,135|11,136|12,137|13,138|14,139|15,78,140|16,52,94,26,95,55,45,91,90,96,60,59,103,104,58,106,34,76,75,101,102,28,54,49,93,105,37,51,53,141|17,142|18,143|19,144|20,145|21,146|22,114,31,120,117,62,123,110,86,41,111,69,63,39,68,40,66,47,100,81,48,92,64,50,80,79,29,97,99,98,46,65,83,147|23,148|24,149|25,150&gt;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2013">
            <text:p>0.201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19.8">
            <text:p>919.8</text:p>
          </table:table-cell>
          <table:table-cell office:value-type="float" office:value="12.2">
            <text:p>12.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03.5">
            <text:p>703.5</text:p>
          </table:table-cell>
          <table:table-cell office:value-type="float" office:value="4">
            <text:p>4</text:p>
          </table:table-cell>
          <table:table-cell office:value-type="float" office:value="0.23516">
            <text:p>0.2351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03.5">
            <text:p>703.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01.2">
            <text:p>701.2</text:p>
          </table:table-cell>
          <table:table-cell table:number-columns-repeated="2" office:value-type="float" office:value="0.00328">
            <text:p>0.0032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126|2,127|3,128|4,129|5,130|6,131|7,132|8,133|9,134|10,135|11,114,31,120,117,62,123,110,86,41,111,69,63,39,68,40,82,27,66,47,48,92,64,50,80,29,81,100,99,97,98,46,65,83,136|12,137|13,138|14,139|15,140|16,78,141|17,142|18,143|19,144|20,145|21,146|22,147|23,52,94,26,95,55,45,91,90,96,60,59,103,104,58,106,34,76,75,101,102,28,54,49,79,105,93,37,51,53,148|24,77,56,113,32,107,73,44,36,87,35,57,115,88,89,74,61,72,71,33,70,42,109,108,43,85,30,124,84,122,112,67,125,116,118,121,119,38,149|25,150&gt;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953">
            <text:p>0.195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68.9">
            <text:p>968.9</text:p>
          </table:table-cell>
          <table:table-cell office:value-type="float" office:value="12.608">
            <text:p>12.60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03.6">
            <text:p>703.6</text:p>
          </table:table-cell>
          <table:table-cell office:value-type="float" office:value="3">
            <text:p>3</text:p>
          </table:table-cell>
          <table:table-cell office:value-type="float" office:value="0.273816">
            <text:p>0.27381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03.6">
            <text:p>703.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01.2">
            <text:p>701.2</text:p>
          </table:table-cell>
          <table:table-cell table:number-columns-repeated="2" office:value-type="float" office:value="0.003423">
            <text:p>0.00342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126|2,127|3,128|4,52,94,26,95,55,45,91,90,96,60,59,103,104,58,106,34,76,75,101,53,78,129|5,130|6,131|7,132|8,77,56,113,32,107,73,44,36,87,35,57,115,88,89,74,61,72,71,33,70,42,109,108,43,85,30,124,121,122,112,62,123,116,125,67,82,27,65,83,38,133|9,134|10,135|11,136|12,114,31,119,120,117,84,118,110,86,41,111,63,69,39,68,40,66,47,48,92,64,81,100,99,97,98,46,29,50,80,79,49,54,28,102,93,105,37,51,137|13,138|14,139|15,140|16,141|17,142|18,143|19,144|20,145|21,146|22,147|23,148|24,149|25,150&gt;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903">
            <text:p>0.190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18.4">
            <text:p>918.4</text:p>
          </table:table-cell>
          <table:table-cell office:value-type="float" office:value="12.311">
            <text:p>12.31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office:value-type="float" office:value="4">
            <text:p>4</text:p>
          </table:table-cell>
          <table:table-cell office:value-type="float" office:value="0.234538">
            <text:p>0.2345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03">
            <text:p>70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01.2">
            <text:p>701.2</text:p>
          </table:table-cell>
          <table:table-cell table:number-columns-repeated="2" office:value-type="float" office:value="0.002567">
            <text:p>0.00256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126|2,127|3,128|4,129|5,130|6,131|7,132|8,133|9,134|10,135|11,136|12,137|13,138|14,139|15,52,94,26,95,55,45,91,90,96,60,59,103,104,58,106,34,76,75,101,102,28,93,105,54,49,79,37,51,53,140|16,78,141|17,142|18,143|19,144|20,145|21,146|22,77,43,32,107,73,44,36,87,113,56,35,57,115,88,89,74,61,72,71,33,70,42,109,108,85,30,124,84,122,112,27,82,67,125,62,123,120,119,38,147|23,148|24,149|25,114,31,121,117,118,110,116,86,41,111,69,63,39,68,40,66,47,100,81,48,92,64,50,80,29,97,99,98,46,65,83,150&gt;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207">
            <text:p>0.20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949.7">
            <text:p>949.7</text:p>
          </table:table-cell>
          <table:table-cell office:value-type="float" office:value="12.613">
            <text:p>12.61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02.6">
            <text:p>702.6</text:p>
          </table:table-cell>
          <table:table-cell office:value-type="float" office:value="4">
            <text:p>4</text:p>
          </table:table-cell>
          <table:table-cell office:value-type="float" office:value="0.260187">
            <text:p>0.26018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02.6">
            <text:p>702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01.2">
            <text:p>701.2</text:p>
          </table:table-cell>
          <table:table-cell table:number-columns-repeated="2" office:value-type="float" office:value="0.001997">
            <text:p>0.00199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126|2,127|3,128|4,129|5,130|6,131|7,132|8,133|9,134|10,135|11,136|12,137|13,52,94,26,95,55,45,91,90,96,60,59,103,104,58,106,34,76,75,101,102,28,54,49,93,105,37,51,53,138|14,139|15,78,140|16,141|17,142|18,143|19,144|20,145|21,146|22,147|23,77,56,113,32,107,73,44,36,87,35,57,115,88,89,74,61,72,71,33,70,42,109,108,43,85,30,124,84,122,112,27,82,67,125,116,118,121,38,148|24,114,31,119,120,117,62,123,110,86,41,111,69,63,39,68,40,66,47,100,81,48,92,64,50,80,79,29,97,99,98,46,65,83,149|25,150&gt;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642">
            <text:p>0.164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68.2">
            <text:p>1168.2</text:p>
          </table:table-cell>
          <table:table-cell office:value-type="float" office:value="13.234">
            <text:p>13.23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57.8">
            <text:p>857.8</text:p>
          </table:table-cell>
          <table:table-cell office:value-type="float" office:value="5">
            <text:p>5</text:p>
          </table:table-cell>
          <table:table-cell office:value-type="float" office:value="0.265708">
            <text:p>0.26570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57.8">
            <text:p>857.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55.8">
            <text:p>855.8</text:p>
          </table:table-cell>
          <table:table-cell table:number-columns-repeated="2" office:value-type="float" office:value="0.002337">
            <text:p>0.00233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27,120,124,84,123,110,30,109,86,41,69,39,63,111,42,70,33,71,61,74,73,85,114,126|2,127|3,128|4,129|5,130|6,131|7,132|8,133|9,134|10,135|11,136|12,77,32,107,108,43,31,119,38,112,82,40,68,67,122,117,62,125,116,118,121,137|13,138|14,139|15,53,37,54,105,93,102,101,75,140|16,141|17,142|18,143|19,144|20,145|21,146|22,147|23,78,65,46,98,97,100,66,47,99,48,92,64,81,29,50,80,49,79,51,83,148|24,149|25,52,94,56,113,87,72,44,36,89,88,115,55,76,96,34,106,58,28,104,103,59,60,90,91,45,57,35,95,26,150&gt;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863">
            <text:p>0.186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19.8">
            <text:p>1219.8</text:p>
          </table:table-cell>
          <table:table-cell office:value-type="float" office:value="12.666">
            <text:p>12.66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67.4">
            <text:p>867.4</text:p>
          </table:table-cell>
          <table:table-cell office:value-type="float" office:value="6">
            <text:p>6</text:p>
          </table:table-cell>
          <table:table-cell office:value-type="float" office:value="0.2889">
            <text:p>0.288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67.4">
            <text:p>867.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55.8">
            <text:p>855.8</text:p>
          </table:table-cell>
          <table:table-cell table:number-columns-repeated="2" office:value-type="float" office:value="0.013555">
            <text:p>0.01355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126|2,65,27,98,46,97,100,66,47,99,48,92,64,81,29,50,80,49,79,51,127|3,128|4,129|5,130|6,131|7,132|8,133|9,134|10,52,94,56,113,87,88,115,55,76,96,34,106,58,75,135|11,136|12,137|13,138|14,139|15,140|16,120,84,123,110,86,41,111,63,69,39,112,82,40,68,67,122,117,62,125,116,118,121,141|17,142|18,143|19,144|20,145|21,31,30,108,43,33,70,42,109,124,119,38,83,78,146|22,147|23,53,37,101,54,105,93,102,28,104,103,59,60,90,91,45,57,35,95,26,148|24,77,32,107,72,44,36,89,74,61,71,73,85,114,149|25,150&gt;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644">
            <text:p>0.164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53.4">
            <text:p>1253.4</text:p>
          </table:table-cell>
          <table:table-cell office:value-type="float" office:value="11.882">
            <text:p>11.88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62.9">
            <text:p>862.9</text:p>
          </table:table-cell>
          <table:table-cell office:value-type="float" office:value="5">
            <text:p>5</text:p>
          </table:table-cell>
          <table:table-cell office:value-type="float" office:value="0.311553">
            <text:p>0.31155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62.9">
            <text:p>862.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55.8">
            <text:p>855.8</text:p>
          </table:table-cell>
          <table:table-cell table:number-columns-repeated="2" office:value-type="float" office:value="0.008296">
            <text:p>0.00829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27,120,84,123,110,30,124,31,119,112,82,40,68,67,122,117,62,125,116,118,121,38,83,126|2,127|3,128|4,129|5,53,37,54,105,93,102,101,75,130|6,131|7,77,32,107,108,43,109,86,41,69,39,63,111,42,70,33,71,61,74,73,85,114,132|8,133|9,134|10,135|11,136|12,137|13,138|14,139|15,140|16,141|17,142|18,78,65,46,98,97,100,81,64,92,48,66,47,99,29,50,80,49,79,51,143|19,144|20,145|21,146|22,147|23,52,94,56,113,87,72,44,36,89,88,115,55,76,96,34,106,58,28,104,103,59,60,90,91,45,57,35,95,26,148|24,149|25,150&gt;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626">
            <text:p>0.162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92">
            <text:p>1292</text:p>
          </table:table-cell>
          <table:table-cell office:value-type="float" office:value="12.484">
            <text:p>12.48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64.9">
            <text:p>864.9</text:p>
          </table:table-cell>
          <table:table-cell office:value-type="float" office:value="5">
            <text:p>5</text:p>
          </table:table-cell>
          <table:table-cell office:value-type="float" office:value="0.330573">
            <text:p>0.33057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64.9">
            <text:p>864.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55.8">
            <text:p>855.8</text:p>
          </table:table-cell>
          <table:table-cell table:number-columns-repeated="2" office:value-type="float" office:value="0.010633">
            <text:p>0.01063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52,94,95,55,35,115,57,91,45,26,75,126|2,127|3,65,27,98,46,97,100,48,92,64,50,80,29,81,99,47,66,83,78,128|4,129|5,130|6,131|7,132|8,133|9,134|10,135|11,136|12,137|13,120,124,84,123,110,30,109,86,41,69,39,63,111,42,70,33,71,61,74,73,85,114,138|14,77,56,113,87,88,89,36,44,72,32,107,108,43,31,119,38,112,82,40,68,67,122,117,62,125,116,118,121,139|15,140|16,141|17,53,37,101,54,104,58,76,34,106,96,90,60,59,103,28,102,93,105,49,79,51,142|18,143|19,144|20,145|21,146|22,147|23,148|24,149|25,150&gt;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685">
            <text:p>0.168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45.4">
            <text:p>1245.4</text:p>
          </table:table-cell>
          <table:table-cell office:value-type="float" office:value="12.845">
            <text:p>12.84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62.6">
            <text:p>862.6</text:p>
          </table:table-cell>
          <table:table-cell office:value-type="float" office:value="5">
            <text:p>5</text:p>
          </table:table-cell>
          <table:table-cell office:value-type="float" office:value="0.307371">
            <text:p>0.30737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62.6">
            <text:p>862.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55.8">
            <text:p>855.8</text:p>
          </table:table-cell>
          <table:table-cell table:number-columns-repeated="2" office:value-type="float" office:value="0.007946">
            <text:p>0.00794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126|2,127|3,65,27,98,46,97,100,48,92,64,50,80,29,81,99,47,66,83,78,128|4,129|5,130|6,52,94,56,55,88,89,36,44,72,107,33,108,109,30,86,41,69,39,63,111,42,70,71,61,74,73,85,114,131|7,132|8,133|9,134|10,135|11,136|12,137|13,138|14,139|15,140|16,77,43,32,113,87,35,115,57,45,95,26,75,141|17,142|18,143|19,31,120,84,123,110,118,124,119,38,112,82,40,68,67,122,117,62,125,116,121,144|20,145|21,146|22,147|23,148|24,53,37,101,54,104,58,76,34,106,96,91,90,60,59,103,28,102,93,105,49,79,51,149|25,150&gt;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683">
            <text:p>0.168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75.4">
            <text:p>1275.4</text:p>
          </table:table-cell>
          <table:table-cell office:value-type="float" office:value="13.007">
            <text:p>13.00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54.8">
            <text:p>854.8</text:p>
          </table:table-cell>
          <table:table-cell office:value-type="float" office:value="5">
            <text:p>5</text:p>
          </table:table-cell>
          <table:table-cell office:value-type="float" office:value="0.329779">
            <text:p>0.32977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54.8">
            <text:p>854.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55.8">
            <text:p>855.8</text:p>
          </table:table-cell>
          <table:table-cell table:number-columns-repeated="2" office:value-type="float" office:value="-0.001168">
            <text:p>-0.00116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26|2,127|3,128|4,129|5,130|6,131|7,132|8,133|9,134|10,135|11,136|12,137|13,138|14,65,27,98,46,97,100,48,92,64,50,80,29,81,99,47,66,83,78,139|15,140|16,52,94,56,113,87,72,44,36,89,88,115,55,76,96,34,106,58,104,28,102,93,105,49,79,51,141|17,53,37,101,54,103,59,60,90,91,45,57,35,95,26,75,142|18,143|19,144|20,145|21,146|22,120,124,84,123,110,30,109,86,41,69,39,63,111,42,70,33,71,61,74,73,85,114,147|23,77,32,107,108,43,31,119,38,112,82,40,68,67,122,117,62,125,116,118,121,148|24,149|25,150&gt;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725">
            <text:p>0.172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24.2">
            <text:p>1324.2</text:p>
          </table:table-cell>
          <table:table-cell office:value-type="float" office:value="12.797">
            <text:p>12.79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54.8">
            <text:p>854.8</text:p>
          </table:table-cell>
          <table:table-cell office:value-type="float" office:value="5">
            <text:p>5</text:p>
          </table:table-cell>
          <table:table-cell office:value-type="float" office:value="0.354478">
            <text:p>0.3544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54.8">
            <text:p>854.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55.8">
            <text:p>855.8</text:p>
          </table:table-cell>
          <table:table-cell table:number-columns-repeated="2" office:value-type="float" office:value="-0.001168">
            <text:p>-0.00116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126|2,127|3,128|4,53,37,101,54,103,59,60,90,91,45,57,35,95,26,75,129|5,130|6,131|7,132|8,133|9,134|10,135|11,136|12,65,27,98,46,97,100,48,92,64,50,80,29,81,99,47,66,83,78,137|13,138|14,139|15,140|16,141|17,142|18,143|19,144|20,145|21,77,32,107,108,43,31,119,38,112,82,40,68,67,122,117,62,125,116,118,121,146|22,52,94,56,113,87,72,44,36,89,88,115,55,76,96,34,106,58,104,28,102,93,105,49,79,51,147|23,148|24,120,124,84,123,110,30,109,86,41,69,39,63,111,42,70,33,71,61,74,73,85,114,149|25,150&gt;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623">
            <text:p>0.162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42.4">
            <text:p>1242.4</text:p>
          </table:table-cell>
          <table:table-cell office:value-type="float" office:value="12.467">
            <text:p>12.46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54.8">
            <text:p>854.8</text:p>
          </table:table-cell>
          <table:table-cell office:value-type="float" office:value="5">
            <text:p>5</text:p>
          </table:table-cell>
          <table:table-cell office:value-type="float" office:value="0.311977">
            <text:p>0.31197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54.8">
            <text:p>854.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55.8">
            <text:p>855.8</text:p>
          </table:table-cell>
          <table:table-cell table:number-columns-repeated="2" office:value-type="float" office:value="-0.001168">
            <text:p>-0.00116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77,32,107,108,43,31,119,38,112,82,40,68,67,122,117,62,125,116,118,121,126|2,127|3,128|4,129|5,130|6,131|7,132|8,133|9,134|10,135|11,136|12,52,94,56,113,87,72,44,36,89,88,115,55,76,96,34,106,58,104,28,102,93,105,49,79,51,137|13,138|14,139|15,140|16,141|17,142|18,65,27,98,46,97,100,48,92,64,50,80,29,81,99,47,66,83,78,143|19,144|20,145|21,53,37,101,54,103,59,60,90,91,45,57,35,95,26,75,146|22,147|23,148|24,149|25,120,124,84,123,110,30,109,86,41,69,39,63,111,42,70,33,71,61,74,73,85,114,150&gt;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687">
            <text:p>0.168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13.9">
            <text:p>1213.9</text:p>
          </table:table-cell>
          <table:table-cell office:value-type="float" office:value="12.87">
            <text:p>12.8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float" office:value="6">
            <text:p>6</text:p>
          </table:table-cell>
          <table:table-cell office:value-type="float" office:value="0.285773">
            <text:p>0.28577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55.8">
            <text:p>855.8</text:p>
          </table:table-cell>
          <table:table-cell table:number-columns-repeated="2" office:value-type="float" office:value="0.013087">
            <text:p>0.01308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77,32,107,72,44,36,89,74,61,71,73,85,114,126|2,53,37,54,105,93,102,101,75,127|3,128|4,129|5,130|6,131|7,132|8,120,84,123,110,86,41,111,63,69,39,112,82,40,68,67,122,117,62,125,116,118,121,133|9,134|10,135|11,136|12,137|13,138|14,31,30,108,43,33,70,42,109,124,119,38,83,78,139|15,52,94,56,113,87,88,115,55,76,96,34,106,58,28,104,103,59,60,90,91,45,57,35,95,26,140|16,141|17,142|18,143|19,144|20,145|21,65,27,98,46,97,100,66,47,99,48,92,64,81,29,50,80,49,79,51,146|22,147|23,148|24,149|25,150&gt;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795">
            <text:p>0.179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58">
            <text:p>1258</text:p>
          </table:table-cell>
          <table:table-cell office:value-type="float" office:value="12.405">
            <text:p>12.40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5">
            <text:p>5</text:p>
          </table:table-cell>
          <table:table-cell office:value-type="float" office:value="0.319555">
            <text:p>0.3195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855.8">
            <text:p>855.8</text:p>
          </table:table-cell>
          <table:table-cell table:number-columns-repeated="2" office:value-type="float" office:value="0.000234">
            <text:p>0.00023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120,124,84,123,110,30,109,86,41,69,39,63,111,42,70,33,71,73,85,114,126|2,127|3,128|4,129|5,130|6,131|7,132|8,77,56,113,32,107,108,43,31,119,38,112,82,40,68,67,122,117,62,125,116,118,121,133|9,53,37,101,54,104,58,76,34,106,96,90,60,59,103,28,102,93,105,49,79,51,134|10,135|11,136|12,137|13,138|14,139|15,140|16,52,94,95,55,88,36,44,72,61,74,89,87,35,115,57,91,45,26,75,141|17,65,27,98,46,97,100,48,92,64,50,80,29,81,99,47,66,83,78,142|18,143|19,144|20,145|21,146|22,147|23,148|24,149|25,150&gt;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649">
            <text:p>0.164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86.7">
            <text:p>1286.7</text:p>
          </table:table-cell>
          <table:table-cell office:value-type="float" office:value="11.863">
            <text:p>11.86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08.7">
            <text:p>908.7</text:p>
          </table:table-cell>
          <table:table-cell office:value-type="float" office:value="6">
            <text:p>6</text:p>
          </table:table-cell>
          <table:table-cell office:value-type="float" office:value="0.293775">
            <text:p>0.29377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08.7">
            <text:p>908.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8.4">
            <text:p>908.4</text:p>
          </table:table-cell>
          <table:table-cell table:number-columns-repeated="2" office:value-type="float" office:value="0.00033">
            <text:p>0.0003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53,101,37,51,65,78,126|2,127|3,128|4,129|5,52,94,26,55,76,58,106,90,96,34,59,103,104,28,54,49,105,93,102,75,130|6,131|7,132|8,77,32,113,87,36,89,74,44,35,88,115,57,91,60,45,95,56,133|9,134|10,135|11,46,98,97,100,64,92,48,66,47,99,81,29,80,50,79,136|12,137|13,43,70,107,73,72,61,71,33,108,85,30,109,42,116,125,62,118,114,138|14,139|15,140|16,141|17,142|18,143|19,144|20,145|21,146|22,147|23,120,117,67,40,39,69,63,111,41,86,110,123,84,124,121,31,119,112,27,82,68,122,38,83,148|24,149|25,150&gt;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676">
            <text:p>0.167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24">
            <text:p>1324</text:p>
          </table:table-cell>
          <table:table-cell office:value-type="float" office:value="12.504">
            <text:p>12.50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office:value-type="float" office:value="6">
            <text:p>6</text:p>
          </table:table-cell>
          <table:table-cell office:value-type="float" office:value="0.314955">
            <text:p>0.3149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07">
            <text:p>90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8.4">
            <text:p>908.4</text:p>
          </table:table-cell>
          <table:table-cell table:number-columns-repeated="2" office:value-type="float" office:value="-0.001541">
            <text:p>-0.00154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126|2,127|3,128|4,129|5,130|6,131|7,132|8,133|9,134|10,135|11,136|12,137|13,138|14,139|15,140|16,141|17,142|18,143|19,77,43,30,86,41,111,63,69,116,84,124,121,31,119,112,27,65,78,144|20,120,117,67,82,40,68,39,125,118,85,114,145|21,146|22,108,70,61,72,73,107,32,113,87,44,36,88,89,74,71,33,109,42,110,123,62,122,38,83,147|23,53,37,101,28,104,54,103,106,34,60,59,49,105,93,102,75,148|24,52,94,26,55,76,58,96,90,91,45,57,115,35,95,56,149|25,46,98,97,48,92,64,81,100,47,66,99,29,80,50,79,51,150&gt;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737">
            <text:p>0.173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81.5">
            <text:p>1281.5</text:p>
          </table:table-cell>
          <table:table-cell office:value-type="float" office:value="12.629">
            <text:p>12.62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09.8">
            <text:p>909.8</text:p>
          </table:table-cell>
          <table:table-cell office:value-type="float" office:value="6">
            <text:p>6</text:p>
          </table:table-cell>
          <table:table-cell office:value-type="float" office:value="0.290051">
            <text:p>0.29005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09.8">
            <text:p>909.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8.4">
            <text:p>908.4</text:p>
          </table:table-cell>
          <table:table-cell table:number-columns-repeated="2" office:value-type="float" office:value="0.001541">
            <text:p>0.00154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53,101,37,51,65,78,126|2,127|3,128|4,46,98,97,48,92,64,81,100,47,66,99,29,80,50,79,129|5,130|6,131|7,43,108,70,71,33,109,42,116,125,62,118,30,85,114,132|8,133|9,134|10,135|11,136|12,137|13,138|14,139|15,140|16,52,94,26,55,76,58,106,90,96,34,59,103,104,28,54,49,105,93,102,75,141|17,120,117,67,40,39,69,63,111,41,86,110,123,84,124,121,31,119,112,27,82,68,122,38,83,142|18,143|19,144|20,145|21,146|22,147|23,148|24,77,113,87,36,89,61,74,44,72,73,107,32,35,88,115,57,91,60,45,95,56,149|25,150&gt;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721">
            <text:p>0.172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32.7">
            <text:p>1332.7</text:p>
          </table:table-cell>
          <table:table-cell office:value-type="float" office:value="12.246">
            <text:p>12.24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10.3">
            <text:p>910.3</text:p>
          </table:table-cell>
          <table:table-cell office:value-type="float" office:value="6">
            <text:p>6</text:p>
          </table:table-cell>
          <table:table-cell office:value-type="float" office:value="0.316951">
            <text:p>0.31695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10.3">
            <text:p>910.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8.4">
            <text:p>908.4</text:p>
          </table:table-cell>
          <table:table-cell table:number-columns-repeated="2" office:value-type="float" office:value="0.002092">
            <text:p>0.00209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43,70,107,73,72,61,71,33,108,85,30,109,42,116,125,62,118,121,114,126|2,53,101,37,51,65,78,127|3,128|4,129|5,130|6,131|7,132|8,133|9,77,32,113,87,36,89,74,44,35,88,115,57,91,60,45,95,56,134|10,135|11,46,98,97,48,92,64,81,100,47,66,99,29,80,50,79,136|12,137|13,138|14,139|15,140|16,141|17,142|18,143|19,144|20,117,67,40,39,69,63,111,41,86,110,123,124,84,112,27,82,68,122,120,119,31,38,83,145|21,146|22,147|23,148|24,52,94,26,55,76,58,106,90,96,34,59,103,104,28,54,49,105,93,102,75,149|25,150&gt;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654">
            <text:p>0.165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50.6">
            <text:p>1250.6</text:p>
          </table:table-cell>
          <table:table-cell office:value-type="float" office:value="12.44">
            <text:p>12.4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5">
            <text:p>5</text:p>
          </table:table-cell>
          <table:table-cell office:value-type="float" office:value="0.267552">
            <text:p>0.2675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8.4">
            <text:p>908.4</text:p>
          </table:table-cell>
          <table:table-cell table:number-columns-repeated="2" office:value-type="float" office:value="0.008366">
            <text:p>0.00836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52,94,26,55,76,58,106,90,96,34,59,103,104,28,54,49,105,93,102,75,126|2,127|3,108,70,107,32,113,87,36,89,61,71,33,73,72,74,44,35,88,115,57,91,60,45,95,56,77,128|4,129|5,130|6,131|7,46,98,97,48,92,64,81,100,47,66,99,29,80,50,79,51,132|8,133|9,134|10,135|11,120,117,67,40,39,69,63,111,41,86,110,123,84,124,119,31,114,43,85,30,109,42,116,125,62,118,121,136|12,137|13,138|14,139|15,140|16,53,101,37,78,65,27,112,82,68,122,38,83,141|17,142|18,143|19,144|20,145|21,146|22,147|23,148|24,149|25,150&gt;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716">
            <text:p>0.171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40.2">
            <text:p>1240.2</text:p>
          </table:table-cell>
          <table:table-cell office:value-type="float" office:value="12.163">
            <text:p>12.16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00.5">
            <text:p>900.5</text:p>
          </table:table-cell>
          <table:table-cell office:value-type="float" office:value="6">
            <text:p>6</text:p>
          </table:table-cell>
          <table:table-cell office:value-type="float" office:value="0.273907">
            <text:p>0.27390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00.5">
            <text:p>900.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8.4">
            <text:p>908.4</text:p>
          </table:table-cell>
          <table:table-cell table:number-columns-repeated="2" office:value-type="float" office:value="-0.008697">
            <text:p>-0.00869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52,94,26,55,76,58,96,90,91,45,57,115,35,95,56,126|2,127|3,43,108,70,86,41,111,69,63,39,68,82,27,66,47,99,81,29,80,50,79,51,128|4,129|5,130|6,131|7,120,117,67,40,48,92,64,100,97,98,46,65,78,132|8,133|9,134|10,135|11,136|12,137|13,138|14,139|15,31,119,121,124,84,123,62,112,122,38,83,140|16,53,37,101,28,104,54,103,106,34,60,59,49,105,93,102,75,141|17,142|18,143|19,77,32,107,73,72,61,44,113,87,36,88,89,74,71,33,109,42,110,116,125,118,30,85,114,144|20,145|21,146|22,147|23,148|24,149|25,150&gt;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629">
            <text:p>0.162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81.6">
            <text:p>1281.6</text:p>
          </table:table-cell>
          <table:table-cell office:value-type="float" office:value="12.149">
            <text:p>12.14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10.8">
            <text:p>910.8</text:p>
          </table:table-cell>
          <table:table-cell office:value-type="float" office:value="7">
            <text:p>7</text:p>
          </table:table-cell>
          <table:table-cell office:value-type="float" office:value="0.289326">
            <text:p>0.28932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10.8">
            <text:p>910.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8.4">
            <text:p>908.4</text:p>
          </table:table-cell>
          <table:table-cell table:number-columns-repeated="2" office:value-type="float" office:value="0.002642">
            <text:p>0.00264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77,32,113,87,36,89,74,44,88,115,57,35,56,126|2,53,37,101,28,104,106,34,59,103,54,49,105,93,102,75,127|3,78,65,83,128|4,43,70,107,73,72,61,71,33,108,85,30,109,42,116,125,62,118,114,129|5,130|6,131|7,132|8,133|9,120,117,67,40,39,69,63,111,41,86,110,123,84,124,121,31,119,112,27,82,68,122,38,134|10,52,94,26,55,76,58,96,90,60,91,45,95,135|11,136|12,137|13,138|14,139|15,140|16,141|17,142|18,143|19,144|20,145|21,146|22,147|23,46,98,97,100,64,92,48,66,47,99,81,29,80,50,79,51,148|24,149|25,150&gt;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721">
            <text:p>0.172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78.6">
            <text:p>1278.6</text:p>
          </table:table-cell>
          <table:table-cell office:value-type="float" office:value="12.106">
            <text:p>12.10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5">
            <text:p>5</text:p>
          </table:table-cell>
          <table:table-cell office:value-type="float" office:value="0.285938">
            <text:p>0.2859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8.4">
            <text:p>908.4</text:p>
          </table:table-cell>
          <table:table-cell table:number-columns-repeated="2" office:value-type="float" office:value="0.005064">
            <text:p>0.00506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126|2,127|3,128|4,129|5,130|6,131|7,43,108,70,86,41,111,69,63,39,68,66,47,99,81,29,80,50,79,51,132|8,133|9,134|10,135|11,136|12,52,94,55,90,96,106,58,101,28,104,54,103,34,76,45,57,115,88,35,56,95,91,60,59,49,105,93,102,75,26,137|13,138|14,77,32,107,73,72,61,44,113,87,36,89,74,71,33,109,42,110,116,125,62,118,30,85,114,139|15,140|16,141|17,142|18,143|19,144|20,145|21,53,37,64,92,48,100,97,98,46,65,78,146|22,117,123,67,40,82,27,112,84,124,121,31,119,120,122,38,83,147|23,148|24,149|25,150&gt;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588">
            <text:p>0.158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08.5">
            <text:p>1308.5</text:p>
          </table:table-cell>
          <table:table-cell office:value-type="float" office:value="11.973">
            <text:p>11.97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5">
            <text:p>5</text:p>
          </table:table-cell>
          <table:table-cell office:value-type="float" office:value="0.299962">
            <text:p>0.29996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8.4">
            <text:p>908.4</text:p>
          </table:table-cell>
          <table:table-cell table:number-columns-repeated="2" office:value-type="float" office:value="0.008366">
            <text:p>0.00836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126|2,127|3,128|4,129|5,130|6,131|7,132|8,120,117,67,40,39,69,63,111,41,86,110,123,84,124,119,31,114,43,85,30,109,42,116,125,62,118,121,133|9,134|10,46,98,97,48,92,64,81,100,47,66,99,29,80,50,79,51,135|11,136|12,137|13,138|14,52,94,26,55,76,58,106,90,96,34,59,103,104,28,54,49,105,93,102,75,139|15,140|16,141|17,53,101,37,78,65,27,112,82,68,122,38,83,142|18,143|19,144|20,145|21,146|22,147|23,148|24,108,70,107,32,113,87,36,89,61,71,33,73,72,74,44,35,88,115,57,91,60,45,95,56,77,149|25,150&gt;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675">
            <text:p>0.167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15.8">
            <text:p>1315.8</text:p>
          </table:table-cell>
          <table:table-cell office:value-type="float" office:value="12.052">
            <text:p>12.05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6">
            <text:p>6</text:p>
          </table:table-cell>
          <table:table-cell office:value-type="float" office:value="0.306126">
            <text:p>0.30612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8.4">
            <text:p>908.4</text:p>
          </table:table-cell>
          <table:table-cell table:number-columns-repeated="2" office:value-type="float" office:value="0.005064">
            <text:p>0.00506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126|2,127|3,128|4,129|5,130|6,131|7,77,43,108,70,71,72,73,32,107,33,109,42,116,125,62,118,30,85,114,132|8,133|9,56,113,87,36,89,61,74,44,88,115,57,35,95,45,91,60,59,28,102,75,134|10,135|11,136|12,137|13,138|14,52,94,26,55,76,58,96,90,34,106,103,104,54,49,105,93,139|15,140|16,46,98,97,48,92,64,81,100,47,66,99,29,80,50,79,141|17,142|18,143|19,144|20,145|21,53,101,37,51,65,78,146|22,147|23,120,117,67,40,39,69,63,111,41,86,110,123,84,124,121,31,119,112,122,68,82,27,38,83,148|24,149|25,150&gt;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87">
            <text:p>0.18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67.2">
            <text:p>1067.2</text:p>
          </table:table-cell>
          <table:table-cell office:value-type="float" office:value="13.529">
            <text:p>13.52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64.7">
            <text:p>764.7</text:p>
          </table:table-cell>
          <table:table-cell office:value-type="float" office:value="4">
            <text:p>4</text:p>
          </table:table-cell>
          <table:table-cell office:value-type="float" office:value="0.283452">
            <text:p>0.2834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64.7">
            <text:p>764.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52.3">
            <text:p>752.3</text:p>
          </table:table-cell>
          <table:table-cell table:number-columns-repeated="2" office:value-type="float" office:value="0.016483">
            <text:p>0.01648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126|2,127|3,77,43,108,30,86,41,111,63,69,39,67,68,40,66,99,81,64,92,50,80,29,79,49,105,93,102,51,128|4,129|5,130|6,131|7,53,37,101,55,76,34,106,58,104,28,54,103,59,60,96,90,91,45,57,115,88,35,95,26,75,132|8,52,94,56,113,87,44,36,89,74,61,72,73,32,107,33,71,70,42,109,85,114,133|9,134|10,135|11,136|12,137|13,138|14,139|15,140|16,78,65,46,98,97,100,48,47,27,82,112,122,120,117,123,62,125,116,110,118,84,124,121,31,119,38,83,141|17,142|18,143|19,144|20,145|21,146|22,147|23,148|24,149|25,150&gt;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947">
            <text:p>0.194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30.3">
            <text:p>1030.3</text:p>
          </table:table-cell>
          <table:table-cell office:value-type="float" office:value="13.167">
            <text:p>13.16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52.4">
            <text:p>752.4</text:p>
          </table:table-cell>
          <table:table-cell office:value-type="float" office:value="4">
            <text:p>4</text:p>
          </table:table-cell>
          <table:table-cell office:value-type="float" office:value="0.269727">
            <text:p>0.26972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52.4">
            <text:p>752.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52.3">
            <text:p>752.3</text:p>
          </table:table-cell>
          <table:table-cell table:number-columns-repeated="2" office:value-type="float" office:value="0.000133">
            <text:p>0.00013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126|2,31,120,124,84,123,110,86,41,111,63,69,39,67,68,40,82,27,112,122,117,62,125,116,118,121,119,38,127|3,128|4,129|5,130|6,131|7,132|8,133|9,134|10,135|11,136|12,137|13,138|14,139|15,140|16,53,101,37,46,97,47,66,48,92,64,50,80,29,81,100,99,98,65,83,78,141|17,142|18,143|19,144|20,145|21,146|22,147|23,52,94,56,55,76,34,106,58,104,54,103,59,60,96,90,91,45,57,115,88,35,95,26,75,28,102,93,105,49,79,51,148|24,77,43,108,33,107,32,113,87,44,36,89,74,61,72,73,71,70,42,109,30,85,114,149|25,150&gt;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904">
            <text:p>0.190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13.504">
            <text:p>13.50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53.6">
            <text:p>753.6</text:p>
          </table:table-cell>
          <table:table-cell office:value-type="float" office:value="4">
            <text:p>4</text:p>
          </table:table-cell>
          <table:table-cell office:value-type="float" office:value="0.296359">
            <text:p>0.2963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53.6">
            <text:p>753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52.3">
            <text:p>752.3</text:p>
          </table:table-cell>
          <table:table-cell table:number-columns-repeated="2" office:value-type="float" office:value="0.001728">
            <text:p>0.00172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52,77,43,108,33,107,32,113,87,44,36,89,74,61,72,73,71,70,42,109,30,85,114,126|2,127|3,128|4,129|5,130|6,131|7,132|8,133|9,134|10,119,120,117,123,110,86,41,111,63,69,39,68,40,82,67,62,125,116,118,84,124,121,31,135|11,136|12,137|13,138|14,139|15,53,37,101,94,56,55,76,34,106,58,104,54,103,59,60,96,90,91,45,57,115,88,35,95,26,75,102,28,93,105,49,79,80,50,29,51,140|16,141|17,142|18,143|19,144|20,145|21,146|22,147|23,148|24,78,65,46,98,97,100,48,92,64,81,99,47,66,27,112,122,38,83,149|25,150&gt;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869">
            <text:p>0.186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36">
            <text:p>1036</text:p>
          </table:table-cell>
          <table:table-cell office:value-type="float" office:value="13.928">
            <text:p>13.92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54.4">
            <text:p>754.4</text:p>
          </table:table-cell>
          <table:table-cell office:value-type="float" office:value="4">
            <text:p>4</text:p>
          </table:table-cell>
          <table:table-cell office:value-type="float" office:value="0.271815">
            <text:p>0.2718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54.4">
            <text:p>754.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52.3">
            <text:p>752.3</text:p>
          </table:table-cell>
          <table:table-cell table:number-columns-repeated="2" office:value-type="float" office:value="0.002791">
            <text:p>0.00279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126|2,127|3,128|4,129|5,130|6,131|7,132|8,133|9,134|10,135|11,136|12,52,77,43,108,33,107,32,113,87,44,36,89,74,61,72,73,71,70,42,109,30,85,124,118,116,125,62,84,121,31,114,137|13,138|14,139|15,140|16,141|17,53,37,101,94,56,55,76,34,106,58,104,28,54,103,59,60,96,90,91,45,57,115,88,35,95,26,75,142|18,143|19,144|20,78,65,46,98,97,66,47,99,100,48,92,64,81,29,50,80,79,49,105,93,102,51,145|21,146|22,119,120,117,123,110,86,41,111,63,69,39,67,68,40,82,27,112,122,38,83,147|23,148|24,149|25,150&gt;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769">
            <text:p>0.176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56.5">
            <text:p>1056.5</text:p>
          </table:table-cell>
          <table:table-cell office:value-type="float" office:value="14.052">
            <text:p>14.05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60.3">
            <text:p>760.3</text:p>
          </table:table-cell>
          <table:table-cell office:value-type="float" office:value="4">
            <text:p>4</text:p>
          </table:table-cell>
          <table:table-cell office:value-type="float" office:value="0.28036">
            <text:p>0.280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60.3">
            <text:p>760.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52.3">
            <text:p>752.3</text:p>
          </table:table-cell>
          <table:table-cell table:number-columns-repeated="2" office:value-type="float" office:value="0.010634">
            <text:p>0.01063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78,65,46,98,97,100,48,92,64,81,99,47,66,27,112,122,117,62,125,116,118,121,38,83,126|2,127|3,128|4,129|5,130|6,131|7,132|8,133|9,53,37,101,54,104,58,106,34,76,55,45,91,90,96,60,59,103,28,102,93,105,49,79,80,50,29,51,134|10,135|11,136|12,137|13,138|14,139|15,52,94,56,77,43,108,70,33,71,72,61,74,89,36,44,73,107,32,113,87,35,88,115,57,95,26,75,140|16,141|17,142|18,143|19,144|20,145|21,146|22,147|23,31,119,120,124,84,123,110,86,41,69,39,67,82,40,68,63,111,42,109,30,85,114,148|24,149|25,150&gt;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785">
            <text:p>0.178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39.5">
            <text:p>1039.5</text:p>
          </table:table-cell>
          <table:table-cell office:value-type="float" office:value="13.856">
            <text:p>13.85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59.9">
            <text:p>759.9</text:p>
          </table:table-cell>
          <table:table-cell office:value-type="float" office:value="4">
            <text:p>4</text:p>
          </table:table-cell>
          <table:table-cell office:value-type="float" office:value="0.268975">
            <text:p>0.26897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59.9">
            <text:p>759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52.3">
            <text:p>752.3</text:p>
          </table:table-cell>
          <table:table-cell table:number-columns-repeated="2" office:value-type="float" office:value="0.010102">
            <text:p>0.01010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26|2,127|3,128|4,129|5,130|6,131|7,132|8,133|9,134|10,135|11,77,43,108,30,86,41,111,63,69,39,67,68,40,82,66,47,99,81,29,50,80,79,49,93,105,51,136|12,137|13,53,37,101,54,104,58,106,34,76,55,95,35,88,115,57,45,96,91,90,60,59,103,28,102,75,26,138|14,139|15,140|16,78,65,46,64,92,48,100,97,98,27,112,122,120,117,123,62,125,116,110,118,84,124,121,31,119,38,83,141|17,142|18,143|19,144|20,145|21,146|22,147|23,148|24,52,94,56,113,87,44,36,89,74,61,72,73,32,107,33,71,70,42,109,85,114,149|25,150&gt;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789">
            <text:p>0.178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30.2">
            <text:p>1030.2</text:p>
          </table:table-cell>
          <table:table-cell office:value-type="float" office:value="14.052">
            <text:p>14.05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69.1">
            <text:p>769.1</text:p>
          </table:table-cell>
          <table:table-cell office:value-type="float" office:value="4">
            <text:p>4</text:p>
          </table:table-cell>
          <table:table-cell office:value-type="float" office:value="0.253446">
            <text:p>0.2534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69.1">
            <text:p>769.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52.3">
            <text:p>752.3</text:p>
          </table:table-cell>
          <table:table-cell table:number-columns-repeated="2" office:value-type="float" office:value="0.022332">
            <text:p>0.02233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126|2,127|3,128|4,129|5,53,37,101,58,106,34,90,96,76,55,115,88,89,74,61,72,73,71,33,70,42,109,85,114,130|6,131|7,132|8,133|9,134|10,135|11,136|12,137|13,138|14,139|15,31,119,120,84,121,124,118,123,110,116,125,62,117,122,112,38,83,140|16,141|17,78,65,46,98,97,100,48,92,64,50,80,79,49,54,105,93,102,28,104,103,59,60,91,45,57,35,95,26,75,142|18,143|19,144|20,145|21,52,94,56,113,87,36,44,107,32,77,43,108,30,86,41,111,63,69,39,67,68,40,82,27,66,47,99,81,29,51,146|22,147|23,148|24,149|25,150&gt;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903">
            <text:p>0.190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10.7">
            <text:p>1110.7</text:p>
          </table:table-cell>
          <table:table-cell office:value-type="float" office:value="13.426">
            <text:p>13.42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4">
            <text:p>4</text:p>
          </table:table-cell>
          <table:table-cell office:value-type="float" office:value="0.311245">
            <text:p>0.31124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52.3">
            <text:p>752.3</text:p>
          </table:table-cell>
          <table:table-cell table:number-columns-repeated="2" office:value-type="float" office:value="0.016882">
            <text:p>0.01688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78,65,46,98,97,100,48,92,64,49,54,103,59,60,96,90,91,45,57,35,95,26,75,126|2,31,119,120,117,123,62,125,116,110,118,124,121,84,122,112,38,83,127|3,128|4,129|5,130|6,131|7,53,37,101,104,58,106,34,76,55,115,88,36,89,74,61,72,44,73,107,33,71,70,42,109,85,114,132|8,133|9,134|10,135|11,136|12,137|13,138|14,139|15,140|16,141|17,142|18,52,94,56,113,87,32,77,43,108,30,86,41,111,63,69,39,67,68,40,82,27,66,47,99,81,29,50,80,79,105,93,28,102,51,143|19,144|20,145|21,146|22,147|23,148|24,149|25,150&gt;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767">
            <text:p>0.176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69.8">
            <text:p>1069.8</text:p>
          </table:table-cell>
          <table:table-cell office:value-type="float" office:value="13.009">
            <text:p>13.00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51.6">
            <text:p>751.6</text:p>
          </table:table-cell>
          <table:table-cell office:value-type="float" office:value="4">
            <text:p>4</text:p>
          </table:table-cell>
          <table:table-cell office:value-type="float" office:value="0.297439">
            <text:p>0.29743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51.6">
            <text:p>751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52.3">
            <text:p>752.3</text:p>
          </table:table-cell>
          <table:table-cell table:number-columns-repeated="2" office:value-type="float" office:value="-0.00093">
            <text:p>-0.0009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126|2,127|3,53,37,101,75,55,76,34,60,96,90,91,45,57,115,88,35,95,26,128|4,129|5,130|6,131|7,132|8,133|9,52,94,56,113,87,44,36,89,74,61,72,73,32,107,33,71,70,42,109,85,31,114,134|10,135|11,136|12,137|13,138|14,139|15,140|16,77,43,108,30,124,120,117,123,110,86,41,111,63,69,39,67,68,40,82,27,112,122,62,125,116,118,84,121,119,38,83,141|17,142|18,143|19,144|20,145|21,146|22,147|23,148|24,149|25,78,65,46,98,97,100,47,66,48,92,64,50,80,49,54,59,103,106,58,104,28,102,93,105,79,29,81,99,51,150&gt;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829">
            <text:p>0.182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15.4">
            <text:p>1015.4</text:p>
          </table:table-cell>
          <table:table-cell office:value-type="float" office:value="12.995">
            <text:p>12.99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55.6">
            <text:p>755.6</text:p>
          </table:table-cell>
          <table:table-cell office:value-type="float" office:value="4">
            <text:p>4</text:p>
          </table:table-cell>
          <table:table-cell office:value-type="float" office:value="0.25586">
            <text:p>0.2558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55.6">
            <text:p>755.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52.3">
            <text:p>752.3</text:p>
          </table:table-cell>
          <table:table-cell table:number-columns-repeated="2" office:value-type="float" office:value="0.004387">
            <text:p>0.00438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126|2,53,37,101,54,104,58,106,34,76,55,95,56,113,87,35,88,115,57,45,96,91,90,60,59,103,28,102,75,26,127|3,128|4,129|5,130|6,131|7,132|8,133|9,134|10,135|11,136|12,137|13,138|14,78,65,46,98,97,66,47,99,100,48,92,64,81,29,50,80,79,49,93,105,51,139|15,140|16,141|17,52,94,77,43,32,44,36,89,74,61,71,72,73,107,33,70,42,109,108,85,30,124,121,31,114,142|18,143|19,144|20,145|21,146|22,147|23,148|24,149|25,119,120,117,123,110,86,41,111,63,69,39,67,68,40,82,27,112,122,62,125,116,118,84,38,83,150&gt;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708">
            <text:p>0.070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00.6">
            <text:p>1900.6</text:p>
          </table:table-cell>
          <table:table-cell office:value-type="float" office:value="9.483">
            <text:p>9.48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48.6">
            <text:p>1648.6</text:p>
          </table:table-cell>
          <table:table-cell office:value-type="float" office:value="16">
            <text:p>16</text:p>
          </table:table-cell>
          <table:table-cell office:value-type="float" office:value="0.13259">
            <text:p>0.132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48.6">
            <text:p>1648.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19.8">
            <text:p>1619.8</text:p>
          </table:table-cell>
          <table:table-cell table:number-columns-repeated="2" office:value-type="float" office:value="0.01778">
            <text:p>0.0177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94,113,78,103,85,126|2,127|3,97,64,61,65,63,66,79,121,128|4,30,70,27,32,33,71,28,26,29,125,95,129|5,130|6,108,48,46,44,43,73,50,131|7,84,100,112,122,83,102,132|8,133|9,120,87,110,109,81,91,134|10,88,58,53,55,59,75,105,135|11,123,98,104,31,80,93,136|12,67,69,68,62,60,137|13,138|14,39,72,37,124,111,99,139|15,140|16,96,92,119,141|17,142|18,107,36,40,41,34,35,38,42,143|19,86,106,115,144|20,145|21,89,76,101,114,116,146|22,90,77,82,47,74,45,49,147|23,148|24,149|25,117,56,54,52,51,57,118,150&gt;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774">
            <text:p>0.077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71.2">
            <text:p>1971.2</text:p>
          </table:table-cell>
          <table:table-cell office:value-type="float" office:value="9.545">
            <text:p>9.54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53.5">
            <text:p>1653.5</text:p>
          </table:table-cell>
          <table:table-cell office:value-type="float" office:value="16">
            <text:p>16</text:p>
          </table:table-cell>
          <table:table-cell office:value-type="float" office:value="0.161171">
            <text:p>0.16117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53.5">
            <text:p>165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19.8">
            <text:p>1619.8</text:p>
          </table:table-cell>
          <table:table-cell table:number-columns-repeated="2" office:value-type="float" office:value="0.020805">
            <text:p>0.02080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30,70,27,32,33,71,28,26,29,125,95,126|2,127|3,128|4,84,100,122,83,102,129|5,88,110,109,81,91,130|6,131|7,132|8,117,58,55,53,51,57,118,133|9,67,69,63,66,79,121,134|10,39,72,37,112,111,99,135|11,97,64,61,65,68,62,60,136|12,52,54,56,59,75,105,137|13,89,76,101,114,116,138|14,139|15,94,113,78,103,85,140|16,141|17,86,106,115,142|18,143|19,90,77,124,82,47,45,49,144|20,107,36,40,41,34,35,38,42,145|21,108,48,46,44,43,74,73,50,146|22,147|23,120,87,92,96,119,148|24,123,98,104,31,80,93,149|25,150&gt;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683">
            <text:p>0.068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2087">
            <text:p>2087</text:p>
          </table:table-cell>
          <table:table-cell office:value-type="float" office:value="9.528">
            <text:p>9.52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46.2">
            <text:p>1646.2</text:p>
          </table:table-cell>
          <table:table-cell office:value-type="float" office:value="16">
            <text:p>16</text:p>
          </table:table-cell>
          <table:table-cell office:value-type="float" office:value="0.211212">
            <text:p>0.21121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46.2">
            <text:p>1646.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19.8">
            <text:p>1619.8</text:p>
          </table:table-cell>
          <table:table-cell table:number-columns-repeated="2" office:value-type="float" office:value="0.016298">
            <text:p>0.01629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86,106,115,127|3,128|4,129|5,84,100,112,122,83,102,130|6,72,39,37,98,103,85,131|7,132|8,94,123,113,78,133|9,117,56,54,52,51,57,118,134|10,107,36,40,41,34,35,38,42,135|11,136|12,27,32,31,104,80,93,137|13,48,46,43,74,47,45,50,49,138|14,139|15,90,77,124,82,111,99,140|16,141|17,108,44,101,114,73,142|18,67,69,68,62,60,143|19,97,64,61,65,63,66,79,121,144|20,70,30,33,71,28,26,29,125,95,145|21,146|22,147|23,88,58,53,55,59,75,116,148|24,120,87,92,96,119,105,149|25,89,76,110,109,81,91,150&gt;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739">
            <text:p>0.073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87.6">
            <text:p>1887.6</text:p>
          </table:table-cell>
          <table:table-cell office:value-type="float" office:value="9.407">
            <text:p>9.40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49.8">
            <text:p>1649.8</text:p>
          </table:table-cell>
          <table:table-cell office:value-type="float" office:value="16">
            <text:p>16</text:p>
          </table:table-cell>
          <table:table-cell office:value-type="float" office:value="0.12598">
            <text:p>0.1259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49.8">
            <text:p>1649.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19.8">
            <text:p>1619.8</text:p>
          </table:table-cell>
          <table:table-cell table:number-columns-repeated="2" office:value-type="float" office:value="0.018521">
            <text:p>0.01852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17,120,87,92,96,119,105,126|2,108,44,101,114,73,127|3,94,123,78,128|4,86,106,115,129|5,52,54,56,55,59,75,116,130|6,131|7,107,36,40,41,34,35,38,42,132|8,113,104,31,80,93,133|9,30,70,27,32,33,71,28,26,29,125,95,134|10,135|11,97,64,61,65,63,66,79,121,136|12,137|13,138|14,139|15,140|16,67,69,68,62,60,141|17,48,46,43,74,47,45,50,49,142|18,143|19,88,58,53,51,57,118,144|20,90,77,124,82,111,99,145|21,39,72,37,98,103,85,146|22,89,76,110,109,81,91,147|23,84,100,112,122,83,102,148|24,149|25,150&gt;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697">
            <text:p>0.069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69.8">
            <text:p>1869.8</text:p>
          </table:table-cell>
          <table:table-cell office:value-type="float" office:value="9.616">
            <text:p>9.61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48.3">
            <text:p>1648.3</text:p>
          </table:table-cell>
          <table:table-cell office:value-type="float" office:value="16">
            <text:p>16</text:p>
          </table:table-cell>
          <table:table-cell office:value-type="float" office:value="0.118462">
            <text:p>0.11846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48.3">
            <text:p>1648.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19.8">
            <text:p>1619.8</text:p>
          </table:table-cell>
          <table:table-cell table:number-columns-repeated="2" office:value-type="float" office:value="0.017595">
            <text:p>0.01759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6|2,127|3,128|4,108,48,46,44,43,73,50,129|5,130|6,39,72,36,40,41,34,35,38,42,131|7,88,58,53,55,59,75,105,132|8,30,70,27,32,33,71,28,26,29,125,95,133|9,117,56,54,52,51,57,118,134|10,90,77,82,47,74,45,49,135|11,107,124,111,112,99,136|12,84,100,122,83,102,137|13,138|14,89,76,101,114,116,139|15,140|16,94,113,104,31,80,93,141|17,120,87,110,109,81,91,142|18,64,67,69,86,106,143|19,123,37,98,103,85,144|20,145|21,97,61,63,66,65,68,62,60,146|22,96,92,119,121,79,147|23,115,78,148|24,149|25,150&gt;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691">
            <text:p>0.069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50.9">
            <text:p>1950.9</text:p>
          </table:table-cell>
          <table:table-cell office:value-type="float" office:value="9.731">
            <text:p>9.73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43.6">
            <text:p>1643.6</text:p>
          </table:table-cell>
          <table:table-cell office:value-type="float" office:value="16">
            <text:p>16</text:p>
          </table:table-cell>
          <table:table-cell office:value-type="float" office:value="0.157517">
            <text:p>0.15751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43.6">
            <text:p>1643.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19.8">
            <text:p>1619.8</text:p>
          </table:table-cell>
          <table:table-cell table:number-columns-repeated="2" office:value-type="float" office:value="0.014693">
            <text:p>0.01469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67,69,68,62,60,126|2,88,58,53,55,59,75,116,127|3,107,36,40,41,34,35,38,42,128|4,94,123,78,129|5,30,70,27,32,33,71,28,26,29,125,95,130|6,117,56,54,52,51,57,118,131|7,39,72,37,98,103,85,132|8,120,87,92,96,119,105,133|9,90,77,124,82,111,99,134|10,48,46,43,74,47,45,50,49,135|11,136|12,84,100,112,122,83,102,137|13,108,44,101,114,73,138|14,139|15,113,104,31,80,93,140|16,141|17,89,76,110,109,81,91,142|18,86,106,115,143|19,144|20,145|21,146|22,97,64,61,65,63,66,79,121,147|23,148|24,149|25,150&gt;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07.8">
            <text:p>1907.8</text:p>
          </table:table-cell>
          <table:table-cell office:value-type="float" office:value="9.444">
            <text:p>9.44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53.5">
            <text:p>1653.5</text:p>
          </table:table-cell>
          <table:table-cell office:value-type="float" office:value="17">
            <text:p>17</text:p>
          </table:table-cell>
          <table:table-cell office:value-type="float" office:value="0.133295">
            <text:p>0.13329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53.5">
            <text:p>1653.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19.8">
            <text:p>1619.8</text:p>
          </table:table-cell>
          <table:table-cell table:number-columns-repeated="2" office:value-type="float" office:value="0.020805">
            <text:p>0.02080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08,48,46,44,43,73,50,126|2,30,70,27,32,33,71,28,26,29,125,95,127|3,123,98,104,31,85,128|4,84,100,122,83,102,129|5,64,61,63,66,65,68,62,60,130|6,117,56,54,52,51,57,118,131|7,89,76,101,114,116,132|8,107,124,111,112,99,133|9,134|10,88,58,53,55,59,75,105,135|11,120,87,110,109,81,91,136|12,90,77,82,47,74,45,49,137|13,67,69,86,106,138|14,139|15,97,96,92,119,121,79,140|16,94,113,80,93,141|17,115,142|18,143|19,144|20,145|21,36,37,103,78,146|22,147|23,148|24,39,72,41,40,34,35,38,42,149|25,150&gt;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74">
            <text:p>0.07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83.6">
            <text:p>1983.6</text:p>
          </table:table-cell>
          <table:table-cell office:value-type="float" office:value="9.7">
            <text:p>9.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27.4">
            <text:p>1627.4</text:p>
          </table:table-cell>
          <table:table-cell office:value-type="float" office:value="15">
            <text:p>15</text:p>
          </table:table-cell>
          <table:table-cell office:value-type="float" office:value="0.179572">
            <text:p>0.17957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27.4">
            <text:p>1627.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19.8">
            <text:p>1619.8</text:p>
          </table:table-cell>
          <table:table-cell table:number-columns-repeated="2" office:value-type="float" office:value="0.004692">
            <text:p>0.00469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90,77,124,82,111,99,127|3,84,100,112,122,83,102,128|4,129|5,130|6,64,67,69,86,106,131|7,107,36,40,41,34,35,38,42,132|8,89,76,110,109,81,91,133|9,117,120,87,92,96,119,121,79,134|10,48,46,43,74,47,45,50,49,135|11,136|12,97,61,63,66,65,68,62,60,137|13,88,58,53,51,57,118,138|14,139|15,108,44,101,114,73,140|16,141|17,52,54,56,55,59,75,116,105,142|18,143|19,144|20,94,123,113,78,103,80,93,145|21,39,72,37,98,104,71,29,85,146|22,30,70,27,32,31,33,28,26,95,125,147|23,115,148|24,149|25,150&gt;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725">
            <text:p>0.072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71.4">
            <text:p>1971.4</text:p>
          </table:table-cell>
          <table:table-cell office:value-type="float" office:value="9.638">
            <text:p>9.63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37.7">
            <text:p>1637.7</text:p>
          </table:table-cell>
          <table:table-cell office:value-type="float" office:value="16">
            <text:p>16</text:p>
          </table:table-cell>
          <table:table-cell office:value-type="float" office:value="0.169271">
            <text:p>0.16927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37.7">
            <text:p>1637.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19.8">
            <text:p>1619.8</text:p>
          </table:table-cell>
          <table:table-cell table:number-columns-repeated="2" office:value-type="float" office:value="0.011051">
            <text:p>0.01105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07,36,40,41,34,35,38,42,126|2,94,123,113,78,103,85,127|3,90,77,124,82,111,99,49,128|4,129|5,30,70,27,32,31,33,28,26,95,130|6,131|7,108,48,46,44,43,73,50,132|8,52,54,56,59,75,116,133|9,67,69,68,62,60,134|10,117,58,55,53,51,57,118,135|11,115,136|12,120,87,92,96,119,105,137|13,138|14,139|15,84,100,112,122,83,102,140|16,97,64,61,65,63,66,79,121,141|17,142|18,86,106,93,80,143|19,144|20,145|21,89,76,74,47,45,114,146|22,147|23,88,101,110,109,81,91,148|24,149|25,72,39,37,98,104,71,29,125,150&gt;</text:p>
          </table:table-cell>
        </table:table-row>
        <table:table-row table:style-name="ro1">
          <table:table-cell office:value-type="string">
            <text:p>RC101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16">
            <text:p>0.071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12.2">
            <text:p>1912.2</text:p>
          </table:table-cell>
          <table:table-cell office:value-type="float" office:value="9.46">
            <text:p>9.4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652.4">
            <text:p>1652.4</text:p>
          </table:table-cell>
          <table:table-cell office:value-type="float" office:value="16">
            <text:p>16</text:p>
          </table:table-cell>
          <table:table-cell office:value-type="float" office:value="0.135864">
            <text:p>0.13586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52.4">
            <text:p>1652.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619.8">
            <text:p>1619.8</text:p>
          </table:table-cell>
          <table:table-cell table:number-columns-repeated="2" office:value-type="float" office:value="0.020126">
            <text:p>0.02012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88,58,53,51,57,118,126|2,84,100,112,122,83,102,127|3,117,120,87,92,96,119,105,128|4,48,46,43,74,47,45,50,49,129|5,97,64,61,65,63,66,79,121,130|6,131|7,107,36,40,41,34,35,38,42,132|8,27,32,31,104,80,93,133|9,134|10,135|11,136|12,70,30,33,71,28,26,29,125,95,137|13,138|14,67,69,68,62,60,139|15,108,44,101,114,73,140|16,52,54,56,55,59,75,116,141|17,142|18,90,77,124,82,111,99,143|19,89,76,110,109,81,91,144|20,145|21,39,72,37,98,103,85,146|22,94,123,113,78,147|23,86,106,115,148|24,149|25,150&gt;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718">
            <text:p>0.071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27.8">
            <text:p>1827.8</text:p>
          </table:table-cell>
          <table:table-cell office:value-type="float" office:value="9.436">
            <text:p>9.43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77.3">
            <text:p>1477.3</text:p>
          </table:table-cell>
          <table:table-cell office:value-type="float" office:value="15">
            <text:p>15</text:p>
          </table:table-cell>
          <table:table-cell office:value-type="float" office:value="0.191761">
            <text:p>0.1917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77.3">
            <text:p>1477.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57.4">
            <text:p>1457.4</text:p>
          </table:table-cell>
          <table:table-cell table:number-columns-repeated="2" office:value-type="float" office:value="0.013654">
            <text:p>0.01365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3,98,104,103,85,125,95,126|2,89,47,74,45,49,108,127|3,58,53,52,51,56,59,75,118,119,105,128|4,116,120,87,54,55,57,114,129|5,130|6,131|7,107,124,112,84,122,100,83,132|8,133|9,134|10,135|11,39,72,36,40,41,34,35,38,42,37,136|12,137|13,138|14,139|15,64,61,65,63,66,68,60,62,97,140|16,90,82,111,99,77,141|17,44,48,46,43,73,50,102,142|18,143|19,26,28,70,30,33,32,31,71,29,27,144|20,94,113,78,80,93,145|21,115,146|22,67,69,86,106,147|23,110,88,101,76,109,81,91,148|24,117,92,96,79,121,149|25,150&gt;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753">
            <text:p>0.075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29.7">
            <text:p>1829.7</text:p>
          </table:table-cell>
          <table:table-cell office:value-type="float" office:value="9.158">
            <text:p>9.15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78.7">
            <text:p>1478.7</text:p>
          </table:table-cell>
          <table:table-cell office:value-type="float" office:value="15">
            <text:p>15</text:p>
          </table:table-cell>
          <table:table-cell office:value-type="float" office:value="0.191835">
            <text:p>0.1918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78.7">
            <text:p>1478.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57.4">
            <text:p>1457.4</text:p>
          </table:table-cell>
          <table:table-cell table:number-columns-repeated="2" office:value-type="float" office:value="0.014615">
            <text:p>0.01461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94,113,78,80,93,126|2,120,110,88,101,76,109,81,91,127|3,89,47,74,45,49,108,128|4,44,48,46,43,73,50,102,129|5,130|6,131|7,67,69,86,106,132|8,133|9,134|10,90,82,111,99,77,135|11,39,72,36,40,41,34,35,38,42,37,136|12,115,137|13,119,56,54,52,51,57,59,118,121,138|14,139|15,140|16,123,98,104,103,85,125,95,141|17,107,124,112,84,122,100,83,142|18,117,87,92,96,79,143|19,144|20,64,61,65,63,66,68,60,62,97,145|21,146|22,147|23,148|24,75,58,55,53,114,116,105,149|25,26,28,70,30,33,32,31,71,29,27,150&gt;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29">
            <text:p>0.072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54.7">
            <text:p>1854.7</text:p>
          </table:table-cell>
          <table:table-cell office:value-type="float" office:value="9.507">
            <text:p>9.50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77.7">
            <text:p>1477.7</text:p>
          </table:table-cell>
          <table:table-cell office:value-type="float" office:value="14">
            <text:p>14</text:p>
          </table:table-cell>
          <table:table-cell office:value-type="float" office:value="0.203267">
            <text:p>0.20326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77.7">
            <text:p>1477.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57.4">
            <text:p>1457.4</text:p>
          </table:table-cell>
          <table:table-cell table:number-columns-repeated="2" office:value-type="float" office:value="0.013929">
            <text:p>0.01392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26,28,70,30,33,32,31,71,29,27,127|3,128|4,129|5,116,120,87,92,96,79,121,130|6,44,48,46,43,73,50,102,131|7,132|8,133|9,39,72,98,104,103,85,125,95,134|10,135|11,90,124,82,111,99,84,77,136|12,137|13,89,47,74,45,49,108,138|14,139|15,52,51,53,55,57,114,140|16,67,69,86,106,93,80,141|17,142|18,64,61,65,63,66,68,60,62,97,143|19,144|20,117,75,58,54,56,59,118,119,105,145|21,107,36,40,41,112,122,100,83,146|22,147|23,110,88,101,76,109,81,91,148|24,115,149|25,94,123,113,78,34,35,38,42,37,150&gt;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711">
            <text:p>0.071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56.8">
            <text:p>1756.8</text:p>
          </table:table-cell>
          <table:table-cell office:value-type="float" office:value="9.591">
            <text:p>9.59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77.7">
            <text:p>1477.7</text:p>
          </table:table-cell>
          <table:table-cell office:value-type="float" office:value="14">
            <text:p>14</text:p>
          </table:table-cell>
          <table:table-cell office:value-type="float" office:value="0.158868">
            <text:p>0.15886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77.7">
            <text:p>1477.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57.4">
            <text:p>1457.4</text:p>
          </table:table-cell>
          <table:table-cell table:number-columns-repeated="2" office:value-type="float" office:value="0.013929">
            <text:p>0.01392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64,61,65,63,66,68,60,62,97,126|2,127|3,107,36,40,41,112,122,100,83,128|4,94,123,113,78,34,35,38,42,37,129|5,130|6,52,51,53,55,57,114,131|7,132|8,90,124,82,111,99,84,77,133|9,39,72,98,104,103,85,125,95,134|10,117,75,58,54,56,59,118,119,105,135|11,136|12,137|13,138|14,139|15,140|16,115,141|17,116,120,87,92,96,79,121,142|18,110,88,101,76,109,81,91,143|19,89,47,74,45,49,108,144|20,44,48,46,43,73,50,102,145|21,26,28,70,30,33,32,31,71,29,27,146|22,67,69,86,106,93,80,147|23,148|24,149|25,150&gt;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22">
            <text:p>0.072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71.1">
            <text:p>1771.1</text:p>
          </table:table-cell>
          <table:table-cell office:value-type="float" office:value="9.605">
            <text:p>9.60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76.5">
            <text:p>1476.5</text:p>
          </table:table-cell>
          <table:table-cell office:value-type="float" office:value="14">
            <text:p>14</text:p>
          </table:table-cell>
          <table:table-cell office:value-type="float" office:value="0.166337">
            <text:p>0.16633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76.5">
            <text:p>1476.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57.4">
            <text:p>1457.4</text:p>
          </table:table-cell>
          <table:table-cell table:number-columns-repeated="2" office:value-type="float" office:value="0.013106">
            <text:p>0.01310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17,75,58,54,56,59,118,119,105,126|2,89,82,111,99,77,107,127|3,128|4,129|5,86,106,115,130|6,90,124,112,84,122,100,83,131|7,132|8,110,88,101,76,47,74,45,49,108,133|9,134|10,67,64,61,69,65,68,60,62,97,135|11,116,120,87,92,109,81,91,136|12,94,113,78,80,93,137|13,138|14,123,98,104,103,85,125,95,139|15,39,72,36,40,41,34,35,38,42,37,140|16,141|17,52,51,53,55,57,114,142|18,143|19,26,28,70,30,33,32,31,71,29,27,144|20,145|21,146|22,121,96,63,66,79,147|23,44,48,73,43,46,50,102,148|24,149|25,150&gt;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724">
            <text:p>0.072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86.8">
            <text:p>1786.8</text:p>
          </table:table-cell>
          <table:table-cell office:value-type="float" office:value="9.601">
            <text:p>9.60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78.9">
            <text:p>1478.9</text:p>
          </table:table-cell>
          <table:table-cell office:value-type="float" office:value="15">
            <text:p>15</text:p>
          </table:table-cell>
          <table:table-cell office:value-type="float" office:value="0.172319">
            <text:p>0.1723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78.9">
            <text:p>1478.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57.4">
            <text:p>1457.4</text:p>
          </table:table-cell>
          <table:table-cell table:number-columns-repeated="2" office:value-type="float" office:value="0.014752">
            <text:p>0.01475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16,120,87,92,96,79,121,126|2,90,82,111,99,77,127|3,117,75,58,54,56,59,118,119,105,128|4,52,51,53,55,57,114,129|5,123,98,104,103,85,125,95,130|6,26,28,70,30,33,32,31,71,29,27,131|7,132|8,94,113,78,80,93,133|9,115,134|10,67,69,86,106,135|11,89,47,74,45,49,108,136|12,107,124,112,84,122,100,83,137|13,138|14,139|15,140|16,64,61,65,63,66,68,60,62,97,141|17,39,72,36,40,41,34,35,38,42,37,142|18,143|19,144|20,145|21,44,48,43,73,46,50,102,146|22,147|23,148|24,149|25,110,88,101,76,109,81,91,150&gt;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767">
            <text:p>0.076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73.1">
            <text:p>1873.1</text:p>
          </table:table-cell>
          <table:table-cell office:value-type="float" office:value="9.437">
            <text:p>9.43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76.7">
            <text:p>1476.7</text:p>
          </table:table-cell>
          <table:table-cell office:value-type="float" office:value="15">
            <text:p>15</text:p>
          </table:table-cell>
          <table:table-cell office:value-type="float" office:value="0.211628">
            <text:p>0.21162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76.7">
            <text:p>1476.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57.4">
            <text:p>1457.4</text:p>
          </table:table-cell>
          <table:table-cell table:number-columns-repeated="2" office:value-type="float" office:value="0.013243">
            <text:p>0.01324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26,28,70,30,33,32,31,71,29,27,126|2,127|3,128|4,129|5,90,82,111,99,77,130|6,131|7,132|8,44,48,73,43,46,50,102,133|9,75,58,53,55,57,59,118,121,134|10,39,72,36,40,41,34,35,38,42,37,135|11,136|12,137|13,138|14,117,87,92,96,79,139|15,89,47,74,45,49,108,140|16,120,110,88,101,76,109,81,91,141|17,64,61,65,63,66,68,60,62,97,142|18,115,143|19,144|20,94,113,78,80,93,145|21,67,69,86,106,146|22,119,56,54,52,51,114,116,105,147|23,123,98,104,103,85,125,95,148|24,107,124,112,84,122,100,83,149|25,150&gt;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773">
            <text:p>0.077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54.4">
            <text:p>1654.4</text:p>
          </table:table-cell>
          <table:table-cell office:value-type="float" office:value="9.414">
            <text:p>9.41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78.7">
            <text:p>1478.7</text:p>
          </table:table-cell>
          <table:table-cell office:value-type="float" office:value="15">
            <text:p>15</text:p>
          </table:table-cell>
          <table:table-cell office:value-type="float" office:value="0.106202">
            <text:p>0.1062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78.7">
            <text:p>1478.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57.4">
            <text:p>1457.4</text:p>
          </table:table-cell>
          <table:table-cell table:number-columns-repeated="2" office:value-type="float" office:value="0.014615">
            <text:p>0.01461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19,56,54,52,51,57,59,118,121,126|2,127|3,94,113,78,80,93,128|4,123,98,104,103,85,125,95,129|5,130|6,131|7,132|8,133|9,64,61,65,63,66,68,60,62,97,134|10,89,47,74,45,49,108,135|11,107,124,112,84,122,100,83,136|12,26,28,70,30,33,32,31,71,29,27,137|13,138|14,90,82,111,99,77,139|15,120,110,88,101,76,109,81,91,140|16,141|17,142|18,67,69,86,106,143|19,117,87,92,96,79,144|20,75,58,55,53,114,116,105,145|21,115,146|22,44,48,46,43,73,50,102,147|23,148|24,149|25,39,72,36,40,41,34,35,38,42,37,150&gt;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785">
            <text:p>0.078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94.9">
            <text:p>1794.9</text:p>
          </table:table-cell>
          <table:table-cell office:value-type="float" office:value="9.409">
            <text:p>9.40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75.5">
            <text:p>1475.5</text:p>
          </table:table-cell>
          <table:table-cell office:value-type="float" office:value="14">
            <text:p>14</text:p>
          </table:table-cell>
          <table:table-cell office:value-type="float" office:value="0.177949">
            <text:p>0.17794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75.5">
            <text:p>1475.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57.4">
            <text:p>1457.4</text:p>
          </table:table-cell>
          <table:table-cell table:number-columns-repeated="2" office:value-type="float" office:value="0.012419">
            <text:p>0.01241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94,123,113,78,34,35,38,42,37,126|2,107,36,40,41,112,122,100,83,127|3,128|4,129|5,26,28,70,30,33,32,31,71,29,27,130|6,90,124,82,111,99,84,77,131|7,132|8,39,72,98,104,103,85,125,95,133|9,119,56,54,52,51,114,116,105,134|10,120,110,88,101,76,109,81,91,135|11,136|12,75,58,53,55,57,59,118,121,137|13,138|14,117,87,92,96,79,139|15,44,48,43,73,46,50,102,140|16,141|17,142|18,143|19,144|20,145|21,89,47,74,45,49,108,146|22,115,147|23,67,69,86,106,93,80,148|24,64,61,65,63,66,68,60,62,97,149|25,150&gt;</text:p>
          </table:table-cell>
        </table:table-row>
        <table:table-row table:style-name="ro1">
          <table:table-cell office:value-type="string">
            <text:p>RC102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85">
            <text:p>0.078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95.7">
            <text:p>1795.7</text:p>
          </table:table-cell>
          <table:table-cell office:value-type="float" office:value="9.667">
            <text:p>9.66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76.7">
            <text:p>1476.7</text:p>
          </table:table-cell>
          <table:table-cell office:value-type="float" office:value="15">
            <text:p>15</text:p>
          </table:table-cell>
          <table:table-cell office:value-type="float" office:value="0.177647">
            <text:p>0.17764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76.7">
            <text:p>1476.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57.4">
            <text:p>1457.4</text:p>
          </table:table-cell>
          <table:table-cell table:number-columns-repeated="2" office:value-type="float" office:value="0.013243">
            <text:p>0.01324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89,47,74,45,49,108,126|2,119,56,54,52,51,114,116,105,127|3,128|4,129|5,130|6,107,124,112,84,122,100,83,131|7,132|8,133|9,115,134|10,26,28,70,30,33,32,31,71,29,27,135|11,117,87,92,96,79,136|12,137|13,39,72,36,40,41,34,35,38,42,37,138|14,44,48,46,43,73,50,102,139|15,123,98,104,103,85,125,95,140|16,120,110,88,101,76,109,81,91,141|17,94,113,78,80,93,142|18,143|19,90,82,111,99,77,144|20,75,58,53,55,57,59,118,121,145|21,146|22,67,69,86,106,147|23,148|24,149|25,64,61,65,63,66,68,60,62,97,150&gt;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752">
            <text:p>0.075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07.4">
            <text:p>1607.4</text:p>
          </table:table-cell>
          <table:table-cell office:value-type="float" office:value="9.483">
            <text:p>9.48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71.8">
            <text:p>1271.8</text:p>
          </table:table-cell>
          <table:table-cell office:value-type="float" office:value="11">
            <text:p>11</text:p>
          </table:table-cell>
          <table:table-cell office:value-type="float" office:value="0.208784">
            <text:p>0.20878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1.8">
            <text:p>1271.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58">
            <text:p>1258</text:p>
          </table:table-cell>
          <table:table-cell table:number-columns-repeated="2" office:value-type="float" office:value="0.01097">
            <text:p>0.0109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58,52,55,57,53,51,54,56,59,126|2,86,67,68,69,65,63,66,97,96,118,119,105,127|3,128|4,129|5,130|6,106,64,61,60,62,79,121,131|7,132|8,133|9,134|10,135|11,136|12,90,77,111,84,112,122,100,83,102,137|13,138|14,76,110,88,101,114,43,73,50,82,139|15,140|16,37,39,40,36,34,35,38,41,42,72,141|17,108,45,48,46,44,74,47,49,99,107,115,142|18,143|19,26,28,70,30,33,32,31,71,29,27,144|20,89,124,78,123,80,93,145|21,146|22,94,113,103,104,98,85,125,95,147|23,116,117,120,87,75,92,109,81,91,148|24,149|25,150&gt;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01">
            <text:p>0.080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93.1">
            <text:p>1593.1</text:p>
          </table:table-cell>
          <table:table-cell office:value-type="float" office:value="9.601">
            <text:p>9.60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79.9">
            <text:p>1279.9</text:p>
          </table:table-cell>
          <table:table-cell office:value-type="float" office:value="12">
            <text:p>12</text:p>
          </table:table-cell>
          <table:table-cell office:value-type="float" office:value="0.196598">
            <text:p>0.19659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9.9">
            <text:p>1279.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58">
            <text:p>1258</text:p>
          </table:table-cell>
          <table:table-cell table:number-columns-repeated="2" office:value-type="float" office:value="0.017409">
            <text:p>0.01740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06,64,61,60,62,79,121,126|2,115,107,124,112,84,122,100,83,127|3,128|4,90,108,45,47,74,49,82,99,111,77,129|5,130|6,89,76,101,114,88,110,120,116,131|7,132|8,133|9,86,67,68,69,65,63,66,97,96,118,119,105,134|10,135|11,136|12,137|13,117,87,75,92,109,81,91,138|14,139|15,140|16,27,70,71,33,32,31,29,30,28,26,141|17,142|18,113,103,104,98,85,125,95,143|19,37,39,40,36,34,35,38,41,42,72,144|20,145|21,44,43,73,46,48,50,102,146|22,147|23,58,52,55,57,53,51,54,56,59,148|24,94,123,78,80,93,149|25,150&gt;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72">
            <text:p>0.077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40.8">
            <text:p>1540.8</text:p>
          </table:table-cell>
          <table:table-cell office:value-type="float" office:value="9.39">
            <text:p>9.3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84.8">
            <text:p>1284.8</text:p>
          </table:table-cell>
          <table:table-cell office:value-type="float" office:value="12">
            <text:p>12</text:p>
          </table:table-cell>
          <table:table-cell office:value-type="float" office:value="0.166147">
            <text:p>0.16614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4.8">
            <text:p>1284.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58">
            <text:p>1258</text:p>
          </table:table-cell>
          <table:table-cell table:number-columns-repeated="2" office:value-type="float" office:value="0.021304">
            <text:p>0.02130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85,98,103,104,32,80,126|2,115,107,124,112,84,122,100,83,127|3,26,28,70,30,71,33,31,29,27,125,95,128|4,106,64,61,60,62,79,121,129|5,58,52,55,57,53,51,54,56,59,130|6,131|7,132|8,133|9,117,87,75,92,109,81,91,134|10,135|11,136|12,137|13,138|14,139|15,140|16,44,43,73,46,48,50,102,141|17,89,76,101,114,88,110,120,116,142|18,90,108,45,47,74,49,82,99,111,77,143|19,144|20,145|21,146|22,86,67,68,69,65,63,66,97,96,118,119,105,147|23,37,39,40,36,34,35,38,41,42,72,148|24,94,113,78,123,93,149|25,150&gt;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768">
            <text:p>0.076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87.6">
            <text:p>1587.6</text:p>
          </table:table-cell>
          <table:table-cell office:value-type="float" office:value="9.293">
            <text:p>9.29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80.1">
            <text:p>1280.1</text:p>
          </table:table-cell>
          <table:table-cell office:value-type="float" office:value="12">
            <text:p>12</text:p>
          </table:table-cell>
          <table:table-cell office:value-type="float" office:value="0.193689">
            <text:p>0.19368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.1">
            <text:p>1280.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58">
            <text:p>1258</text:p>
          </table:table-cell>
          <table:table-cell table:number-columns-repeated="2" office:value-type="float" office:value="0.017568">
            <text:p>0.01756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94,113,78,123,126|2,127|3,117,87,75,92,109,81,91,128|4,129|5,90,108,45,47,74,49,82,99,111,77,130|6,115,107,124,112,84,122,100,83,131|7,132|8,86,67,69,68,65,60,62,79,121,133|9,134|10,135|11,136|12,137|13,138|14,139|15,89,76,101,114,88,110,120,116,140|16,141|17,142|18,58,52,55,57,53,51,54,56,59,143|19,44,43,73,46,48,50,102,144|20,145|21,106,64,61,63,66,97,96,118,119,105,146|22,85,98,103,104,32,29,27,125,95,147|23,26,28,70,30,71,33,31,80,93,148|24,149|25,37,39,40,36,34,35,38,41,42,72,150&gt;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51">
            <text:p>0.075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9.49">
            <text:p>9.4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96.6">
            <text:p>1296.6</text:p>
          </table:table-cell>
          <table:table-cell office:value-type="float" office:value="12">
            <text:p>12</text:p>
          </table:table-cell>
          <table:table-cell office:value-type="float" office:value="0.178327">
            <text:p>0.17832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96.6">
            <text:p>1296.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58">
            <text:p>1258</text:p>
          </table:table-cell>
          <table:table-cell table:number-columns-repeated="2" office:value-type="float" office:value="0.030684">
            <text:p>0.03068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6|2,89,45,47,74,44,43,73,46,50,82,127|3,106,79,67,69,65,63,66,97,96,118,119,121,128|4,90,124,112,122,84,99,111,77,115,129|5,27,70,71,33,32,31,29,30,28,26,125,130|6,131|7,108,49,48,100,83,102,132|8,133|9,134|10,86,64,61,60,62,68,95,135|11,136|12,137|13,138|14,139|15,58,52,55,57,53,51,54,56,59,140|16,36,40,41,34,35,38,107,141|17,142|18,143|19,94,85,103,104,98,42,72,39,37,144|20,145|21,120,110,88,114,101,76,91,146|22,117,87,75,92,109,81,116,105,147|23,148|24,149|25,113,78,123,80,93,150&gt;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772">
            <text:p>0.077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35.6">
            <text:p>1635.6</text:p>
          </table:table-cell>
          <table:table-cell office:value-type="float" office:value="9.453">
            <text:p>9.45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92.8">
            <text:p>1292.8</text:p>
          </table:table-cell>
          <table:table-cell office:value-type="float" office:value="12">
            <text:p>12</text:p>
          </table:table-cell>
          <table:table-cell office:value-type="float" office:value="0.209587">
            <text:p>0.20958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92.8">
            <text:p>1292.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58">
            <text:p>1258</text:p>
          </table:table-cell>
          <table:table-cell table:number-columns-repeated="2" office:value-type="float" office:value="0.027663">
            <text:p>0.02766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76,110,88,101,114,43,73,50,82,127|3,128|4,67,68,69,65,63,66,86,93,129|5,90,124,122,100,83,102,130|6,58,52,55,57,53,51,54,56,59,131|7,132|8,27,70,71,33,32,31,29,30,28,26,125,133|9,108,49,48,46,44,74,47,45,91,134|10,135|11,123,98,104,103,85,80,95,136|12,117,120,87,75,92,119,118,96,121,137|13,138|14,139|15,140|16,141|17,142|18,143|19,37,39,40,36,34,112,84,99,111,77,107,115,144|20,64,61,60,62,97,79,106,145|21,146|22,147|23,89,109,81,116,105,148|24,149|25,94,113,78,35,38,41,42,72,150&gt;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753">
            <text:p>0.075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68.1">
            <text:p>1568.1</text:p>
          </table:table-cell>
          <table:table-cell office:value-type="float" office:value="9.462">
            <text:p>9.46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82.1">
            <text:p>1282.1</text:p>
          </table:table-cell>
          <table:table-cell office:value-type="float" office:value="12">
            <text:p>12</text:p>
          </table:table-cell>
          <table:table-cell office:value-type="float" office:value="0.182386">
            <text:p>0.18238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2.1">
            <text:p>1282.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58">
            <text:p>1258</text:p>
          </table:table-cell>
          <table:table-cell table:number-columns-repeated="2" office:value-type="float" office:value="0.019157">
            <text:p>0.01915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37,39,40,36,34,112,99,82,108,126|2,127|3,128|4,129|5,130|6,106,64,61,60,62,79,121,131|7,86,67,68,69,65,63,66,97,96,118,119,105,132|8,133|9,89,76,101,114,88,110,120,116,134|10,135|11,136|12,90,77,111,84,122,100,83,102,137|13,138|14,139|15,117,87,75,92,109,81,91,140|16,141|17,94,80,93,142|18,123,113,103,104,98,85,125,95,143|19,58,52,55,57,53,51,54,56,59,144|20,27,70,71,33,32,31,29,30,28,26,145|21,45,48,47,74,44,43,73,46,50,49,146|22,147|23,115,107,124,78,35,38,41,42,72,148|24,149|25,150&gt;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778">
            <text:p>0.077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74.4">
            <text:p>1474.4</text:p>
          </table:table-cell>
          <table:table-cell office:value-type="float" office:value="9.446">
            <text:p>9.44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78.9">
            <text:p>1278.9</text:p>
          </table:table-cell>
          <table:table-cell office:value-type="float" office:value="12">
            <text:p>12</text:p>
          </table:table-cell>
          <table:table-cell office:value-type="float" office:value="0.132596">
            <text:p>0.1325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8.9">
            <text:p>1278.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58">
            <text:p>1258</text:p>
          </table:table-cell>
          <table:table-cell table:number-columns-repeated="2" office:value-type="float" office:value="0.016614">
            <text:p>0.01661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107,124,112,84,122,100,83,127|3,90,108,82,47,45,74,49,99,111,77,115,128|4,89,76,101,114,88,110,120,116,129|5,86,67,68,69,65,63,66,97,96,118,119,105,130|6,94,113,78,123,131|7,132|8,133|9,85,98,103,104,32,29,27,125,95,134|10,135|11,58,52,55,57,53,51,54,56,59,136|12,44,43,73,46,48,50,102,137|13,138|14,139|15,140|16,141|17,142|18,37,39,40,36,34,35,38,41,42,72,143|19,144|20,117,87,75,92,109,81,91,145|21,106,64,61,60,62,79,121,146|22,26,28,70,30,71,33,31,80,93,147|23,148|24,149|25,150&gt;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68.3">
            <text:p>1568.3</text:p>
          </table:table-cell>
          <table:table-cell office:value-type="float" office:value="9.349">
            <text:p>9.34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80.1">
            <text:p>1280.1</text:p>
          </table:table-cell>
          <table:table-cell office:value-type="float" office:value="12">
            <text:p>12</text:p>
          </table:table-cell>
          <table:table-cell office:value-type="float" office:value="0.183766">
            <text:p>0.18376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.1">
            <text:p>1280.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58">
            <text:p>1258</text:p>
          </table:table-cell>
          <table:table-cell table:number-columns-repeated="2" office:value-type="float" office:value="0.017568">
            <text:p>0.01756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86,67,69,68,65,60,62,79,121,126|2,44,43,73,46,48,50,102,127|3,94,113,78,123,128|4,37,39,40,36,34,35,38,41,42,72,129|5,85,98,103,104,32,29,27,125,95,130|6,131|7,26,28,70,30,71,33,31,80,93,132|8,58,52,55,57,53,51,54,56,59,133|9,134|10,135|11,136|12,137|13,115,107,124,112,84,122,100,83,138|14,139|15,89,76,101,114,88,110,120,116,140|16,141|17,142|18,143|19,144|20,106,64,61,63,66,97,96,118,119,105,145|21,117,87,75,92,109,81,91,146|22,90,108,45,47,74,49,82,99,111,77,147|23,148|24,149|25,150&gt;</text:p>
          </table:table-cell>
        </table:table-row>
        <table:table-row table:style-name="ro1">
          <table:table-cell office:value-type="string">
            <text:p>RC103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84">
            <text:p>0.078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16.1">
            <text:p>1616.1</text:p>
          </table:table-cell>
          <table:table-cell office:value-type="float" office:value="9.435">
            <text:p>9.43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12">
            <text:p>12</text:p>
          </table:table-cell>
          <table:table-cell office:value-type="float" office:value="0.206732">
            <text:p>0.2067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58">
            <text:p>1258</text:p>
          </table:table-cell>
          <table:table-cell table:number-columns-repeated="2" office:value-type="float" office:value="0.019078">
            <text:p>0.01907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44,43,73,46,48,50,102,126|2,90,108,45,47,74,49,82,99,111,77,127|3,128|4,85,98,104,103,80,93,129|5,117,87,75,92,109,81,91,130|6,106,79,67,69,65,63,66,97,96,118,119,121,131|7,132|8,133|9,134|10,58,52,55,57,53,51,54,56,59,135|11,136|12,37,39,40,36,34,35,38,41,42,72,137|13,138|14,94,113,78,123,139|15,140|16,141|17,89,76,101,114,88,110,120,116,105,142|18,86,64,61,60,62,68,95,143|19,144|20,145|21,146|22,115,107,124,112,84,122,100,83,147|23,148|24,149|25,26,28,70,30,33,32,31,71,29,27,125,150&gt;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809">
            <text:p>0.080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57.2">
            <text:p>1357.2</text:p>
          </table:table-cell>
          <table:table-cell office:value-type="float" office:value="9.709">
            <text:p>9.70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8.9">
            <text:p>1158.9</text:p>
          </table:table-cell>
          <table:table-cell office:value-type="float" office:value="11">
            <text:p>11</text:p>
          </table:table-cell>
          <table:table-cell office:value-type="float" office:value="0.14611">
            <text:p>0.146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8.9">
            <text:p>1158.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32.3">
            <text:p>1132.3</text:p>
          </table:table-cell>
          <table:table-cell table:number-columns-repeated="2" office:value-type="float" office:value="0.023492">
            <text:p>0.02349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86,95,26,28,30,70,33,71,29,27,125,126|2,106,121,119,87,101,114,88,110,76,89,127|3,45,74,44,48,46,43,73,50,49,47,128|4,79,97,96,118,92,109,120,81,116,105,129|5,113,31,32,104,98,103,85,80,93,130|6,90,124,77,111,99,82,108,91,131|7,37,39,40,36,35,34,38,41,42,72,132|8,133|9,134|10,135|11,136|12,137|13,138|14,139|15,66,67,69,64,63,62,60,61,65,68,140|16,141|17,142|18,117,75,58,57,55,53,51,52,54,56,59,143|19,144|20,145|21,146|22,94,123,78,147|23,148|24,115,107,84,112,122,100,83,102,149|25,150&gt;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45">
            <text:p>0.084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24.2">
            <text:p>1424.2</text:p>
          </table:table-cell>
          <table:table-cell office:value-type="float" office:value="9.672">
            <text:p>9.67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33.3">
            <text:p>1133.3</text:p>
          </table:table-cell>
          <table:table-cell office:value-type="float" office:value="10">
            <text:p>10</text:p>
          </table:table-cell>
          <table:table-cell office:value-type="float" office:value="0.204255">
            <text:p>0.2042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3.3">
            <text:p>1133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32.3">
            <text:p>1132.3</text:p>
          </table:table-cell>
          <table:table-cell table:number-columns-repeated="2" office:value-type="float" office:value="0.000883">
            <text:p>0.00088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10,88,114,101,109,76,45,89,91,126|2,127|3,128|4,117,75,58,57,55,53,51,52,54,56,59,129|5,66,67,69,64,63,62,60,61,65,68,130|6,113,85,103,98,104,32,31,27,80,131|7,132|8,133|9,134|10,37,39,40,36,35,34,38,41,42,72,135|11,105,116,81,120,87,92,119,118,96,97,79,121,106,136|12,137|13,138|14,139|15,140|16,141|17,142|18,94,123,78,107,77,111,99,82,108,143|19,144|20,145|21,86,95,26,28,30,70,33,71,29,125,93,146|22,147|23,148|24,49,47,74,44,48,46,73,43,50,102,149|25,115,90,124,112,84,122,100,83,150&gt;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78">
            <text:p>0.077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95.4">
            <text:p>1395.4</text:p>
          </table:table-cell>
          <table:table-cell office:value-type="float" office:value="9.412">
            <text:p>9.41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38.2">
            <text:p>1138.2</text:p>
          </table:table-cell>
          <table:table-cell office:value-type="float" office:value="10">
            <text:p>10</text:p>
          </table:table-cell>
          <table:table-cell office:value-type="float" office:value="0.18432">
            <text:p>0.184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8.2">
            <text:p>1138.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32.3">
            <text:p>1132.3</text:p>
          </table:table-cell>
          <table:table-cell table:number-columns-repeated="2" office:value-type="float" office:value="0.005211">
            <text:p>0.00521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113,85,103,98,104,32,31,27,80,127|3,128|4,129|5,91,89,45,76,101,114,88,110,81,116,105,130|6,66,67,69,64,63,62,60,61,65,68,131|7,37,39,40,36,34,84,122,100,83,132|8,133|9,134|10,135|11,136|12,137|13,138|14,86,95,26,28,30,70,33,71,29,125,93,139|15,140|16,141|17,142|18,94,123,78,72,42,41,38,35,107,143|19,121,119,87,92,109,120,118,96,97,79,106,144|20,145|21,146|22,49,47,74,44,48,46,73,43,50,102,147|23,117,59,56,54,52,51,53,55,57,58,75,148|24,149|25,115,124,77,112,99,111,82,108,90,150&gt;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825">
            <text:p>0.082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86.8">
            <text:p>1386.8</text:p>
          </table:table-cell>
          <table:table-cell office:value-type="float" office:value="9.617">
            <text:p>9.61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45.2">
            <text:p>1145.2</text:p>
          </table:table-cell>
          <table:table-cell office:value-type="float" office:value="10">
            <text:p>10</text:p>
          </table:table-cell>
          <table:table-cell office:value-type="float" office:value="0.174214">
            <text:p>0.1742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45.2">
            <text:p>1145.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32.3">
            <text:p>1132.3</text:p>
          </table:table-cell>
          <table:table-cell table:number-columns-repeated="2" office:value-type="float" office:value="0.011393">
            <text:p>0.01139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10,88,114,101,109,76,89,91,127|3,37,39,40,36,35,34,38,41,42,72,128|4,47,45,74,44,48,46,73,43,50,49,129|5,130|6,131|7,132|8,117,59,56,54,52,51,53,55,57,58,75,133|9,113,85,103,98,104,32,31,27,80,134|10,135|11,136|12,94,123,107,124,78,111,99,82,108,137|13,138|14,86,95,26,28,30,70,33,71,29,125,93,139|15,140|16,66,67,69,64,63,62,60,61,65,68,141|17,142|18,115,90,77,84,112,122,100,83,102,143|19,105,116,81,120,87,92,119,118,96,97,79,121,106,144|20,145|21,146|22,147|23,148|24,149|25,150&gt;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98">
            <text:p>0.079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23.3">
            <text:p>1323.3</text:p>
          </table:table-cell>
          <table:table-cell office:value-type="float" office:value="10.183">
            <text:p>10.18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32.8">
            <text:p>1132.8</text:p>
          </table:table-cell>
          <table:table-cell office:value-type="float" office:value="10">
            <text:p>10</text:p>
          </table:table-cell>
          <table:table-cell office:value-type="float" office:value="0.143958">
            <text:p>0.14395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2.8">
            <text:p>1132.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32.3">
            <text:p>1132.3</text:p>
          </table:table-cell>
          <table:table-cell table:number-columns-repeated="2" office:value-type="float" office:value="0.000442">
            <text:p>0.00044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17,59,56,54,52,51,53,55,57,58,75,126|2,127|3,128|4,129|5,130|6,131|7,132|8,113,85,103,98,104,32,31,27,80,133|9,134|10,49,47,74,44,48,46,73,43,50,102,135|11,86,95,26,28,30,70,33,71,29,125,93,136|12,94,123,78,107,77,111,99,82,108,137|13,138|14,105,116,81,120,87,92,119,118,96,97,79,121,106,139|15,140|16,110,88,114,101,109,76,45,89,91,141|17,37,39,40,36,35,34,38,41,42,72,142|18,143|19,115,90,124,112,84,122,100,83,144|20,145|21,146|22,67,69,68,63,62,60,61,65,64,66,147|23,148|24,149|25,150&gt;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831">
            <text:p>0.083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49">
            <text:p>1349</text:p>
          </table:table-cell>
          <table:table-cell office:value-type="float" office:value="9.905">
            <text:p>9.90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32.3">
            <text:p>1132.3</text:p>
          </table:table-cell>
          <table:table-cell office:value-type="float" office:value="10">
            <text:p>10</text:p>
          </table:table-cell>
          <table:table-cell office:value-type="float" office:value="0.160638">
            <text:p>0.1606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2.3">
            <text:p>1132.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32.3">
            <text:p>1132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17,75,58,57,55,53,51,52,54,56,59,126|2,90,108,82,124,122,100,83,102,127|3,67,69,68,63,62,60,61,65,64,66,128|4,129|5,130|6,94,123,78,72,42,41,38,35,107,131|7,132|8,133|9,134|10,135|11,136|12,137|13,138|14,139|15,86,95,26,28,30,70,33,71,29,125,93,140|16,141|17,110,88,114,101,109,76,89,91,142|18,105,116,81,120,87,92,119,118,96,97,79,121,106,143|19,144|20,145|21,113,85,103,98,104,32,31,27,80,146|22,37,39,40,36,34,112,84,99,111,77,115,147|23,47,45,74,44,48,46,73,43,50,49,148|24,149|25,150&gt;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807">
            <text:p>0.080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18.4">
            <text:p>1418.4</text:p>
          </table:table-cell>
          <table:table-cell office:value-type="float" office:value="9.508">
            <text:p>9.50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33.5">
            <text:p>1133.5</text:p>
          </table:table-cell>
          <table:table-cell office:value-type="float" office:value="10">
            <text:p>10</text:p>
          </table:table-cell>
          <table:table-cell office:value-type="float" office:value="0.20086">
            <text:p>0.2008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3.5">
            <text:p>1133.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32.3">
            <text:p>1132.3</text:p>
          </table:table-cell>
          <table:table-cell table:number-columns-repeated="2" office:value-type="float" office:value="0.00106">
            <text:p>0.0010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66,67,69,64,63,62,60,61,65,68,126|2,127|3,49,47,74,44,48,46,73,43,50,102,128|4,129|5,130|6,131|7,110,88,114,101,109,76,45,89,91,132|8,115,90,124,112,84,122,100,83,133|9,134|10,105,116,81,120,87,92,119,118,96,97,79,121,106,135|11,136|12,137|13,138|14,139|15,94,123,78,107,77,111,99,82,108,140|16,141|17,142|18,86,95,26,28,30,70,33,71,29,125,93,143|19,144|20,37,39,40,36,35,34,38,41,42,72,145|21,146|22,117,59,56,54,52,51,53,55,57,58,75,147|23,148|24,113,85,103,98,104,32,31,27,80,149|25,150&gt;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808">
            <text:p>0.080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17.6">
            <text:p>1417.6</text:p>
          </table:table-cell>
          <table:table-cell office:value-type="float" office:value="9.498">
            <text:p>9.49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9.5">
            <text:p>1159.5</text:p>
          </table:table-cell>
          <table:table-cell office:value-type="float" office:value="11">
            <text:p>11</text:p>
          </table:table-cell>
          <table:table-cell office:value-type="float" office:value="0.182068">
            <text:p>0.18206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9.5">
            <text:p>1159.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32.3">
            <text:p>1132.3</text:p>
          </table:table-cell>
          <table:table-cell table:number-columns-repeated="2" office:value-type="float" office:value="0.024022">
            <text:p>0.02402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127|3,128|4,129|5,93,95,26,28,30,70,33,71,29,27,125,130|6,131|7,132|8,133|9,134|10,94,123,78,80,135|11,136|12,47,45,74,44,48,46,73,43,50,49,137|13,66,67,69,64,63,62,60,61,65,68,138|14,115,107,84,112,122,100,83,102,139|15,140|16,37,39,40,36,35,34,38,41,42,72,141|17,142|18,117,59,56,54,52,51,53,55,57,58,75,143|19,106,86,31,32,104,98,103,85,113,144|20,145|21,146|22,147|23,121,119,87,110,101,114,88,76,89,91,148|24,90,124,77,111,99,82,108,149|25,79,97,96,118,92,109,120,81,116,105,150&gt;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796">
            <text:p>0.079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39.5">
            <text:p>1339.5</text:p>
          </table:table-cell>
          <table:table-cell office:value-type="float" office:value="9.483">
            <text:p>9.48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37">
            <text:p>1137</text:p>
          </table:table-cell>
          <table:table-cell office:value-type="float" office:value="10">
            <text:p>10</text:p>
          </table:table-cell>
          <table:table-cell office:value-type="float" office:value="0.151176">
            <text:p>0.15117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7">
            <text:p>113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32.3">
            <text:p>1132.3</text:p>
          </table:table-cell>
          <table:table-cell table:number-columns-repeated="2" office:value-type="float" office:value="0.004151">
            <text:p>0.00415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27,31,32,33,71,70,29,30,28,26,125,126|2,37,39,103,98,104,85,113,80,95,86,93,127|3,128|4,129|5,105,116,81,120,87,92,119,118,96,97,79,121,106,130|6,117,59,56,54,52,51,53,55,57,58,75,131|7,132|8,115,107,35,36,40,122,100,83,102,133|9,67,69,68,63,62,60,61,65,64,66,134|10,47,45,74,44,48,46,73,43,50,49,135|11,136|12,137|13,138|14,139|15,110,88,114,101,109,76,89,91,140|16,94,123,78,34,38,41,42,72,141|17,142|18,143|19,144|20,145|21,90,124,77,112,84,99,111,82,108,146|22,147|23,148|24,149|25,150&gt;</text:p>
          </table:table-cell>
        </table:table-row>
        <table:table-row table:style-name="ro1">
          <table:table-cell office:value-type="string">
            <text:p>RC104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885">
            <text:p>0.088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65.3">
            <text:p>1365.3</text:p>
          </table:table-cell>
          <table:table-cell office:value-type="float" office:value="9.662">
            <text:p>9.66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35.9">
            <text:p>1135.9</text:p>
          </table:table-cell>
          <table:table-cell office:value-type="float" office:value="10">
            <text:p>10</text:p>
          </table:table-cell>
          <table:table-cell office:value-type="float" office:value="0.168022">
            <text:p>0.16802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5.9">
            <text:p>1135.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32.3">
            <text:p>1132.3</text:p>
          </table:table-cell>
          <table:table-cell table:number-columns-repeated="2" office:value-type="float" office:value="0.003179">
            <text:p>0.00317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127|3,128|4,129|5,130|6,94,123,78,34,111,99,82,108,131|7,132|8,105,116,81,120,87,92,119,118,96,97,79,121,106,133|9,113,85,103,98,104,32,31,27,80,134|10,135|11,66,67,69,64,63,62,60,61,65,68,136|12,137|13,49,47,74,44,48,46,73,43,50,102,138|14,139|15,117,75,58,57,55,53,51,52,54,56,59,140|16,90,124,112,84,122,100,83,141|17,107,35,36,40,41,42,72,39,37,38,77,115,142|18,143|19,110,88,114,101,109,76,45,89,91,144|20,86,95,26,28,30,70,33,71,29,125,93,145|21,146|22,147|23,148|24,149|25,150&gt;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713">
            <text:p>0.071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98.3">
            <text:p>1898.3</text:p>
          </table:table-cell>
          <table:table-cell office:value-type="float" office:value="9.514">
            <text:p>9.51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519.8">
            <text:p>1519.8</text:p>
          </table:table-cell>
          <table:table-cell office:value-type="float" office:value="16">
            <text:p>16</text:p>
          </table:table-cell>
          <table:table-cell office:value-type="float" office:value="0.199389">
            <text:p>0.19938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19.8">
            <text:p>1519.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513.7">
            <text:p>1513.7</text:p>
          </table:table-cell>
          <table:table-cell table:number-columns-repeated="2" office:value-type="float" office:value="0.00403">
            <text:p>0.0040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127|3,90,124,77,82,99,128|4,58,88,110,109,81,91,129|5,67,69,65,60,68,130|6,108,44,48,43,47,74,45,102,131|7,123,98,104,31,80,132|8,27,70,28,26,30,33,32,71,29,95,125,133|9,134|10,117,120,87,92,96,118,121,135|11,136|12,89,111,112,84,122,100,83,137|13,138|14,76,101,114,73,46,50,49,139|15,140|16,141|17,115,142|18,107,36,34,35,38,42,143|19,94,113,78,144|20,106,86,93,145|21,37,39,40,41,72,103,85,146|22,64,61,62,63,66,97,79,119,105,147|23,148|24,56,54,52,55,53,51,57,59,75,116,149|25,150&gt;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803">
            <text:p>0.080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57.1">
            <text:p>1957.1</text:p>
          </table:table-cell>
          <table:table-cell office:value-type="float" office:value="9.24">
            <text:p>9.2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526.5">
            <text:p>1526.5</text:p>
          </table:table-cell>
          <table:table-cell office:value-type="float" office:value="15">
            <text:p>15</text:p>
          </table:table-cell>
          <table:table-cell office:value-type="float" office:value="0.220019">
            <text:p>0.2200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26.5">
            <text:p>1526.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513.7">
            <text:p>1513.7</text:p>
          </table:table-cell>
          <table:table-cell table:number-columns-repeated="2" office:value-type="float" office:value="0.008456">
            <text:p>0.00845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76,101,114,73,102,126|2,27,70,28,30,33,31,32,71,29,26,125,127|3,128|4,113,104,98,85,129|5,36,34,35,38,42,130|6,54,52,51,55,53,57,56,59,75,116,131|7,132|8,37,39,40,41,72,103,80,133|9,67,69,65,60,68,95,134|10,106,86,93,135|11,115,78,123,136|12,44,48,43,47,74,45,46,50,49,137|13,138|14,139|15,94,107,124,77,82,99,140|16,141|17,90,108,89,111,112,84,122,100,83,142|18,143|19,144|20,145|21,64,61,62,63,66,97,79,146|22,147|23,58,88,110,109,81,91,148|24,149|25,117,120,87,92,96,119,118,121,105,150&gt;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93">
            <text:p>0.079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2012.8">
            <text:p>2012.8</text:p>
          </table:table-cell>
          <table:table-cell office:value-type="float" office:value="9.216">
            <text:p>9.21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540">
            <text:p>1540</text:p>
          </table:table-cell>
          <table:table-cell office:value-type="float" office:value="16">
            <text:p>16</text:p>
          </table:table-cell>
          <table:table-cell office:value-type="float" office:value="0.234897">
            <text:p>0.23489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40">
            <text:p>154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513.7">
            <text:p>1513.7</text:p>
          </table:table-cell>
          <table:table-cell table:number-columns-repeated="2" office:value-type="float" office:value="0.017375">
            <text:p>0.01737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17,120,87,92,109,81,91,126|2,127|3,88,110,58,55,57,75,116,128|4,89,111,112,84,122,100,83,129|5,108,44,48,43,47,74,45,102,130|6,131|7,67,69,66,97,79,132|8,133|9,134|10,94,123,78,135|11,136|12,37,39,40,41,72,103,80,93,137|13,138|14,86,106,96,118,121,139|15,64,61,62,63,65,60,68,95,140|16,53,51,52,54,56,59,119,105,141|17,76,101,114,73,46,50,49,142|18,113,104,98,85,143|19,90,124,77,82,99,144|20,107,36,34,35,38,42,145|21,115,146|22,27,70,28,30,33,31,32,71,29,26,125,147|23,148|24,149|25,150&gt;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713">
            <text:p>0.071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69.8">
            <text:p>1869.8</text:p>
          </table:table-cell>
          <table:table-cell office:value-type="float" office:value="9.362">
            <text:p>9.36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516.4">
            <text:p>1516.4</text:p>
          </table:table-cell>
          <table:table-cell office:value-type="float" office:value="16">
            <text:p>16</text:p>
          </table:table-cell>
          <table:table-cell office:value-type="float" office:value="0.189004">
            <text:p>0.18900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16.4">
            <text:p>1516.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513.7">
            <text:p>1513.7</text:p>
          </table:table-cell>
          <table:table-cell table:number-columns-repeated="2" office:value-type="float" office:value="0.001784">
            <text:p>0.00178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64,61,62,63,66,97,79,127|3,94,123,78,128|4,107,36,34,35,38,42,129|5,27,70,28,30,33,31,32,71,29,26,125,130|6,108,44,48,43,47,74,45,102,131|7,67,69,65,60,68,95,132|8,90,124,77,82,99,133|9,134|10,37,39,40,41,72,103,80,135|11,113,104,98,85,136|12,137|13,138|14,139|15,140|16,141|17,115,142|18,58,88,110,109,81,91,143|19,106,86,93,144|20,56,54,52,55,53,51,57,59,75,116,145|21,146|22,89,111,112,84,122,100,83,147|23,117,120,87,92,96,119,118,121,105,148|24,76,101,114,73,46,50,49,149|25,150&gt;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57">
            <text:p>0.075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60.9">
            <text:p>1860.9</text:p>
          </table:table-cell>
          <table:table-cell office:value-type="float" office:value="9.36">
            <text:p>9.3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531">
            <text:p>1531</text:p>
          </table:table-cell>
          <table:table-cell office:value-type="float" office:value="15">
            <text:p>15</text:p>
          </table:table-cell>
          <table:table-cell office:value-type="float" office:value="0.17728">
            <text:p>0.1772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31">
            <text:p>153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513.7">
            <text:p>1513.7</text:p>
          </table:table-cell>
          <table:table-cell table:number-columns-repeated="2" office:value-type="float" office:value="0.011429">
            <text:p>0.01142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08,44,48,43,47,74,45,102,126|2,27,70,28,30,33,31,32,71,29,26,125,127|3,64,61,62,63,66,97,79,128|4,90,89,111,112,84,122,100,83,129|5,117,120,87,55,53,57,75,116,105,130|6,131|7,132|8,94,107,124,77,82,99,133|9,134|10,58,51,52,54,56,59,119,118,121,135|11,136|12,137|13,138|14,88,110,76,101,114,73,46,50,49,139|15,140|16,115,78,123,141|17,106,86,93,142|18,36,34,35,38,42,143|19,113,104,98,85,144|20,37,39,40,41,72,103,80,145|21,146|22,67,69,65,60,68,95,147|23,96,92,109,81,91,148|24,149|25,150&gt;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861">
            <text:p>0.086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39.6">
            <text:p>1939.6</text:p>
          </table:table-cell>
          <table:table-cell office:value-type="float" office:value="9.279">
            <text:p>9.27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office:value-type="float" office:value="16">
            <text:p>16</text:p>
          </table:table-cell>
          <table:table-cell office:value-type="float" office:value="0.216333">
            <text:p>0.21633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20">
            <text:p>152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513.7">
            <text:p>1513.7</text:p>
          </table:table-cell>
          <table:table-cell table:number-columns-repeated="2" office:value-type="float" office:value="0.004162">
            <text:p>0.00416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3,98,104,31,80,126|2,89,111,112,84,122,100,83,127|3,76,101,114,73,46,50,49,128|4,108,44,48,43,47,74,45,102,129|5,130|6,64,61,62,63,65,60,68,131|7,132|8,133|9,134|10,27,70,28,26,30,33,32,71,29,95,125,135|11,115,136|12,67,69,66,97,79,121,119,105,137|13,90,124,77,82,99,138|14,106,86,93,139|15,140|16,141|17,94,113,78,142|18,117,120,87,92,96,118,143|19,144|20,58,88,110,109,81,91,145|21,54,52,51,55,53,57,56,59,75,116,146|22,107,36,34,35,38,42,147|23,37,39,40,41,72,103,85,148|24,149|25,150&gt;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21.7">
            <text:p>1921.7</text:p>
          </table:table-cell>
          <table:table-cell office:value-type="float" office:value="9.551">
            <text:p>9.55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527.7">
            <text:p>1527.7</text:p>
          </table:table-cell>
          <table:table-cell office:value-type="float" office:value="15">
            <text:p>15</text:p>
          </table:table-cell>
          <table:table-cell office:value-type="float" office:value="0.205027">
            <text:p>0.20502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27.7">
            <text:p>1527.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513.7">
            <text:p>1513.7</text:p>
          </table:table-cell>
          <table:table-cell table:number-columns-repeated="2" office:value-type="float" office:value="0.009249">
            <text:p>0.00924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67,69,65,60,68,127|3,58,51,52,54,56,59,119,118,121,128|4,89,111,112,84,122,100,83,129|5,130|6,131|7,132|8,133|9,88,110,76,101,114,73,46,50,49,134|10,37,39,72,40,41,34,35,38,42,135|11,107,36,98,103,85,136|12,137|13,138|14,139|15,27,70,30,28,26,33,31,80,140|16,141|17,94,113,104,32,71,29,95,125,142|18,117,120,87,55,53,57,75,116,105,143|19,64,61,62,63,66,97,79,144|20,115,78,123,145|21,90,124,77,82,99,146|22,106,86,93,147|23,148|24,96,92,109,81,91,149|25,108,44,48,43,47,74,45,102,150&gt;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796">
            <text:p>0.079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31.2">
            <text:p>1831.2</text:p>
          </table:table-cell>
          <table:table-cell office:value-type="float" office:value="9.299">
            <text:p>9.29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521">
            <text:p>1521</text:p>
          </table:table-cell>
          <table:table-cell office:value-type="float" office:value="16">
            <text:p>16</text:p>
          </table:table-cell>
          <table:table-cell office:value-type="float" office:value="0.169397">
            <text:p>0.16939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21">
            <text:p>152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513.7">
            <text:p>1513.7</text:p>
          </table:table-cell>
          <table:table-cell table:number-columns-repeated="2" office:value-type="float" office:value="0.004823">
            <text:p>0.00482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58,88,110,109,81,91,127|3,107,36,34,35,38,42,128|4,129|5,130|6,117,120,87,92,96,119,118,121,105,131|7,123,98,104,32,71,29,95,125,132|8,133|9,134|10,76,101,114,73,46,50,49,135|11,136|12,54,52,51,55,53,57,56,59,75,116,137|13,138|14,67,69,65,60,68,139|15,64,61,62,63,66,97,79,140|16,27,70,30,28,26,33,31,80,141|17,90,124,77,82,99,142|18,37,39,40,41,72,103,85,143|19,115,144|20,94,113,78,145|21,89,111,112,84,122,100,83,146|22,108,44,48,43,47,74,45,102,147|23,148|24,106,86,93,149|25,150&gt;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756">
            <text:p>0.075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37.1">
            <text:p>1937.1</text:p>
          </table:table-cell>
          <table:table-cell office:value-type="float" office:value="9.457">
            <text:p>9.45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528.9">
            <text:p>1528.9</text:p>
          </table:table-cell>
          <table:table-cell office:value-type="float" office:value="16">
            <text:p>16</text:p>
          </table:table-cell>
          <table:table-cell office:value-type="float" office:value="0.210727">
            <text:p>0.21072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28.9">
            <text:p>1528.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513.7">
            <text:p>1513.7</text:p>
          </table:table-cell>
          <table:table-cell table:number-columns-repeated="2" office:value-type="float" office:value="0.010042">
            <text:p>0.01004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67,69,66,97,79,126|2,127|3,113,104,98,85,128|4,108,44,48,43,47,74,45,102,129|5,106,86,93,130|6,131|7,132|8,58,51,52,54,56,59,119,118,121,133|9,134|10,37,39,40,41,72,103,80,135|11,136|12,89,111,112,84,122,100,83,137|13,138|14,88,110,76,101,114,73,46,50,49,139|15,94,123,78,140|16,141|17,27,70,28,30,33,31,32,71,29,26,125,142|18,64,61,62,63,65,60,68,95,143|19,96,92,109,81,91,144|20,117,120,87,55,53,57,75,116,105,145|21,115,146|22,107,36,34,35,38,42,147|23,90,124,77,82,99,148|24,149|25,150&gt;</text:p>
          </table:table-cell>
        </table:table-row>
        <table:table-row table:style-name="ro1">
          <table:table-cell office:value-type="string">
            <text:p>RC10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83">
            <text:p>0.078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953.1">
            <text:p>1953.1</text:p>
          </table:table-cell>
          <table:table-cell office:value-type="float" office:value="9.421">
            <text:p>9.42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517.4">
            <text:p>1517.4</text:p>
          </table:table-cell>
          <table:table-cell office:value-type="float" office:value="15">
            <text:p>15</text:p>
          </table:table-cell>
          <table:table-cell office:value-type="float" office:value="0.223081">
            <text:p>0.22308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17.4">
            <text:p>1517.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513.7">
            <text:p>1513.7</text:p>
          </table:table-cell>
          <table:table-cell table:number-columns-repeated="2" office:value-type="float" office:value="0.002444">
            <text:p>0.00244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89,111,112,84,122,100,83,126|2,127|3,64,61,62,63,65,60,68,128|4,129|5,130|6,76,101,114,73,46,50,49,131|7,94,113,104,32,80,132|8,108,44,48,43,47,74,45,102,133|9,134|10,67,69,66,97,79,121,119,105,135|11,58,88,110,109,81,91,136|12,106,86,93,137|13,27,70,30,28,26,33,31,71,29,95,125,138|14,117,120,87,92,96,118,139|15,90,124,77,82,99,140|16,56,54,52,55,53,51,57,59,75,116,141|17,72,41,40,98,103,85,142|18,143|19,115,78,123,144|20,145|21,146|22,147|23,148|24,107,37,39,36,34,35,38,42,149|25,150&gt;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827">
            <text:p>0.082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99.3">
            <text:p>1699.3</text:p>
          </table:table-cell>
          <table:table-cell office:value-type="float" office:value="9.928">
            <text:p>9.92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76.3">
            <text:p>1376.3</text:p>
          </table:table-cell>
          <table:table-cell office:value-type="float" office:value="13">
            <text:p>13</text:p>
          </table:table-cell>
          <table:table-cell office:value-type="float" office:value="0.190078">
            <text:p>0.1900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76.3">
            <text:p>1376.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73.9">
            <text:p>1373.9</text:p>
          </table:table-cell>
          <table:table-cell table:number-columns-repeated="2" office:value-type="float" office:value="0.001747">
            <text:p>0.00174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56,54,52,51,53,114,116,126|2,119,96,118,121,79,127|3,128|4,129|5,130|6,27,70,30,33,32,31,71,29,28,26,125,131|7,67,69,65,61,60,62,68,95,132|8,133|9,97,64,63,66,86,106,134|10,135|11,136|12,107,124,111,82,47,74,45,49,137|13,138|14,108,89,44,48,46,43,73,50,102,139|15,140|16,113,103,98,104,85,80,93,141|17,117,92,58,55,57,59,75,105,142|18,94,123,78,115,143|19,144|20,145|21,146|22,36,37,39,72,40,41,34,35,38,42,147|23,90,77,112,84,100,122,83,99,148|24,149|25,120,87,88,110,101,76,109,81,91,150&gt;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792">
            <text:p>0.079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92.3">
            <text:p>1692.3</text:p>
          </table:table-cell>
          <table:table-cell office:value-type="float" office:value="9.514">
            <text:p>9.51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99.7">
            <text:p>1399.7</text:p>
          </table:table-cell>
          <table:table-cell office:value-type="float" office:value="14">
            <text:p>14</text:p>
          </table:table-cell>
          <table:table-cell office:value-type="float" office:value="0.172901">
            <text:p>0.17290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99.7">
            <text:p>1399.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73.9">
            <text:p>1373.9</text:p>
          </table:table-cell>
          <table:table-cell table:number-columns-repeated="2" office:value-type="float" office:value="0.018779">
            <text:p>0.01877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56,54,52,51,53,57,59,118,126|2,127|3,94,123,113,103,98,104,85,80,93,128|4,86,69,67,66,79,121,129|5,130|6,131|7,132|8,133|9,39,72,41,40,36,37,78,134|10,135|11,89,44,48,46,43,73,50,102,136|12,137|13,138|14,107,112,84,100,122,83,99,139|15,108,82,47,45,74,49,91,140|16,120,88,110,76,101,114,81,141|17,27,70,30,33,32,31,71,29,28,26,125,142|18,115,143|19,96,92,119,106,144|20,90,124,77,111,34,35,38,42,145|21,117,87,58,55,75,109,116,105,146|22,147|23,97,63,64,65,61,60,62,68,95,148|24,149|25,150&gt;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47">
            <text:p>0.074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57.9">
            <text:p>1757.9</text:p>
          </table:table-cell>
          <table:table-cell office:value-type="float" office:value="9.315">
            <text:p>9.31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81.6">
            <text:p>1381.6</text:p>
          </table:table-cell>
          <table:table-cell office:value-type="float" office:value="13">
            <text:p>13</text:p>
          </table:table-cell>
          <table:table-cell office:value-type="float" office:value="0.214062">
            <text:p>0.21406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81.6">
            <text:p>1381.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73.9">
            <text:p>1373.9</text:p>
          </table:table-cell>
          <table:table-cell table:number-columns-repeated="2" office:value-type="float" office:value="0.005604">
            <text:p>0.00560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126|2,39,72,41,40,36,37,34,38,35,42,127|3,128|4,129|5,86,66,64,63,68,95,93,130|6,131|7,132|8,108,89,44,48,46,43,73,50,102,133|9,134|10,56,54,52,51,53,59,75,105,135|11,136|12,137|13,138|14,90,77,112,84,100,122,83,99,139|15,94,123,78,115,140|16,97,67,69,65,61,60,62,79,141|17,27,70,30,33,32,31,71,29,28,26,125,142|18,107,124,111,82,47,74,45,49,143|19,120,87,88,110,101,76,109,81,91,144|20,113,103,98,104,85,80,145|21,117,92,58,55,57,114,116,146|22,106,96,119,118,121,147|23,148|24,149|25,150&gt;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794">
            <text:p>0.079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73.1">
            <text:p>1673.1</text:p>
          </table:table-cell>
          <table:table-cell office:value-type="float" office:value="9.632">
            <text:p>9.63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97.7">
            <text:p>1397.7</text:p>
          </table:table-cell>
          <table:table-cell office:value-type="float" office:value="13">
            <text:p>13</text:p>
          </table:table-cell>
          <table:table-cell office:value-type="float" office:value="0.164605">
            <text:p>0.16460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97.7">
            <text:p>1397.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73.9">
            <text:p>1373.9</text:p>
          </table:table-cell>
          <table:table-cell table:number-columns-repeated="2" office:value-type="float" office:value="0.017323">
            <text:p>0.01732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67,69,65,61,60,62,68,95,126|2,127|3,128|4,129|5,130|6,27,70,30,33,32,31,71,29,28,26,125,131|7,39,72,41,40,36,37,34,38,35,42,132|8,133|9,134|10,135|11,136|12,113,103,98,104,85,80,93,137|13,138|14,139|15,96,97,64,63,66,79,121,140|16,141|17,120,87,88,110,58,57,75,105,142|18,117,56,54,52,53,55,51,59,118,143|19,107,124,112,111,82,144|20,86,106,119,92,109,81,116,145|21,89,76,101,114,73,50,49,146|22,94,123,78,115,147|23,148|24,108,48,46,43,44,74,45,47,91,149|25,90,77,84,100,122,83,102,99,150&gt;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64">
            <text:p>0.076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97.8">
            <text:p>1697.8</text:p>
          </table:table-cell>
          <table:table-cell office:value-type="float" office:value="9.417">
            <text:p>9.41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82.4">
            <text:p>1382.4</text:p>
          </table:table-cell>
          <table:table-cell office:value-type="float" office:value="13">
            <text:p>13</text:p>
          </table:table-cell>
          <table:table-cell office:value-type="float" office:value="0.18577">
            <text:p>0.1857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82.4">
            <text:p>1382.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73.9">
            <text:p>1373.9</text:p>
          </table:table-cell>
          <table:table-cell table:number-columns-repeated="2" office:value-type="float" office:value="0.006187">
            <text:p>0.00618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126|2,90,77,112,84,100,122,83,99,127|3,39,72,41,40,36,35,34,38,42,128|4,129|5,130|6,119,96,118,121,79,131|7,94,113,78,115,132|8,108,89,44,48,46,43,73,50,102,133|9,134|10,120,88,110,101,76,109,81,91,135|11,136|12,137|13,138|14,139|15,87,58,53,51,52,59,75,116,105,140|16,27,70,30,33,32,31,71,29,28,26,125,141|17,97,63,64,65,61,60,62,68,95,142|18,107,124,111,82,47,74,45,49,143|19,117,92,56,54,55,57,114,144|20,123,37,103,98,104,85,80,93,145|21,146|22,69,67,66,86,106,147|23,148|24,149|25,150&gt;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83">
            <text:p>0.08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62.1">
            <text:p>1762.1</text:p>
          </table:table-cell>
          <table:table-cell office:value-type="float" office:value="9.761">
            <text:p>9.76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80.2">
            <text:p>1380.2</text:p>
          </table:table-cell>
          <table:table-cell office:value-type="float" office:value="13">
            <text:p>13</text:p>
          </table:table-cell>
          <table:table-cell office:value-type="float" office:value="0.21673">
            <text:p>0.2167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80.2">
            <text:p>1380.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73.9">
            <text:p>1373.9</text:p>
          </table:table-cell>
          <table:table-cell table:number-columns-repeated="2" office:value-type="float" office:value="0.004585">
            <text:p>0.00458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17,92,56,54,55,57,114,126|2,113,103,98,104,85,80,93,127|3,69,67,66,86,106,128|4,129|5,87,58,53,51,52,59,75,116,105,130|6,131|7,132|8,133|9,134|10,108,89,44,48,46,43,73,50,102,135|11,94,123,78,115,136|12,39,72,41,40,36,37,34,38,35,42,137|13,138|14,139|15,140|16,141|17,119,96,118,121,79,142|18,143|19,90,77,112,84,100,122,83,99,144|20,145|21,146|22,97,63,64,65,61,60,62,68,95,147|23,120,88,110,101,76,109,81,91,148|24,27,70,30,33,32,31,71,29,28,26,125,149|25,107,124,111,82,47,74,45,49,150&gt;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737">
            <text:p>0.073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69.4">
            <text:p>1669.4</text:p>
          </table:table-cell>
          <table:table-cell office:value-type="float" office:value="9.416">
            <text:p>9.41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93.4">
            <text:p>1393.4</text:p>
          </table:table-cell>
          <table:table-cell office:value-type="float" office:value="13">
            <text:p>13</text:p>
          </table:table-cell>
          <table:table-cell office:value-type="float" office:value="0.165329">
            <text:p>0.16532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93.4">
            <text:p>1393.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73.9">
            <text:p>1373.9</text:p>
          </table:table-cell>
          <table:table-cell table:number-columns-repeated="2" office:value-type="float" office:value="0.014193">
            <text:p>0.01419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126|2,127|3,128|4,107,124,77,82,111,112,122,99,129|5,113,104,98,103,85,80,93,130|6,97,64,63,66,86,106,131|7,132|8,90,89,76,88,101,114,81,116,133|9,134|10,36,84,100,83,102,50,73,135|11,27,70,30,33,32,31,71,29,28,26,125,136|12,56,55,58,110,109,91,137|13,138|14,108,48,46,43,44,74,45,47,49,139|15,140|16,67,69,65,61,60,62,68,95,141|17,142|18,143|19,144|20,94,123,78,115,145|21,54,52,53,51,57,59,75,105,146|22,117,120,87,92,119,96,118,121,79,147|23,37,39,72,41,40,35,34,38,42,148|24,149|25,150&gt;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732">
            <text:p>0.073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90.5">
            <text:p>1690.5</text:p>
          </table:table-cell>
          <table:table-cell office:value-type="float" office:value="9.331">
            <text:p>9.33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407.6">
            <text:p>1407.6</text:p>
          </table:table-cell>
          <table:table-cell office:value-type="float" office:value="14">
            <text:p>14</text:p>
          </table:table-cell>
          <table:table-cell office:value-type="float" office:value="0.167347">
            <text:p>0.16734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07.6">
            <text:p>1407.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73.9">
            <text:p>1373.9</text:p>
          </table:table-cell>
          <table:table-cell table:number-columns-repeated="2" office:value-type="float" office:value="0.024529">
            <text:p>0.02452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36,112,84,100,122,83,99,126|2,127|3,90,108,48,46,44,74,45,47,49,91,128|4,117,92,56,54,55,57,75,105,129|5,94,123,78,115,130|6,89,110,88,101,114,81,116,131|7,120,109,76,43,73,50,102,132|8,133|9,134|10,27,70,30,33,32,31,71,29,28,26,125,135|11,86,67,69,68,66,95,93,136|12,106,96,119,121,137|13,138|14,139|15,97,63,64,65,61,60,62,79,140|16,141|17,142|18,37,39,72,41,40,35,34,38,42,143|19,144|20,145|21,87,58,53,51,52,59,118,146|22,113,103,98,104,85,80,147|23,107,124,77,111,82,148|24,149|25,150&gt;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782">
            <text:p>0.078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06.5">
            <text:p>1706.5</text:p>
          </table:table-cell>
          <table:table-cell office:value-type="float" office:value="9.814">
            <text:p>9.81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76.3">
            <text:p>1376.3</text:p>
          </table:table-cell>
          <table:table-cell office:value-type="float" office:value="13">
            <text:p>13</text:p>
          </table:table-cell>
          <table:table-cell office:value-type="float" office:value="0.193495">
            <text:p>0.19349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76.3">
            <text:p>1376.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73.9">
            <text:p>1373.9</text:p>
          </table:table-cell>
          <table:table-cell table:number-columns-repeated="2" office:value-type="float" office:value="0.001747">
            <text:p>0.00174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56,54,52,51,53,114,116,126|2,36,37,39,72,40,41,34,35,38,42,127|3,113,103,98,104,85,80,93,128|4,129|5,94,123,78,115,130|6,131|7,132|8,106,96,119,105,133|9,97,63,64,65,61,60,62,68,95,134|10,117,92,58,55,57,59,75,118,135|11,136|12,137|13,138|14,139|15,140|16,86,69,67,66,79,121,141|17,107,124,111,82,47,74,45,49,142|18,143|19,144|20,145|21,108,89,44,48,46,43,73,50,102,146|22,147|23,120,87,88,110,101,76,109,81,91,148|24,27,70,30,33,32,31,71,29,28,26,125,149|25,90,77,112,84,100,122,83,99,150&gt;</text:p>
          </table:table-cell>
        </table:table-row>
        <table:table-row table:style-name="ro1">
          <table:table-cell office:value-type="string">
            <text:p>RC106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35">
            <text:p>0.073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76">
            <text:p>1676</text:p>
          </table:table-cell>
          <table:table-cell office:value-type="float" office:value="9.377">
            <text:p>9.37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385.3">
            <text:p>1385.3</text:p>
          </table:table-cell>
          <table:table-cell office:value-type="float" office:value="13">
            <text:p>13</text:p>
          </table:table-cell>
          <table:table-cell office:value-type="float" office:value="0.173449">
            <text:p>0.17344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85.3">
            <text:p>1385.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373.9">
            <text:p>1373.9</text:p>
          </table:table-cell>
          <table:table-cell table:number-columns-repeated="2" office:value-type="float" office:value="0.008298">
            <text:p>0.00829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56,54,52,51,53,59,75,118,126|2,127|3,94,113,78,115,128|4,39,72,41,40,36,35,34,38,42,129|5,130|6,131|7,132|8,67,69,65,61,60,62,68,95,133|9,134|10,135|11,107,124,111,82,47,74,45,49,136|12,27,70,30,33,32,31,71,29,28,26,125,137|13,138|14,123,37,103,98,104,85,80,93,139|15,120,87,88,110,101,76,109,81,91,140|16,108,89,44,48,46,43,73,50,102,141|17,142|18,96,97,64,63,66,79,143|19,144|20,145|21,117,92,58,55,57,114,116,146|22,147|23,148|24,86,106,121,119,105,149|25,90,77,112,84,100,122,83,99,150&gt;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789">
            <text:p>0.078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18.8">
            <text:p>1618.8</text:p>
          </table:table-cell>
          <table:table-cell office:value-type="float" office:value="9.26">
            <text:p>9.2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28.5">
            <text:p>1228.5</text:p>
          </table:table-cell>
          <table:table-cell office:value-type="float" office:value="12">
            <text:p>12</text:p>
          </table:table-cell>
          <table:table-cell office:value-type="float" office:value="0.241105">
            <text:p>0.24110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28.5">
            <text:p>1228.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7.8">
            <text:p>1207.8</text:p>
          </table:table-cell>
          <table:table-cell table:number-columns-repeated="2" office:value-type="float" office:value="0.017139">
            <text:p>0.01713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17,120,109,110,88,76,101,114,81,126|2,127|3,128|4,129|5,130|6,131|7,132|8,133|9,134|10,113,37,39,72,42,41,40,38,36,35,135|11,97,96,59,75,87,116,136|12,137|13,138|14,94,123,78,103,98,104,85,80,95,93,139|15,92,56,54,52,51,53,55,57,58,105,140|16,107,34,112,84,100,122,83,99,141|17,69,67,66,64,63,61,60,62,65,68,142|18,143|19,144|20,115,145|21,27,31,32,33,30,28,26,70,71,29,125,146|22,90,124,77,111,82,49,47,45,91,147|23,108,89,44,74,46,43,73,48,50,102,148|24,86,106,119,118,121,79,149|25,150&gt;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777">
            <text:p>0.077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05.7">
            <text:p>1505.7</text:p>
          </table:table-cell>
          <table:table-cell office:value-type="float" office:value="9.289">
            <text:p>9.28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49.6">
            <text:p>1249.6</text:p>
          </table:table-cell>
          <table:table-cell office:value-type="float" office:value="13">
            <text:p>13</text:p>
          </table:table-cell>
          <table:table-cell office:value-type="float" office:value="0.170087">
            <text:p>0.17008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49.6">
            <text:p>1249.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7.8">
            <text:p>1207.8</text:p>
          </table:table-cell>
          <table:table-cell table:number-columns-repeated="2" office:value-type="float" office:value="0.034608">
            <text:p>0.03460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97,96,118,119,121,79,126|2,127|3,128|4,129|5,130|6,47,44,48,46,43,73,74,45,49,91,131|7,132|8,113,37,39,72,42,41,40,38,36,35,133|9,134|10,135|11,115,136|12,92,56,54,52,51,53,55,57,58,116,137|13,117,120,87,75,59,105,138|14,69,67,66,64,63,61,60,62,65,68,139|15,107,124,77,82,111,84,112,34,140|16,141|17,142|18,106,86,95,93,143|19,89,109,110,88,76,101,114,81,144|20,145|21,90,108,50,102,100,122,83,99,146|22,147|23,27,31,32,33,30,28,26,70,71,29,125,148|24,94,123,78,103,98,104,85,80,149|25,150&gt;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868">
            <text:p>0.086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76.2">
            <text:p>1576.2</text:p>
          </table:table-cell>
          <table:table-cell office:value-type="float" office:value="9.56">
            <text:p>9.5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23">
            <text:p>1223</text:p>
          </table:table-cell>
          <table:table-cell office:value-type="float" office:value="12">
            <text:p>12</text:p>
          </table:table-cell>
          <table:table-cell office:value-type="float" office:value="0.224083">
            <text:p>0.22408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23">
            <text:p>122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7.8">
            <text:p>1207.8</text:p>
          </table:table-cell>
          <table:table-cell table:number-columns-repeated="2" office:value-type="float" office:value="0.012585">
            <text:p>0.01258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87,56,54,52,51,53,55,57,58,116,126|2,127|3,97,96,118,119,92,75,59,105,128|4,129|5,107,34,112,84,100,122,83,99,130|6,86,106,79,121,131|7,69,67,66,64,63,61,60,62,65,68,132|8,133|9,134|10,90,124,77,111,82,49,47,45,91,135|11,117,120,109,110,88,76,101,114,81,136|12,108,89,44,74,46,43,73,48,50,102,137|13,113,37,39,72,42,41,40,38,36,35,138|14,115,139|15,140|16,94,123,78,103,98,104,85,80,95,93,141|17,142|18,143|19,144|20,145|21,146|22,147|23,27,31,32,33,30,28,26,70,71,29,125,148|24,149|25,150&gt;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752">
            <text:p>0.075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65.6">
            <text:p>1565.6</text:p>
          </table:table-cell>
          <table:table-cell office:value-type="float" office:value="9.327">
            <text:p>9.32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35.5">
            <text:p>1235.5</text:p>
          </table:table-cell>
          <table:table-cell office:value-type="float" office:value="12">
            <text:p>12</text:p>
          </table:table-cell>
          <table:table-cell office:value-type="float" office:value="0.210846">
            <text:p>0.2108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5.5">
            <text:p>1235.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7.8">
            <text:p>1207.8</text:p>
          </table:table-cell>
          <table:table-cell table:number-columns-repeated="2" office:value-type="float" office:value="0.022934">
            <text:p>0.02293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13,37,39,72,42,41,40,38,36,35,127|3,128|4,129|5,97,96,118,119,105,115,130|6,131|7,56,54,55,53,51,52,59,57,58,132|8,117,120,109,87,75,92,121,79,133|9,107,124,77,82,111,99,102,50,49,134|10,135|11,136|12,89,76,110,88,101,114,81,116,137|13,66,63,64,67,69,68,65,62,60,61,138|14,139|15,140|16,141|17,27,31,32,33,30,28,26,70,71,29,125,142|18,143|19,144|20,145|21,146|22,90,84,83,100,122,112,34,147|23,94,123,78,103,98,104,85,80,148|24,106,86,95,93,149|25,108,47,44,48,46,43,73,74,45,91,150&gt;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752">
            <text:p>0.075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26.7">
            <text:p>1526.7</text:p>
          </table:table-cell>
          <table:table-cell office:value-type="float" office:value="9.415">
            <text:p>9.41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50.8">
            <text:p>1250.8</text:p>
          </table:table-cell>
          <table:table-cell office:value-type="float" office:value="13">
            <text:p>13</text:p>
          </table:table-cell>
          <table:table-cell office:value-type="float" office:value="0.180717">
            <text:p>0.18071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50.8">
            <text:p>1250.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7.8">
            <text:p>1207.8</text:p>
          </table:table-cell>
          <table:table-cell table:number-columns-repeated="2" office:value-type="float" office:value="0.035602">
            <text:p>0.03560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27,31,32,33,30,28,26,70,71,29,125,126|2,92,56,54,52,51,53,55,57,58,116,127|3,128|4,129|5,130|6,94,123,78,103,98,104,85,80,131|7,69,67,66,64,63,61,60,62,65,68,132|8,90,84,83,100,122,112,34,133|9,134|10,107,124,77,111,99,82,49,47,45,91,135|11,136|12,113,37,39,72,42,41,40,38,36,35,137|13,138|14,139|15,97,96,118,119,121,79,140|16,141|17,108,44,74,43,46,73,48,50,102,142|18,117,120,87,75,59,105,143|19,144|20,145|21,89,109,110,88,76,101,114,81,146|22,115,147|23,106,86,95,93,148|24,149|25,150&gt;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769">
            <text:p>0.076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17.4">
            <text:p>1617.4</text:p>
          </table:table-cell>
          <table:table-cell office:value-type="float" office:value="9.216">
            <text:p>9.21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57.3">
            <text:p>1257.3</text:p>
          </table:table-cell>
          <table:table-cell office:value-type="float" office:value="13">
            <text:p>13</text:p>
          </table:table-cell>
          <table:table-cell office:value-type="float" office:value="0.222641">
            <text:p>0.22264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57.3">
            <text:p>1257.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7.8">
            <text:p>1207.8</text:p>
          </table:table-cell>
          <table:table-cell table:number-columns-repeated="2" office:value-type="float" office:value="0.040984">
            <text:p>0.04098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94,123,78,103,98,104,85,80,127|3,97,64,65,61,60,62,63,66,79,128|4,129|5,130|6,113,37,39,72,42,41,40,38,36,35,131|7,108,47,44,46,43,73,48,50,49,132|8,133|9,107,124,77,111,99,82,90,134|10,135|11,136|12,106,86,67,69,68,95,93,137|13,34,112,84,100,122,83,102,138|14,92,56,54,52,51,53,55,57,58,105,139|15,140|16,141|17,89,76,101,114,74,45,91,142|18,120,87,109,110,88,59,75,81,116,143|19,144|20,145|21,115,146|22,27,31,32,33,30,28,26,70,71,29,125,147|23,117,119,96,118,121,148|24,149|25,150&gt;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753">
            <text:p>0.075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95.3">
            <text:p>1495.3</text:p>
          </table:table-cell>
          <table:table-cell office:value-type="float" office:value="9.719">
            <text:p>9.71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53.5">
            <text:p>1253.5</text:p>
          </table:table-cell>
          <table:table-cell office:value-type="float" office:value="13">
            <text:p>13</text:p>
          </table:table-cell>
          <table:table-cell office:value-type="float" office:value="0.161707">
            <text:p>0.16170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53.5">
            <text:p>1253.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7.8">
            <text:p>1207.8</text:p>
          </table:table-cell>
          <table:table-cell table:number-columns-repeated="2" office:value-type="float" office:value="0.037837">
            <text:p>0.03783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97,64,65,61,60,62,63,66,79,127|3,90,124,77,111,82,49,47,45,91,128|4,129|5,130|6,119,96,118,121,131|7,132|8,133|9,27,31,32,33,30,28,26,70,71,29,125,134|10,92,56,54,52,51,53,55,57,58,116,135|11,136|12,137|13,138|14,117,120,87,75,59,105,139|15,140|16,141|17,107,34,112,84,100,122,83,99,142|18,113,37,39,72,42,41,40,38,36,35,143|19,89,109,110,88,76,101,114,81,144|20,115,145|21,108,44,74,43,46,73,48,50,102,146|22,147|23,106,86,67,69,68,95,93,148|24,149|25,94,123,78,103,98,104,85,80,150&gt;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772">
            <text:p>0.077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39.9">
            <text:p>1539.9</text:p>
          </table:table-cell>
          <table:table-cell office:value-type="float" office:value="9.259">
            <text:p>9.25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25.4">
            <text:p>1225.4</text:p>
          </table:table-cell>
          <table:table-cell office:value-type="float" office:value="12">
            <text:p>12</text:p>
          </table:table-cell>
          <table:table-cell office:value-type="float" office:value="0.204234">
            <text:p>0.2042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25.4">
            <text:p>1225.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7.8">
            <text:p>1207.8</text:p>
          </table:table-cell>
          <table:table-cell table:number-columns-repeated="2" office:value-type="float" office:value="0.014572">
            <text:p>0.01457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07,124,77,111,99,82,47,45,91,126|2,66,63,67,69,68,65,62,60,61,64,127|3,128|4,129|5,130|6,113,31,32,104,98,103,78,85,80,131|7,94,123,37,39,72,42,41,40,38,35,132|8,117,120,109,110,88,76,101,114,81,133|9,90,108,89,74,44,46,43,73,48,50,49,134|10,135|11,136|12,27,33,70,30,28,26,29,71,125,95,93,137|13,138|14,115,139|15,140|16,97,96,118,119,92,75,87,116,105,141|17,36,34,112,84,100,122,83,102,142|18,86,106,79,121,143|19,144|20,145|21,146|22,147|23,148|24,149|25,56,54,52,53,51,59,57,55,58,150&gt;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20.4">
            <text:p>1620.4</text:p>
          </table:table-cell>
          <table:table-cell office:value-type="float" office:value="9.256">
            <text:p>9.25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52.4">
            <text:p>1252.4</text:p>
          </table:table-cell>
          <table:table-cell office:value-type="float" office:value="12">
            <text:p>12</text:p>
          </table:table-cell>
          <table:table-cell office:value-type="float" office:value="0.227104">
            <text:p>0.22710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52.4">
            <text:p>1252.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7.8">
            <text:p>1207.8</text:p>
          </table:table-cell>
          <table:table-cell table:number-columns-repeated="2" office:value-type="float" office:value="0.036927">
            <text:p>0.03692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97,64,65,61,60,62,63,66,79,126|2,90,84,83,100,122,112,34,127|3,92,56,54,52,51,53,55,57,58,128|4,129|5,130|6,131|7,94,123,78,103,98,104,85,80,132|8,115,105,119,118,121,133|9,134|10,27,31,32,33,30,28,26,70,71,29,125,135|11,117,120,109,110,88,76,101,114,81,136|12,137|13,113,37,39,72,42,41,40,38,36,35,138|14,139|15,107,124,77,111,99,82,49,47,45,91,140|16,96,59,75,87,116,141|17,142|18,143|19,106,86,67,69,68,95,93,144|20,108,89,44,74,43,46,73,48,50,102,145|21,146|22,147|23,148|24,149|25,150&gt;</text:p>
          </table:table-cell>
        </table:table-row>
        <table:table-row table:style-name="ro1">
          <table:table-cell office:value-type="string">
            <text:p>RC107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74">
            <text:p>0.077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16.7">
            <text:p>1516.7</text:p>
          </table:table-cell>
          <table:table-cell office:value-type="float" office:value="9.857">
            <text:p>9.85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23.1">
            <text:p>1223.1</text:p>
          </table:table-cell>
          <table:table-cell office:value-type="float" office:value="12">
            <text:p>12</text:p>
          </table:table-cell>
          <table:table-cell office:value-type="float" office:value="0.193578">
            <text:p>0.1935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23.1">
            <text:p>1223.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07.8">
            <text:p>1207.8</text:p>
          </table:table-cell>
          <table:table-cell table:number-columns-repeated="2" office:value-type="float" office:value="0.012668">
            <text:p>0.01266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90,84,83,100,122,112,34,126|2,127|3,128|4,113,37,39,72,42,41,40,38,36,35,129|5,130|6,131|7,66,63,64,67,69,68,65,62,60,61,132|8,133|9,134|10,107,124,77,111,99,82,49,47,45,91,135|11,86,106,79,121,136|12,108,89,44,74,43,46,73,48,50,102,137|13,138|14,115,139|15,87,56,54,52,51,53,55,57,58,116,140|16,141|17,142|18,27,31,32,33,30,28,26,70,71,29,125,143|19,144|20,145|21,146|22,94,123,78,103,98,104,85,80,95,93,147|23,148|24,97,96,118,119,92,75,59,105,149|25,117,120,109,110,88,76,101,114,81,150&gt;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0737">
            <text:p>0.073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86.1">
            <text:p>1386.1</text:p>
          </table:table-cell>
          <table:table-cell office:value-type="float" office:value="9.384">
            <text:p>9.38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30.1">
            <text:p>1130.1</text:p>
          </table:table-cell>
          <table:table-cell office:value-type="float" office:value="11">
            <text:p>11</text:p>
          </table:table-cell>
          <table:table-cell office:value-type="float" office:value="0.184691">
            <text:p>0.18469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0.1">
            <text:p>1130.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14.2">
            <text:p>1114.2</text:p>
          </table:table-cell>
          <table:table-cell table:number-columns-repeated="2" office:value-type="float" office:value="0.01427">
            <text:p>0.0142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58,57,55,53,51,52,54,56,59,118,126|2,119,92,75,87,120,117,105,127|3,128|4,129|5,107,124,84,112,122,100,83,102,130|6,131|7,89,76,101,114,88,110,109,81,116,132|8,50,48,46,73,43,44,74,45,47,49,133|9,134|10,135|11,66,67,69,68,65,63,62,60,61,64,136|12,86,106,121,96,97,79,137|13,37,39,72,42,41,40,38,34,36,35,138|14,139|15,140|16,27,31,32,33,71,29,70,30,28,26,125,141|17,94,123,113,78,103,98,104,85,80,95,93,142|18,143|19,144|20,145|21,146|22,147|23,148|24,149|25,115,90,77,111,99,82,108,91,150&gt;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0784">
            <text:p>0.078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84.7">
            <text:p>1384.7</text:p>
          </table:table-cell>
          <table:table-cell office:value-type="float" office:value="9.53">
            <text:p>9.5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31.5">
            <text:p>1131.5</text:p>
          </table:table-cell>
          <table:table-cell office:value-type="float" office:value="11">
            <text:p>11</text:p>
          </table:table-cell>
          <table:table-cell office:value-type="float" office:value="0.182855">
            <text:p>0.1828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1.5">
            <text:p>1131.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14.2">
            <text:p>1114.2</text:p>
          </table:table-cell>
          <table:table-cell table:number-columns-repeated="2" office:value-type="float" office:value="0.015527">
            <text:p>0.01552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07,124,77,111,112,84,122,100,83,99,126|2,127|3,27,31,32,33,71,29,70,30,28,26,125,128|4,86,106,121,96,97,79,129|5,37,39,72,42,41,40,38,34,36,35,130|6,131|7,132|8,133|9,108,47,44,43,73,46,48,50,102,134|10,135|11,136|12,137|13,138|14,139|15,140|16,141|17,142|18,115,90,82,49,74,45,91,143|19,58,57,55,53,51,52,54,56,59,118,144|20,145|21,89,76,101,114,88,110,109,81,116,146|22,119,92,75,87,120,117,105,147|23,66,67,69,68,65,63,62,60,61,64,148|24,94,123,113,78,103,98,104,85,80,95,93,149|25,150&gt;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0743">
            <text:p>0.074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32">
            <text:p>1432</text:p>
          </table:table-cell>
          <table:table-cell office:value-type="float" office:value="9.012">
            <text:p>9.01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35.7">
            <text:p>1135.7</text:p>
          </table:table-cell>
          <table:table-cell office:value-type="float" office:value="11">
            <text:p>11</text:p>
          </table:table-cell>
          <table:table-cell office:value-type="float" office:value="0.206913">
            <text:p>0.2069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5.7">
            <text:p>1135.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14.2">
            <text:p>1114.2</text:p>
          </table:table-cell>
          <table:table-cell table:number-columns-repeated="2" office:value-type="float" office:value="0.019296">
            <text:p>0.01929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26|2,115,78,35,40,41,42,72,39,127|3,128|4,86,106,121,96,97,79,129|5,130|6,66,67,69,68,65,63,62,60,61,64,131|7,132|8,50,48,46,73,43,44,74,45,47,49,133|9,134|10,135|11,136|12,89,76,101,114,88,110,109,81,116,137|13,90,124,77,111,84,122,100,83,102,138|14,139|15,119,92,75,87,120,117,105,140|16,141|17,142|18,143|19,144|20,107,37,36,38,34,112,99,82,108,91,145|21,125,32,33,71,29,70,30,28,26,95,93,146|22,58,57,55,53,51,52,54,56,59,118,147|23,94,123,113,85,103,98,104,31,27,80,148|24,149|25,150&gt;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0766">
            <text:p>0.076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63.7">
            <text:p>1463.7</text:p>
          </table:table-cell>
          <table:table-cell office:value-type="float" office:value="9.067">
            <text:p>9.06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14.8">
            <text:p>1114.8</text:p>
          </table:table-cell>
          <table:table-cell office:value-type="float" office:value="11">
            <text:p>11</text:p>
          </table:table-cell>
          <table:table-cell office:value-type="float" office:value="0.238369">
            <text:p>0.2383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14.8">
            <text:p>1114.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14.2">
            <text:p>1114.2</text:p>
          </table:table-cell>
          <table:table-cell table:number-columns-repeated="2" office:value-type="float" office:value="0.000539">
            <text:p>0.00053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89,76,101,114,43,73,46,48,50,49,126|2,90,108,82,102,44,74,47,45,91,127|3,37,39,72,42,41,40,38,34,36,35,128|4,58,57,55,53,51,52,54,56,59,118,129|5,66,67,69,68,65,63,62,60,61,64,130|6,117,120,92,87,75,88,110,109,81,116,105,131|7,132|8,133|9,134|10,135|11,136|12,137|13,27,31,32,33,71,29,70,30,28,26,125,138|14,139|15,115,140|16,141|17,142|18,143|19,144|20,107,124,77,111,112,84,122,100,83,99,145|21,86,106,119,96,97,79,121,146|22,147|23,148|24,94,123,113,78,103,98,104,85,80,95,93,149|25,150&gt;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084">
            <text:p>0.08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63.8">
            <text:p>1363.8</text:p>
          </table:table-cell>
          <table:table-cell office:value-type="float" office:value="9.557">
            <text:p>9.55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31.5">
            <text:p>1131.5</text:p>
          </table:table-cell>
          <table:table-cell office:value-type="float" office:value="11">
            <text:p>11</text:p>
          </table:table-cell>
          <table:table-cell office:value-type="float" office:value="0.170333">
            <text:p>0.17033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1.5">
            <text:p>1131.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14.2">
            <text:p>1114.2</text:p>
          </table:table-cell>
          <table:table-cell table:number-columns-repeated="2" office:value-type="float" office:value="0.015527">
            <text:p>0.01552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37,39,72,42,41,40,38,34,36,35,126|2,108,47,44,43,73,46,48,50,102,127|3,128|4,107,124,77,111,112,84,122,100,83,99,129|5,130|6,94,123,113,78,103,98,104,85,80,95,93,131|7,27,31,32,33,71,29,70,30,28,26,125,132|8,133|9,134|10,135|11,136|12,89,76,101,114,88,110,109,81,116,137|13,138|14,86,106,121,96,97,79,139|15,58,57,55,53,51,52,54,56,59,118,140|16,141|17,142|18,143|19,119,92,75,87,120,117,105,144|20,145|21,146|22,147|23,148|24,66,67,69,68,65,63,62,60,61,64,149|25,115,90,82,49,74,45,91,150&gt;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0747">
            <text:p>0.074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86.7">
            <text:p>1386.7</text:p>
          </table:table-cell>
          <table:table-cell office:value-type="float" office:value="9.205">
            <text:p>9.20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30.1">
            <text:p>1130.1</text:p>
          </table:table-cell>
          <table:table-cell office:value-type="float" office:value="11">
            <text:p>11</text:p>
          </table:table-cell>
          <table:table-cell office:value-type="float" office:value="0.185044">
            <text:p>0.1850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0.1">
            <text:p>1130.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14.2">
            <text:p>1114.2</text:p>
          </table:table-cell>
          <table:table-cell table:number-columns-repeated="2" office:value-type="float" office:value="0.01427">
            <text:p>0.01427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107,124,84,112,122,100,83,102,127|3,128|4,89,76,101,114,88,110,109,81,116,129|5,130|6,131|7,132|8,133|9,58,57,55,53,51,52,54,56,59,118,134|10,135|11,136|12,27,31,32,33,71,29,70,30,28,26,125,137|13,37,39,72,42,41,40,38,34,36,35,138|14,139|15,140|16,141|17,142|18,119,92,75,87,120,117,105,143|19,50,48,46,73,43,44,74,45,47,49,144|20,86,106,121,96,97,79,145|21,94,123,113,78,103,98,104,85,80,95,93,146|22,115,90,77,111,99,82,108,91,147|23,148|24,149|25,66,67,69,68,65,63,62,60,61,64,150&gt;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0822">
            <text:p>0.082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34.3">
            <text:p>1434.3</text:p>
          </table:table-cell>
          <table:table-cell office:value-type="float" office:value="9.068">
            <text:p>9.06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42.2">
            <text:p>1142.2</text:p>
          </table:table-cell>
          <table:table-cell office:value-type="float" office:value="11">
            <text:p>11</text:p>
          </table:table-cell>
          <table:table-cell office:value-type="float" office:value="0.203653">
            <text:p>0.20365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42.2">
            <text:p>1142.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14.2">
            <text:p>1114.2</text:p>
          </table:table-cell>
          <table:table-cell table:number-columns-repeated="2" office:value-type="float" office:value="0.02513">
            <text:p>0.0251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127|3,128|4,129|5,130|6,131|7,89,44,43,73,46,48,50,102,91,132|8,133|9,134|10,135|11,136|12,107,124,77,111,112,84,122,100,83,99,137|13,90,108,82,49,47,74,45,109,81,116,138|14,120,76,101,114,88,110,75,87,105,139|15,27,31,32,33,71,29,70,30,28,26,125,140|16,66,67,69,68,65,63,62,60,61,64,141|17,94,123,113,78,103,98,104,85,80,95,93,142|18,143|19,58,57,55,53,51,52,54,56,59,118,144|20,115,86,106,145|21,146|22,37,39,72,42,41,40,38,34,36,35,147|23,148|24,149|25,117,119,92,96,97,79,121,150&gt;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0817">
            <text:p>0.081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40.6">
            <text:p>1440.6</text:p>
          </table:table-cell>
          <table:table-cell office:value-type="float" office:value="9.224">
            <text:p>9.22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14.2">
            <text:p>1114.2</text:p>
          </table:table-cell>
          <table:table-cell office:value-type="float" office:value="11">
            <text:p>11</text:p>
          </table:table-cell>
          <table:table-cell office:value-type="float" office:value="0.226572">
            <text:p>0.22657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14.2">
            <text:p>1114.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14.2">
            <text:p>1114.2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17,120,92,87,75,88,110,109,81,116,105,126|2,86,106,119,96,97,79,121,127|3,94,123,113,78,103,98,104,85,80,95,93,128|4,58,57,55,53,51,52,54,56,59,118,129|5,130|6,107,124,77,111,112,84,122,100,83,99,131|7,132|8,133|9,134|10,135|11,136|12,137|13,138|14,27,31,32,33,71,29,70,30,28,26,125,139|15,115,140|16,89,76,101,114,43,73,44,45,91,141|17,142|18,37,39,72,42,41,40,38,34,36,35,143|19,144|20,145|21,66,67,69,68,65,63,62,60,61,64,146|22,147|23,148|24,149|25,90,108,82,49,47,74,46,48,50,102,150&gt;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0779">
            <text:p>0.077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27.6">
            <text:p>1427.6</text:p>
          </table:table-cell>
          <table:table-cell office:value-type="float" office:value="9.291">
            <text:p>9.29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30.6">
            <text:p>1130.6</text:p>
          </table:table-cell>
          <table:table-cell office:value-type="float" office:value="11">
            <text:p>11</text:p>
          </table:table-cell>
          <table:table-cell office:value-type="float" office:value="0.208041">
            <text:p>0.20804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0.6">
            <text:p>1130.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14.2">
            <text:p>1114.2</text:p>
          </table:table-cell>
          <table:table-cell table:number-columns-repeated="2" office:value-type="float" office:value="0.014719">
            <text:p>0.01471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58,57,55,53,51,52,54,56,59,118,126|2,50,48,46,73,43,44,74,45,47,49,127|3,128|4,129|5,130|6,131|7,132|8,133|9,115,90,77,111,99,82,108,91,134|10,107,124,84,112,122,100,83,102,135|11,136|12,37,39,72,42,41,40,38,34,36,35,137|13,27,31,32,33,71,29,70,30,28,26,125,138|14,139|15,86,106,121,119,105,140|16,141|17,142|18,143|19,117,120,87,75,92,96,97,79,144|20,145|21,89,76,101,114,88,110,109,81,116,146|22,147|23,148|24,66,67,69,68,65,63,62,60,61,64,149|25,94,123,113,78,103,98,104,85,80,95,93,150&gt;</text:p>
          </table:table-cell>
        </table:table-row>
        <table:table-row table:style-name="ro1">
          <table:table-cell office:value-type="string">
            <text:p>RC108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0739">
            <text:p>0.073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88.4">
            <text:p>1388.4</text:p>
          </table:table-cell>
          <table:table-cell office:value-type="float" office:value="9.256">
            <text:p>9.25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21.3">
            <text:p>1121.3</text:p>
          </table:table-cell>
          <table:table-cell office:value-type="float" office:value="11">
            <text:p>11</text:p>
          </table:table-cell>
          <table:table-cell office:value-type="float" office:value="0.19238">
            <text:p>0.192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21.3">
            <text:p>1121.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14.2">
            <text:p>1114.2</text:p>
          </table:table-cell>
          <table:table-cell table:number-columns-repeated="2" office:value-type="float" office:value="0.006372">
            <text:p>0.00637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56,54,52,51,53,55,57,58,59,118,127|3,128|4,129|5,130|6,131|7,132|8,37,39,72,42,41,40,38,34,36,35,133|9,134|10,135|11,136|12,27,31,32,33,71,29,70,30,28,26,125,137|13,138|14,94,123,113,78,103,98,104,85,80,95,93,139|15,107,124,77,111,112,84,122,100,83,99,140|16,141|17,66,67,69,68,65,63,62,60,61,64,142|18,115,143|19,90,108,82,49,47,73,44,74,45,91,144|20,117,120,92,87,75,88,110,109,81,116,105,145|21,89,76,101,114,43,46,48,50,102,146|22,86,106,119,96,97,79,121,147|23,148|24,149|25,150&gt;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313">
            <text:p>0.131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57.9">
            <text:p>1757.9</text:p>
          </table:table-cell>
          <table:table-cell office:value-type="float" office:value="12.208">
            <text:p>12.20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67.7">
            <text:p>1267.7</text:p>
          </table:table-cell>
          <table:table-cell office:value-type="float" office:value="8">
            <text:p>8</text:p>
          </table:table-cell>
          <table:table-cell office:value-type="float" office:value="0.278855">
            <text:p>0.2788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7.7">
            <text:p>1267.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61.8">
            <text:p>1261.8</text:p>
          </table:table-cell>
          <table:table-cell table:number-columns-repeated="2" office:value-type="float" office:value="0.004676">
            <text:p>0.00467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39,72,41,40,36,37,98,103,104,32,31,33,71,28,29,26,80,126|2,127|3,128|4,129|5,117,120,88,58,53,52,54,56,55,87,92,96,119,109,76,110,75,59,57,51,114,73,49,50,102,83,130|6,131|7,132|8,133|9,134|10,135|11,90,84,100,122,99,91,136|12,30,70,27,113,123,78,124,82,111,112,34,35,38,42,85,125,95,137|13,138|14,139|15,140|16,141|17,142|18,143|19,94,107,77,108,89,101,48,46,43,44,74,47,45,81,116,105,144|20,145|21,115,146|22,97,61,64,67,69,66,63,65,60,62,68,93,147|23,86,106,79,121,118,148|24,149|25,150&gt;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305">
            <text:p>0.130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45.2">
            <text:p>1745.2</text:p>
          </table:table-cell>
          <table:table-cell office:value-type="float" office:value="11.757">
            <text:p>11.75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62.6">
            <text:p>1262.6</text:p>
          </table:table-cell>
          <table:table-cell office:value-type="float" office:value="9">
            <text:p>9</text:p>
          </table:table-cell>
          <table:table-cell office:value-type="float" office:value="0.27653">
            <text:p>0.2765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2.6">
            <text:p>1262.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61.8">
            <text:p>1261.8</text:p>
          </table:table-cell>
          <table:table-cell table:number-columns-repeated="2" office:value-type="float" office:value="0.000634">
            <text:p>0.00063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15,126|2,127|3,128|4,86,106,79,121,118,129|5,130|6,131|7,132|8,94,123,113,104,98,103,78,80,133|9,134|10,107,77,108,89,76,101,110,109,81,91,135|11,136|12,137|13,138|14,139|15,140|16,141|17,117,120,88,58,53,52,54,56,55,87,92,96,119,75,59,57,51,114,116,105,142|18,143|19,97,61,64,67,69,66,63,65,60,62,68,93,144|20,39,72,41,40,37,36,34,124,82,111,112,122,35,38,42,85,145|21,90,84,100,48,46,43,44,74,47,45,49,99,83,102,50,73,146|22,30,70,27,31,32,33,71,28,26,29,125,95,147|23,148|24,149|25,150&gt;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361">
            <text:p>0.136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31.6">
            <text:p>1831.6</text:p>
          </table:table-cell>
          <table:table-cell office:value-type="float" office:value="11.817">
            <text:p>11.81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76.6">
            <text:p>1276.6</text:p>
          </table:table-cell>
          <table:table-cell office:value-type="float" office:value="9">
            <text:p>9</text:p>
          </table:table-cell>
          <table:table-cell office:value-type="float" office:value="0.303014">
            <text:p>0.3030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6.6">
            <text:p>1276.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61.8">
            <text:p>1261.8</text:p>
          </table:table-cell>
          <table:table-cell table:number-columns-repeated="2" office:value-type="float" office:value="0.011729">
            <text:p>0.01172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94,123,107,77,124,113,78,34,112,111,82,47,74,45,91,81,116,105,126|2,115,127|3,128|4,129|5,97,61,64,67,69,66,63,65,68,60,62,79,130|6,117,120,88,58,53,52,54,56,55,87,92,96,119,121,118,131|7,132|8,133|9,134|10,135|11,136|12,137|13,138|14,139|15,140|16,30,70,27,31,32,33,71,28,26,29,125,95,141|17,39,72,41,40,36,37,103,98,104,85,80,142|18,143|19,144|20,106,86,93,145|21,146|22,90,108,84,100,122,35,42,38,99,147|23,89,44,48,46,43,101,76,109,110,75,59,57,51,114,73,49,50,102,83,148|24,149|25,150&gt;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291">
            <text:p>0.129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18.3">
            <text:p>1818.3</text:p>
          </table:table-cell>
          <table:table-cell office:value-type="float" office:value="11.793">
            <text:p>11.79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75.5">
            <text:p>1275.5</text:p>
          </table:table-cell>
          <table:table-cell office:value-type="float" office:value="9">
            <text:p>9</text:p>
          </table:table-cell>
          <table:table-cell office:value-type="float" office:value="0.298521">
            <text:p>0.2985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5.5">
            <text:p>1275.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61.8">
            <text:p>1261.8</text:p>
          </table:table-cell>
          <table:table-cell table:number-columns-repeated="2" office:value-type="float" office:value="0.010858">
            <text:p>0.01085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27|3,128|4,129|5,130|6,131|7,132|8,133|9,134|10,135|11,136|12,137|13,138|14,139|15,89,101,48,46,43,44,74,47,45,81,116,105,140|16,115,141|17,142|18,97,61,64,67,69,66,63,65,60,62,68,93,143|19,94,123,113,86,106,79,121,118,144|20,107,77,124,82,111,112,34,35,38,42,85,145|21,117,120,88,58,53,52,54,56,55,87,92,96,119,109,76,110,75,59,57,51,114,73,49,50,102,83,146|22,90,108,84,100,122,99,91,147|23,39,72,41,40,36,37,103,98,104,78,80,148|24,149|25,30,70,27,31,32,33,71,28,26,29,125,95,150&gt;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332">
            <text:p>0.133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90.1">
            <text:p>1890.1</text:p>
          </table:table-cell>
          <table:table-cell office:value-type="float" office:value="12.182">
            <text:p>12.18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80.5">
            <text:p>1280.5</text:p>
          </table:table-cell>
          <table:table-cell office:value-type="float" office:value="8">
            <text:p>8</text:p>
          </table:table-cell>
          <table:table-cell office:value-type="float" office:value="0.322523">
            <text:p>0.32252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.5">
            <text:p>1280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61.8">
            <text:p>1261.8</text:p>
          </table:table-cell>
          <table:table-cell table:number-columns-repeated="2" office:value-type="float" office:value="0.01482">
            <text:p>0.0148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6|2,127|3,128|4,129|5,130|6,117,120,88,58,56,54,52,55,53,51,59,75,57,114,73,49,131|7,97,61,64,67,69,66,63,65,60,62,68,93,132|8,133|9,134|10,90,84,100,48,46,43,44,101,110,109,76,74,47,45,81,91,135|11,107,77,108,89,87,92,96,119,121,79,118,116,105,136|12,137|13,138|14,94,123,113,78,98,104,103,85,80,139|15,140|16,141|17,142|18,143|19,144|20,106,86,115,145|21,39,72,41,40,37,36,34,124,82,111,112,122,35,42,38,99,83,102,50,146|22,147|23,30,70,27,31,32,33,71,28,26,29,125,95,148|24,149|25,150&gt;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319">
            <text:p>0.131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09.3">
            <text:p>1809.3</text:p>
          </table:table-cell>
          <table:table-cell office:value-type="float" office:value="12.219">
            <text:p>12.21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80.1">
            <text:p>1280.1</text:p>
          </table:table-cell>
          <table:table-cell office:value-type="float" office:value="8">
            <text:p>8</text:p>
          </table:table-cell>
          <table:table-cell office:value-type="float" office:value="0.292489">
            <text:p>0.29248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.1">
            <text:p>1280.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61.8">
            <text:p>1261.8</text:p>
          </table:table-cell>
          <table:table-cell table:number-columns-repeated="2" office:value-type="float" office:value="0.014503">
            <text:p>0.01450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30,70,27,31,32,33,71,28,26,29,125,95,126|2,127|3,128|4,129|5,117,120,88,58,53,52,54,56,55,87,92,96,119,109,76,110,75,59,57,51,114,73,49,116,105,130|6,131|7,132|8,97,61,64,67,69,66,63,65,60,62,68,93,133|9,94,123,113,78,115,134|10,135|11,136|12,137|13,90,84,100,111,82,124,34,112,122,35,42,38,99,83,102,50,138|14,139|15,140|16,107,77,108,89,101,48,46,43,44,74,47,45,81,91,141|17,39,72,41,40,36,37,103,98,104,85,80,142|18,143|19,86,106,79,121,118,144|20,145|21,146|22,147|23,148|24,149|25,150&gt;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417">
            <text:p>0.141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71.1">
            <text:p>1871.1</text:p>
          </table:table-cell>
          <table:table-cell office:value-type="float" office:value="12.131">
            <text:p>12.13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73.8">
            <text:p>1273.8</text:p>
          </table:table-cell>
          <table:table-cell office:value-type="float" office:value="9">
            <text:p>9</text:p>
          </table:table-cell>
          <table:table-cell office:value-type="float" office:value="0.319224">
            <text:p>0.31922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3.8">
            <text:p>1273.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61.8">
            <text:p>1261.8</text:p>
          </table:table-cell>
          <table:table-cell table:number-columns-repeated="2" office:value-type="float" office:value="0.00951">
            <text:p>0.0095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6|2,127|3,128|4,129|5,117,120,88,58,53,52,54,56,55,87,110,101,76,109,75,59,57,51,114,73,49,50,102,83,130|6,131|7,90,84,100,48,46,43,44,74,47,45,81,116,105,132|8,133|9,134|10,135|11,136|12,97,61,64,67,69,66,63,65,60,62,68,93,137|13,138|14,30,70,27,31,32,33,71,28,26,29,125,95,139|15,140|16,141|17,142|18,89,108,77,124,82,111,112,122,99,91,143|19,115,144|20,94,107,123,113,104,98,103,78,80,145|21,86,96,92,119,106,79,121,118,146|22,147|23,39,72,41,40,37,36,34,35,38,42,85,148|24,149|25,150&gt;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39">
            <text:p>0.13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39.2">
            <text:p>1839.2</text:p>
          </table:table-cell>
          <table:table-cell office:value-type="float" office:value="11.984">
            <text:p>11.98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76">
            <text:p>1276</text:p>
          </table:table-cell>
          <table:table-cell office:value-type="float" office:value="8">
            <text:p>8</text:p>
          </table:table-cell>
          <table:table-cell office:value-type="float" office:value="0.30622">
            <text:p>0.3062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6">
            <text:p>127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61.8">
            <text:p>1261.8</text:p>
          </table:table-cell>
          <table:table-cell table:number-columns-repeated="2" office:value-type="float" office:value="0.011254">
            <text:p>0.01125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89,108,77,107,94,123,113,78,98,104,103,85,80,126|2,90,84,100,48,46,43,44,74,47,45,81,91,127|3,97,61,64,67,69,66,63,65,60,62,68,93,128|4,39,72,41,40,37,36,34,124,82,111,112,122,35,42,38,99,83,102,50,129|5,86,96,92,119,106,79,121,118,130|6,131|7,132|8,117,120,88,58,53,52,54,56,55,87,110,101,76,109,75,59,57,51,114,73,49,116,105,133|9,134|10,30,70,27,31,32,33,71,28,26,29,125,95,135|11,136|12,137|13,138|14,139|15,115,140|16,141|17,142|18,143|19,144|20,145|21,146|22,147|23,148|24,149|25,150&gt;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421">
            <text:p>0.142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83.6">
            <text:p>1783.6</text:p>
          </table:table-cell>
          <table:table-cell office:value-type="float" office:value="11.983">
            <text:p>11.98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73.2">
            <text:p>1273.2</text:p>
          </table:table-cell>
          <table:table-cell office:value-type="float" office:value="10">
            <text:p>10</text:p>
          </table:table-cell>
          <table:table-cell office:value-type="float" office:value="0.286163">
            <text:p>0.28616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3.2">
            <text:p>1273.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61.8">
            <text:p>1261.8</text:p>
          </table:table-cell>
          <table:table-cell table:number-columns-repeated="2" office:value-type="float" office:value="0.009035">
            <text:p>0.00903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97,61,64,67,69,66,63,65,68,60,62,79,126|2,89,108,77,124,82,111,112,122,99,83,102,50,73,127|3,128|4,129|5,39,72,41,40,37,36,34,35,38,42,85,130|6,131|7,86,106,119,121,118,132|8,133|9,134|10,135|11,136|12,137|13,138|14,139|15,90,84,100,48,46,43,44,74,47,45,49,140|16,141|17,30,70,27,31,32,33,71,28,26,29,125,95,142|18,143|19,144|20,115,145|21,146|22,94,107,123,113,104,98,103,78,80,93,147|23,96,92,87,110,101,76,109,81,91,148|24,117,120,88,58,56,54,52,55,53,51,59,75,57,114,116,105,149|25,150&gt;</text:p>
          </table:table-cell>
        </table:table-row>
        <table:table-row table:style-name="ro1">
          <table:table-cell office:value-type="string">
            <text:p>RC201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347">
            <text:p>0.134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68.1">
            <text:p>1868.1</text:p>
          </table:table-cell>
          <table:table-cell office:value-type="float" office:value="12.654">
            <text:p>12.65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62.6">
            <text:p>1262.6</text:p>
          </table:table-cell>
          <table:table-cell office:value-type="float" office:value="9">
            <text:p>9</text:p>
          </table:table-cell>
          <table:table-cell office:value-type="float" office:value="0.324126">
            <text:p>0.32412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2.6">
            <text:p>1262.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61.8">
            <text:p>1261.8</text:p>
          </table:table-cell>
          <table:table-cell table:number-columns-repeated="2" office:value-type="float" office:value="0.000634">
            <text:p>0.00063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97,61,64,67,69,66,63,65,60,62,68,93,126|2,107,77,108,89,76,101,110,109,81,91,127|3,128|4,129|5,130|6,94,123,113,104,98,103,78,80,131|7,117,120,88,58,53,52,54,56,55,87,92,96,119,75,59,57,51,114,116,105,132|8,30,70,27,31,32,33,71,28,26,29,125,95,133|9,134|10,135|11,136|12,137|13,138|14,139|15,90,84,100,48,46,43,44,74,47,45,49,99,83,102,50,73,140|16,141|17,86,106,79,121,118,142|18,143|19,144|20,145|21,146|22,39,72,41,40,37,36,34,124,82,111,112,122,35,38,42,85,147|23,115,148|24,149|25,150&gt;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682">
            <text:p>0.168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99.6">
            <text:p>1599.6</text:p>
          </table:table-cell>
          <table:table-cell office:value-type="float" office:value="11.832">
            <text:p>11.83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8">
            <text:p>8</text:p>
          </table:table-cell>
          <table:table-cell office:value-type="float" office:value="0.312328">
            <text:p>0.31232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92.3">
            <text:p>1092.3</text:p>
          </table:table-cell>
          <table:table-cell table:number-columns-repeated="2" office:value-type="float" office:value="0.007049">
            <text:p>0.00704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127|3,70,30,28,26,67,64,61,69,66,63,65,68,60,62,97,79,128|4,107,39,72,41,40,36,37,103,98,104,32,31,33,71,29,27,80,129|5,130|6,131|7,132|8,94,123,113,78,124,82,111,112,34,35,122,84,99,38,42,85,125,95,133|9,134|10,135|11,136|12,137|13,138|14,139|15,90,108,89,101,48,46,73,43,44,74,47,45,49,50,102,100,83,77,140|16,121,96,92,87,109,76,81,91,141|17,142|18,143|19,116,117,120,110,88,58,59,56,54,52,51,53,55,57,114,75,118,119,105,144|20,145|21,146|22,106,86,93,147|23,115,148|24,149|25,150&gt;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336">
            <text:p>0.133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64.6">
            <text:p>1564.6</text:p>
          </table:table-cell>
          <table:table-cell office:value-type="float" office:value="11.532">
            <text:p>11.53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95.6">
            <text:p>1095.6</text:p>
          </table:table-cell>
          <table:table-cell office:value-type="float" office:value="7">
            <text:p>7</text:p>
          </table:table-cell>
          <table:table-cell office:value-type="float" office:value="0.299757">
            <text:p>0.2997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95.6">
            <text:p>1095.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92.3">
            <text:p>1092.3</text:p>
          </table:table-cell>
          <table:table-cell table:number-columns-repeated="2" office:value-type="float" office:value="0.003021">
            <text:p>0.00302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15,78,124,77,111,82,47,45,74,49,99,83,100,102,50,108,126|2,94,123,113,103,98,104,32,31,33,71,29,27,80,127|3,128|4,129|5,116,120,110,88,58,59,56,54,52,51,53,55,57,114,75,118,119,105,130|6,131|7,132|8,133|9,134|10,90,89,44,48,46,73,43,101,76,109,81,91,135|11,107,37,39,72,41,40,36,34,112,84,122,35,38,42,85,125,95,136|12,137|13,138|14,139|15,140|16,117,87,92,96,121,106,86,93,141|17,70,30,28,26,67,64,61,69,66,63,65,68,60,62,97,79,142|18,143|19,144|20,145|21,146|22,147|23,148|24,149|25,150&gt;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41">
            <text:p>0.14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63.2">
            <text:p>1563.2</text:p>
          </table:table-cell>
          <table:table-cell office:value-type="float" office:value="11.435">
            <text:p>11.43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98.3">
            <text:p>1098.3</text:p>
          </table:table-cell>
          <table:table-cell office:value-type="float" office:value="8">
            <text:p>8</text:p>
          </table:table-cell>
          <table:table-cell office:value-type="float" office:value="0.297403">
            <text:p>0.29740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98.3">
            <text:p>1098.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92.3">
            <text:p>1092.3</text:p>
          </table:table-cell>
          <table:table-cell table:number-columns-repeated="2" office:value-type="float" office:value="0.005493">
            <text:p>0.00549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17,120,110,88,58,59,56,54,52,51,53,55,57,114,116,126|2,127|3,128|4,129|5,130|6,90,108,89,48,46,73,43,44,74,47,45,49,50,102,100,83,77,131|7,132|8,133|9,134|10,135|11,136|12,137|13,94,123,113,78,124,82,111,112,34,35,122,84,99,38,42,85,125,95,138|14,139|15,106,86,93,140|16,141|17,107,39,72,41,40,36,37,103,98,104,32,31,33,71,29,27,80,142|18,143|19,115,144|20,145|21,70,30,28,26,67,64,61,69,66,63,65,68,60,62,97,79,118,119,105,146|22,147|23,148|24,121,96,92,87,75,101,76,109,81,91,149|25,150&gt;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594">
            <text:p>0.159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77.7">
            <text:p>1577.7</text:p>
          </table:table-cell>
          <table:table-cell office:value-type="float" office:value="11.491">
            <text:p>11.49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06">
            <text:p>1106</text:p>
          </table:table-cell>
          <table:table-cell office:value-type="float" office:value="8">
            <text:p>8</text:p>
          </table:table-cell>
          <table:table-cell office:value-type="float" office:value="0.29898">
            <text:p>0.2989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06">
            <text:p>110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92.3">
            <text:p>1092.3</text:p>
          </table:table-cell>
          <table:table-cell table:number-columns-repeated="2" office:value-type="float" office:value="0.012542">
            <text:p>0.01254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1,96,92,87,109,81,91,126|2,106,86,93,127|3,128|4,129|5,130|6,107,37,39,72,41,40,36,78,124,82,111,112,34,35,122,84,99,38,42,85,125,95,131|7,132|8,116,117,120,110,88,58,59,56,54,52,51,53,55,57,114,75,118,119,105,133|9,134|10,135|11,136|12,94,123,113,103,98,104,32,31,33,71,29,27,80,137|13,138|14,139|15,140|16,141|17,142|18,70,30,28,26,67,64,61,69,66,63,65,68,60,62,97,79,143|19,144|20,145|21,90,108,89,44,48,46,73,43,101,76,74,47,45,49,50,102,100,83,77,146|22,147|23,115,148|24,149|25,150&gt;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472">
            <text:p>0.147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22.9">
            <text:p>1622.9</text:p>
          </table:table-cell>
          <table:table-cell office:value-type="float" office:value="11.734">
            <text:p>11.73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96.5">
            <text:p>1096.5</text:p>
          </table:table-cell>
          <table:table-cell office:value-type="float" office:value="8">
            <text:p>8</text:p>
          </table:table-cell>
          <table:table-cell office:value-type="float" office:value="0.324358">
            <text:p>0.32435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96.5">
            <text:p>1096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92.3">
            <text:p>1092.3</text:p>
          </table:table-cell>
          <table:table-cell table:number-columns-repeated="2" office:value-type="float" office:value="0.003845">
            <text:p>0.00384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07,37,39,72,41,40,36,34,124,77,82,111,112,84,122,35,38,42,85,125,95,126|2,127|3,128|4,129|5,130|6,131|7,132|8,133|9,90,89,101,48,46,73,43,44,74,47,45,49,99,83,100,102,50,108,134|10,94,123,113,78,98,103,104,32,33,31,71,29,27,80,135|11,136|12,137|13,138|14,139|15,115,140|16,116,117,120,110,88,58,59,56,54,52,51,53,55,57,114,75,118,119,105,141|17,106,86,93,142|18,143|19,70,30,28,26,67,64,61,69,66,63,65,68,60,62,97,79,144|20,145|21,146|22,147|23,148|24,149|25,121,96,92,87,109,76,81,91,150&gt;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374">
            <text:p>0.137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36.9">
            <text:p>1636.9</text:p>
          </table:table-cell>
          <table:table-cell office:value-type="float" office:value="11.415">
            <text:p>11.41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95.2">
            <text:p>1095.2</text:p>
          </table:table-cell>
          <table:table-cell office:value-type="float" office:value="8">
            <text:p>8</text:p>
          </table:table-cell>
          <table:table-cell office:value-type="float" office:value="0.33093">
            <text:p>0.3309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95.2">
            <text:p>1095.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92.3">
            <text:p>1092.3</text:p>
          </table:table-cell>
          <table:table-cell table:number-columns-repeated="2" office:value-type="float" office:value="0.002655">
            <text:p>0.002655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07,37,39,72,41,40,36,34,124,77,82,111,112,84,122,35,38,42,85,125,95,126|2,127|3,70,30,28,26,67,64,61,69,66,63,65,68,60,62,97,79,118,119,105,128|4,129|5,121,96,92,87,75,101,76,109,81,91,130|6,131|7,132|8,133|9,134|10,135|11,136|12,137|13,138|14,139|15,140|16,117,120,110,88,58,53,51,52,54,56,59,55,57,114,116,141|17,94,123,113,78,98,103,104,32,33,31,71,29,27,80,142|18,143|19,144|20,115,145|21,90,89,48,46,73,43,44,74,47,45,49,99,83,100,102,50,108,146|22,106,86,93,147|23,148|24,149|25,150&gt;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386">
            <text:p>0.138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29.5">
            <text:p>1629.5</text:p>
          </table:table-cell>
          <table:table-cell office:value-type="float" office:value="11.623">
            <text:p>11.62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03">
            <text:p>1103</text:p>
          </table:table-cell>
          <table:table-cell office:value-type="float" office:value="8">
            <text:p>8</text:p>
          </table:table-cell>
          <table:table-cell office:value-type="float" office:value="0.323105">
            <text:p>0.32310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03">
            <text:p>110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92.3">
            <text:p>1092.3</text:p>
          </table:table-cell>
          <table:table-cell table:number-columns-repeated="2" office:value-type="float" office:value="0.009796">
            <text:p>0.00979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121,96,92,87,75,101,76,109,81,91,126|2,90,89,48,46,73,43,44,74,47,45,49,99,77,127|3,70,30,28,26,67,64,61,69,66,63,65,68,60,62,97,79,118,119,105,128|4,123,39,72,41,40,36,37,103,98,104,32,31,33,71,29,27,80,129|5,115,107,124,82,111,112,84,122,100,83,102,50,108,130|6,117,120,110,88,58,59,56,54,52,51,53,55,57,114,116,131|7,106,86,93,132|8,133|9,134|10,135|11,136|12,137|13,138|14,139|15,94,113,78,34,35,38,42,85,125,95,140|16,141|17,142|18,143|19,144|20,145|21,146|22,147|23,148|24,149|25,150&gt;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419">
            <text:p>0.141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58.8">
            <text:p>1658.8</text:p>
          </table:table-cell>
          <table:table-cell office:value-type="float" office:value="11.865">
            <text:p>11.86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01.3">
            <text:p>1101.3</text:p>
          </table:table-cell>
          <table:table-cell office:value-type="float" office:value="8">
            <text:p>8</text:p>
          </table:table-cell>
          <table:table-cell office:value-type="float" office:value="0.336086">
            <text:p>0.33608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01.3">
            <text:p>1101.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92.3">
            <text:p>1092.3</text:p>
          </table:table-cell>
          <table:table-cell table:number-columns-repeated="2" office:value-type="float" office:value="0.008239">
            <text:p>0.008239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1,96,92,87,101,76,109,81,91,126|2,127|3,128|4,129|5,130|6,131|7,90,108,89,48,46,73,43,44,74,47,45,49,99,38,42,85,125,95,132|8,107,39,72,41,40,36,37,103,98,104,32,31,33,71,29,27,80,133|9,134|10,135|11,136|12,137|13,138|14,139|15,94,123,113,78,124,82,111,112,34,35,84,122,100,83,102,50,77,140|16,70,30,28,26,67,64,61,69,66,63,65,68,60,62,97,79,141|17,142|18,143|19,144|20,115,145|21,116,117,120,110,88,58,59,56,54,52,51,53,55,57,114,75,118,119,105,146|22,106,86,93,147|23,148|24,149|25,150&gt;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513">
            <text:p>0.151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45.4">
            <text:p>1545.4</text:p>
          </table:table-cell>
          <table:table-cell office:value-type="float" office:value="11.568">
            <text:p>11.56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02.5">
            <text:p>1102.5</text:p>
          </table:table-cell>
          <table:table-cell office:value-type="float" office:value="8">
            <text:p>8</text:p>
          </table:table-cell>
          <table:table-cell office:value-type="float" office:value="0.286592">
            <text:p>0.28659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02.5">
            <text:p>1102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92.3">
            <text:p>1092.3</text:p>
          </table:table-cell>
          <table:table-cell table:number-columns-repeated="2" office:value-type="float" office:value="0.009338">
            <text:p>0.009338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94,113,103,98,104,32,31,33,71,29,125,95,126|2,116,117,120,88,58,53,51,52,54,56,59,55,57,114,75,118,119,105,127|3,106,86,93,128|4,129|5,130|6,131|7,132|8,133|9,27,70,30,28,26,67,64,61,69,66,63,65,68,60,62,97,79,134|10,121,96,92,87,110,101,76,109,81,91,135|11,136|12,137|13,138|14,115,78,80,139|15,90,89,48,46,73,43,44,74,47,45,49,99,83,100,102,50,108,140|16,141|17,107,37,39,72,41,40,36,34,124,77,82,111,112,84,122,35,38,42,85,123,142|18,143|19,144|20,145|21,146|22,147|23,148|24,149|25,150&gt;</text:p>
          </table:table-cell>
        </table:table-row>
        <table:table-row table:style-name="ro1">
          <table:table-cell office:value-type="string">
            <text:p>RC202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467">
            <text:p>0.146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63">
            <text:p>1663</text:p>
          </table:table-cell>
          <table:table-cell office:value-type="float" office:value="11.583">
            <text:p>11.58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95.6">
            <text:p>1095.6</text:p>
          </table:table-cell>
          <table:table-cell office:value-type="float" office:value="7">
            <text:p>7</text:p>
          </table:table-cell>
          <table:table-cell office:value-type="float" office:value="0.341191">
            <text:p>0.34119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95.6">
            <text:p>1095.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92.3">
            <text:p>1092.3</text:p>
          </table:table-cell>
          <table:table-cell table:number-columns-repeated="2" office:value-type="float" office:value="0.003021">
            <text:p>0.00302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17,87,92,96,121,106,86,93,126|2,127|3,128|4,129|5,130|6,131|7,132|8,133|9,134|10,135|11,136|12,137|13,138|14,139|15,70,30,28,26,67,64,61,69,66,63,65,68,60,62,97,79,140|16,115,78,124,77,111,82,47,45,74,49,99,83,100,102,50,108,141|17,142|18,143|19,144|20,145|21,94,123,113,103,98,104,32,31,33,71,29,27,80,146|22,90,89,44,48,46,73,43,101,76,109,81,91,147|23,107,37,39,72,41,40,36,34,112,84,122,35,38,42,85,125,95,148|24,149|25,116,120,110,88,58,59,56,54,52,51,53,55,57,114,75,118,119,105,150&gt;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583">
            <text:p>0.158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07.3">
            <text:p>1507.3</text:p>
          </table:table-cell>
          <table:table-cell office:value-type="float" office:value="11.603">
            <text:p>11.60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37.1">
            <text:p>937.1</text:p>
          </table:table-cell>
          <table:table-cell office:value-type="float" office:value="6">
            <text:p>6</text:p>
          </table:table-cell>
          <table:table-cell office:value-type="float" office:value="0.378292">
            <text:p>0.37829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37.1">
            <text:p>937.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23.7">
            <text:p>923.7</text:p>
          </table:table-cell>
          <table:table-cell table:number-columns-repeated="2" office:value-type="float" office:value="0.014507">
            <text:p>0.01450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126|2,127|3,26,28,30,70,71,33,32,104,98,103,85,31,29,27,80,125,95,128|4,129|5,130|6,131|7,132|8,133|9,134|10,135|11,136|12,137|13,138|14,139|15,140|16,106,79,97,62,61,64,67,69,66,63,65,60,68,86,93,141|17,142|18,90,89,110,88,114,101,48,46,73,43,44,74,47,45,76,109,81,91,143|19,144|20,145|21,116,117,120,87,58,57,55,52,51,53,54,56,59,75,92,119,118,96,121,105,146|22,147|23,115,107,36,40,34,35,38,41,42,72,39,37,123,148|24,94,113,78,124,77,111,112,99,84,122,100,83,102,50,49,82,108,149|25,150&gt;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567">
            <text:p>0.156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35.8">
            <text:p>1335.8</text:p>
          </table:table-cell>
          <table:table-cell office:value-type="float" office:value="11.781">
            <text:p>11.78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38.9">
            <text:p>938.9</text:p>
          </table:table-cell>
          <table:table-cell office:value-type="float" office:value="5">
            <text:p>5</text:p>
          </table:table-cell>
          <table:table-cell office:value-type="float" office:value="0.297125">
            <text:p>0.29712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38.9">
            <text:p>938.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23.7">
            <text:p>923.7</text:p>
          </table:table-cell>
          <table:table-cell table:number-columns-repeated="2" office:value-type="float" office:value="0.016456">
            <text:p>0.01645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126|2,127|3,128|4,129|5,130|6,115,107,36,40,41,72,103,98,104,32,31,33,71,29,27,80,93,131|7,132|8,133|9,90,89,45,48,46,73,43,44,74,47,49,108,91,134|10,135|11,136|12,137|13,138|14,139|15,94,123,113,85,78,124,77,111,112,34,35,37,39,42,38,99,84,122,100,83,102,50,82,140|16,141|17,117,120,75,59,56,54,52,51,53,58,57,55,87,92,110,88,114,101,76,109,81,116,105,142|18,143|19,144|20,145|21,146|22,147|23,148|24,149|25,70,30,28,26,67,64,61,68,69,66,63,65,60,62,97,96,118,119,121,79,106,86,95,125,150&gt;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592">
            <text:p>0.159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91">
            <text:p>1391</text:p>
          </table:table-cell>
          <table:table-cell office:value-type="float" office:value="11.385">
            <text:p>11.38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42.2">
            <text:p>942.2</text:p>
          </table:table-cell>
          <table:table-cell office:value-type="float" office:value="5">
            <text:p>5</text:p>
          </table:table-cell>
          <table:table-cell office:value-type="float" office:value="0.322646">
            <text:p>0.3226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42.2">
            <text:p>942.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23.7">
            <text:p>923.7</text:p>
          </table:table-cell>
          <table:table-cell table:number-columns-repeated="2" office:value-type="float" office:value="0.020028">
            <text:p>0.02002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116,117,120,87,58,57,55,52,51,53,54,56,59,75,92,124,77,111,112,99,84,122,100,83,102,50,49,82,108,126|2,90,89,110,88,114,101,48,46,73,43,44,74,47,45,76,109,81,91,105,127|3,128|4,129|5,130|6,131|7,115,107,36,40,34,35,38,41,42,72,39,37,85,125,95,86,132|8,133|9,134|10,135|11,136|12,137|13,70,30,28,26,67,64,61,68,69,66,63,65,60,62,97,96,118,119,121,79,106,138|14,139|15,140|16,141|17,142|18,143|19,144|20,145|21,146|22,147|23,94,123,113,78,103,98,104,32,31,33,71,29,27,80,93,148|24,149|25,150&gt;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68">
            <text:p>0.16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74.7">
            <text:p>1374.7</text:p>
          </table:table-cell>
          <table:table-cell office:value-type="float" office:value="11.66">
            <text:p>11.6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37.1">
            <text:p>937.1</text:p>
          </table:table-cell>
          <table:table-cell office:value-type="float" office:value="6">
            <text:p>6</text:p>
          </table:table-cell>
          <table:table-cell office:value-type="float" office:value="0.318324">
            <text:p>0.31832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37.1">
            <text:p>937.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23.7">
            <text:p>923.7</text:p>
          </table:table-cell>
          <table:table-cell table:number-columns-repeated="2" office:value-type="float" office:value="0.014507">
            <text:p>0.01450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115,107,36,40,34,35,38,41,42,72,39,37,123,126|2,127|3,128|4,106,79,97,62,61,64,67,69,66,63,65,60,68,86,93,129|5,26,28,30,70,71,33,32,104,98,103,85,31,29,27,80,125,95,130|6,131|7,94,113,78,124,77,111,112,99,84,122,100,83,102,50,49,82,108,132|8,133|9,134|10,135|11,136|12,137|13,138|14,139|15,140|16,90,89,110,88,114,101,48,46,73,43,44,74,47,45,76,109,81,91,141|17,142|18,116,117,120,87,58,57,55,52,51,53,54,56,59,75,92,119,118,96,121,105,143|19,144|20,145|21,146|22,147|23,148|24,149|25,150&gt;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46">
            <text:p>0.14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62.4">
            <text:p>1262.4</text:p>
          </table:table-cell>
          <table:table-cell office:value-type="float" office:value="11.581">
            <text:p>11.58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32">
            <text:p>932</text:p>
          </table:table-cell>
          <table:table-cell office:value-type="float" office:value="5">
            <text:p>5</text:p>
          </table:table-cell>
          <table:table-cell office:value-type="float" office:value="0.261724">
            <text:p>0.26172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32">
            <text:p>9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23.7">
            <text:p>923.7</text:p>
          </table:table-cell>
          <table:table-cell table:number-columns-repeated="2" office:value-type="float" office:value="0.008986">
            <text:p>0.00898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126|2,127|3,128|4,129|5,130|6,131|7,132|8,133|9,134|10,116,117,120,87,58,57,55,52,51,53,54,56,59,75,92,119,105,135|11,136|12,137|13,138|14,139|15,140|16,141|17,90,108,89,110,88,114,101,48,46,73,43,44,74,47,45,76,109,81,91,142|18,143|19,144|20,145|21,115,107,36,40,41,72,103,98,104,32,31,33,71,29,27,80,93,86,95,125,146|22,94,123,113,85,78,124,77,111,112,34,35,37,39,42,38,99,84,122,100,83,102,50,49,82,147|23,148|24,70,30,28,26,67,64,61,68,69,66,63,65,60,62,97,96,118,121,79,106,149|25,150&gt;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588">
            <text:p>0.158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float" office:value="10.977">
            <text:p>10.97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37.1">
            <text:p>937.1</text:p>
          </table:table-cell>
          <table:table-cell office:value-type="float" office:value="6">
            <text:p>6</text:p>
          </table:table-cell>
          <table:table-cell office:value-type="float" office:value="0.310449">
            <text:p>0.31044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37.1">
            <text:p>937.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23.7">
            <text:p>923.7</text:p>
          </table:table-cell>
          <table:table-cell table:number-columns-repeated="2" office:value-type="float" office:value="0.014507">
            <text:p>0.01450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26|2,127|3,128|4,129|5,130|6,131|7,94,113,78,124,77,111,112,99,84,122,100,83,102,50,49,82,108,132|8,133|9,115,107,36,40,34,35,38,41,42,72,39,37,123,134|10,90,89,110,88,114,101,48,46,73,43,44,74,47,45,76,109,81,91,135|11,136|12,137|13,138|14,139|15,140|16,106,79,97,62,61,64,67,69,66,63,65,60,68,86,93,141|17,26,28,30,70,71,33,32,104,98,103,85,31,29,27,80,125,95,142|18,143|19,144|20,145|21,146|22,147|23,148|24,149|25,116,117,120,87,58,57,55,52,51,53,54,56,59,75,92,119,118,96,121,105,150&gt;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479">
            <text:p>0.147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33.4">
            <text:p>1333.4</text:p>
          </table:table-cell>
          <table:table-cell office:value-type="float" office:value="11.709">
            <text:p>11.70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41.1">
            <text:p>941.1</text:p>
          </table:table-cell>
          <table:table-cell office:value-type="float" office:value="5">
            <text:p>5</text:p>
          </table:table-cell>
          <table:table-cell office:value-type="float" office:value="0.29421">
            <text:p>0.294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41.1">
            <text:p>941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23.7">
            <text:p>923.7</text:p>
          </table:table-cell>
          <table:table-cell table:number-columns-repeated="2" office:value-type="float" office:value="0.018837">
            <text:p>0.01883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116,117,120,87,58,57,55,52,51,53,54,56,59,75,92,88,110,109,81,91,126|2,106,79,64,61,68,67,69,66,63,65,60,62,97,96,118,119,121,105,127|3,94,113,78,107,124,77,111,112,34,35,38,41,42,72,39,37,123,128|4,129|5,130|6,131|7,132|8,133|9,134|10,135|11,136|12,137|13,138|14,139|15,140|16,141|17,86,26,28,30,70,85,36,40,103,98,104,32,31,33,71,29,27,80,93,95,125,142|18,143|19,144|20,145|21,115,90,89,76,114,101,43,48,46,73,44,74,45,47,49,99,84,122,100,83,102,50,82,108,146|22,147|23,148|24,149|25,150&gt;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573">
            <text:p>0.157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94.4">
            <text:p>1294.4</text:p>
          </table:table-cell>
          <table:table-cell office:value-type="float" office:value="11.937">
            <text:p>11.93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40">
            <text:p>940</text:p>
          </table:table-cell>
          <table:table-cell office:value-type="float" office:value="5">
            <text:p>5</text:p>
          </table:table-cell>
          <table:table-cell office:value-type="float" office:value="0.273795">
            <text:p>0.27379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40">
            <text:p>9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23.7">
            <text:p>923.7</text:p>
          </table:table-cell>
          <table:table-cell table:number-columns-repeated="2" office:value-type="float" office:value="0.017646">
            <text:p>0.01764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126|2,127|3,128|4,129|5,130|6,131|7,132|8,133|9,134|10,135|11,136|12,137|13,138|14,106,79,64,61,68,67,69,66,63,65,60,62,97,96,118,119,121,105,139|15,140|16,116,117,120,75,59,56,54,52,51,53,58,57,55,87,92,110,88,114,101,76,109,81,91,141|17,142|18,143|19,94,123,113,78,103,98,104,32,31,33,71,29,27,80,93,95,125,144|20,90,89,45,48,46,73,43,44,74,47,49,99,84,122,100,83,102,50,82,108,145|21,146|22,147|23,148|24,86,26,28,30,70,85,39,40,36,124,77,111,112,34,35,38,41,42,72,37,107,115,149|25,150&gt;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574">
            <text:p>0.157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42.4">
            <text:p>1442.4</text:p>
          </table:table-cell>
          <table:table-cell office:value-type="float" office:value="11.454">
            <text:p>11.45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41.1">
            <text:p>941.1</text:p>
          </table:table-cell>
          <table:table-cell office:value-type="float" office:value="5">
            <text:p>5</text:p>
          </table:table-cell>
          <table:table-cell office:value-type="float" office:value="0.347546">
            <text:p>0.3475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41.1">
            <text:p>941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23.7">
            <text:p>923.7</text:p>
          </table:table-cell>
          <table:table-cell table:number-columns-repeated="2" office:value-type="float" office:value="0.018837">
            <text:p>0.01883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94,113,78,107,124,77,111,112,34,35,38,41,42,72,39,37,123,126|2,116,117,120,87,58,57,55,52,51,53,54,56,59,75,92,88,110,109,81,91,127|3,128|4,129|5,130|6,131|7,132|8,133|9,134|10,135|11,136|12,115,90,89,76,114,101,43,48,46,73,44,74,45,47,49,99,84,122,100,83,102,50,82,108,137|13,138|14,139|15,140|16,141|17,142|18,143|19,144|20,145|21,146|22,147|23,106,79,64,61,68,67,69,66,63,65,60,62,97,96,118,119,121,105,148|24,149|25,86,26,28,30,70,85,36,40,103,98,104,32,31,33,71,29,27,80,93,95,125,150&gt;</text:p>
          </table:table-cell>
        </table:table-row>
        <table:table-row table:style-name="ro1">
          <table:table-cell office:value-type="string">
            <text:p>RC203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558">
            <text:p>0.155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77.8">
            <text:p>1377.8</text:p>
          </table:table-cell>
          <table:table-cell office:value-type="float" office:value="11.846">
            <text:p>11.84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49.1">
            <text:p>949.1</text:p>
          </table:table-cell>
          <table:table-cell office:value-type="float" office:value="6">
            <text:p>6</text:p>
          </table:table-cell>
          <table:table-cell office:value-type="float" office:value="0.311148">
            <text:p>0.31114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49.1">
            <text:p>949.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23.7">
            <text:p>923.7</text:p>
          </table:table-cell>
          <table:table-cell table:number-columns-repeated="2" office:value-type="float" office:value="0.027498">
            <text:p>0.02749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126|2,86,26,28,30,70,71,33,32,31,29,27,125,95,127|3,128|4,116,117,120,87,58,57,55,52,51,53,54,56,59,75,92,88,110,109,81,91,129|5,130|6,131|7,90,89,76,114,101,43,48,46,73,44,74,45,47,49,99,84,122,100,83,102,50,82,108,132|8,133|9,134|10,135|11,136|12,137|13,138|14,139|15,115,107,36,40,112,111,77,124,34,35,38,41,42,72,39,37,140|16,141|17,142|18,94,113,85,104,98,103,78,123,80,93,143|19,144|20,145|21,146|22,106,79,64,61,68,67,69,66,63,65,60,62,97,96,118,119,121,105,147|23,148|24,149|25,150&gt;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42.8">
            <text:p>1042.8</text:p>
          </table:table-cell>
          <table:table-cell office:value-type="float" office:value="10.697">
            <text:p>10.69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90.4">
            <text:p>790.4</text:p>
          </table:table-cell>
          <table:table-cell office:value-type="float" office:value="4">
            <text:p>4</text:p>
          </table:table-cell>
          <table:table-cell office:value-type="float" office:value="0.242041">
            <text:p>0.24204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0.4">
            <text:p>790.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85.8">
            <text:p>785.8</text:p>
          </table:table-cell>
          <table:table-cell table:number-columns-repeated="2" office:value-type="float" office:value="0.005854">
            <text:p>0.00585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126|2,127|3,128|4,106,79,66,64,67,69,68,65,61,60,62,63,97,96,118,92,119,121,129|5,130|6,131|7,132|8,133|9,134|10,135|11,136|12,137|13,94,123,107,35,36,40,41,42,72,39,37,78,85,103,98,104,32,33,71,70,30,28,26,29,31,27,113,80,125,95,86,93,138|14,139|15,140|16,141|17,142|18,143|19,144|20,91,89,45,74,44,43,73,46,48,49,82,77,124,112,34,38,111,99,84,122,100,83,102,50,47,108,90,115,145|21,146|22,147|23,148|24,149|25,105,117,120,87,75,59,56,54,52,51,53,55,57,58,114,101,88,110,76,109,81,116,150&gt;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901">
            <text:p>0.190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41.3">
            <text:p>1141.3</text:p>
          </table:table-cell>
          <table:table-cell office:value-type="float" office:value="11.464">
            <text:p>11.46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85.8">
            <text:p>785.8</text:p>
          </table:table-cell>
          <table:table-cell office:value-type="float" office:value="4">
            <text:p>4</text:p>
          </table:table-cell>
          <table:table-cell office:value-type="float" office:value="0.311487">
            <text:p>0.31148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85.8">
            <text:p>785.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85.8">
            <text:p>78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91,89,76,114,101,43,48,46,73,44,74,45,82,124,77,112,34,38,111,99,84,122,100,83,102,50,49,47,108,90,115,126|2,127|3,86,67,69,68,65,61,60,62,63,64,66,97,96,118,121,79,106,128|4,129|5,94,123,107,35,36,40,41,42,72,39,37,78,85,103,98,104,32,33,71,70,30,28,26,29,31,27,113,80,125,95,93,130|6,131|7,132|8,133|9,134|10,135|11,136|12,137|13,138|14,139|15,105,117,119,92,87,75,59,56,54,52,51,53,55,57,58,88,110,109,120,81,116,140|16,141|17,142|18,143|19,144|20,145|21,146|22,147|23,148|24,149|25,150&gt;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726">
            <text:p>0.172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21.9">
            <text:p>1121.9</text:p>
          </table:table-cell>
          <table:table-cell office:value-type="float" office:value="11.646">
            <text:p>11.64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90.2">
            <text:p>790.2</text:p>
          </table:table-cell>
          <table:table-cell office:value-type="float" office:value="4">
            <text:p>4</text:p>
          </table:table-cell>
          <table:table-cell office:value-type="float" office:value="0.295659">
            <text:p>0.2956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0.2">
            <text:p>790.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85.8">
            <text:p>785.8</text:p>
          </table:table-cell>
          <table:table-cell table:number-columns-repeated="2" office:value-type="float" office:value="0.005599">
            <text:p>0.00559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126|2,127|3,128|4,129|5,130|6,131|7,132|8,133|9,134|10,135|11,136|12,106,79,66,64,67,69,68,65,61,60,62,63,97,96,118,92,119,121,137|13,138|14,139|15,140|16,141|17,142|18,143|19,91,89,45,74,44,43,73,46,48,49,82,124,77,111,112,34,38,99,84,122,100,83,102,50,47,108,90,115,144|20,145|21,146|22,147|23,105,117,120,87,75,59,56,54,52,51,53,55,57,58,114,101,88,110,76,109,81,116,148|24,149|25,94,123,107,35,36,40,41,42,72,39,37,78,85,103,98,104,32,33,71,70,30,28,26,29,31,27,113,80,125,95,86,93,150&gt;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747">
            <text:p>0.174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22.7">
            <text:p>1122.7</text:p>
          </table:table-cell>
          <table:table-cell office:value-type="float" office:value="11.835">
            <text:p>11.83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84.4">
            <text:p>784.4</text:p>
          </table:table-cell>
          <table:table-cell office:value-type="float" office:value="4">
            <text:p>4</text:p>
          </table:table-cell>
          <table:table-cell office:value-type="float" office:value="0.301327">
            <text:p>0.30132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84.4">
            <text:p>784.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85.8">
            <text:p>785.8</text:p>
          </table:table-cell>
          <table:table-cell table:number-columns-repeated="2" office:value-type="float" office:value="-0.001782">
            <text:p>-0.00178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105,117,120,87,75,59,56,54,52,51,53,55,57,58,114,101,88,110,76,109,81,116,126|2,127|3,94,123,37,39,72,42,41,40,36,35,34,112,38,111,99,84,122,100,83,102,50,49,47,108,90,115,128|4,129|5,130|6,131|7,132|8,133|9,134|10,135|11,136|12,106,79,66,67,69,68,65,61,60,62,63,64,97,96,92,119,118,121,137|13,138|14,91,89,45,74,44,43,73,46,48,82,77,124,107,78,85,103,98,104,32,33,71,70,30,28,26,29,31,27,113,80,125,95,86,93,139|15,140|16,141|17,142|18,143|19,144|20,145|21,146|22,147|23,148|24,149|25,150&gt;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691">
            <text:p>0.169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97.2">
            <text:p>1097.2</text:p>
          </table:table-cell>
          <table:table-cell office:value-type="float" office:value="10.411">
            <text:p>10.41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84.4">
            <text:p>784.4</text:p>
          </table:table-cell>
          <table:table-cell office:value-type="float" office:value="4">
            <text:p>4</text:p>
          </table:table-cell>
          <table:table-cell office:value-type="float" office:value="0.285089">
            <text:p>0.28508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84.4">
            <text:p>784.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85.8">
            <text:p>785.8</text:p>
          </table:table-cell>
          <table:table-cell table:number-columns-repeated="2" office:value-type="float" office:value="-0.001782">
            <text:p>-0.00178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94,123,37,39,72,42,41,40,36,35,34,112,38,111,99,84,122,100,83,102,50,49,47,108,90,115,126|2,127|3,128|4,129|5,130|6,131|7,132|8,133|9,134|10,135|11,136|12,137|13,138|14,139|15,140|16,141|17,105,117,120,87,75,59,56,54,52,51,53,55,57,58,114,101,88,110,76,109,81,116,142|18,106,79,66,67,69,68,65,61,60,62,63,64,97,96,92,119,118,121,143|19,144|20,145|21,146|22,147|23,91,89,45,74,44,43,73,46,48,82,77,124,107,78,85,103,98,104,32,33,71,70,30,28,26,29,31,27,113,80,125,95,86,93,148|24,149|25,150&gt;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661">
            <text:p>0.166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21.6">
            <text:p>1121.6</text:p>
          </table:table-cell>
          <table:table-cell office:value-type="float" office:value="10.693">
            <text:p>10.69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83.5">
            <text:p>783.5</text:p>
          </table:table-cell>
          <table:table-cell office:value-type="float" office:value="4">
            <text:p>4</text:p>
          </table:table-cell>
          <table:table-cell office:value-type="float" office:value="0.301444">
            <text:p>0.3014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83.5">
            <text:p>783.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85.8">
            <text:p>785.8</text:p>
          </table:table-cell>
          <table:table-cell table:number-columns-repeated="2" office:value-type="float" office:value="-0.002927">
            <text:p>-0.00292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26|2,127|3,94,123,37,39,72,42,41,40,36,35,34,112,38,111,99,84,122,100,83,102,50,47,108,90,115,128|4,91,89,45,74,44,43,73,46,48,49,82,77,124,107,78,85,103,98,104,32,33,71,70,30,28,26,29,31,27,113,80,125,95,86,93,129|5,130|6,131|7,132|8,133|9,134|10,135|11,136|12,137|13,138|14,139|15,140|16,141|17,105,117,120,87,75,59,56,54,52,51,53,55,57,58,114,101,88,110,76,109,81,116,142|18,143|19,144|20,145|21,106,79,66,64,67,69,68,65,61,60,62,63,97,96,118,92,119,121,146|22,147|23,148|24,149|25,150&gt;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709">
            <text:p>0.170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76">
            <text:p>1076</text:p>
          </table:table-cell>
          <table:table-cell office:value-type="float" office:value="11.923">
            <text:p>11.92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96.2">
            <text:p>796.2</text:p>
          </table:table-cell>
          <table:table-cell office:value-type="float" office:value="4">
            <text:p>4</text:p>
          </table:table-cell>
          <table:table-cell office:value-type="float" office:value="0.260037">
            <text:p>0.26003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6.2">
            <text:p>796.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85.8">
            <text:p>785.8</text:p>
          </table:table-cell>
          <table:table-cell table:number-columns-repeated="2" office:value-type="float" office:value="0.013235">
            <text:p>0.01323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126|2,127|3,128|4,129|5,130|6,131|7,132|8,133|9,134|10,135|11,75,59,56,54,52,51,53,55,57,58,114,43,73,46,48,82,77,124,107,78,85,103,98,104,32,33,71,70,30,28,26,29,31,27,113,80,125,95,93,136|12,137|13,86,67,69,68,65,61,60,62,63,64,66,97,96,118,121,79,106,138|14,139|15,105,116,117,119,92,87,110,88,101,76,109,120,81,89,91,115,140|16,141|17,142|18,143|19,144|20,145|21,146|22,147|23,148|24,149|25,94,123,37,39,72,42,41,40,36,35,34,112,38,111,99,84,122,100,83,102,50,44,74,45,47,49,108,90,150&gt;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766">
            <text:p>0.176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68.9">
            <text:p>1168.9</text:p>
          </table:table-cell>
          <table:table-cell office:value-type="float" office:value="12.123">
            <text:p>12.12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84.4">
            <text:p>784.4</text:p>
          </table:table-cell>
          <table:table-cell office:value-type="float" office:value="4">
            <text:p>4</text:p>
          </table:table-cell>
          <table:table-cell office:value-type="float" office:value="0.328942">
            <text:p>0.3289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84.4">
            <text:p>784.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85.8">
            <text:p>785.8</text:p>
          </table:table-cell>
          <table:table-cell table:number-columns-repeated="2" office:value-type="float" office:value="-0.001782">
            <text:p>-0.00178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126|2,127|3,128|4,129|5,130|6,131|7,106,79,66,67,69,68,65,61,60,62,63,64,97,96,92,119,118,121,132|8,133|9,134|10,135|11,105,117,120,87,75,59,56,54,52,51,53,55,57,58,114,101,88,110,76,109,81,116,136|12,137|13,138|14,139|15,94,123,37,39,72,42,41,40,36,35,34,112,38,111,99,84,122,100,83,102,50,49,47,108,90,115,140|16,141|17,142|18,91,89,45,74,44,43,73,46,48,82,77,124,107,78,85,103,98,104,32,33,71,70,30,28,26,29,31,27,113,80,125,95,86,93,143|19,144|20,145|21,146|22,147|23,148|24,149|25,150&gt;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602">
            <text:p>0.160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45.1">
            <text:p>1145.1</text:p>
          </table:table-cell>
          <table:table-cell office:value-type="float" office:value="11.194">
            <text:p>11.19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88.8">
            <text:p>788.8</text:p>
          </table:table-cell>
          <table:table-cell office:value-type="float" office:value="4">
            <text:p>4</text:p>
          </table:table-cell>
          <table:table-cell office:value-type="float" office:value="0.311152">
            <text:p>0.3111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88.8">
            <text:p>788.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85.8">
            <text:p>785.8</text:p>
          </table:table-cell>
          <table:table-cell table:number-columns-repeated="2" office:value-type="float" office:value="0.003818">
            <text:p>0.00381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126|2,91,49,47,45,74,44,48,46,73,43,114,101,76,89,108,124,77,111,112,34,38,99,84,122,100,83,102,50,82,90,115,127|3,128|4,129|5,130|6,131|7,132|8,133|9,134|10,135|11,136|12,137|13,138|14,139|15,140|16,141|17,142|18,143|19,144|20,105,117,119,92,87,75,59,56,54,52,51,53,55,57,58,88,110,109,120,81,116,145|21,94,123,107,35,36,40,41,42,72,39,37,78,85,103,98,104,32,33,71,70,30,28,26,29,31,27,113,80,125,95,93,146|22,86,67,69,68,65,61,60,62,63,64,66,97,96,118,121,79,106,147|23,148|24,149|25,150&gt;</text:p>
          </table:table-cell>
        </table:table-row>
        <table:table-row table:style-name="ro1">
          <table:table-cell office:value-type="string">
            <text:p>RC204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615">
            <text:p>0.161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53.6">
            <text:p>1153.6</text:p>
          </table:table-cell>
          <table:table-cell office:value-type="float" office:value="10.59">
            <text:p>10.5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88.8">
            <text:p>788.8</text:p>
          </table:table-cell>
          <table:table-cell office:value-type="float" office:value="4">
            <text:p>4</text:p>
          </table:table-cell>
          <table:table-cell office:value-type="float" office:value="0.316227">
            <text:p>0.31622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88.8">
            <text:p>788.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85.8">
            <text:p>785.8</text:p>
          </table:table-cell>
          <table:table-cell table:number-columns-repeated="2" office:value-type="float" office:value="0.003818">
            <text:p>0.00381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126|2,91,49,47,45,74,44,48,46,73,43,114,101,76,89,108,124,77,111,112,34,38,99,84,122,100,83,102,50,82,90,115,127|3,128|4,129|5,130|6,131|7,132|8,133|9,134|10,135|11,136|12,137|13,138|14,139|15,140|16,141|17,86,67,69,68,65,61,60,62,63,64,66,97,96,118,121,79,106,142|18,143|19,144|20,145|21,146|22,147|23,148|24,94,123,107,35,36,40,41,42,72,39,37,78,85,103,98,104,32,33,71,70,30,28,26,29,31,27,113,80,125,95,93,149|25,105,117,119,92,87,75,59,56,54,52,51,53,55,57,58,88,110,109,120,81,116,150&gt;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38">
            <text:p>0.13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94">
            <text:p>1694</text:p>
          </table:table-cell>
          <table:table-cell office:value-type="float" office:value="11.325">
            <text:p>11.32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8.9">
            <text:p>1158.9</text:p>
          </table:table-cell>
          <table:table-cell office:value-type="float" office:value="8">
            <text:p>8</text:p>
          </table:table-cell>
          <table:table-cell office:value-type="float" office:value="0.31588">
            <text:p>0.3158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8.9">
            <text:p>1158.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54">
            <text:p>1154</text:p>
          </table:table-cell>
          <table:table-cell table:number-columns-repeated="2" office:value-type="float" office:value="0.004246">
            <text:p>0.00424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,2,3,4,5,6]</text:p>
          </table:table-cell>
          <table:table-cell office:value-type="string">
            <text:p>&lt;1,126|2,127|3,128|4,129|5,90,108,89,44,48,46,43,101,110,109,76,74,47,45,49,50,73,114,116,105,130|6,131|7,132|8,133|9,134|10,117,120,88,58,55,52,53,51,54,56,57,59,75,81,91,135|11,136|12,137|13,138|14,139|15,140|16,141|17,142|18,115,124,77,82,111,112,84,100,122,99,102,83,143|19,94,113,104,98,103,78,123,80,144|20,119,87,92,96,106,86,93,145|21,146|22,27,70,30,71,33,32,31,29,28,26,95,125,147|23,107,37,39,72,41,40,36,34,35,38,42,85,148|24,97,61,64,67,69,65,63,66,68,60,62,79,118,121,149|25,150&gt;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68.4">
            <text:p>1768.4</text:p>
          </table:table-cell>
          <table:table-cell office:value-type="float" office:value="12.055">
            <text:p>12.05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7">
            <text:p>7</text:p>
          </table:table-cell>
          <table:table-cell office:value-type="float" office:value="0.347433">
            <text:p>0.34743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54">
            <text:p>11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2,3,4,5,6,7]</text:p>
          </table:table-cell>
          <table:table-cell office:value-type="string">
            <text:p>&lt;1,126|2,127|3,128|4,129|5,115,124,77,82,111,112,84,100,122,99,50,102,83,130|6,131|7,27,70,30,67,64,61,69,65,63,66,68,60,62,79,118,121,132|8,133|9,134|10,117,120,58,53,52,54,56,55,110,88,101,76,109,81,91,135|11,136|12,137|13,119,87,92,96,97,106,86,93,80,138|14,139|15,94,123,113,78,34,35,38,42,85,140|16,141|17,142|18,143|19,144|20,145|21,107,36,40,41,72,39,37,103,98,104,32,31,33,71,29,28,26,95,125,146|22,90,108,89,44,48,46,73,43,74,47,49,45,114,51,57,59,75,116,105,147|23,148|24,149|25,150&gt;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401">
            <text:p>0.140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682.2">
            <text:p>1682.2</text:p>
          </table:table-cell>
          <table:table-cell office:value-type="float" office:value="11.665">
            <text:p>11.66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5.1">
            <text:p>1155.1</text:p>
          </table:table-cell>
          <table:table-cell office:value-type="float" office:value="7">
            <text:p>7</text:p>
          </table:table-cell>
          <table:table-cell office:value-type="float" office:value="0.31334">
            <text:p>0.313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5.1">
            <text:p>1155.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54">
            <text:p>1154</text:p>
          </table:table-cell>
          <table:table-cell table:number-columns-repeated="2" office:value-type="float" office:value="0.000953">
            <text:p>0.00095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3,4,5,6,7,8]</text:p>
          </table:table-cell>
          <table:table-cell office:value-type="string">
            <text:p>&lt;1,119,87,92,96,97,106,86,93,80,126|2,27,70,30,67,64,61,69,65,63,66,68,60,62,79,127|3,115,124,77,82,111,112,84,100,122,99,102,83,50,116,105,128|4,129|5,130|6,131|7,132|8,133|9,134|10,135|11,117,120,58,53,52,54,56,55,110,88,101,76,109,81,91,136|12,137|13,138|14,139|15,94,123,113,78,34,35,38,42,85,140|16,90,108,89,44,48,46,73,43,74,47,49,45,114,51,57,59,75,118,121,141|17,142|18,143|19,107,36,40,41,72,39,37,103,98,104,32,31,33,71,29,28,26,95,125,144|20,145|21,146|22,147|23,148|24,149|25,150&gt;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366">
            <text:p>0.136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21.7">
            <text:p>1821.7</text:p>
          </table:table-cell>
          <table:table-cell office:value-type="float" office:value="11.35">
            <text:p>11.3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5.8">
            <text:p>1155.8</text:p>
          </table:table-cell>
          <table:table-cell office:value-type="float" office:value="7">
            <text:p>7</text:p>
          </table:table-cell>
          <table:table-cell office:value-type="float" office:value="0.365538">
            <text:p>0.3655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5.8">
            <text:p>1155.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54">
            <text:p>1154</text:p>
          </table:table-cell>
          <table:table-cell table:number-columns-repeated="2" office:value-type="float" office:value="0.00156">
            <text:p>0.00156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4,5,6,7,8,9]</text:p>
          </table:table-cell>
          <table:table-cell office:value-type="string">
            <text:p>&lt;1,126|2,107,36,40,41,72,39,37,103,98,104,32,31,33,71,29,28,26,95,125,127|3,117,120,88,110,58,55,52,53,51,54,56,57,59,75,81,91,128|4,129|5,27,70,30,67,64,61,69,65,63,66,68,60,62,79,118,121,130|6,131|7,132|8,133|9,134|10,90,108,89,44,48,46,43,101,76,109,47,45,74,49,50,73,114,116,105,135|11,136|12,137|13,138|14,119,87,92,96,97,106,86,93,80,139|15,140|16,141|17,142|18,143|19,94,123,113,78,34,35,38,42,85,144|20,145|21,146|22,147|23,115,124,77,82,111,112,84,100,122,99,102,83,148|24,149|25,150&gt;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415">
            <text:p>0.141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75.8">
            <text:p>1775.8</text:p>
          </table:table-cell>
          <table:table-cell office:value-type="float" office:value="11.535">
            <text:p>11.53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7">
            <text:p>7</text:p>
          </table:table-cell>
          <table:table-cell office:value-type="float" office:value="0.350152">
            <text:p>0.3501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54">
            <text:p>11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5,6,7,8,9,10]</text:p>
          </table:table-cell>
          <table:table-cell office:value-type="string">
            <text:p>&lt;1,126|2,127|3,128|4,27,70,30,67,64,61,69,65,63,66,68,60,62,79,118,121,129|5,130|6,131|7,132|8,133|9,134|10,135|11,136|12,137|13,107,36,40,41,72,39,37,103,98,104,32,31,33,71,29,28,26,95,125,138|14,139|15,140|16,141|17,119,87,92,96,97,106,86,93,80,142|18,94,123,113,78,34,35,38,42,85,143|19,144|20,145|21,117,120,88,58,55,52,53,51,54,56,57,59,75,81,91,146|22,147|23,115,124,77,82,111,112,84,100,122,99,102,83,148|24,149|25,90,108,89,44,48,46,43,101,110,109,76,74,47,45,49,50,73,114,116,105,150&gt;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431">
            <text:p>0.143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33.2">
            <text:p>1833.2</text:p>
          </table:table-cell>
          <table:table-cell office:value-type="float" office:value="11.426">
            <text:p>11.42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65.6">
            <text:p>1165.6</text:p>
          </table:table-cell>
          <table:table-cell office:value-type="float" office:value="8">
            <text:p>8</text:p>
          </table:table-cell>
          <table:table-cell office:value-type="float" office:value="0.364172">
            <text:p>0.36417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65.6">
            <text:p>1165.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54">
            <text:p>1154</text:p>
          </table:table-cell>
          <table:table-cell table:number-columns-repeated="2" office:value-type="float" office:value="0.010052">
            <text:p>0.010052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6,7,8,9,10,11]</text:p>
          </table:table-cell>
          <table:table-cell office:value-type="string">
            <text:p>&lt;1,126|2,127|3,128|4,129|5,130|6,131|7,132|8,133|9,117,120,58,53,52,54,56,55,88,101,76,109,110,114,51,57,59,75,118,116,105,134|10,135|11,97,61,64,67,69,65,63,66,68,60,62,79,136|12,137|13,138|14,139|15,140|16,141|17,115,124,77,82,111,112,84,100,122,99,50,102,83,142|18,119,87,92,96,121,106,86,93,143|19,94,113,104,98,103,78,123,80,144|20,145|21,90,108,89,44,48,46,73,43,74,47,49,45,81,91,146|22,27,70,30,71,33,32,31,29,28,26,95,125,147|23,107,37,39,72,41,40,36,34,35,38,42,85,148|24,149|25,150&gt;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413">
            <text:p>0.141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74.5">
            <text:p>1774.5</text:p>
          </table:table-cell>
          <table:table-cell office:value-type="float" office:value="11.621">
            <text:p>11.62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7">
            <text:p>7</text:p>
          </table:table-cell>
          <table:table-cell office:value-type="float" office:value="0.349676">
            <text:p>0.34967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54">
            <text:p>1154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7,8,9,10,11,12]</text:p>
          </table:table-cell>
          <table:table-cell office:value-type="string">
            <text:p>&lt;1,90,108,89,44,48,46,73,43,74,47,49,45,114,51,57,59,75,116,105,126|2,27,70,30,67,64,61,69,65,63,66,68,60,62,79,118,121,127|3,115,124,77,82,111,112,84,100,122,99,50,102,83,128|4,129|5,130|6,131|7,107,36,40,41,72,39,37,103,98,104,32,31,33,71,29,28,26,95,125,132|8,133|9,134|10,135|11,136|12,137|13,138|14,94,123,113,78,34,35,38,42,85,139|15,140|16,117,120,58,53,52,54,56,55,110,88,101,76,109,81,91,141|17,119,87,92,96,97,106,86,93,80,142|18,143|19,144|20,145|21,146|22,147|23,148|24,149|25,150&gt;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406">
            <text:p>0.140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810.5">
            <text:p>1810.5</text:p>
          </table:table-cell>
          <table:table-cell office:value-type="float" office:value="11.281">
            <text:p>11.28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7">
            <text:p>7</text:p>
          </table:table-cell>
          <table:table-cell office:value-type="float" office:value="0.362607">
            <text:p>0.36260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54">
            <text:p>11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8,9,10,11,12,13]</text:p>
          </table:table-cell>
          <table:table-cell office:value-type="string">
            <text:p>&lt;1,126|2,127|3,90,108,89,44,48,46,43,101,110,109,76,74,47,45,49,50,73,114,116,105,128|4,129|5,130|6,115,124,77,82,111,112,84,100,122,99,102,83,131|7,27,70,30,67,64,61,69,65,63,66,68,60,62,79,118,121,132|8,133|9,134|10,94,123,113,78,34,35,38,42,85,135|11,136|12,137|13,138|14,139|15,107,36,40,41,72,39,37,103,98,104,32,31,33,71,29,28,26,95,125,140|16,117,120,88,58,55,52,53,51,54,56,57,59,75,81,91,141|17,119,87,92,96,97,106,86,93,80,142|18,143|19,144|20,145|21,146|22,147|23,148|24,149|25,150&gt;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33">
            <text:p>0.13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16">
            <text:p>1716</text:p>
          </table:table-cell>
          <table:table-cell office:value-type="float" office:value="11.521">
            <text:p>11.52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5.1">
            <text:p>1155.1</text:p>
          </table:table-cell>
          <table:table-cell office:value-type="float" office:value="7">
            <text:p>7</text:p>
          </table:table-cell>
          <table:table-cell office:value-type="float" office:value="0.326865">
            <text:p>0.3268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5.1">
            <text:p>1155.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54">
            <text:p>1154</text:p>
          </table:table-cell>
          <table:table-cell table:number-columns-repeated="2" office:value-type="float" office:value="0.000953">
            <text:p>0.00095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9,10,11,12,13,14]</text:p>
          </table:table-cell>
          <table:table-cell office:value-type="string">
            <text:p>&lt;1,126|2,127|3,90,108,89,44,48,46,73,43,74,47,49,45,114,51,57,59,75,118,121,128|4,129|5,130|6,131|7,132|8,133|9,27,70,30,67,64,61,69,65,63,66,68,60,62,79,134|10,117,120,58,53,52,54,56,55,110,88,101,76,109,81,91,135|11,136|12,137|13,138|14,139|15,119,87,92,96,97,106,86,93,80,140|16,141|17,107,36,40,41,72,39,37,103,98,104,32,31,33,71,29,28,26,95,125,142|18,143|19,144|20,145|21,146|22,115,124,77,82,111,112,84,100,122,99,102,83,50,116,105,147|23,148|24,94,123,113,78,34,35,38,42,85,149|25,150&gt;</text:p>
          </table:table-cell>
        </table:table-row>
        <table:table-row table:style-name="ro1">
          <table:table-cell office:value-type="string">
            <text:p>RC20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347">
            <text:p>0.134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746.7">
            <text:p>1746.7</text:p>
          </table:table-cell>
          <table:table-cell office:value-type="float" office:value="11.46">
            <text:p>11.4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7">
            <text:p>7</text:p>
          </table:table-cell>
          <table:table-cell office:value-type="float" office:value="0.339326">
            <text:p>0.33932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54">
            <text:p>11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[10,11,12,13,14,15]</text:p>
          </table:table-cell>
          <table:table-cell office:value-type="string">
            <text:p>&lt;1,126|2,127|3,128|4,129|5,130|6,131|7,132|8,107,36,40,41,72,39,37,103,98,104,32,31,33,71,29,28,26,95,125,133|9,134|10,135|11,136|12,137|13,115,124,77,82,111,112,84,100,122,99,50,102,83,138|14,139|15,140|16,94,123,113,78,34,35,38,42,85,141|17,142|18,117,120,58,53,52,54,56,55,110,88,101,76,109,81,91,143|19,144|20,145|21,90,108,89,44,48,46,73,43,74,47,49,45,114,51,57,59,75,116,105,146|22,119,87,92,96,97,106,86,93,80,147|23,148|24,149|25,27,70,30,67,64,61,69,65,63,66,68,60,62,79,118,121,150&gt;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493">
            <text:p>0.149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46.2">
            <text:p>1546.2</text:p>
          </table:table-cell>
          <table:table-cell office:value-type="float" office:value="13.271">
            <text:p>13.27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60.2">
            <text:p>1060.2</text:p>
          </table:table-cell>
          <table:table-cell office:value-type="float" office:value="5">
            <text:p>5</text:p>
          </table:table-cell>
          <table:table-cell office:value-type="float" office:value="0.314319">
            <text:p>0.3143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60.2">
            <text:p>1060.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51.1">
            <text:p>1051.1</text:p>
          </table:table-cell>
          <table:table-cell table:number-columns-repeated="2" office:value-type="float" office:value="0.008658">
            <text:p>0.00865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138|14,94,123,113,27,70,30,71,33,32,31,29,28,26,68,60,62,79,139|15,140|16,117,120,87,58,55,56,54,52,53,51,57,59,75,118,121,141|17,142|18,143|19,144|20,145|21,107,36,39,37,72,40,41,100,84,112,111,82,77,124,78,104,98,103,35,34,38,42,85,80,125,95,93,146|22,90,108,89,88,110,76,101,43,46,48,44,74,45,47,49,99,122,83,102,50,73,114,116,105,147|23,148|24,96,97,67,69,64,61,65,63,66,86,106,119,92,109,81,91,115,149|25,150&gt;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16.7">
            <text:p>1516.7</text:p>
          </table:table-cell>
          <table:table-cell office:value-type="float" office:value="12.465">
            <text:p>12.46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7">
            <text:p>7</text:p>
          </table:table-cell>
          <table:table-cell office:value-type="float" office:value="0.300455">
            <text:p>0.3004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51.1">
            <text:p>1051.1</text:p>
          </table:table-cell>
          <table:table-cell table:number-columns-repeated="2" office:value-type="float" office:value="0.009419">
            <text:p>0.00941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94,123,37,39,72,41,40,36,84,100,122,112,34,35,38,42,85,80,126|2,96,97,67,64,63,61,65,69,68,66,60,62,79,118,116,105,127|3,128|4,129|5,107,124,77,111,82,48,46,43,44,74,45,47,49,73,50,102,83,99,130|6,131|7,132|8,133|9,134|10,135|11,136|12,137|13,138|14,139|15,140|16,141|17,86,27,70,30,33,32,104,98,103,78,113,31,71,29,28,26,125,95,93,142|18,90,108,89,101,88,110,76,109,92,119,121,106,143|19,144|20,117,120,87,58,55,56,54,52,53,51,57,59,75,114,81,91,145|21,146|22,147|23,115,148|24,149|25,150&gt;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546">
            <text:p>0.154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55.1">
            <text:p>1555.1</text:p>
          </table:table-cell>
          <table:table-cell office:value-type="float" office:value="13.442">
            <text:p>13.44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3.2">
            <text:p>1073.2</text:p>
          </table:table-cell>
          <table:table-cell office:value-type="float" office:value="5">
            <text:p>5</text:p>
          </table:table-cell>
          <table:table-cell office:value-type="float" office:value="0.309884">
            <text:p>0.30988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3.2">
            <text:p>1073.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51.1">
            <text:p>1051.1</text:p>
          </table:table-cell>
          <table:table-cell table:number-columns-repeated="2" office:value-type="float" office:value="0.021026">
            <text:p>0.02102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126|2,127|3,128|4,96,97,67,69,64,61,65,63,66,86,106,119,92,109,75,59,57,51,114,81,116,105,129|5,130|6,131|7,132|8,133|9,117,120,87,56,54,52,53,55,58,88,110,76,101,43,46,48,44,74,45,47,49,73,50,102,83,99,134|10,135|11,136|12,137|13,138|14,94,123,113,27,70,30,33,32,104,98,103,78,31,71,29,28,26,68,60,62,79,121,118,139|15,140|16,90,108,124,77,111,82,89,91,115,141|17,142|18,107,37,39,72,41,40,36,84,100,122,112,34,35,38,42,85,80,125,95,93,143|19,144|20,145|21,146|22,147|23,148|24,149|25,150&gt;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619">
            <text:p>0.161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40.5">
            <text:p>1540.5</text:p>
          </table:table-cell>
          <table:table-cell office:value-type="float" office:value="12.689">
            <text:p>12.68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54.4">
            <text:p>1054.4</text:p>
          </table:table-cell>
          <table:table-cell office:value-type="float" office:value="7">
            <text:p>7</text:p>
          </table:table-cell>
          <table:table-cell office:value-type="float" office:value="0.315547">
            <text:p>0.31554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54.4">
            <text:p>1054.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51.1">
            <text:p>1051.1</text:p>
          </table:table-cell>
          <table:table-cell table:number-columns-repeated="2" office:value-type="float" office:value="0.00314">
            <text:p>0.0031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117,96,97,67,64,63,61,65,69,68,66,62,60,79,126|2,106,119,92,109,110,76,101,114,81,116,91,127|3,128|4,129|5,130|6,131|7,132|8,107,124,77,111,82,48,46,43,44,74,45,47,49,73,50,102,83,99,133|9,134|10,86,27,70,30,33,32,104,98,103,78,113,31,71,29,28,26,125,95,93,135|11,136|12,137|13,138|14,139|15,94,123,37,39,72,41,40,36,84,100,122,112,34,35,38,42,85,80,140|16,115,141|17,142|18,90,108,89,120,87,88,58,55,56,54,52,53,51,57,59,75,118,121,105,143|19,144|20,145|21,146|22,147|23,148|24,149|25,150&gt;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531">
            <text:p>0.153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04.8">
            <text:p>1504.8</text:p>
          </table:table-cell>
          <table:table-cell office:value-type="float" office:value="12.884">
            <text:p>12.88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0.4">
            <text:p>1070.4</text:p>
          </table:table-cell>
          <table:table-cell office:value-type="float" office:value="6">
            <text:p>6</text:p>
          </table:table-cell>
          <table:table-cell office:value-type="float" office:value="0.288676">
            <text:p>0.28867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0.4">
            <text:p>1070.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51.1">
            <text:p>1051.1</text:p>
          </table:table-cell>
          <table:table-cell table:number-columns-repeated="2" office:value-type="float" office:value="0.018362">
            <text:p>0.01836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126|2,127|3,128|4,129|5,130|6,86,30,70,27,113,78,103,98,104,32,31,33,71,29,28,26,125,95,93,131|7,132|8,133|9,134|10,135|11,136|12,137|13,138|14,139|15,140|16,141|17,142|18,90,108,89,76,101,110,109,92,119,121,106,143|19,115,107,124,77,82,111,112,122,34,38,35,42,85,80,144|20,117,120,87,88,58,55,56,54,52,53,51,57,59,75,114,81,91,145|21,94,123,37,39,72,41,40,36,84,100,48,46,43,44,74,45,47,49,73,50,102,83,99,146|22,147|23,96,97,67,64,63,61,65,69,68,66,62,60,79,118,116,105,148|24,149|25,150&gt;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504">
            <text:p>0.150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48.8">
            <text:p>1548.8</text:p>
          </table:table-cell>
          <table:table-cell office:value-type="float" office:value="13.196">
            <text:p>13.19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51.1">
            <text:p>1051.1</text:p>
          </table:table-cell>
          <table:table-cell office:value-type="float" office:value="7">
            <text:p>7</text:p>
          </table:table-cell>
          <table:table-cell office:value-type="float" office:value="0.321346">
            <text:p>0.3213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51.1">
            <text:p>1051.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51.1">
            <text:p>1051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15,126|2,107,124,77,111,82,48,46,43,44,74,45,47,49,91,127|3,128|4,86,27,70,30,33,32,104,98,103,78,113,31,71,29,28,26,125,95,93,129|5,130|6,131|7,132|8,133|9,106,119,92,109,110,76,101,114,73,50,102,83,99,134|10,135|11,136|12,137|13,138|14,94,123,37,39,72,41,40,36,84,100,122,112,34,38,35,42,85,80,139|15,90,108,89,120,87,88,58,55,56,54,52,53,51,57,59,75,81,116,105,140|16,141|17,117,96,97,67,64,63,61,65,69,68,66,60,62,79,118,121,142|18,143|19,144|20,145|21,146|22,147|23,148|24,149|25,150&gt;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508">
            <text:p>0.150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27.2">
            <text:p>1527.2</text:p>
          </table:table-cell>
          <table:table-cell office:value-type="float" office:value="13.043">
            <text:p>13.04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51.1">
            <text:p>1051.1</text:p>
          </table:table-cell>
          <table:table-cell office:value-type="float" office:value="7">
            <text:p>7</text:p>
          </table:table-cell>
          <table:table-cell office:value-type="float" office:value="0.311747">
            <text:p>0.31174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51.1">
            <text:p>1051.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51.1">
            <text:p>1051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126|2,94,123,37,39,72,41,40,36,84,100,122,112,34,35,38,42,85,80,127|3,128|4,129|5,130|6,131|7,107,124,77,111,82,48,46,43,44,74,45,47,49,91,132|8,133|9,134|10,135|11,86,27,70,30,33,32,104,98,103,78,113,31,71,29,28,26,125,95,93,136|12,137|13,90,108,89,120,87,88,58,55,56,54,52,53,51,57,59,75,81,116,105,138|14,115,139|15,106,119,92,109,110,76,101,114,73,50,102,83,99,140|16,141|17,142|18,143|19,117,96,97,67,64,63,61,65,69,68,66,62,60,79,118,121,144|20,145|21,146|22,147|23,148|24,149|25,150&gt;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531">
            <text:p>0.153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38.2">
            <text:p>1538.2</text:p>
          </table:table-cell>
          <table:table-cell office:value-type="float" office:value="13.092">
            <text:p>13.09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63.5">
            <text:p>1063.5</text:p>
          </table:table-cell>
          <table:table-cell office:value-type="float" office:value="7">
            <text:p>7</text:p>
          </table:table-cell>
          <table:table-cell office:value-type="float" office:value="0.308607">
            <text:p>0.30860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63.5">
            <text:p>1063.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51.1">
            <text:p>1051.1</text:p>
          </table:table-cell>
          <table:table-cell table:number-columns-repeated="2" office:value-type="float" office:value="0.011797">
            <text:p>0.01179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107,124,77,111,82,48,46,43,44,74,45,47,49,73,50,102,83,99,126|2,127|3,128|4,129|5,130|6,131|7,132|8,133|9,134|10,135|11,136|12,137|13,117,120,87,88,58,55,56,54,52,53,51,57,59,75,114,81,91,138|14,90,108,89,76,101,110,109,92,119,121,106,139|15,140|16,96,97,67,64,63,61,65,69,68,66,62,60,79,118,116,105,141|17,86,27,70,30,33,32,104,98,103,78,113,31,71,29,28,26,125,95,93,142|18,115,143|19,144|20,145|21,146|22,147|23,94,123,37,39,72,41,40,36,84,100,122,112,34,35,38,42,85,80,148|24,149|25,150&gt;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568">
            <text:p>0.156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60.3">
            <text:p>1560.3</text:p>
          </table:table-cell>
          <table:table-cell office:value-type="float" office:value="12.788">
            <text:p>12.78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65.4">
            <text:p>1065.4</text:p>
          </table:table-cell>
          <table:table-cell office:value-type="float" office:value="5">
            <text:p>5</text:p>
          </table:table-cell>
          <table:table-cell office:value-type="float" office:value="0.317183">
            <text:p>0.31718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65.4">
            <text:p>1065.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51.1">
            <text:p>1051.1</text:p>
          </table:table-cell>
          <table:table-cell table:number-columns-repeated="2" office:value-type="float" office:value="0.013605">
            <text:p>0.01360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94,123,113,27,70,30,33,32,104,98,103,37,35,34,38,42,85,80,125,95,93,126|2,117,120,87,58,55,56,54,52,53,51,57,59,75,118,121,127|3,128|4,129|5,130|6,131|7,132|8,133|9,134|10,135|11,136|12,137|13,138|14,139|15,140|16,141|17,142|18,107,36,39,72,40,41,100,84,112,111,82,77,124,78,31,71,29,28,26,68,60,62,79,143|19,90,108,89,88,110,76,101,43,46,48,44,74,45,47,49,99,122,83,102,50,73,114,116,105,144|20,145|21,146|22,147|23,148|24,149|25,96,97,67,69,64,61,65,63,66,86,106,119,92,109,81,91,115,150&gt;</text:p>
          </table:table-cell>
        </table:table-row>
        <table:table-row table:style-name="ro1">
          <table:table-cell office:value-type="string">
            <text:p>RC206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458">
            <text:p>0.145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89.5">
            <text:p>1589.5</text:p>
          </table:table-cell>
          <table:table-cell office:value-type="float" office:value="12.736">
            <text:p>12.73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073.1">
            <text:p>1073.1</text:p>
          </table:table-cell>
          <table:table-cell office:value-type="float" office:value="6">
            <text:p>6</text:p>
          </table:table-cell>
          <table:table-cell office:value-type="float" office:value="0.324882">
            <text:p>0.3248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73.1">
            <text:p>1073.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51.1">
            <text:p>1051.1</text:p>
          </table:table-cell>
          <table:table-cell table:number-columns-repeated="2" office:value-type="float" office:value="0.02093">
            <text:p>0.0209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90,108,89,88,58,55,56,54,52,53,51,57,59,75,114,45,49,73,50,102,83,99,126|2,94,123,37,39,72,41,40,36,84,100,48,46,43,44,74,47,76,101,110,109,81,91,127|3,128|4,129|5,115,107,124,77,82,111,112,122,34,38,35,42,85,80,130|6,131|7,132|8,86,27,70,30,33,32,104,98,103,78,113,31,71,29,28,26,125,95,93,133|9,134|10,135|11,136|12,137|13,138|14,139|15,140|16,117,120,87,92,119,121,106,141|17,142|18,96,97,67,64,63,61,65,69,68,66,62,60,79,118,116,105,143|19,144|20,145|21,146|22,147|23,148|24,149|25,150&gt;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599">
            <text:p>0.159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94.5">
            <text:p>1494.5</text:p>
          </table:table-cell>
          <table:table-cell office:value-type="float" office:value="11.956">
            <text:p>11.95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76">
            <text:p>976</text:p>
          </table:table-cell>
          <table:table-cell office:value-type="float" office:value="6">
            <text:p>6</text:p>
          </table:table-cell>
          <table:table-cell office:value-type="float" office:value="0.346939">
            <text:p>0.34693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76">
            <text:p>97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66.6">
            <text:p>966.6</text:p>
          </table:table-cell>
          <table:table-cell table:number-columns-repeated="2" office:value-type="float" office:value="0.009725">
            <text:p>0.00972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90,108,89,120,88,58,55,56,54,52,53,51,57,59,75,117,105,126|2,127|3,128|4,129|5,107,124,77,84,100,50,48,46,43,44,74,45,47,73,49,91,130|6,131|7,94,123,78,37,39,72,42,41,40,36,34,112,99,111,82,102,83,122,38,35,85,80,132|8,133|9,134|10,135|11,136|12,113,103,98,104,32,31,27,33,30,28,26,70,71,29,125,95,93,137|13,138|14,139|15,115,106,86,67,69,65,61,60,62,63,64,68,66,79,121,140|16,141|17,97,96,118,119,92,87,110,76,101,114,109,81,116,142|18,143|19,144|20,145|21,146|22,147|23,148|24,149|25,150&gt;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561">
            <text:p>0.156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85.7">
            <text:p>1485.7</text:p>
          </table:table-cell>
          <table:table-cell office:value-type="float" office:value="11.796">
            <text:p>11.79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68.2">
            <text:p>968.2</text:p>
          </table:table-cell>
          <table:table-cell office:value-type="float" office:value="5">
            <text:p>5</text:p>
          </table:table-cell>
          <table:table-cell office:value-type="float" office:value="0.348321">
            <text:p>0.3483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68.2">
            <text:p>968.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66.6">
            <text:p>966.6</text:p>
          </table:table-cell>
          <table:table-cell table:number-columns-repeated="2" office:value-type="float" office:value="0.001655">
            <text:p>0.00165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89,108,124,77,111,100,84,112,99,82,90,115,126|2,86,97,96,118,119,106,67,69,65,61,60,62,63,64,68,66,79,121,127|3,128|4,129|5,130|6,131|7,132|8,133|9,134|10,135|11,136|12,137|13,138|14,139|15,140|16,141|17,107,78,37,39,72,42,41,40,36,35,34,38,122,83,102,50,73,45,49,91,142|18,94,123,113,103,98,104,32,31,27,33,30,28,26,70,29,71,85,80,125,95,93,143|19,144|20,145|21,146|22,147|23,148|24,149|25,117,120,92,56,54,53,55,88,110,101,43,46,48,44,74,47,76,109,87,75,59,52,51,57,58,114,81,116,105,150&gt;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692">
            <text:p>0.169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73.7">
            <text:p>1373.7</text:p>
          </table:table-cell>
          <table:table-cell office:value-type="float" office:value="11.788">
            <text:p>11.78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66.5">
            <text:p>966.5</text:p>
          </table:table-cell>
          <table:table-cell office:value-type="float" office:value="6">
            <text:p>6</text:p>
          </table:table-cell>
          <table:table-cell office:value-type="float" office:value="0.296426">
            <text:p>0.29642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66.5">
            <text:p>966.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66.6">
            <text:p>966.6</text:p>
          </table:table-cell>
          <table:table-cell table:number-columns-repeated="2" office:value-type="float" office:value="-0.000103">
            <text:p>-0.00010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97,96,118,119,92,87,110,76,101,114,109,81,116,126|2,94,123,78,107,124,77,82,47,74,43,73,45,49,91,127|3,128|4,129|5,130|6,115,106,86,67,69,65,61,60,62,63,64,68,66,79,121,131|7,132|8,133|9,120,88,58,55,56,54,52,53,51,57,59,75,117,105,134|10,135|11,136|12,137|13,138|14,139|15,140|16,141|17,142|18,143|19,113,37,36,40,41,72,39,98,104,32,31,27,33,30,28,26,70,71,29,125,95,93,144|20,145|21,146|22,90,108,89,44,46,48,50,102,100,83,84,112,111,99,122,38,34,35,42,103,85,80,147|23,148|24,149|25,150&gt;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635">
            <text:p>0.163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89.2">
            <text:p>1389.2</text:p>
          </table:table-cell>
          <table:table-cell office:value-type="float" office:value="12.786">
            <text:p>12.78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85.1">
            <text:p>985.1</text:p>
          </table:table-cell>
          <table:table-cell office:value-type="float" office:value="5">
            <text:p>5</text:p>
          </table:table-cell>
          <table:table-cell office:value-type="float" office:value="0.290887">
            <text:p>0.29088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85.1">
            <text:p>985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66.6">
            <text:p>966.6</text:p>
          </table:table-cell>
          <table:table-cell table:number-columns-repeated="2" office:value-type="float" office:value="0.019139">
            <text:p>0.01913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126|2,127|3,90,108,89,120,87,56,54,53,55,88,76,109,110,101,43,46,48,44,74,45,47,82,91,128|4,94,123,78,107,124,77,111,100,83,99,112,84,122,38,34,35,42,103,85,80,129|5,130|6,131|7,132|8,133|9,134|10,135|11,136|12,137|13,115,106,86,67,69,65,61,60,62,63,64,68,66,79,121,138|14,113,37,36,40,41,72,39,98,104,32,31,27,33,30,28,26,70,71,29,125,95,93,139|15,140|16,141|17,142|18,143|19,144|20,145|21,146|22,147|23,148|24,97,96,118,119,117,92,75,59,52,51,57,58,114,73,50,102,49,81,116,105,149|25,150&gt;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624">
            <text:p>0.162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12.529">
            <text:p>12.52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73.3">
            <text:p>973.3</text:p>
          </table:table-cell>
          <table:table-cell office:value-type="float" office:value="6">
            <text:p>6</text:p>
          </table:table-cell>
          <table:table-cell office:value-type="float" office:value="0.328759">
            <text:p>0.3287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73.3">
            <text:p>973.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66.6">
            <text:p>966.6</text:p>
          </table:table-cell>
          <table:table-cell table:number-columns-repeated="2" office:value-type="float" office:value="0.006932">
            <text:p>0.00693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86,97,96,118,119,106,67,69,65,61,60,62,63,64,68,66,79,121,126|2,127|3,128|4,129|5,130|6,131|7,107,78,37,39,72,42,41,40,38,36,35,34,99,82,90,132|8,133|9,134|10,135|11,136|12,117,120,92,56,54,53,55,88,110,101,43,46,48,44,74,47,76,109,87,75,59,52,51,57,58,114,81,116,105,137|13,138|14,139|15,140|16,141|17,142|18,143|19,94,123,113,103,98,104,32,31,27,33,30,28,26,70,29,71,85,80,125,95,93,144|20,89,108,124,77,111,84,112,100,122,83,102,50,73,45,49,91,145|21,146|22,115,147|23,148|24,149|25,150&gt;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639">
            <text:p>0.163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03.9">
            <text:p>1403.9</text:p>
          </table:table-cell>
          <table:table-cell office:value-type="float" office:value="11.76">
            <text:p>11.7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68">
            <text:p>968</text:p>
          </table:table-cell>
          <table:table-cell office:value-type="float" office:value="6">
            <text:p>6</text:p>
          </table:table-cell>
          <table:table-cell office:value-type="float" office:value="0.310492">
            <text:p>0.31049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68">
            <text:p>96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66.6">
            <text:p>966.6</text:p>
          </table:table-cell>
          <table:table-cell table:number-columns-repeated="2" office:value-type="float" office:value="0.001448">
            <text:p>0.001448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90,108,89,47,48,46,43,44,74,76,110,101,114,109,81,116,126|2,94,123,78,37,39,72,42,41,40,38,34,36,35,115,127|3,128|4,120,92,87,88,58,55,56,54,52,53,51,57,59,75,117,105,129|5,130|6,131|7,132|8,107,124,77,82,100,84,99,111,112,122,83,102,50,73,45,49,91,133|9,134|10,135|11,136|12,137|13,138|14,139|15,140|16,141|17,142|18,86,97,96,118,119,106,67,69,65,61,60,62,63,64,68,66,79,121,143|19,144|20,145|21,146|22,147|23,148|24,113,103,98,104,32,27,33,30,28,26,70,29,71,31,85,80,125,95,93,149|25,150&gt;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571">
            <text:p>0.157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52.3">
            <text:p>1552.3</text:p>
          </table:table-cell>
          <table:table-cell office:value-type="float" office:value="12.688">
            <text:p>12.68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77.2">
            <text:p>977.2</text:p>
          </table:table-cell>
          <table:table-cell office:value-type="float" office:value="5">
            <text:p>5</text:p>
          </table:table-cell>
          <table:table-cell office:value-type="float" office:value="0.370483">
            <text:p>0.37048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77.2">
            <text:p>977.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66.6">
            <text:p>966.6</text:p>
          </table:table-cell>
          <table:table-cell table:number-columns-repeated="2" office:value-type="float" office:value="0.010966">
            <text:p>0.01096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115,106,86,67,69,65,61,60,62,63,64,68,66,79,121,126|2,94,123,78,107,124,77,82,47,74,43,73,45,49,91,127|3,90,108,89,120,92,56,54,53,55,88,101,76,44,46,48,50,102,100,83,84,112,111,99,122,38,34,35,42,103,85,80,128|4,129|5,130|6,131|7,132|8,97,96,118,119,117,109,110,87,75,59,52,51,57,58,114,81,116,105,133|9,134|10,135|11,136|12,137|13,138|14,139|15,140|16,141|17,142|18,143|19,144|20,145|21,146|22,147|23,113,37,36,40,41,72,39,98,104,32,31,27,33,30,28,26,70,71,29,125,95,93,148|24,149|25,150&gt;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628">
            <text:p>0.162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342.4">
            <text:p>1342.4</text:p>
          </table:table-cell>
          <table:table-cell office:value-type="float" office:value="12.715">
            <text:p>12.71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78.1">
            <text:p>978.1</text:p>
          </table:table-cell>
          <table:table-cell office:value-type="float" office:value="6">
            <text:p>6</text:p>
          </table:table-cell>
          <table:table-cell office:value-type="float" office:value="0.27138">
            <text:p>0.271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78.1">
            <text:p>978.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66.6">
            <text:p>966.6</text:p>
          </table:table-cell>
          <table:table-cell table:number-columns-repeated="2" office:value-type="float" office:value="0.011897">
            <text:p>0.01189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126|2,127|3,128|4,129|5,130|6,131|7,132|8,117,120,92,87,109,110,76,43,46,48,44,74,45,47,82,99,122,83,102,50,73,49,91,133|9,134|10,90,108,89,101,88,58,55,56,54,52,53,51,57,59,75,114,81,116,105,135|11,136|12,137|13,138|14,86,97,96,118,119,106,67,69,65,61,60,62,63,64,68,66,79,121,139|15,107,124,77,111,100,84,112,34,38,40,42,36,35,78,85,80,140|16,141|17,142|18,143|19,94,123,113,37,39,41,72,103,98,104,32,31,27,33,30,28,26,70,71,29,125,95,93,144|20,145|21,146|22,115,147|23,148|24,149|25,150&gt;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619">
            <text:p>0.161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524.5">
            <text:p>1524.5</text:p>
          </table:table-cell>
          <table:table-cell office:value-type="float" office:value="11.727">
            <text:p>11.72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69.8">
            <text:p>969.8</text:p>
          </table:table-cell>
          <table:table-cell office:value-type="float" office:value="6">
            <text:p>6</text:p>
          </table:table-cell>
          <table:table-cell office:value-type="float" office:value="0.363857">
            <text:p>0.3638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69.8">
            <text:p>969.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66.6">
            <text:p>966.6</text:p>
          </table:table-cell>
          <table:table-cell table:number-columns-repeated="2" office:value-type="float" office:value="0.003311">
            <text:p>0.00331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94,123,78,107,124,77,82,47,74,43,73,45,49,91,126|2,127|3,128|4,129|5,130|6,118,96,97,63,65,67,69,68,61,60,62,64,66,79,121,131|7,132|8,120,88,58,55,56,54,52,53,51,57,59,75,117,105,133|9,134|10,135|11,136|12,137|13,113,37,36,40,41,72,39,98,104,32,31,27,33,30,28,26,70,71,29,125,95,93,138|14,139|15,90,108,89,44,46,48,50,102,100,83,84,112,111,99,122,38,34,35,42,103,85,80,140|16,141|17,142|18,115,86,106,119,92,87,110,76,101,114,109,81,116,143|19,144|20,145|21,146|22,147|23,148|24,149|25,150&gt;</text:p>
          </table:table-cell>
        </table:table-row>
        <table:table-row table:style-name="ro1">
          <table:table-cell office:value-type="string">
            <text:p>RC207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496">
            <text:p>0.149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476.3">
            <text:p>1476.3</text:p>
          </table:table-cell>
          <table:table-cell office:value-type="float" office:value="12.329">
            <text:p>12.32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972.6">
            <text:p>972.6</text:p>
          </table:table-cell>
          <table:table-cell office:value-type="float" office:value="6">
            <text:p>6</text:p>
          </table:table-cell>
          <table:table-cell office:value-type="float" office:value="0.341191">
            <text:p>0.34119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72.6">
            <text:p>972.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66.6">
            <text:p>966.6</text:p>
          </table:table-cell>
          <table:table-cell table:number-columns-repeated="2" office:value-type="float" office:value="0.006207">
            <text:p>0.00620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126|2,127|3,128|4,117,120,92,87,58,55,56,54,52,53,51,57,59,75,81,116,105,129|5,130|6,131|7,132|8,133|9,134|10,135|11,136|12,107,124,77,47,44,46,48,50,102,100,83,112,84,122,38,35,85,80,137|13,138|14,139|15,86,97,96,118,119,106,67,69,65,61,60,62,63,64,68,66,79,121,140|16,141|17,142|18,143|19,113,103,98,104,32,31,27,33,30,28,26,70,71,29,125,95,93,144|20,145|21,146|22,94,123,78,37,39,72,42,41,40,36,34,111,99,82,115,147|23,148|24,149|25,90,108,89,109,110,88,76,74,43,101,114,73,45,49,91,150&gt;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0.1782">
            <text:p>0.178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09.7">
            <text:p>1109.7</text:p>
          </table:table-cell>
          <table:table-cell office:value-type="float" office:value="13.655">
            <text:p>13.65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92.8">
            <text:p>792.8</text:p>
          </table:table-cell>
          <table:table-cell office:value-type="float" office:value="4">
            <text:p>4</text:p>
          </table:table-cell>
          <table:table-cell office:value-type="float" office:value="0.285573">
            <text:p>0.28557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2.8">
            <text:p>792.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77.3">
            <text:p>777.3</text:p>
          </table:table-cell>
          <table:table-cell table:number-columns-repeated="2" office:value-type="float" office:value="0.019941">
            <text:p>0.01994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17,120,109,87,92,75,59,56,54,52,51,53,55,57,58,101,114,88,110,76,45,47,49,91,81,116,105,137|13,138|14,139|15,140|16,94,123,113,78,37,36,40,41,42,72,39,103,98,104,32,31,27,33,71,29,70,30,28,26,125,95,93,141|17,142|18,143|19,144|20,145|21,146|22,86,106,119,118,96,97,67,69,68,65,61,60,62,63,64,66,79,121,147|23,148|24,115,90,107,124,77,82,108,89,74,44,43,73,46,48,50,102,83,100,122,84,112,99,111,34,38,35,85,80,149|25,150&gt;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0.1812">
            <text:p>0.181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39.9">
            <text:p>1139.9</text:p>
          </table:table-cell>
          <table:table-cell office:value-type="float" office:value="12.652">
            <text:p>12.65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87.2">
            <text:p>787.2</text:p>
          </table:table-cell>
          <table:table-cell office:value-type="float" office:value="4">
            <text:p>4</text:p>
          </table:table-cell>
          <table:table-cell office:value-type="float" office:value="0.309413">
            <text:p>0.3094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87.2">
            <text:p>787.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77.3">
            <text:p>777.3</text:p>
          </table:table-cell>
          <table:table-cell table:number-columns-repeated="2" office:value-type="float" office:value="0.012736">
            <text:p>0.01273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126|2,127|3,128|4,129|5,130|6,131|7,117,120,87,92,96,97,66,64,63,62,60,61,65,68,69,67,86,106,79,121,118,119,116,105,132|8,115,107,124,77,111,112,84,100,83,102,50,48,46,73,43,44,74,45,47,49,82,99,122,38,35,85,80,133|9,134|10,135|11,136|12,137|13,138|14,139|15,140|16,90,108,89,76,110,88,101,114,58,57,55,53,51,52,54,56,59,75,109,81,91,141|17,142|18,143|19,144|20,145|21,146|22,147|23,148|24,94,123,113,78,34,36,40,41,42,72,39,37,103,98,104,32,31,27,33,71,29,70,30,28,26,125,95,93,149|25,150&gt;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0.1818">
            <text:p>0.181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15.1">
            <text:p>1215.1</text:p>
          </table:table-cell>
          <table:table-cell office:value-type="float" office:value="13.274">
            <text:p>13.274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92.9">
            <text:p>792.9</text:p>
          </table:table-cell>
          <table:table-cell office:value-type="float" office:value="4">
            <text:p>4</text:p>
          </table:table-cell>
          <table:table-cell office:value-type="float" office:value="0.347461">
            <text:p>0.3474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2.9">
            <text:p>792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77.3">
            <text:p>777.3</text:p>
          </table:table-cell>
          <table:table-cell table:number-columns-repeated="2" office:value-type="float" office:value="0.020069">
            <text:p>0.02006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126|2,127|3,128|4,129|5,130|6,94,123,113,78,34,36,40,41,42,72,39,37,103,98,104,32,31,27,33,71,29,70,30,28,26,125,95,93,131|7,132|8,133|9,134|10,135|11,136|12,137|13,138|14,139|15,140|16,86,106,119,117,120,92,118,96,97,66,67,69,68,65,61,60,62,63,64,79,121,105,141|17,142|18,143|19,90,108,89,76,110,88,101,114,58,55,57,53,51,52,54,56,59,75,87,109,81,116,91,144|20,145|21,146|22,147|23,148|24,115,107,124,77,111,112,84,100,83,102,50,48,46,73,43,44,74,45,47,49,82,99,122,38,35,85,80,149|25,150&gt;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/>
          <table:table-cell office:value-type="float" office:value="0.1876">
            <text:p>0.187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3.156">
            <text:p>13.15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92.2">
            <text:p>792.2</text:p>
          </table:table-cell>
          <table:table-cell office:value-type="float" office:value="4">
            <text:p>4</text:p>
          </table:table-cell>
          <table:table-cell office:value-type="float" office:value="0.350656">
            <text:p>0.35065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2.2">
            <text:p>792.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77.3">
            <text:p>777.3</text:p>
          </table:table-cell>
          <table:table-cell table:number-columns-repeated="2" office:value-type="float" office:value="0.019169">
            <text:p>0.01916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126|2,127|3,128|4,129|5,130|6,131|7,132|8,133|9,134|10,135|11,136|12,137|13,138|14,139|15,90,108,89,120,87,109,76,110,88,101,114,58,55,57,53,51,52,54,56,59,75,92,117,116,81,91,140|16,141|17,142|18,115,107,124,77,111,112,84,100,83,102,50,48,46,73,43,44,74,45,47,49,82,99,122,38,35,85,80,143|19,144|20,145|21,146|22,86,106,119,118,96,97,66,67,69,68,65,61,60,62,63,64,79,121,105,147|23,148|24,149|25,94,123,113,78,34,36,40,41,42,72,39,37,103,98,104,32,31,27,33,71,29,70,30,28,26,125,95,93,150&gt;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0.1806">
            <text:p>0.180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21.1">
            <text:p>1121.1</text:p>
          </table:table-cell>
          <table:table-cell office:value-type="float" office:value="13.073">
            <text:p>13.07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94.8">
            <text:p>794.8</text:p>
          </table:table-cell>
          <table:table-cell office:value-type="float" office:value="4">
            <text:p>4</text:p>
          </table:table-cell>
          <table:table-cell office:value-type="float" office:value="0.291053">
            <text:p>0.29105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4.8">
            <text:p>794.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77.3">
            <text:p>777.3</text:p>
          </table:table-cell>
          <table:table-cell table:number-columns-repeated="2" office:value-type="float" office:value="0.022514">
            <text:p>0.02251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115,90,107,124,77,108,89,74,44,43,73,46,48,50,102,83,100,122,84,112,99,111,82,49,47,45,91,81,116,105,126|2,86,106,96,97,66,64,63,62,60,61,65,68,69,67,26,28,30,70,33,71,29,125,95,93,127|3,128|4,129|5,130|6,131|7,132|8,133|9,134|10,117,120,87,109,76,110,88,101,114,58,55,57,53,51,52,54,56,59,75,92,119,118,121,79,135|11,136|12,137|13,138|14,139|15,140|16,141|17,142|18,143|19,144|20,145|21,146|22,147|23,148|24,94,123,113,27,31,32,104,98,103,37,39,72,42,41,40,38,34,36,35,78,85,80,149|25,150&gt;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0.1823">
            <text:p>0.182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79.4">
            <text:p>1179.4</text:p>
          </table:table-cell>
          <table:table-cell office:value-type="float" office:value="14.085">
            <text:p>14.08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87.2">
            <text:p>787.2</text:p>
          </table:table-cell>
          <table:table-cell office:value-type="float" office:value="4">
            <text:p>4</text:p>
          </table:table-cell>
          <table:table-cell office:value-type="float" office:value="0.332542">
            <text:p>0.3325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87.2">
            <text:p>787.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77.3">
            <text:p>777.3</text:p>
          </table:table-cell>
          <table:table-cell table:number-columns-repeated="2" office:value-type="float" office:value="0.012736">
            <text:p>0.01273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26|2,127|3,117,120,87,92,96,97,66,64,63,62,60,61,65,68,69,67,86,106,79,121,118,119,116,105,128|4,129|5,130|6,131|7,132|8,133|9,134|10,135|11,136|12,94,123,113,78,34,36,40,41,42,72,39,37,103,98,104,32,31,27,33,71,29,70,30,28,26,125,95,93,137|13,138|14,139|15,90,108,89,76,110,88,101,114,58,57,55,53,51,52,54,56,59,75,109,81,91,140|16,141|17,142|18,115,107,124,77,111,112,84,100,83,102,50,48,46,73,43,44,74,45,47,49,82,99,122,38,35,85,80,143|19,144|20,145|21,146|22,147|23,148|24,149|25,150&gt;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0.1803">
            <text:p>0.180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90.2">
            <text:p>1190.2</text:p>
          </table:table-cell>
          <table:table-cell office:value-type="float" office:value="13.177">
            <text:p>13.177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98.5">
            <text:p>798.5</text:p>
          </table:table-cell>
          <table:table-cell office:value-type="float" office:value="4">
            <text:p>4</text:p>
          </table:table-cell>
          <table:table-cell office:value-type="float" office:value="0.329104">
            <text:p>0.32910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8.5">
            <text:p>798.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77.3">
            <text:p>777.3</text:p>
          </table:table-cell>
          <table:table-cell table:number-columns-repeated="2" office:value-type="float" office:value="0.027274">
            <text:p>0.02727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126|2,127|3,128|4,129|5,130|6,131|7,132|8,133|9,134|10,135|11,136|12,137|13,138|14,139|15,86,106,119,118,96,97,66,67,69,68,65,61,60,62,63,64,79,121,140|16,141|17,142|18,115,90,107,124,77,82,108,89,74,44,43,73,46,48,50,102,83,100,122,84,112,99,111,34,38,35,39,42,85,80,143|19,117,120,109,87,92,75,59,56,54,52,51,53,55,57,58,101,114,88,110,76,45,47,49,91,81,116,105,144|20,145|21,146|22,147|23,148|24,149|25,94,123,113,78,37,36,40,41,72,103,98,104,32,31,33,71,29,70,30,28,26,27,125,95,93,150&gt;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0.1881">
            <text:p>0.1881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099.1">
            <text:p>1099.1</text:p>
          </table:table-cell>
          <table:table-cell office:value-type="float" office:value="12.376">
            <text:p>12.376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87.2">
            <text:p>787.2</text:p>
          </table:table-cell>
          <table:table-cell office:value-type="float" office:value="4">
            <text:p>4</text:p>
          </table:table-cell>
          <table:table-cell office:value-type="float" office:value="0.283778">
            <text:p>0.2837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87.2">
            <text:p>787.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77.3">
            <text:p>777.3</text:p>
          </table:table-cell>
          <table:table-cell table:number-columns-repeated="2" office:value-type="float" office:value="0.012736">
            <text:p>0.01273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117,120,87,92,96,97,66,64,63,62,60,61,65,68,69,67,86,106,79,121,118,119,116,105,126|2,127|3,128|4,129|5,130|6,131|7,90,108,89,76,110,88,101,114,58,57,55,53,51,52,54,56,59,75,109,81,91,132|8,115,107,124,77,111,112,84,100,83,102,50,48,46,73,43,44,74,45,47,49,82,99,122,38,35,85,80,133|9,134|10,135|11,136|12,94,123,113,78,34,36,40,41,42,72,39,37,103,98,104,32,31,27,33,71,29,70,30,28,26,125,95,93,137|13,138|14,139|15,140|16,141|17,142|18,143|19,144|20,145|21,146|22,147|23,148|24,149|25,150&gt;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office:value-type="float" office:value="0.1746">
            <text:p>0.174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173.5">
            <text:p>1173.5</text:p>
          </table:table-cell>
          <table:table-cell office:value-type="float" office:value="12.292">
            <text:p>12.29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92.8">
            <text:p>792.8</text:p>
          </table:table-cell>
          <table:table-cell office:value-type="float" office:value="4">
            <text:p>4</text:p>
          </table:table-cell>
          <table:table-cell office:value-type="float" office:value="0.324414">
            <text:p>0.3244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2.8">
            <text:p>792.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77.3">
            <text:p>777.3</text:p>
          </table:table-cell>
          <table:table-cell table:number-columns-repeated="2" office:value-type="float" office:value="0.019941">
            <text:p>0.01994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86,106,119,118,96,97,67,69,68,65,61,60,62,63,64,66,79,121,126|2,127|3,128|4,129|5,130|6,131|7,132|8,133|9,134|10,135|11,136|12,94,123,113,78,37,36,40,41,42,72,39,103,98,104,32,31,27,33,71,29,70,30,28,26,125,95,93,137|13,138|14,139|15,140|16,141|17,142|18,115,90,107,124,77,82,108,89,74,44,43,73,46,48,50,102,83,100,122,84,112,99,111,34,38,35,85,80,143|19,144|20,145|21,146|22,147|23,148|24,149|25,117,120,109,87,92,75,59,56,54,52,51,53,55,57,58,101,114,88,110,76,45,47,49,91,81,116,105,150&gt;</text:p>
          </table:table-cell>
        </table:table-row>
        <table:table-row table:style-name="ro1">
          <table:table-cell office:value-type="string">
            <text:p>RC208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office:value-type="float" office:value="0.1792">
            <text:p>0.179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1234.7">
            <text:p>1234.7</text:p>
          </table:table-cell>
          <table:table-cell office:value-type="float" office:value="13.173">
            <text:p>13.17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782.8">
            <text:p>782.8</text:p>
          </table:table-cell>
          <table:table-cell office:value-type="float" office:value="4">
            <text:p>4</text:p>
          </table:table-cell>
          <table:table-cell office:value-type="float" office:value="0.366">
            <text:p>0.36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82.8">
            <text:p>782.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-0">
            <text:p>0</text:p>
          </table:table-cell>
          <table:table-cell office:value-type="string">
            <text:p>UNKNOWN_STATUS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77.3">
            <text:p>777.3</text:p>
          </table:table-cell>
          <table:table-cell table:number-columns-repeated="2" office:value-type="float" office:value="0.007076">
            <text:p>0.00707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115,107,124,77,111,112,84,100,83,102,50,48,46,73,43,44,74,45,47,49,82,99,122,38,35,85,80,126|2,127|3,128|4,90,108,89,76,110,88,101,114,58,55,57,53,51,52,54,56,59,75,87,109,81,91,129|5,130|6,131|7,132|8,133|9,134|10,135|11,136|12,137|13,138|14,139|15,140|16,141|17,142|18,117,120,92,96,97,66,64,63,62,60,61,65,68,69,67,86,106,79,121,118,119,116,105,143|19,144|20,145|21,146|22,147|23,148|24,94,123,113,78,34,36,40,41,42,72,39,37,103,98,104,32,31,27,33,71,29,70,30,28,26,125,95,93,149|25,150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958" meta:object-count="0"/>
    <meta:generator>LibreOffice/3.5$Linux_X86_64 LibreOffice_project/350m1$Build-2</meta:generator>
  </office:meta>
</office:document-meta>
</file>